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able-cell-properties fo:background-color="#ffff00"/>
    </style:style>
    <style:style style:name="ce2" style:family="table-cell" style:parent-style-name="Default" style:data-style-name="N120">
      <style:table-cell-properties fo:background-color="#eb613d"/>
    </style:style>
    <style:style style:name="ce3" style:family="table-cell" style:parent-style-name="Default" style:data-style-name="N120">
      <style:table-cell-properties fo:background-color="#ff00ff"/>
    </style:style>
    <style:style style:name="ce4" style:family="table-cell" style:parent-style-name="Default" style:data-style-name="N120">
      <style:table-cell-properties fo:background-color="#ff0000"/>
    </style:style>
    <style:style style:name="ce5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4" table:default-cell-style-name="ce1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default-cell-style-name="ce5"/>
        <table:table-column table:style-name="co4" table:number-columns-repeated="3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2" table:default-cell-style-name="ce5"/>
        <table:table-column table:style-name="co4" table:number-columns-repeated="7" table:default-cell-style-name="ce5"/>
        <table:table-column table:style-name="co5" table:number-columns-repeated="994" table:default-cell-style-name="ce5"/>
        <table:table-row table:style-name="ro1">
          <table:table-cell table:number-columns-repeated="2" office:value-type="float" office:value="0">
            <text:p>0.000000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table:number-columns-repeated="3" office:value-type="float" office:value="0">
            <text:p>0.000000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0">
            <text:p>0.00000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0017">
            <text:p>0.000017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-0.000017">
            <text:p>-0.0000170</text:p>
          </table:table-cell>
          <table:table-cell office:value-type="float" office:value="0">
            <text:p>0.0000000</text:p>
          </table:table-cell>
          <table:table-cell office:value-type="float" office:value="0.000017">
            <text:p>0.000017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-0.000017">
            <text:p>-0.00001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0066">
            <text:p>0.000066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-0.000066">
            <text:p>-0.0000660</text:p>
          </table:table-cell>
          <table:table-cell office:value-type="float" office:value="0">
            <text:p>0.0000000</text:p>
          </table:table-cell>
          <table:table-cell office:value-type="float" office:value="0.000066">
            <text:p>0.000066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-0.000066">
            <text:p>-0.00006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0149">
            <text:p>0.000149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-0.000149">
            <text:p>-0.0001490</text:p>
          </table:table-cell>
          <table:table-cell office:value-type="float" office:value="0">
            <text:p>0.0000000</text:p>
          </table:table-cell>
          <table:table-cell office:value-type="float" office:value="0.000149">
            <text:p>0.000149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-0.000149">
            <text:p>-0.00014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0265">
            <text:p>0.000265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-0.000265">
            <text:p>-0.0002650</text:p>
          </table:table-cell>
          <table:table-cell office:value-type="float" office:value="0">
            <text:p>0.0000000</text:p>
          </table:table-cell>
          <table:table-cell office:value-type="float" office:value="0.000265">
            <text:p>0.000265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-0.000265">
            <text:p>-0.00026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0413">
            <text:p>0.000413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-0.000413">
            <text:p>-0.0004130</text:p>
          </table:table-cell>
          <table:table-cell office:value-type="float" office:value="0">
            <text:p>0.0000000</text:p>
          </table:table-cell>
          <table:table-cell office:value-type="float" office:value="0.000413">
            <text:p>0.000413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-0.000413">
            <text:p>-0.00041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0595">
            <text:p>0.0005950</text:p>
          </table:table-cell>
          <table:table-cell office:value-type="float" office:value="-0.380251">
            <text:p>-0.3802510</text:p>
          </table:table-cell>
          <table:table-cell office:value-type="float" office:value="0.760501">
            <text:p>0.7605010</text:p>
          </table:table-cell>
          <table:table-cell office:value-type="float" office:value="-0.38025">
            <text:p>-0.3802500</text:p>
          </table:table-cell>
          <table:table-cell office:value-type="float" office:value="-0.000595">
            <text:p>-0.0005950</text:p>
          </table:table-cell>
          <table:table-cell office:value-type="float" office:value="0">
            <text:p>0.0000000</text:p>
          </table:table-cell>
          <table:table-cell office:value-type="float" office:value="0.000595">
            <text:p>0.0005950</text:p>
          </table:table-cell>
          <table:table-cell office:value-type="float" office:value="-0.380251">
            <text:p>-0.3802510</text:p>
          </table:table-cell>
          <table:table-cell office:value-type="float" office:value="0.760501">
            <text:p>0.7605010</text:p>
          </table:table-cell>
          <table:table-cell office:value-type="float" office:value="-0.38025">
            <text:p>-0.3802500</text:p>
          </table:table-cell>
          <table:table-cell office:value-type="float" office:value="-0.000595">
            <text:p>-0.00059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081">
            <text:p>0.0008100</text:p>
          </table:table-cell>
          <table:table-cell office:value-type="float" office:value="-0.38025">
            <text:p>-0.3802500</text:p>
          </table:table-cell>
          <table:table-cell office:value-type="float" office:value="0.7605">
            <text:p>0.7605000</text:p>
          </table:table-cell>
          <table:table-cell office:value-type="float" office:value="-0.38025">
            <text:p>-0.3802500</text:p>
          </table:table-cell>
          <table:table-cell office:value-type="float" office:value="-0.00081">
            <text:p>-0.0008100</text:p>
          </table:table-cell>
          <table:table-cell office:value-type="float" office:value="0">
            <text:p>0.0000000</text:p>
          </table:table-cell>
          <table:table-cell office:value-type="float" office:value="0.00081">
            <text:p>0.0008100</text:p>
          </table:table-cell>
          <table:table-cell office:value-type="float" office:value="-0.38025">
            <text:p>-0.3802500</text:p>
          </table:table-cell>
          <table:table-cell office:value-type="float" office:value="0.7605">
            <text:p>0.7605000</text:p>
          </table:table-cell>
          <table:table-cell office:value-type="float" office:value="-0.38025">
            <text:p>-0.3802500</text:p>
          </table:table-cell>
          <table:table-cell office:value-type="float" office:value="-0.00081">
            <text:p>-0.00081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1057">
            <text:p>0.0010570</text:p>
          </table:table-cell>
          <table:table-cell office:value-type="float" office:value="-0.38025">
            <text:p>-0.3802500</text:p>
          </table:table-cell>
          <table:table-cell office:value-type="float" office:value="0.760499">
            <text:p>0.7604990</text:p>
          </table:table-cell>
          <table:table-cell office:value-type="float" office:value="-0.38025">
            <text:p>-0.3802500</text:p>
          </table:table-cell>
          <table:table-cell office:value-type="float" office:value="-0.001057">
            <text:p>-0.0010570</text:p>
          </table:table-cell>
          <table:table-cell office:value-type="float" office:value="0">
            <text:p>0.0000000</text:p>
          </table:table-cell>
          <table:table-cell office:value-type="float" office:value="0.001057">
            <text:p>0.0010570</text:p>
          </table:table-cell>
          <table:table-cell office:value-type="float" office:value="-0.38025">
            <text:p>-0.3802500</text:p>
          </table:table-cell>
          <table:table-cell office:value-type="float" office:value="0.760499">
            <text:p>0.7604990</text:p>
          </table:table-cell>
          <table:table-cell office:value-type="float" office:value="-0.38025">
            <text:p>-0.3802500</text:p>
          </table:table-cell>
          <table:table-cell office:value-type="float" office:value="-0.001057">
            <text:p>-0.00105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1337">
            <text:p>0.0013370</text:p>
          </table:table-cell>
          <table:table-cell office:value-type="float" office:value="-0.380249">
            <text:p>-0.3802490</text:p>
          </table:table-cell>
          <table:table-cell office:value-type="float" office:value="0.760498">
            <text:p>0.7604980</text:p>
          </table:table-cell>
          <table:table-cell office:value-type="float" office:value="-0.380249">
            <text:p>-0.3802490</text:p>
          </table:table-cell>
          <table:table-cell office:value-type="float" office:value="-0.001337">
            <text:p>-0.0013370</text:p>
          </table:table-cell>
          <table:table-cell office:value-type="float" office:value="0">
            <text:p>0.0000000</text:p>
          </table:table-cell>
          <table:table-cell office:value-type="float" office:value="0.001337">
            <text:p>0.0013370</text:p>
          </table:table-cell>
          <table:table-cell office:value-type="float" office:value="-0.380249">
            <text:p>-0.3802490</text:p>
          </table:table-cell>
          <table:table-cell office:value-type="float" office:value="0.760498">
            <text:p>0.7604980</text:p>
          </table:table-cell>
          <table:table-cell office:value-type="float" office:value="-0.380249">
            <text:p>-0.3802490</text:p>
          </table:table-cell>
          <table:table-cell office:value-type="float" office:value="-0.001337">
            <text:p>-0.00133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1649">
            <text:p>0.0016490</text:p>
          </table:table-cell>
          <table:table-cell office:value-type="float" office:value="-0.380248">
            <text:p>-0.3802480</text:p>
          </table:table-cell>
          <table:table-cell office:value-type="float" office:value="0.760495">
            <text:p>0.7604950</text:p>
          </table:table-cell>
          <table:table-cell office:value-type="float" office:value="-0.380248">
            <text:p>-0.3802480</text:p>
          </table:table-cell>
          <table:table-cell office:value-type="float" office:value="-0.001649">
            <text:p>-0.0016490</text:p>
          </table:table-cell>
          <table:table-cell office:value-type="float" office:value="0">
            <text:p>0.0000000</text:p>
          </table:table-cell>
          <table:table-cell office:value-type="float" office:value="0.001649">
            <text:p>0.0016490</text:p>
          </table:table-cell>
          <table:table-cell office:value-type="float" office:value="-0.380248">
            <text:p>-0.3802480</text:p>
          </table:table-cell>
          <table:table-cell office:value-type="float" office:value="0.760495">
            <text:p>0.7604950</text:p>
          </table:table-cell>
          <table:table-cell office:value-type="float" office:value="-0.380248">
            <text:p>-0.3802480</text:p>
          </table:table-cell>
          <table:table-cell office:value-type="float" office:value="-0.001649">
            <text:p>-0.00164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1994">
            <text:p>0.0019940</text:p>
          </table:table-cell>
          <table:table-cell office:value-type="float" office:value="-0.380246">
            <text:p>-0.3802460</text:p>
          </table:table-cell>
          <table:table-cell office:value-type="float" office:value="0.760492">
            <text:p>0.7604920</text:p>
          </table:table-cell>
          <table:table-cell office:value-type="float" office:value="-0.380246">
            <text:p>-0.3802460</text:p>
          </table:table-cell>
          <table:table-cell office:value-type="float" office:value="-0.001994">
            <text:p>-0.0019940</text:p>
          </table:table-cell>
          <table:table-cell office:value-type="float" office:value="0">
            <text:p>0.0000000</text:p>
          </table:table-cell>
          <table:table-cell office:value-type="float" office:value="0.001994">
            <text:p>0.0019940</text:p>
          </table:table-cell>
          <table:table-cell office:value-type="float" office:value="-0.380246">
            <text:p>-0.3802460</text:p>
          </table:table-cell>
          <table:table-cell office:value-type="float" office:value="0.760492">
            <text:p>0.7604920</text:p>
          </table:table-cell>
          <table:table-cell office:value-type="float" office:value="-0.380246">
            <text:p>-0.3802460</text:p>
          </table:table-cell>
          <table:table-cell office:value-type="float" office:value="-0.001994">
            <text:p>-0.00199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2371">
            <text:p>0.0023710</text:p>
          </table:table-cell>
          <table:table-cell office:value-type="float" office:value="-0.380244">
            <text:p>-0.3802440</text:p>
          </table:table-cell>
          <table:table-cell office:value-type="float" office:value="0.760488">
            <text:p>0.7604880</text:p>
          </table:table-cell>
          <table:table-cell office:value-type="float" office:value="-0.380244">
            <text:p>-0.3802440</text:p>
          </table:table-cell>
          <table:table-cell office:value-type="float" office:value="-0.002371">
            <text:p>-0.0023710</text:p>
          </table:table-cell>
          <table:table-cell office:value-type="float" office:value="0">
            <text:p>0.0000000</text:p>
          </table:table-cell>
          <table:table-cell office:value-type="float" office:value="0.002371">
            <text:p>0.0023710</text:p>
          </table:table-cell>
          <table:table-cell office:value-type="float" office:value="-0.380244">
            <text:p>-0.3802440</text:p>
          </table:table-cell>
          <table:table-cell office:value-type="float" office:value="0.760488">
            <text:p>0.7604880</text:p>
          </table:table-cell>
          <table:table-cell office:value-type="float" office:value="-0.380244">
            <text:p>-0.3802440</text:p>
          </table:table-cell>
          <table:table-cell office:value-type="float" office:value="-0.002371">
            <text:p>-0.0023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2781">
            <text:p>0.0027810</text:p>
          </table:table-cell>
          <table:table-cell office:value-type="float" office:value="-0.380241">
            <text:p>-0.3802410</text:p>
          </table:table-cell>
          <table:table-cell office:value-type="float" office:value="0.760483">
            <text:p>0.7604830</text:p>
          </table:table-cell>
          <table:table-cell office:value-type="float" office:value="-0.380241">
            <text:p>-0.3802410</text:p>
          </table:table-cell>
          <table:table-cell office:value-type="float" office:value="-0.002781">
            <text:p>-0.0027810</text:p>
          </table:table-cell>
          <table:table-cell office:value-type="float" office:value="0">
            <text:p>0.0000000</text:p>
          </table:table-cell>
          <table:table-cell office:value-type="float" office:value="0.002781">
            <text:p>0.0027810</text:p>
          </table:table-cell>
          <table:table-cell office:value-type="float" office:value="-0.380241">
            <text:p>-0.3802410</text:p>
          </table:table-cell>
          <table:table-cell office:value-type="float" office:value="0.760483">
            <text:p>0.7604830</text:p>
          </table:table-cell>
          <table:table-cell office:value-type="float" office:value="-0.380241">
            <text:p>-0.3802410</text:p>
          </table:table-cell>
          <table:table-cell office:value-type="float" office:value="-0.002781">
            <text:p>-0.0027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3222">
            <text:p>0.0032220</text:p>
          </table:table-cell>
          <table:table-cell office:value-type="float" office:value="-0.380238">
            <text:p>-0.3802380</text:p>
          </table:table-cell>
          <table:table-cell office:value-type="float" office:value="0.760476">
            <text:p>0.7604760</text:p>
          </table:table-cell>
          <table:table-cell office:value-type="float" office:value="-0.380238">
            <text:p>-0.3802380</text:p>
          </table:table-cell>
          <table:table-cell office:value-type="float" office:value="-0.003222">
            <text:p>-0.0032220</text:p>
          </table:table-cell>
          <table:table-cell office:value-type="float" office:value="0">
            <text:p>0.0000000</text:p>
          </table:table-cell>
          <table:table-cell office:value-type="float" office:value="0.003222">
            <text:p>0.0032220</text:p>
          </table:table-cell>
          <table:table-cell office:value-type="float" office:value="-0.380238">
            <text:p>-0.3802380</text:p>
          </table:table-cell>
          <table:table-cell office:value-type="float" office:value="0.760476">
            <text:p>0.7604760</text:p>
          </table:table-cell>
          <table:table-cell office:value-type="float" office:value="-0.380238">
            <text:p>-0.3802380</text:p>
          </table:table-cell>
          <table:table-cell office:value-type="float" office:value="-0.003222">
            <text:p>-0.00322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3695">
            <text:p>0.0036950</text:p>
          </table:table-cell>
          <table:table-cell office:value-type="float" office:value="-0.380234">
            <text:p>-0.3802340</text:p>
          </table:table-cell>
          <table:table-cell office:value-type="float" office:value="0.760468">
            <text:p>0.7604680</text:p>
          </table:table-cell>
          <table:table-cell office:value-type="float" office:value="-0.380234">
            <text:p>-0.3802340</text:p>
          </table:table-cell>
          <table:table-cell office:value-type="float" office:value="-0.003695">
            <text:p>-0.0036950</text:p>
          </table:table-cell>
          <table:table-cell office:value-type="float" office:value="0">
            <text:p>0.0000000</text:p>
          </table:table-cell>
          <table:table-cell office:value-type="float" office:value="0.003695">
            <text:p>0.0036950</text:p>
          </table:table-cell>
          <table:table-cell office:value-type="float" office:value="-0.380234">
            <text:p>-0.3802340</text:p>
          </table:table-cell>
          <table:table-cell office:value-type="float" office:value="0.760468">
            <text:p>0.7604680</text:p>
          </table:table-cell>
          <table:table-cell office:value-type="float" office:value="-0.380234">
            <text:p>-0.3802340</text:p>
          </table:table-cell>
          <table:table-cell office:value-type="float" office:value="-0.003695">
            <text:p>-0.00369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4199">
            <text:p>0.0041990</text:p>
          </table:table-cell>
          <table:table-cell office:value-type="float" office:value="-0.380229">
            <text:p>-0.3802290</text:p>
          </table:table-cell>
          <table:table-cell office:value-type="float" office:value="0.760458">
            <text:p>0.7604580</text:p>
          </table:table-cell>
          <table:table-cell office:value-type="float" office:value="-0.380229">
            <text:p>-0.3802290</text:p>
          </table:table-cell>
          <table:table-cell office:value-type="float" office:value="-0.004199">
            <text:p>-0.0041990</text:p>
          </table:table-cell>
          <table:table-cell office:value-type="float" office:value="0">
            <text:p>0.0000000</text:p>
          </table:table-cell>
          <table:table-cell office:value-type="float" office:value="0.004199">
            <text:p>0.0041990</text:p>
          </table:table-cell>
          <table:table-cell office:value-type="float" office:value="-0.380229">
            <text:p>-0.3802290</text:p>
          </table:table-cell>
          <table:table-cell office:value-type="float" office:value="0.760458">
            <text:p>0.7604580</text:p>
          </table:table-cell>
          <table:table-cell office:value-type="float" office:value="-0.380229">
            <text:p>-0.3802290</text:p>
          </table:table-cell>
          <table:table-cell office:value-type="float" office:value="-0.004199">
            <text:p>-0.00419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4735">
            <text:p>0.0047350</text:p>
          </table:table-cell>
          <table:table-cell office:value-type="float" office:value="-0.380223">
            <text:p>-0.3802230</text:p>
          </table:table-cell>
          <table:table-cell office:value-type="float" office:value="0.760446">
            <text:p>0.7604460</text:p>
          </table:table-cell>
          <table:table-cell office:value-type="float" office:value="-0.380223">
            <text:p>-0.3802230</text:p>
          </table:table-cell>
          <table:table-cell office:value-type="float" office:value="-0.004735">
            <text:p>-0.0047350</text:p>
          </table:table-cell>
          <table:table-cell office:value-type="float" office:value="0">
            <text:p>0.0000000</text:p>
          </table:table-cell>
          <table:table-cell office:value-type="float" office:value="0.004735">
            <text:p>0.0047350</text:p>
          </table:table-cell>
          <table:table-cell office:value-type="float" office:value="-0.380223">
            <text:p>-0.3802230</text:p>
          </table:table-cell>
          <table:table-cell office:value-type="float" office:value="0.760446">
            <text:p>0.7604460</text:p>
          </table:table-cell>
          <table:table-cell office:value-type="float" office:value="-0.380223">
            <text:p>-0.3802230</text:p>
          </table:table-cell>
          <table:table-cell office:value-type="float" office:value="-0.004735">
            <text:p>-0.00473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5302">
            <text:p>0.0053020</text:p>
          </table:table-cell>
          <table:table-cell office:value-type="float" office:value="-0.380216">
            <text:p>-0.3802160</text:p>
          </table:table-cell>
          <table:table-cell office:value-type="float" office:value="0.760432">
            <text:p>0.7604320</text:p>
          </table:table-cell>
          <table:table-cell office:value-type="float" office:value="-0.380216">
            <text:p>-0.3802160</text:p>
          </table:table-cell>
          <table:table-cell office:value-type="float" office:value="-0.005302">
            <text:p>-0.0053020</text:p>
          </table:table-cell>
          <table:table-cell office:value-type="float" office:value="0">
            <text:p>0.0000000</text:p>
          </table:table-cell>
          <table:table-cell office:value-type="float" office:value="0.005302">
            <text:p>0.0053020</text:p>
          </table:table-cell>
          <table:table-cell office:value-type="float" office:value="-0.380216">
            <text:p>-0.3802160</text:p>
          </table:table-cell>
          <table:table-cell office:value-type="float" office:value="0.760432">
            <text:p>0.7604320</text:p>
          </table:table-cell>
          <table:table-cell office:value-type="float" office:value="-0.380216">
            <text:p>-0.3802160</text:p>
          </table:table-cell>
          <table:table-cell office:value-type="float" office:value="-0.005302">
            <text:p>-0.00530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5899">
            <text:p>0.0058990</text:p>
          </table:table-cell>
          <table:table-cell office:value-type="float" office:value="-0.380207">
            <text:p>-0.3802070</text:p>
          </table:table-cell>
          <table:table-cell office:value-type="float" office:value="0.760415">
            <text:p>0.7604150</text:p>
          </table:table-cell>
          <table:table-cell office:value-type="float" office:value="-0.380207">
            <text:p>-0.3802070</text:p>
          </table:table-cell>
          <table:table-cell office:value-type="float" office:value="-0.005899">
            <text:p>-0.0058990</text:p>
          </table:table-cell>
          <table:table-cell office:value-type="float" office:value="0">
            <text:p>0.0000000</text:p>
          </table:table-cell>
          <table:table-cell office:value-type="float" office:value="0.005899">
            <text:p>0.0058990</text:p>
          </table:table-cell>
          <table:table-cell office:value-type="float" office:value="-0.380207">
            <text:p>-0.3802070</text:p>
          </table:table-cell>
          <table:table-cell office:value-type="float" office:value="0.760415">
            <text:p>0.7604150</text:p>
          </table:table-cell>
          <table:table-cell office:value-type="float" office:value="-0.380207">
            <text:p>-0.3802070</text:p>
          </table:table-cell>
          <table:table-cell office:value-type="float" office:value="-0.005899">
            <text:p>-0.00589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6527">
            <text:p>0.0065270</text:p>
          </table:table-cell>
          <table:table-cell office:value-type="float" office:value="-0.380198">
            <text:p>-0.3801980</text:p>
          </table:table-cell>
          <table:table-cell office:value-type="float" office:value="0.760395">
            <text:p>0.7603950</text:p>
          </table:table-cell>
          <table:table-cell office:value-type="float" office:value="-0.380198">
            <text:p>-0.3801980</text:p>
          </table:table-cell>
          <table:table-cell office:value-type="float" office:value="-0.006527">
            <text:p>-0.0065270</text:p>
          </table:table-cell>
          <table:table-cell office:value-type="float" office:value="0">
            <text:p>0.0000000</text:p>
          </table:table-cell>
          <table:table-cell office:value-type="float" office:value="0.006527">
            <text:p>0.0065270</text:p>
          </table:table-cell>
          <table:table-cell office:value-type="float" office:value="-0.380198">
            <text:p>-0.3801980</text:p>
          </table:table-cell>
          <table:table-cell office:value-type="float" office:value="0.760395">
            <text:p>0.7603950</text:p>
          </table:table-cell>
          <table:table-cell office:value-type="float" office:value="-0.380198">
            <text:p>-0.3801980</text:p>
          </table:table-cell>
          <table:table-cell office:value-type="float" office:value="-0.006527">
            <text:p>-0.00652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7186">
            <text:p>0.0071860</text:p>
          </table:table-cell>
          <table:table-cell office:value-type="float" office:value="-0.380186">
            <text:p>-0.3801860</text:p>
          </table:table-cell>
          <table:table-cell office:value-type="float" office:value="0.760373">
            <text:p>0.7603730</text:p>
          </table:table-cell>
          <table:table-cell office:value-type="float" office:value="-0.380186">
            <text:p>-0.3801860</text:p>
          </table:table-cell>
          <table:table-cell office:value-type="float" office:value="-0.007186">
            <text:p>-0.0071860</text:p>
          </table:table-cell>
          <table:table-cell office:value-type="float" office:value="0">
            <text:p>0.0000000</text:p>
          </table:table-cell>
          <table:table-cell office:value-type="float" office:value="0.007186">
            <text:p>0.0071860</text:p>
          </table:table-cell>
          <table:table-cell office:value-type="float" office:value="-0.380186">
            <text:p>-0.3801860</text:p>
          </table:table-cell>
          <table:table-cell office:value-type="float" office:value="0.760373">
            <text:p>0.7603730</text:p>
          </table:table-cell>
          <table:table-cell office:value-type="float" office:value="-0.380186">
            <text:p>-0.3801860</text:p>
          </table:table-cell>
          <table:table-cell office:value-type="float" office:value="-0.007186">
            <text:p>-0.00718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7875">
            <text:p>0.0078750</text:p>
          </table:table-cell>
          <table:table-cell office:value-type="float" office:value="-0.380173">
            <text:p>-0.3801730</text:p>
          </table:table-cell>
          <table:table-cell office:value-type="float" office:value="0.760347">
            <text:p>0.7603470</text:p>
          </table:table-cell>
          <table:table-cell office:value-type="float" office:value="-0.380173">
            <text:p>-0.3801730</text:p>
          </table:table-cell>
          <table:table-cell office:value-type="float" office:value="-0.007875">
            <text:p>-0.0078750</text:p>
          </table:table-cell>
          <table:table-cell office:value-type="float" office:value="0">
            <text:p>0.0000000</text:p>
          </table:table-cell>
          <table:table-cell office:value-type="float" office:value="0.007875">
            <text:p>0.0078750</text:p>
          </table:table-cell>
          <table:table-cell office:value-type="float" office:value="-0.380173">
            <text:p>-0.3801730</text:p>
          </table:table-cell>
          <table:table-cell office:value-type="float" office:value="0.760347">
            <text:p>0.7603470</text:p>
          </table:table-cell>
          <table:table-cell office:value-type="float" office:value="-0.380173">
            <text:p>-0.3801730</text:p>
          </table:table-cell>
          <table:table-cell office:value-type="float" office:value="-0.007875">
            <text:p>-0.00787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8593">
            <text:p>0.0085930</text:p>
          </table:table-cell>
          <table:table-cell office:value-type="float" office:value="-0.380159">
            <text:p>-0.3801590</text:p>
          </table:table-cell>
          <table:table-cell office:value-type="float" office:value="0.760317">
            <text:p>0.7603170</text:p>
          </table:table-cell>
          <table:table-cell office:value-type="float" office:value="-0.380159">
            <text:p>-0.3801590</text:p>
          </table:table-cell>
          <table:table-cell office:value-type="float" office:value="-0.008593">
            <text:p>-0.0085930</text:p>
          </table:table-cell>
          <table:table-cell office:value-type="float" office:value="0">
            <text:p>0.0000000</text:p>
          </table:table-cell>
          <table:table-cell office:value-type="float" office:value="0.008593">
            <text:p>0.0085930</text:p>
          </table:table-cell>
          <table:table-cell office:value-type="float" office:value="-0.380159">
            <text:p>-0.3801590</text:p>
          </table:table-cell>
          <table:table-cell office:value-type="float" office:value="0.760317">
            <text:p>0.7603170</text:p>
          </table:table-cell>
          <table:table-cell office:value-type="float" office:value="-0.380159">
            <text:p>-0.3801590</text:p>
          </table:table-cell>
          <table:table-cell office:value-type="float" office:value="-0.008593">
            <text:p>-0.00859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09341">
            <text:p>0.0093410</text:p>
          </table:table-cell>
          <table:table-cell office:value-type="float" office:value="-0.380142">
            <text:p>-0.3801420</text:p>
          </table:table-cell>
          <table:table-cell office:value-type="float" office:value="0.760284">
            <text:p>0.7602840</text:p>
          </table:table-cell>
          <table:table-cell office:value-type="float" office:value="-0.380142">
            <text:p>-0.3801420</text:p>
          </table:table-cell>
          <table:table-cell office:value-type="float" office:value="-0.009341">
            <text:p>-0.0093410</text:p>
          </table:table-cell>
          <table:table-cell office:value-type="float" office:value="0">
            <text:p>0.0000000</text:p>
          </table:table-cell>
          <table:table-cell office:value-type="float" office:value="0.009341">
            <text:p>0.0093410</text:p>
          </table:table-cell>
          <table:table-cell office:value-type="float" office:value="-0.380142">
            <text:p>-0.3801420</text:p>
          </table:table-cell>
          <table:table-cell office:value-type="float" office:value="0.760284">
            <text:p>0.7602840</text:p>
          </table:table-cell>
          <table:table-cell office:value-type="float" office:value="-0.380142">
            <text:p>-0.3801420</text:p>
          </table:table-cell>
          <table:table-cell office:value-type="float" office:value="-0.009341">
            <text:p>-0.00934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10117">
            <text:p>0.0101170</text:p>
          </table:table-cell>
          <table:table-cell office:value-type="float" office:value="-0.380123">
            <text:p>-0.3801230</text:p>
          </table:table-cell>
          <table:table-cell office:value-type="float" office:value="0.760246">
            <text:p>0.7602460</text:p>
          </table:table-cell>
          <table:table-cell office:value-type="float" office:value="-0.380123">
            <text:p>-0.3801230</text:p>
          </table:table-cell>
          <table:table-cell office:value-type="float" office:value="-0.010117">
            <text:p>-0.0101170</text:p>
          </table:table-cell>
          <table:table-cell office:value-type="float" office:value="0">
            <text:p>0.0000000</text:p>
          </table:table-cell>
          <table:table-cell office:value-type="float" office:value="0.010117">
            <text:p>0.0101170</text:p>
          </table:table-cell>
          <table:table-cell office:value-type="float" office:value="-0.380123">
            <text:p>-0.3801230</text:p>
          </table:table-cell>
          <table:table-cell office:value-type="float" office:value="0.760246">
            <text:p>0.7602460</text:p>
          </table:table-cell>
          <table:table-cell office:value-type="float" office:value="-0.380123">
            <text:p>-0.3801230</text:p>
          </table:table-cell>
          <table:table-cell office:value-type="float" office:value="-0.010117">
            <text:p>-0.01011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10923">
            <text:p>0.0109230</text:p>
          </table:table-cell>
          <table:table-cell office:value-type="float" office:value="-0.380102">
            <text:p>-0.3801020</text:p>
          </table:table-cell>
          <table:table-cell office:value-type="float" office:value="0.760203">
            <text:p>0.7602030</text:p>
          </table:table-cell>
          <table:table-cell office:value-type="float" office:value="-0.380102">
            <text:p>-0.3801020</text:p>
          </table:table-cell>
          <table:table-cell office:value-type="float" office:value="-0.010923">
            <text:p>-0.0109230</text:p>
          </table:table-cell>
          <table:table-cell office:value-type="float" office:value="0">
            <text:p>0.0000000</text:p>
          </table:table-cell>
          <table:table-cell office:value-type="float" office:value="0.010923">
            <text:p>0.0109230</text:p>
          </table:table-cell>
          <table:table-cell office:value-type="float" office:value="-0.380102">
            <text:p>-0.3801020</text:p>
          </table:table-cell>
          <table:table-cell office:value-type="float" office:value="0.760203">
            <text:p>0.7602030</text:p>
          </table:table-cell>
          <table:table-cell office:value-type="float" office:value="-0.380102">
            <text:p>-0.3801020</text:p>
          </table:table-cell>
          <table:table-cell office:value-type="float" office:value="-0.010923">
            <text:p>-0.01092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11757">
            <text:p>0.0117570</text:p>
          </table:table-cell>
          <table:table-cell office:value-type="float" office:value="-0.380078">
            <text:p>-0.3800780</text:p>
          </table:table-cell>
          <table:table-cell office:value-type="float" office:value="0.760156">
            <text:p>0.7601560</text:p>
          </table:table-cell>
          <table:table-cell office:value-type="float" office:value="-0.380078">
            <text:p>-0.3800780</text:p>
          </table:table-cell>
          <table:table-cell office:value-type="float" office:value="-0.011757">
            <text:p>-0.0117570</text:p>
          </table:table-cell>
          <table:table-cell office:value-type="float" office:value="0">
            <text:p>0.0000000</text:p>
          </table:table-cell>
          <table:table-cell office:value-type="float" office:value="0.011757">
            <text:p>0.0117570</text:p>
          </table:table-cell>
          <table:table-cell office:value-type="float" office:value="-0.380078">
            <text:p>-0.3800780</text:p>
          </table:table-cell>
          <table:table-cell office:value-type="float" office:value="0.760156">
            <text:p>0.7601560</text:p>
          </table:table-cell>
          <table:table-cell office:value-type="float" office:value="-0.380078">
            <text:p>-0.3800780</text:p>
          </table:table-cell>
          <table:table-cell office:value-type="float" office:value="-0.011757">
            <text:p>-0.01175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12619">
            <text:p>0.0126190</text:p>
          </table:table-cell>
          <table:table-cell office:value-type="float" office:value="-0.380052">
            <text:p>-0.3800520</text:p>
          </table:table-cell>
          <table:table-cell office:value-type="float" office:value="0.760103">
            <text:p>0.7601030</text:p>
          </table:table-cell>
          <table:table-cell office:value-type="float" office:value="-0.380052">
            <text:p>-0.3800520</text:p>
          </table:table-cell>
          <table:table-cell office:value-type="float" office:value="-0.012619">
            <text:p>-0.0126190</text:p>
          </table:table-cell>
          <table:table-cell office:value-type="float" office:value="0">
            <text:p>0.0000000</text:p>
          </table:table-cell>
          <table:table-cell office:value-type="float" office:value="0.012619">
            <text:p>0.0126190</text:p>
          </table:table-cell>
          <table:table-cell office:value-type="float" office:value="-0.380052">
            <text:p>-0.3800520</text:p>
          </table:table-cell>
          <table:table-cell office:value-type="float" office:value="0.760103">
            <text:p>0.7601030</text:p>
          </table:table-cell>
          <table:table-cell office:value-type="float" office:value="-0.380052">
            <text:p>-0.3800520</text:p>
          </table:table-cell>
          <table:table-cell office:value-type="float" office:value="-0.012619">
            <text:p>-0.01261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13509">
            <text:p>0.0135090</text:p>
          </table:table-cell>
          <table:table-cell office:value-type="float" office:value="-0.380023">
            <text:p>-0.3800230</text:p>
          </table:table-cell>
          <table:table-cell office:value-type="float" office:value="0.760045">
            <text:p>0.7600450</text:p>
          </table:table-cell>
          <table:table-cell office:value-type="float" office:value="-0.380023">
            <text:p>-0.3800230</text:p>
          </table:table-cell>
          <table:table-cell office:value-type="float" office:value="-0.013509">
            <text:p>-0.0135090</text:p>
          </table:table-cell>
          <table:table-cell office:value-type="float" office:value="0">
            <text:p>0.0000000</text:p>
          </table:table-cell>
          <table:table-cell office:value-type="float" office:value="0.013509">
            <text:p>0.0135090</text:p>
          </table:table-cell>
          <table:table-cell office:value-type="float" office:value="-0.380023">
            <text:p>-0.3800230</text:p>
          </table:table-cell>
          <table:table-cell office:value-type="float" office:value="0.760045">
            <text:p>0.7600450</text:p>
          </table:table-cell>
          <table:table-cell office:value-type="float" office:value="-0.380023">
            <text:p>-0.3800230</text:p>
          </table:table-cell>
          <table:table-cell office:value-type="float" office:value="-0.013509">
            <text:p>-0.01350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14426">
            <text:p>0.0144260</text:p>
          </table:table-cell>
          <table:table-cell office:value-type="float" office:value="-0.379991">
            <text:p>-0.3799910</text:p>
          </table:table-cell>
          <table:table-cell office:value-type="float" office:value="0.759981">
            <text:p>0.7599810</text:p>
          </table:table-cell>
          <table:table-cell office:value-type="float" office:value="-0.379991">
            <text:p>-0.3799910</text:p>
          </table:table-cell>
          <table:table-cell office:value-type="float" office:value="-0.014426">
            <text:p>-0.0144260</text:p>
          </table:table-cell>
          <table:table-cell office:value-type="float" office:value="0">
            <text:p>0.0000000</text:p>
          </table:table-cell>
          <table:table-cell office:value-type="float" office:value="0.014426">
            <text:p>0.0144260</text:p>
          </table:table-cell>
          <table:table-cell office:value-type="float" office:value="-0.379991">
            <text:p>-0.3799910</text:p>
          </table:table-cell>
          <table:table-cell office:value-type="float" office:value="0.759981">
            <text:p>0.7599810</text:p>
          </table:table-cell>
          <table:table-cell office:value-type="float" office:value="-0.379991">
            <text:p>-0.3799910</text:p>
          </table:table-cell>
          <table:table-cell office:value-type="float" office:value="-0.014426">
            <text:p>-0.01442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1537">
            <text:p>0.0153700</text:p>
          </table:table-cell>
          <table:table-cell office:value-type="float" office:value="-0.379955">
            <text:p>-0.3799550</text:p>
          </table:table-cell>
          <table:table-cell office:value-type="float" office:value="0.759911">
            <text:p>0.7599110</text:p>
          </table:table-cell>
          <table:table-cell office:value-type="float" office:value="-0.379955">
            <text:p>-0.3799550</text:p>
          </table:table-cell>
          <table:table-cell office:value-type="float" office:value="-0.01537">
            <text:p>-0.0153700</text:p>
          </table:table-cell>
          <table:table-cell office:value-type="float" office:value="0">
            <text:p>0.0000000</text:p>
          </table:table-cell>
          <table:table-cell office:value-type="float" office:value="0.01537">
            <text:p>0.0153700</text:p>
          </table:table-cell>
          <table:table-cell office:value-type="float" office:value="-0.379955">
            <text:p>-0.3799550</text:p>
          </table:table-cell>
          <table:table-cell office:value-type="float" office:value="0.759911">
            <text:p>0.7599110</text:p>
          </table:table-cell>
          <table:table-cell office:value-type="float" office:value="-0.379955">
            <text:p>-0.3799550</text:p>
          </table:table-cell>
          <table:table-cell office:value-type="float" office:value="-0.01537">
            <text:p>-0.01537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1634">
            <text:p>0.0163400</text:p>
          </table:table-cell>
          <table:table-cell office:value-type="float" office:value="-0.379917">
            <text:p>-0.3799170</text:p>
          </table:table-cell>
          <table:table-cell office:value-type="float" office:value="0.759834">
            <text:p>0.7598340</text:p>
          </table:table-cell>
          <table:table-cell office:value-type="float" office:value="-0.379917">
            <text:p>-0.3799170</text:p>
          </table:table-cell>
          <table:table-cell office:value-type="float" office:value="-0.01634">
            <text:p>-0.0163400</text:p>
          </table:table-cell>
          <table:table-cell office:value-type="float" office:value="0">
            <text:p>0.0000000</text:p>
          </table:table-cell>
          <table:table-cell office:value-type="float" office:value="0.01634">
            <text:p>0.0163400</text:p>
          </table:table-cell>
          <table:table-cell office:value-type="float" office:value="-0.379917">
            <text:p>-0.3799170</text:p>
          </table:table-cell>
          <table:table-cell office:value-type="float" office:value="0.759834">
            <text:p>0.7598340</text:p>
          </table:table-cell>
          <table:table-cell office:value-type="float" office:value="-0.379917">
            <text:p>-0.3799170</text:p>
          </table:table-cell>
          <table:table-cell office:value-type="float" office:value="-0.01634">
            <text:p>-0.01634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17337">
            <text:p>0.0173370</text:p>
          </table:table-cell>
          <table:table-cell office:value-type="float" office:value="-0.379875">
            <text:p>-0.3798750</text:p>
          </table:table-cell>
          <table:table-cell office:value-type="float" office:value="0.75975">
            <text:p>0.7597500</text:p>
          </table:table-cell>
          <table:table-cell office:value-type="float" office:value="-0.379875">
            <text:p>-0.3798750</text:p>
          </table:table-cell>
          <table:table-cell office:value-type="float" office:value="-0.017337">
            <text:p>-0.0173370</text:p>
          </table:table-cell>
          <table:table-cell office:value-type="float" office:value="0">
            <text:p>0.0000000</text:p>
          </table:table-cell>
          <table:table-cell office:value-type="float" office:value="0.017337">
            <text:p>0.0173370</text:p>
          </table:table-cell>
          <table:table-cell office:value-type="float" office:value="-0.379875">
            <text:p>-0.3798750</text:p>
          </table:table-cell>
          <table:table-cell office:value-type="float" office:value="0.75975">
            <text:p>0.7597500</text:p>
          </table:table-cell>
          <table:table-cell office:value-type="float" office:value="-0.379875">
            <text:p>-0.3798750</text:p>
          </table:table-cell>
          <table:table-cell office:value-type="float" office:value="-0.017337">
            <text:p>-0.01733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18359">
            <text:p>0.0183590</text:p>
          </table:table-cell>
          <table:table-cell office:value-type="float" office:value="-0.379829">
            <text:p>-0.3798290</text:p>
          </table:table-cell>
          <table:table-cell office:value-type="float" office:value="0.759658">
            <text:p>0.7596580</text:p>
          </table:table-cell>
          <table:table-cell office:value-type="float" office:value="-0.379829">
            <text:p>-0.3798290</text:p>
          </table:table-cell>
          <table:table-cell office:value-type="float" office:value="-0.018359">
            <text:p>-0.0183590</text:p>
          </table:table-cell>
          <table:table-cell office:value-type="float" office:value="0">
            <text:p>0.0000000</text:p>
          </table:table-cell>
          <table:table-cell office:value-type="float" office:value="0.018359">
            <text:p>0.0183590</text:p>
          </table:table-cell>
          <table:table-cell office:value-type="float" office:value="-0.379829">
            <text:p>-0.3798290</text:p>
          </table:table-cell>
          <table:table-cell office:value-type="float" office:value="0.759658">
            <text:p>0.7596580</text:p>
          </table:table-cell>
          <table:table-cell office:value-type="float" office:value="-0.379829">
            <text:p>-0.3798290</text:p>
          </table:table-cell>
          <table:table-cell office:value-type="float" office:value="-0.018359">
            <text:p>-0.01835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19406">
            <text:p>0.0194060</text:p>
          </table:table-cell>
          <table:table-cell office:value-type="float" office:value="-0.37978">
            <text:p>-0.3797800</text:p>
          </table:table-cell>
          <table:table-cell office:value-type="float" office:value="0.759559">
            <text:p>0.7595590</text:p>
          </table:table-cell>
          <table:table-cell office:value-type="float" office:value="-0.379779">
            <text:p>-0.3797790</text:p>
          </table:table-cell>
          <table:table-cell office:value-type="float" office:value="-0.019406">
            <text:p>-0.0194060</text:p>
          </table:table-cell>
          <table:table-cell office:value-type="float" office:value="0">
            <text:p>0.0000000</text:p>
          </table:table-cell>
          <table:table-cell office:value-type="float" office:value="0.019406">
            <text:p>0.0194060</text:p>
          </table:table-cell>
          <table:table-cell office:value-type="float" office:value="-0.37978">
            <text:p>-0.3797800</text:p>
          </table:table-cell>
          <table:table-cell office:value-type="float" office:value="0.759559">
            <text:p>0.7595590</text:p>
          </table:table-cell>
          <table:table-cell office:value-type="float" office:value="-0.379779">
            <text:p>-0.3797790</text:p>
          </table:table-cell>
          <table:table-cell office:value-type="float" office:value="-0.019406">
            <text:p>-0.01940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20479">
            <text:p>0.0204790</text:p>
          </table:table-cell>
          <table:table-cell office:value-type="float" office:value="-0.379726">
            <text:p>-0.3797260</text:p>
          </table:table-cell>
          <table:table-cell office:value-type="float" office:value="0.759452">
            <text:p>0.7594520</text:p>
          </table:table-cell>
          <table:table-cell office:value-type="float" office:value="-0.379726">
            <text:p>-0.3797260</text:p>
          </table:table-cell>
          <table:table-cell office:value-type="float" office:value="-0.020479">
            <text:p>-0.0204790</text:p>
          </table:table-cell>
          <table:table-cell office:value-type="float" office:value="0">
            <text:p>0.0000000</text:p>
          </table:table-cell>
          <table:table-cell office:value-type="float" office:value="0.020479">
            <text:p>0.0204790</text:p>
          </table:table-cell>
          <table:table-cell office:value-type="float" office:value="-0.379726">
            <text:p>-0.3797260</text:p>
          </table:table-cell>
          <table:table-cell office:value-type="float" office:value="0.759452">
            <text:p>0.7594520</text:p>
          </table:table-cell>
          <table:table-cell office:value-type="float" office:value="-0.379726">
            <text:p>-0.3797260</text:p>
          </table:table-cell>
          <table:table-cell office:value-type="float" office:value="-0.020479">
            <text:p>-0.02047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21575">
            <text:p>0.0215750</text:p>
          </table:table-cell>
          <table:table-cell office:value-type="float" office:value="-0.379668">
            <text:p>-0.3796680</text:p>
          </table:table-cell>
          <table:table-cell office:value-type="float" office:value="0.759336">
            <text:p>0.7593360</text:p>
          </table:table-cell>
          <table:table-cell office:value-type="float" office:value="-0.379668">
            <text:p>-0.3796680</text:p>
          </table:table-cell>
          <table:table-cell office:value-type="float" office:value="-0.021575">
            <text:p>-0.0215750</text:p>
          </table:table-cell>
          <table:table-cell office:value-type="float" office:value="0">
            <text:p>0.0000000</text:p>
          </table:table-cell>
          <table:table-cell office:value-type="float" office:value="0.021575">
            <text:p>0.0215750</text:p>
          </table:table-cell>
          <table:table-cell office:value-type="float" office:value="-0.379668">
            <text:p>-0.3796680</text:p>
          </table:table-cell>
          <table:table-cell office:value-type="float" office:value="0.759336">
            <text:p>0.7593360</text:p>
          </table:table-cell>
          <table:table-cell office:value-type="float" office:value="-0.379668">
            <text:p>-0.3796680</text:p>
          </table:table-cell>
          <table:table-cell office:value-type="float" office:value="-0.021575">
            <text:p>-0.02157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0.022695">
            <text:p>0.0226950</text:p>
          </table:table-cell>
          <table:table-cell office:value-type="float" office:value="-0.379606">
            <text:p>-0.3796060</text:p>
          </table:table-cell>
          <table:table-cell office:value-type="float" office:value="0.759212">
            <text:p>0.7592120</text:p>
          </table:table-cell>
          <table:table-cell office:value-type="float" office:value="-0.379606">
            <text:p>-0.3796060</text:p>
          </table:table-cell>
          <table:table-cell office:value-type="float" office:value="-0.022695">
            <text:p>-0.0226950</text:p>
          </table:table-cell>
          <table:table-cell office:value-type="float" office:value="0">
            <text:p>0.0000000</text:p>
          </table:table-cell>
          <table:table-cell office:value-type="float" office:value="0.022695">
            <text:p>0.0226950</text:p>
          </table:table-cell>
          <table:table-cell office:value-type="float" office:value="-0.379606">
            <text:p>-0.3796060</text:p>
          </table:table-cell>
          <table:table-cell office:value-type="float" office:value="0.759212">
            <text:p>0.7592120</text:p>
          </table:table-cell>
          <table:table-cell office:value-type="float" office:value="-0.379606">
            <text:p>-0.3796060</text:p>
          </table:table-cell>
          <table:table-cell office:value-type="float" office:value="-0.022695">
            <text:p>-0.02269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table:style-name="ce4" office:value-type="float" office:value="0.023839">
            <text:p>0.0238390</text:p>
          </table:table-cell>
          <table:table-cell table:style-name="ce4" office:value-type="float" office:value="-0.379539">
            <text:p>-0.3795390</text:p>
          </table:table-cell>
          <table:table-cell table:style-name="ce4" office:value-type="float" office:value="0.759079">
            <text:p>0.7590790</text:p>
          </table:table-cell>
          <table:table-cell table:style-name="ce4" office:value-type="float" office:value="-0.379539">
            <text:p>-0.3795390</text:p>
          </table:table-cell>
          <table:table-cell table:style-name="ce4" office:value-type="float" office:value="-0.023839">
            <text:p>-0.0238390</text:p>
          </table:table-cell>
          <table:table-cell table:style-name="ce4" office:value-type="float" office:value="0">
            <text:p>0.0000000</text:p>
          </table:table-cell>
          <table:table-cell table:style-name="ce4" office:value-type="float" office:value="0.023839">
            <text:p>0.0238390</text:p>
          </table:table-cell>
          <table:table-cell table:style-name="ce4" office:value-type="float" office:value="-0.379539">
            <text:p>-0.3795390</text:p>
          </table:table-cell>
          <table:table-cell table:style-name="ce4" office:value-type="float" office:value="0.759079">
            <text:p>0.7590790</text:p>
          </table:table-cell>
          <table:table-cell table:style-name="ce4" office:value-type="float" office:value="-0.379539">
            <text:p>-0.3795390</text:p>
          </table:table-cell>
          <table:table-cell table:style-name="ce4" office:value-type="float" office:value="-0.023839">
            <text:p>-0.0238390</text:p>
          </table:table-cell>
          <table:table-cell table:style-name="ce4" office:value-type="float" office:value="0.174533">
            <text:p>0.1745330</text:p>
          </table:table-cell>
          <table:table-cell table:style-name="ce4" office:value-type="float" office:value="-0.174533">
            <text:p>-0.1745330</text:p>
          </table:table-cell>
          <table:table-cell table:style-name="ce4" office:value-type="float" office:value="0">
            <text:p>0.0000000</text:p>
          </table:table-cell>
          <table:table-cell table:style-name="ce4" office:value-type="float" office:value="-0.523599">
            <text:p>-0.5235990</text:p>
          </table:table-cell>
          <table:table-cell table:number-columns-repeated="3" table:style-name="ce4" office:value-type="float" office:value="0">
            <text:p>0.0000000</text:p>
          </table:table-cell>
          <table:table-cell table:number-columns-repeated="2" table:style-name="ce4" office:value-type="float" office:value="0.174533">
            <text:p>0.1745330</text:p>
          </table:table-cell>
          <table:table-cell table:style-name="ce4" office:value-type="float" office:value="0">
            <text:p>0.0000000</text:p>
          </table:table-cell>
          <table:table-cell table:style-name="ce4" office:value-type="float" office:value="-0.523599">
            <text:p>-0.5235990</text:p>
          </table:table-cell>
          <table:table-cell table:number-columns-repeated="7" table:style-name="ce4" office:value-type="float" office:value="0">
            <text:p>0.0000000</text:p>
          </table:table-cell>
          <table:table-cell table:style-name="ce4" table:number-columns-repeated="994"/>
        </table:table-row>
        <table:table-row table:style-name="ro1">
          <table:table-cell table:formula="of:=[.A42]-[.$A$167]/(167-40)" office:value-type="float" office:value="0.0023622047244088">
            <text:p>0.0023622</text:p>
          </table:table-cell>
          <table:table-cell office:value-type="float" office:value="0.025005">
            <text:p>0.0250050</text:p>
          </table:table-cell>
          <table:table-cell office:value-type="float" office:value="-0.379468">
            <text:p>-0.3794680</text:p>
          </table:table-cell>
          <table:table-cell office:value-type="float" office:value="0.758936">
            <text:p>0.7589360</text:p>
          </table:table-cell>
          <table:table-cell office:value-type="float" office:value="-0.379468">
            <text:p>-0.3794680</text:p>
          </table:table-cell>
          <table:table-cell office:value-type="float" office:value="-0.025005">
            <text:p>-0.0250050</text:p>
          </table:table-cell>
          <table:table-cell office:value-type="float" office:value="0">
            <text:p>0.0000000</text:p>
          </table:table-cell>
          <table:table-cell office:value-type="float" office:value="0.025005">
            <text:p>0.0250050</text:p>
          </table:table-cell>
          <table:table-cell office:value-type="float" office:value="-0.379468">
            <text:p>-0.3794680</text:p>
          </table:table-cell>
          <table:table-cell office:value-type="float" office:value="0.758936">
            <text:p>0.7589360</text:p>
          </table:table-cell>
          <table:table-cell office:value-type="float" office:value="-0.379468">
            <text:p>-0.3794680</text:p>
          </table:table-cell>
          <table:table-cell office:value-type="float" office:value="-0.025005">
            <text:p>-0.02500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43]-[.$A$167]/(167-40)" office:value-type="float" office:value="0.00472440944881825">
            <text:p>0.0047244</text:p>
          </table:table-cell>
          <table:table-cell office:value-type="float" office:value="0.026194">
            <text:p>0.0261940</text:p>
          </table:table-cell>
          <table:table-cell office:value-type="float" office:value="-0.379392">
            <text:p>-0.3793920</text:p>
          </table:table-cell>
          <table:table-cell office:value-type="float" office:value="0.758783">
            <text:p>0.7587830</text:p>
          </table:table-cell>
          <table:table-cell office:value-type="float" office:value="-0.379391">
            <text:p>-0.3793910</text:p>
          </table:table-cell>
          <table:table-cell office:value-type="float" office:value="-0.026194">
            <text:p>-0.0261940</text:p>
          </table:table-cell>
          <table:table-cell office:value-type="float" office:value="0">
            <text:p>0.0000000</text:p>
          </table:table-cell>
          <table:table-cell office:value-type="float" office:value="0.026194">
            <text:p>0.0261940</text:p>
          </table:table-cell>
          <table:table-cell office:value-type="float" office:value="-0.379392">
            <text:p>-0.3793920</text:p>
          </table:table-cell>
          <table:table-cell office:value-type="float" office:value="0.758783">
            <text:p>0.7587830</text:p>
          </table:table-cell>
          <table:table-cell office:value-type="float" office:value="-0.379391">
            <text:p>-0.3793910</text:p>
          </table:table-cell>
          <table:table-cell office:value-type="float" office:value="-0.026194">
            <text:p>-0.02619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44]-[.$A$167]/(167-40)" office:value-type="float" office:value="0.0070866141732277">
            <text:p>0.0070866</text:p>
          </table:table-cell>
          <table:table-cell office:value-type="float" office:value="0.027405">
            <text:p>0.0274050</text:p>
          </table:table-cell>
          <table:table-cell office:value-type="float" office:value="-0.37931">
            <text:p>-0.3793100</text:p>
          </table:table-cell>
          <table:table-cell office:value-type="float" office:value="0.75862">
            <text:p>0.7586200</text:p>
          </table:table-cell>
          <table:table-cell office:value-type="float" office:value="-0.37931">
            <text:p>-0.3793100</text:p>
          </table:table-cell>
          <table:table-cell office:value-type="float" office:value="-0.027405">
            <text:p>-0.0274050</text:p>
          </table:table-cell>
          <table:table-cell office:value-type="float" office:value="0">
            <text:p>0.0000000</text:p>
          </table:table-cell>
          <table:table-cell office:value-type="float" office:value="0.027405">
            <text:p>0.0274050</text:p>
          </table:table-cell>
          <table:table-cell office:value-type="float" office:value="-0.37931">
            <text:p>-0.3793100</text:p>
          </table:table-cell>
          <table:table-cell office:value-type="float" office:value="0.75862">
            <text:p>0.7586200</text:p>
          </table:table-cell>
          <table:table-cell office:value-type="float" office:value="-0.37931">
            <text:p>-0.3793100</text:p>
          </table:table-cell>
          <table:table-cell office:value-type="float" office:value="-0.027405">
            <text:p>-0.02740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45]-[.$A$167]/(167-40)" office:value-type="float" office:value="0.00944881889763715">
            <text:p>0.0094488</text:p>
          </table:table-cell>
          <table:table-cell office:value-type="float" office:value="0.028637">
            <text:p>0.0286370</text:p>
          </table:table-cell>
          <table:table-cell office:value-type="float" office:value="-0.379224">
            <text:p>-0.3792240</text:p>
          </table:table-cell>
          <table:table-cell office:value-type="float" office:value="0.758447">
            <text:p>0.7584470</text:p>
          </table:table-cell>
          <table:table-cell office:value-type="float" office:value="-0.379223">
            <text:p>-0.3792230</text:p>
          </table:table-cell>
          <table:table-cell office:value-type="float" office:value="-0.028637">
            <text:p>-0.0286370</text:p>
          </table:table-cell>
          <table:table-cell office:value-type="float" office:value="0">
            <text:p>0.0000000</text:p>
          </table:table-cell>
          <table:table-cell office:value-type="float" office:value="0.028637">
            <text:p>0.0286370</text:p>
          </table:table-cell>
          <table:table-cell office:value-type="float" office:value="-0.379224">
            <text:p>-0.3792240</text:p>
          </table:table-cell>
          <table:table-cell office:value-type="float" office:value="0.758447">
            <text:p>0.7584470</text:p>
          </table:table-cell>
          <table:table-cell office:value-type="float" office:value="-0.379223">
            <text:p>-0.3792230</text:p>
          </table:table-cell>
          <table:table-cell office:value-type="float" office:value="-0.028637">
            <text:p>-0.02863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46]-[.$A$167]/(167-40)" office:value-type="float" office:value="0.0118110236220466">
            <text:p>0.0118110</text:p>
          </table:table-cell>
          <table:table-cell office:value-type="float" office:value="0.02989">
            <text:p>0.0298900</text:p>
          </table:table-cell>
          <table:table-cell office:value-type="float" office:value="-0.379132">
            <text:p>-0.3791320</text:p>
          </table:table-cell>
          <table:table-cell office:value-type="float" office:value="0.758263">
            <text:p>0.7582630</text:p>
          </table:table-cell>
          <table:table-cell office:value-type="float" office:value="-0.379131">
            <text:p>-0.3791310</text:p>
          </table:table-cell>
          <table:table-cell office:value-type="float" office:value="-0.02989">
            <text:p>-0.0298900</text:p>
          </table:table-cell>
          <table:table-cell office:value-type="float" office:value="0">
            <text:p>0.0000000</text:p>
          </table:table-cell>
          <table:table-cell office:value-type="float" office:value="0.02989">
            <text:p>0.0298900</text:p>
          </table:table-cell>
          <table:table-cell office:value-type="float" office:value="-0.379132">
            <text:p>-0.3791320</text:p>
          </table:table-cell>
          <table:table-cell office:value-type="float" office:value="0.758263">
            <text:p>0.7582630</text:p>
          </table:table-cell>
          <table:table-cell office:value-type="float" office:value="-0.379131">
            <text:p>-0.3791310</text:p>
          </table:table-cell>
          <table:table-cell office:value-type="float" office:value="-0.02989">
            <text:p>-0.02989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47]-[.$A$167]/(167-40)" office:value-type="float" office:value="0.014173228346456">
            <text:p>0.0141732</text:p>
          </table:table-cell>
          <table:table-cell office:value-type="float" office:value="0.031163">
            <text:p>0.0311630</text:p>
          </table:table-cell>
          <table:table-cell office:value-type="float" office:value="-0.379034">
            <text:p>-0.3790340</text:p>
          </table:table-cell>
          <table:table-cell office:value-type="float" office:value="0.758068">
            <text:p>0.7580680</text:p>
          </table:table-cell>
          <table:table-cell office:value-type="float" office:value="-0.379034">
            <text:p>-0.3790340</text:p>
          </table:table-cell>
          <table:table-cell office:value-type="float" office:value="-0.031163">
            <text:p>-0.0311630</text:p>
          </table:table-cell>
          <table:table-cell office:value-type="float" office:value="0">
            <text:p>0.0000000</text:p>
          </table:table-cell>
          <table:table-cell office:value-type="float" office:value="0.031163">
            <text:p>0.0311630</text:p>
          </table:table-cell>
          <table:table-cell office:value-type="float" office:value="-0.379034">
            <text:p>-0.3790340</text:p>
          </table:table-cell>
          <table:table-cell office:value-type="float" office:value="0.758068">
            <text:p>0.7580680</text:p>
          </table:table-cell>
          <table:table-cell office:value-type="float" office:value="-0.379034">
            <text:p>-0.3790340</text:p>
          </table:table-cell>
          <table:table-cell office:value-type="float" office:value="-0.031163">
            <text:p>-0.03116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48]-[.$A$167]/(167-40)" office:value-type="float" office:value="0.0165354330708655">
            <text:p>0.0165354</text:p>
          </table:table-cell>
          <table:table-cell office:value-type="float" office:value="0.032455">
            <text:p>0.0324550</text:p>
          </table:table-cell>
          <table:table-cell office:value-type="float" office:value="-0.378931">
            <text:p>-0.3789310</text:p>
          </table:table-cell>
          <table:table-cell office:value-type="float" office:value="0.757861">
            <text:p>0.7578610</text:p>
          </table:table-cell>
          <table:table-cell office:value-type="float" office:value="-0.378931">
            <text:p>-0.3789310</text:p>
          </table:table-cell>
          <table:table-cell office:value-type="float" office:value="-0.032455">
            <text:p>-0.0324550</text:p>
          </table:table-cell>
          <table:table-cell office:value-type="float" office:value="0">
            <text:p>0.0000000</text:p>
          </table:table-cell>
          <table:table-cell office:value-type="float" office:value="0.032455">
            <text:p>0.0324550</text:p>
          </table:table-cell>
          <table:table-cell office:value-type="float" office:value="-0.378931">
            <text:p>-0.3789310</text:p>
          </table:table-cell>
          <table:table-cell office:value-type="float" office:value="0.757861">
            <text:p>0.7578610</text:p>
          </table:table-cell>
          <table:table-cell office:value-type="float" office:value="-0.378931">
            <text:p>-0.3789310</text:p>
          </table:table-cell>
          <table:table-cell office:value-type="float" office:value="-0.032455">
            <text:p>-0.03245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49]-[.$A$167]/(167-40)" office:value-type="float" office:value="0.0188976377952749">
            <text:p>0.0188976</text:p>
          </table:table-cell>
          <table:table-cell office:value-type="float" office:value="0.033767">
            <text:p>0.0337670</text:p>
          </table:table-cell>
          <table:table-cell office:value-type="float" office:value="-0.378822">
            <text:p>-0.3788220</text:p>
          </table:table-cell>
          <table:table-cell office:value-type="float" office:value="0.757643">
            <text:p>0.7576430</text:p>
          </table:table-cell>
          <table:table-cell office:value-type="float" office:value="-0.378821">
            <text:p>-0.3788210</text:p>
          </table:table-cell>
          <table:table-cell office:value-type="float" office:value="-0.033767">
            <text:p>-0.0337670</text:p>
          </table:table-cell>
          <table:table-cell office:value-type="float" office:value="0">
            <text:p>0.0000000</text:p>
          </table:table-cell>
          <table:table-cell office:value-type="float" office:value="0.033767">
            <text:p>0.0337670</text:p>
          </table:table-cell>
          <table:table-cell office:value-type="float" office:value="-0.378822">
            <text:p>-0.3788220</text:p>
          </table:table-cell>
          <table:table-cell office:value-type="float" office:value="0.757643">
            <text:p>0.7576430</text:p>
          </table:table-cell>
          <table:table-cell office:value-type="float" office:value="-0.378821">
            <text:p>-0.3788210</text:p>
          </table:table-cell>
          <table:table-cell office:value-type="float" office:value="-0.033767">
            <text:p>-0.03376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50]-[.$A$167]/(167-40)" office:value-type="float" office:value="0.0212598425196844">
            <text:p>0.0212598</text:p>
          </table:table-cell>
          <table:table-cell office:value-type="float" office:value="0.035097">
            <text:p>0.0350970</text:p>
          </table:table-cell>
          <table:table-cell office:value-type="float" office:value="-0.378706">
            <text:p>-0.3787060</text:p>
          </table:table-cell>
          <table:table-cell office:value-type="float" office:value="0.757413">
            <text:p>0.7574130</text:p>
          </table:table-cell>
          <table:table-cell office:value-type="float" office:value="-0.378706">
            <text:p>-0.3787060</text:p>
          </table:table-cell>
          <table:table-cell office:value-type="float" office:value="-0.035097">
            <text:p>-0.0350970</text:p>
          </table:table-cell>
          <table:table-cell office:value-type="float" office:value="0">
            <text:p>0.0000000</text:p>
          </table:table-cell>
          <table:table-cell office:value-type="float" office:value="0.035097">
            <text:p>0.0350970</text:p>
          </table:table-cell>
          <table:table-cell office:value-type="float" office:value="-0.378706">
            <text:p>-0.3787060</text:p>
          </table:table-cell>
          <table:table-cell office:value-type="float" office:value="0.757413">
            <text:p>0.7574130</text:p>
          </table:table-cell>
          <table:table-cell office:value-type="float" office:value="-0.378706">
            <text:p>-0.3787060</text:p>
          </table:table-cell>
          <table:table-cell office:value-type="float" office:value="-0.035097">
            <text:p>-0.03509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51]-[.$A$167]/(167-40)" office:value-type="float" office:value="0.0236220472440938">
            <text:p>0.0236220</text:p>
          </table:table-cell>
          <table:table-cell office:value-type="float" office:value="0.036445">
            <text:p>0.0364450</text:p>
          </table:table-cell>
          <table:table-cell office:value-type="float" office:value="-0.378585">
            <text:p>-0.3785850</text:p>
          </table:table-cell>
          <table:table-cell office:value-type="float" office:value="0.75717">
            <text:p>0.7571700</text:p>
          </table:table-cell>
          <table:table-cell office:value-type="float" office:value="-0.378585">
            <text:p>-0.3785850</text:p>
          </table:table-cell>
          <table:table-cell office:value-type="float" office:value="-0.036445">
            <text:p>-0.0364450</text:p>
          </table:table-cell>
          <table:table-cell office:value-type="float" office:value="0">
            <text:p>0.0000000</text:p>
          </table:table-cell>
          <table:table-cell office:value-type="float" office:value="0.036445">
            <text:p>0.0364450</text:p>
          </table:table-cell>
          <table:table-cell office:value-type="float" office:value="-0.378585">
            <text:p>-0.3785850</text:p>
          </table:table-cell>
          <table:table-cell office:value-type="float" office:value="0.75717">
            <text:p>0.7571700</text:p>
          </table:table-cell>
          <table:table-cell office:value-type="float" office:value="-0.378585">
            <text:p>-0.3785850</text:p>
          </table:table-cell>
          <table:table-cell office:value-type="float" office:value="-0.036445">
            <text:p>-0.03644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52]-[.$A$167]/(167-40)" office:value-type="float" office:value="0.0259842519685033">
            <text:p>0.0259843</text:p>
          </table:table-cell>
          <table:table-cell office:value-type="float" office:value="0.037811">
            <text:p>0.0378110</text:p>
          </table:table-cell>
          <table:table-cell office:value-type="float" office:value="-0.378458">
            <text:p>-0.3784580</text:p>
          </table:table-cell>
          <table:table-cell office:value-type="float" office:value="0.756915">
            <text:p>0.7569150</text:p>
          </table:table-cell>
          <table:table-cell office:value-type="float" office:value="-0.378457">
            <text:p>-0.3784570</text:p>
          </table:table-cell>
          <table:table-cell office:value-type="float" office:value="-0.037811">
            <text:p>-0.0378110</text:p>
          </table:table-cell>
          <table:table-cell office:value-type="float" office:value="0">
            <text:p>0.0000000</text:p>
          </table:table-cell>
          <table:table-cell office:value-type="float" office:value="0.037811">
            <text:p>0.0378110</text:p>
          </table:table-cell>
          <table:table-cell office:value-type="float" office:value="-0.378458">
            <text:p>-0.3784580</text:p>
          </table:table-cell>
          <table:table-cell office:value-type="float" office:value="0.756915">
            <text:p>0.7569150</text:p>
          </table:table-cell>
          <table:table-cell office:value-type="float" office:value="-0.378457">
            <text:p>-0.3784570</text:p>
          </table:table-cell>
          <table:table-cell office:value-type="float" office:value="-0.037811">
            <text:p>-0.03781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53]-[.$A$167]/(167-40)" office:value-type="float" office:value="0.0283464566929127">
            <text:p>0.0283465</text:p>
          </table:table-cell>
          <table:table-cell office:value-type="float" office:value="0.039193">
            <text:p>0.0391930</text:p>
          </table:table-cell>
          <table:table-cell office:value-type="float" office:value="-0.378324">
            <text:p>-0.3783240</text:p>
          </table:table-cell>
          <table:table-cell office:value-type="float" office:value="0.756647">
            <text:p>0.7566470</text:p>
          </table:table-cell>
          <table:table-cell office:value-type="float" office:value="-0.378324">
            <text:p>-0.3783240</text:p>
          </table:table-cell>
          <table:table-cell office:value-type="float" office:value="-0.039193">
            <text:p>-0.0391930</text:p>
          </table:table-cell>
          <table:table-cell office:value-type="float" office:value="0">
            <text:p>0.0000000</text:p>
          </table:table-cell>
          <table:table-cell office:value-type="float" office:value="0.039193">
            <text:p>0.0391930</text:p>
          </table:table-cell>
          <table:table-cell office:value-type="float" office:value="-0.378324">
            <text:p>-0.3783240</text:p>
          </table:table-cell>
          <table:table-cell office:value-type="float" office:value="0.756647">
            <text:p>0.7566470</text:p>
          </table:table-cell>
          <table:table-cell office:value-type="float" office:value="-0.378324">
            <text:p>-0.3783240</text:p>
          </table:table-cell>
          <table:table-cell office:value-type="float" office:value="-0.039193">
            <text:p>-0.03919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54]-[.$A$167]/(167-40)" office:value-type="float" office:value="0.0307086614173222">
            <text:p>0.0307087</text:p>
          </table:table-cell>
          <table:table-cell office:value-type="float" office:value="0.040592">
            <text:p>0.0405920</text:p>
          </table:table-cell>
          <table:table-cell office:value-type="float" office:value="-0.378183">
            <text:p>-0.3781830</text:p>
          </table:table-cell>
          <table:table-cell office:value-type="float" office:value="0.756366">
            <text:p>0.7563660</text:p>
          </table:table-cell>
          <table:table-cell office:value-type="float" office:value="-0.378183">
            <text:p>-0.3781830</text:p>
          </table:table-cell>
          <table:table-cell office:value-type="float" office:value="-0.040592">
            <text:p>-0.0405920</text:p>
          </table:table-cell>
          <table:table-cell office:value-type="float" office:value="0">
            <text:p>0.0000000</text:p>
          </table:table-cell>
          <table:table-cell office:value-type="float" office:value="0.040592">
            <text:p>0.0405920</text:p>
          </table:table-cell>
          <table:table-cell office:value-type="float" office:value="-0.378183">
            <text:p>-0.3781830</text:p>
          </table:table-cell>
          <table:table-cell office:value-type="float" office:value="0.756366">
            <text:p>0.7563660</text:p>
          </table:table-cell>
          <table:table-cell office:value-type="float" office:value="-0.378183">
            <text:p>-0.3781830</text:p>
          </table:table-cell>
          <table:table-cell office:value-type="float" office:value="-0.040592">
            <text:p>-0.04059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55]-[.$A$167]/(167-40)" office:value-type="float" office:value="0.0330708661417316">
            <text:p>0.0330709</text:p>
          </table:table-cell>
          <table:table-cell office:value-type="float" office:value="0.042006">
            <text:p>0.0420060</text:p>
          </table:table-cell>
          <table:table-cell office:value-type="float" office:value="-0.378036">
            <text:p>-0.3780360</text:p>
          </table:table-cell>
          <table:table-cell office:value-type="float" office:value="0.756072">
            <text:p>0.7560720</text:p>
          </table:table-cell>
          <table:table-cell office:value-type="float" office:value="-0.378036">
            <text:p>-0.3780360</text:p>
          </table:table-cell>
          <table:table-cell office:value-type="float" office:value="-0.042006">
            <text:p>-0.0420060</text:p>
          </table:table-cell>
          <table:table-cell office:value-type="float" office:value="0">
            <text:p>0.0000000</text:p>
          </table:table-cell>
          <table:table-cell office:value-type="float" office:value="0.042006">
            <text:p>0.0420060</text:p>
          </table:table-cell>
          <table:table-cell office:value-type="float" office:value="-0.378036">
            <text:p>-0.3780360</text:p>
          </table:table-cell>
          <table:table-cell office:value-type="float" office:value="0.756072">
            <text:p>0.7560720</text:p>
          </table:table-cell>
          <table:table-cell office:value-type="float" office:value="-0.378036">
            <text:p>-0.3780360</text:p>
          </table:table-cell>
          <table:table-cell office:value-type="float" office:value="-0.042006">
            <text:p>-0.04200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56]-[.$A$167]/(167-40)" office:value-type="float" office:value="0.0354330708661411">
            <text:p>0.0354331</text:p>
          </table:table-cell>
          <table:table-cell office:value-type="float" office:value="0.043435">
            <text:p>0.0434350</text:p>
          </table:table-cell>
          <table:table-cell office:value-type="float" office:value="-0.377882">
            <text:p>-0.3778820</text:p>
          </table:table-cell>
          <table:table-cell office:value-type="float" office:value="0.755764">
            <text:p>0.7557640</text:p>
          </table:table-cell>
          <table:table-cell office:value-type="float" office:value="-0.377882">
            <text:p>-0.3778820</text:p>
          </table:table-cell>
          <table:table-cell office:value-type="float" office:value="-0.043435">
            <text:p>-0.0434350</text:p>
          </table:table-cell>
          <table:table-cell office:value-type="float" office:value="0">
            <text:p>0.0000000</text:p>
          </table:table-cell>
          <table:table-cell office:value-type="float" office:value="0.043435">
            <text:p>0.0434350</text:p>
          </table:table-cell>
          <table:table-cell office:value-type="float" office:value="-0.377882">
            <text:p>-0.3778820</text:p>
          </table:table-cell>
          <table:table-cell office:value-type="float" office:value="0.755764">
            <text:p>0.7557640</text:p>
          </table:table-cell>
          <table:table-cell office:value-type="float" office:value="-0.377882">
            <text:p>-0.3778820</text:p>
          </table:table-cell>
          <table:table-cell office:value-type="float" office:value="-0.043435">
            <text:p>-0.04343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57]-[.$A$167]/(167-40)" office:value-type="float" office:value="0.0377952755905505">
            <text:p>0.0377953</text:p>
          </table:table-cell>
          <table:table-cell office:value-type="float" office:value="0.044878">
            <text:p>0.0448780</text:p>
          </table:table-cell>
          <table:table-cell office:value-type="float" office:value="-0.377721">
            <text:p>-0.3777210</text:p>
          </table:table-cell>
          <table:table-cell office:value-type="float" office:value="0.755443">
            <text:p>0.7554430</text:p>
          </table:table-cell>
          <table:table-cell office:value-type="float" office:value="-0.377721">
            <text:p>-0.3777210</text:p>
          </table:table-cell>
          <table:table-cell office:value-type="float" office:value="-0.044878">
            <text:p>-0.0448780</text:p>
          </table:table-cell>
          <table:table-cell office:value-type="float" office:value="0">
            <text:p>0.0000000</text:p>
          </table:table-cell>
          <table:table-cell office:value-type="float" office:value="0.044878">
            <text:p>0.0448780</text:p>
          </table:table-cell>
          <table:table-cell office:value-type="float" office:value="-0.377721">
            <text:p>-0.3777210</text:p>
          </table:table-cell>
          <table:table-cell office:value-type="float" office:value="0.755443">
            <text:p>0.7554430</text:p>
          </table:table-cell>
          <table:table-cell office:value-type="float" office:value="-0.377721">
            <text:p>-0.3777210</text:p>
          </table:table-cell>
          <table:table-cell office:value-type="float" office:value="-0.044878">
            <text:p>-0.04487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58]-[.$A$167]/(167-40)" office:value-type="float" office:value="0.04015748031496">
            <text:p>0.0401575</text:p>
          </table:table-cell>
          <table:table-cell office:value-type="float" office:value="0.046335">
            <text:p>0.0463350</text:p>
          </table:table-cell>
          <table:table-cell office:value-type="float" office:value="-0.377554">
            <text:p>-0.3775540</text:p>
          </table:table-cell>
          <table:table-cell office:value-type="float" office:value="0.755108">
            <text:p>0.7551080</text:p>
          </table:table-cell>
          <table:table-cell office:value-type="float" office:value="-0.377554">
            <text:p>-0.3775540</text:p>
          </table:table-cell>
          <table:table-cell office:value-type="float" office:value="-0.046335">
            <text:p>-0.0463350</text:p>
          </table:table-cell>
          <table:table-cell office:value-type="float" office:value="0">
            <text:p>0.0000000</text:p>
          </table:table-cell>
          <table:table-cell office:value-type="float" office:value="0.046335">
            <text:p>0.0463350</text:p>
          </table:table-cell>
          <table:table-cell office:value-type="float" office:value="-0.377554">
            <text:p>-0.3775540</text:p>
          </table:table-cell>
          <table:table-cell office:value-type="float" office:value="0.755108">
            <text:p>0.7551080</text:p>
          </table:table-cell>
          <table:table-cell office:value-type="float" office:value="-0.377554">
            <text:p>-0.3775540</text:p>
          </table:table-cell>
          <table:table-cell office:value-type="float" office:value="-0.046335">
            <text:p>-0.04633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59]-[.$A$167]/(167-40)" office:value-type="float" office:value="0.0425196850393694">
            <text:p>0.0425197</text:p>
          </table:table-cell>
          <table:table-cell office:value-type="float" office:value="0.047806">
            <text:p>0.0478060</text:p>
          </table:table-cell>
          <table:table-cell office:value-type="float" office:value="-0.377379">
            <text:p>-0.3773790</text:p>
          </table:table-cell>
          <table:table-cell office:value-type="float" office:value="0.754758">
            <text:p>0.7547580</text:p>
          </table:table-cell>
          <table:table-cell office:value-type="float" office:value="-0.377379">
            <text:p>-0.3773790</text:p>
          </table:table-cell>
          <table:table-cell office:value-type="float" office:value="-0.047806">
            <text:p>-0.0478060</text:p>
          </table:table-cell>
          <table:table-cell office:value-type="float" office:value="0">
            <text:p>0.0000000</text:p>
          </table:table-cell>
          <table:table-cell office:value-type="float" office:value="0.047806">
            <text:p>0.0478060</text:p>
          </table:table-cell>
          <table:table-cell office:value-type="float" office:value="-0.377379">
            <text:p>-0.3773790</text:p>
          </table:table-cell>
          <table:table-cell office:value-type="float" office:value="0.754758">
            <text:p>0.7547580</text:p>
          </table:table-cell>
          <table:table-cell office:value-type="float" office:value="-0.377379">
            <text:p>-0.3773790</text:p>
          </table:table-cell>
          <table:table-cell office:value-type="float" office:value="-0.047806">
            <text:p>-0.04780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60]-[.$A$167]/(167-40)" office:value-type="float" office:value="0.0448818897637789">
            <text:p>0.0448819</text:p>
          </table:table-cell>
          <table:table-cell office:value-type="float" office:value="0.049288">
            <text:p>0.0492880</text:p>
          </table:table-cell>
          <table:table-cell office:value-type="float" office:value="-0.377197">
            <text:p>-0.3771970</text:p>
          </table:table-cell>
          <table:table-cell office:value-type="float" office:value="0.754395">
            <text:p>0.7543950</text:p>
          </table:table-cell>
          <table:table-cell office:value-type="float" office:value="-0.377197">
            <text:p>-0.3771970</text:p>
          </table:table-cell>
          <table:table-cell office:value-type="float" office:value="-0.049288">
            <text:p>-0.0492880</text:p>
          </table:table-cell>
          <table:table-cell office:value-type="float" office:value="0">
            <text:p>0.0000000</text:p>
          </table:table-cell>
          <table:table-cell office:value-type="float" office:value="0.049288">
            <text:p>0.0492880</text:p>
          </table:table-cell>
          <table:table-cell office:value-type="float" office:value="-0.377197">
            <text:p>-0.3771970</text:p>
          </table:table-cell>
          <table:table-cell office:value-type="float" office:value="0.754395">
            <text:p>0.7543950</text:p>
          </table:table-cell>
          <table:table-cell office:value-type="float" office:value="-0.377197">
            <text:p>-0.3771970</text:p>
          </table:table-cell>
          <table:table-cell office:value-type="float" office:value="-0.049288">
            <text:p>-0.04928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61]-[.$A$167]/(167-40)" office:value-type="float" office:value="0.0472440944881883">
            <text:p>0.0472441</text:p>
          </table:table-cell>
          <table:table-cell office:value-type="float" office:value="0.050783">
            <text:p>0.0507830</text:p>
          </table:table-cell>
          <table:table-cell office:value-type="float" office:value="-0.377008">
            <text:p>-0.3770080</text:p>
          </table:table-cell>
          <table:table-cell office:value-type="float" office:value="0.754017">
            <text:p>0.7540170</text:p>
          </table:table-cell>
          <table:table-cell office:value-type="float" office:value="-0.377008">
            <text:p>-0.3770080</text:p>
          </table:table-cell>
          <table:table-cell office:value-type="float" office:value="-0.050783">
            <text:p>-0.0507830</text:p>
          </table:table-cell>
          <table:table-cell office:value-type="float" office:value="0">
            <text:p>0.0000000</text:p>
          </table:table-cell>
          <table:table-cell office:value-type="float" office:value="0.050783">
            <text:p>0.0507830</text:p>
          </table:table-cell>
          <table:table-cell office:value-type="float" office:value="-0.377008">
            <text:p>-0.3770080</text:p>
          </table:table-cell>
          <table:table-cell office:value-type="float" office:value="0.754017">
            <text:p>0.7540170</text:p>
          </table:table-cell>
          <table:table-cell office:value-type="float" office:value="-0.377008">
            <text:p>-0.3770080</text:p>
          </table:table-cell>
          <table:table-cell office:value-type="float" office:value="-0.050783">
            <text:p>-0.05078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62]-[.$A$167]/(167-40)" office:value-type="float" office:value="0.0496062992125978">
            <text:p>0.0496063</text:p>
          </table:table-cell>
          <table:table-cell office:value-type="float" office:value="0.052288">
            <text:p>0.0522880</text:p>
          </table:table-cell>
          <table:table-cell office:value-type="float" office:value="-0.376812">
            <text:p>-0.3768120</text:p>
          </table:table-cell>
          <table:table-cell office:value-type="float" office:value="0.753624">
            <text:p>0.7536240</text:p>
          </table:table-cell>
          <table:table-cell office:value-type="float" office:value="-0.376812">
            <text:p>-0.3768120</text:p>
          </table:table-cell>
          <table:table-cell office:value-type="float" office:value="-0.052288">
            <text:p>-0.0522880</text:p>
          </table:table-cell>
          <table:table-cell office:value-type="float" office:value="0">
            <text:p>0.0000000</text:p>
          </table:table-cell>
          <table:table-cell office:value-type="float" office:value="0.052288">
            <text:p>0.0522880</text:p>
          </table:table-cell>
          <table:table-cell office:value-type="float" office:value="-0.376812">
            <text:p>-0.3768120</text:p>
          </table:table-cell>
          <table:table-cell office:value-type="float" office:value="0.753624">
            <text:p>0.7536240</text:p>
          </table:table-cell>
          <table:table-cell office:value-type="float" office:value="-0.376812">
            <text:p>-0.3768120</text:p>
          </table:table-cell>
          <table:table-cell office:value-type="float" office:value="-0.052288">
            <text:p>-0.05228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63]-[.$A$167]/(167-40)" office:value-type="float" office:value="0.0519685039370072">
            <text:p>0.0519685</text:p>
          </table:table-cell>
          <table:table-cell office:value-type="float" office:value="0.053804">
            <text:p>0.0538040</text:p>
          </table:table-cell>
          <table:table-cell office:value-type="float" office:value="-0.376609">
            <text:p>-0.3766090</text:p>
          </table:table-cell>
          <table:table-cell office:value-type="float" office:value="0.753217">
            <text:p>0.7532170</text:p>
          </table:table-cell>
          <table:table-cell office:value-type="float" office:value="-0.376609">
            <text:p>-0.3766090</text:p>
          </table:table-cell>
          <table:table-cell office:value-type="float" office:value="-0.053804">
            <text:p>-0.0538040</text:p>
          </table:table-cell>
          <table:table-cell office:value-type="float" office:value="0">
            <text:p>0.0000000</text:p>
          </table:table-cell>
          <table:table-cell office:value-type="float" office:value="0.053804">
            <text:p>0.0538040</text:p>
          </table:table-cell>
          <table:table-cell office:value-type="float" office:value="-0.376609">
            <text:p>-0.3766090</text:p>
          </table:table-cell>
          <table:table-cell office:value-type="float" office:value="0.753217">
            <text:p>0.7532170</text:p>
          </table:table-cell>
          <table:table-cell office:value-type="float" office:value="-0.376609">
            <text:p>-0.3766090</text:p>
          </table:table-cell>
          <table:table-cell office:value-type="float" office:value="-0.053804">
            <text:p>-0.05380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64]-[.$A$167]/(167-40)" office:value-type="float" office:value="0.0543307086614167">
            <text:p>0.0543307</text:p>
          </table:table-cell>
          <table:table-cell office:value-type="float" office:value="0.05533">
            <text:p>0.0553300</text:p>
          </table:table-cell>
          <table:table-cell office:value-type="float" office:value="-0.376398">
            <text:p>-0.3763980</text:p>
          </table:table-cell>
          <table:table-cell office:value-type="float" office:value="0.752796">
            <text:p>0.7527960</text:p>
          </table:table-cell>
          <table:table-cell office:value-type="float" office:value="-0.376398">
            <text:p>-0.3763980</text:p>
          </table:table-cell>
          <table:table-cell office:value-type="float" office:value="-0.05533">
            <text:p>-0.0553300</text:p>
          </table:table-cell>
          <table:table-cell office:value-type="float" office:value="0">
            <text:p>0.0000000</text:p>
          </table:table-cell>
          <table:table-cell office:value-type="float" office:value="0.05533">
            <text:p>0.0553300</text:p>
          </table:table-cell>
          <table:table-cell office:value-type="float" office:value="-0.376398">
            <text:p>-0.3763980</text:p>
          </table:table-cell>
          <table:table-cell office:value-type="float" office:value="0.752796">
            <text:p>0.7527960</text:p>
          </table:table-cell>
          <table:table-cell office:value-type="float" office:value="-0.376398">
            <text:p>-0.3763980</text:p>
          </table:table-cell>
          <table:table-cell office:value-type="float" office:value="-0.05533">
            <text:p>-0.05533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65]-[.$A$167]/(167-40)" office:value-type="float" office:value="0.0566929133858261">
            <text:p>0.0566929</text:p>
          </table:table-cell>
          <table:table-cell office:value-type="float" office:value="0.056865">
            <text:p>0.0568650</text:p>
          </table:table-cell>
          <table:table-cell office:value-type="float" office:value="-0.37618">
            <text:p>-0.3761800</text:p>
          </table:table-cell>
          <table:table-cell office:value-type="float" office:value="0.75236">
            <text:p>0.7523600</text:p>
          </table:table-cell>
          <table:table-cell office:value-type="float" office:value="-0.37618">
            <text:p>-0.3761800</text:p>
          </table:table-cell>
          <table:table-cell office:value-type="float" office:value="-0.056865">
            <text:p>-0.0568650</text:p>
          </table:table-cell>
          <table:table-cell office:value-type="float" office:value="0">
            <text:p>0.0000000</text:p>
          </table:table-cell>
          <table:table-cell office:value-type="float" office:value="0.056865">
            <text:p>0.0568650</text:p>
          </table:table-cell>
          <table:table-cell office:value-type="float" office:value="-0.37618">
            <text:p>-0.3761800</text:p>
          </table:table-cell>
          <table:table-cell office:value-type="float" office:value="0.75236">
            <text:p>0.7523600</text:p>
          </table:table-cell>
          <table:table-cell office:value-type="float" office:value="-0.37618">
            <text:p>-0.3761800</text:p>
          </table:table-cell>
          <table:table-cell office:value-type="float" office:value="-0.056865">
            <text:p>-0.05686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66]-[.$A$167]/(167-40)" office:value-type="float" office:value="0.0590551181102356">
            <text:p>0.0590551</text:p>
          </table:table-cell>
          <table:table-cell office:value-type="float" office:value="0.058408">
            <text:p>0.0584080</text:p>
          </table:table-cell>
          <table:table-cell office:value-type="float" office:value="-0.375954">
            <text:p>-0.3759540</text:p>
          </table:table-cell>
          <table:table-cell office:value-type="float" office:value="0.751908">
            <text:p>0.7519080</text:p>
          </table:table-cell>
          <table:table-cell office:value-type="float" office:value="-0.375954">
            <text:p>-0.3759540</text:p>
          </table:table-cell>
          <table:table-cell office:value-type="float" office:value="-0.058408">
            <text:p>-0.0584080</text:p>
          </table:table-cell>
          <table:table-cell office:value-type="float" office:value="0">
            <text:p>0.0000000</text:p>
          </table:table-cell>
          <table:table-cell office:value-type="float" office:value="0.058408">
            <text:p>0.0584080</text:p>
          </table:table-cell>
          <table:table-cell office:value-type="float" office:value="-0.375954">
            <text:p>-0.3759540</text:p>
          </table:table-cell>
          <table:table-cell office:value-type="float" office:value="0.751908">
            <text:p>0.7519080</text:p>
          </table:table-cell>
          <table:table-cell office:value-type="float" office:value="-0.375954">
            <text:p>-0.3759540</text:p>
          </table:table-cell>
          <table:table-cell office:value-type="float" office:value="-0.058408">
            <text:p>-0.05840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67]-[.$A$167]/(167-40)" office:value-type="float" office:value="0.061417322834645">
            <text:p>0.0614173</text:p>
          </table:table-cell>
          <table:table-cell office:value-type="float" office:value="0.05996">
            <text:p>0.0599600</text:p>
          </table:table-cell>
          <table:table-cell office:value-type="float" office:value="-0.375721">
            <text:p>-0.3757210</text:p>
          </table:table-cell>
          <table:table-cell office:value-type="float" office:value="0.751443">
            <text:p>0.7514430</text:p>
          </table:table-cell>
          <table:table-cell office:value-type="float" office:value="-0.375721">
            <text:p>-0.3757210</text:p>
          </table:table-cell>
          <table:table-cell office:value-type="float" office:value="-0.05996">
            <text:p>-0.0599600</text:p>
          </table:table-cell>
          <table:table-cell office:value-type="float" office:value="0">
            <text:p>0.0000000</text:p>
          </table:table-cell>
          <table:table-cell office:value-type="float" office:value="0.05996">
            <text:p>0.0599600</text:p>
          </table:table-cell>
          <table:table-cell office:value-type="float" office:value="-0.375721">
            <text:p>-0.3757210</text:p>
          </table:table-cell>
          <table:table-cell office:value-type="float" office:value="0.751443">
            <text:p>0.7514430</text:p>
          </table:table-cell>
          <table:table-cell office:value-type="float" office:value="-0.375721">
            <text:p>-0.3757210</text:p>
          </table:table-cell>
          <table:table-cell office:value-type="float" office:value="-0.05996">
            <text:p>-0.05996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68]-[.$A$167]/(167-40)" office:value-type="float" office:value="0.0637795275590545">
            <text:p>0.0637795</text:p>
          </table:table-cell>
          <table:table-cell office:value-type="float" office:value="0.061518">
            <text:p>0.0615180</text:p>
          </table:table-cell>
          <table:table-cell office:value-type="float" office:value="-0.375481">
            <text:p>-0.3754810</text:p>
          </table:table-cell>
          <table:table-cell office:value-type="float" office:value="0.750962">
            <text:p>0.7509620</text:p>
          </table:table-cell>
          <table:table-cell office:value-type="float" office:value="-0.375481">
            <text:p>-0.3754810</text:p>
          </table:table-cell>
          <table:table-cell office:value-type="float" office:value="-0.061518">
            <text:p>-0.0615180</text:p>
          </table:table-cell>
          <table:table-cell office:value-type="float" office:value="0">
            <text:p>0.0000000</text:p>
          </table:table-cell>
          <table:table-cell office:value-type="float" office:value="0.061518">
            <text:p>0.0615180</text:p>
          </table:table-cell>
          <table:table-cell office:value-type="float" office:value="-0.375481">
            <text:p>-0.3754810</text:p>
          </table:table-cell>
          <table:table-cell office:value-type="float" office:value="0.750962">
            <text:p>0.7509620</text:p>
          </table:table-cell>
          <table:table-cell office:value-type="float" office:value="-0.375481">
            <text:p>-0.3754810</text:p>
          </table:table-cell>
          <table:table-cell office:value-type="float" office:value="-0.061518">
            <text:p>-0.06151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69]-[.$A$167]/(167-40)" office:value-type="float" office:value="0.0661417322834639">
            <text:p>0.0661417</text:p>
          </table:table-cell>
          <table:table-cell office:value-type="float" office:value="0.063083">
            <text:p>0.0630830</text:p>
          </table:table-cell>
          <table:table-cell office:value-type="float" office:value="-0.375233">
            <text:p>-0.3752330</text:p>
          </table:table-cell>
          <table:table-cell office:value-type="float" office:value="0.750466">
            <text:p>0.7504660</text:p>
          </table:table-cell>
          <table:table-cell office:value-type="float" office:value="-0.375233">
            <text:p>-0.3752330</text:p>
          </table:table-cell>
          <table:table-cell office:value-type="float" office:value="-0.063083">
            <text:p>-0.0630830</text:p>
          </table:table-cell>
          <table:table-cell office:value-type="float" office:value="0">
            <text:p>0.0000000</text:p>
          </table:table-cell>
          <table:table-cell office:value-type="float" office:value="0.063083">
            <text:p>0.0630830</text:p>
          </table:table-cell>
          <table:table-cell office:value-type="float" office:value="-0.375233">
            <text:p>-0.3752330</text:p>
          </table:table-cell>
          <table:table-cell office:value-type="float" office:value="0.750466">
            <text:p>0.7504660</text:p>
          </table:table-cell>
          <table:table-cell office:value-type="float" office:value="-0.375233">
            <text:p>-0.3752330</text:p>
          </table:table-cell>
          <table:table-cell office:value-type="float" office:value="-0.063083">
            <text:p>-0.06308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70]-[.$A$167]/(167-40)" office:value-type="float" office:value="0.0685039370078734">
            <text:p>0.0685039</text:p>
          </table:table-cell>
          <table:table-cell office:value-type="float" office:value="0.064654">
            <text:p>0.0646540</text:p>
          </table:table-cell>
          <table:table-cell office:value-type="float" office:value="-0.374978">
            <text:p>-0.3749780</text:p>
          </table:table-cell>
          <table:table-cell office:value-type="float" office:value="0.749956">
            <text:p>0.7499560</text:p>
          </table:table-cell>
          <table:table-cell office:value-type="float" office:value="-0.374978">
            <text:p>-0.3749780</text:p>
          </table:table-cell>
          <table:table-cell office:value-type="float" office:value="-0.064654">
            <text:p>-0.0646540</text:p>
          </table:table-cell>
          <table:table-cell office:value-type="float" office:value="0">
            <text:p>0.0000000</text:p>
          </table:table-cell>
          <table:table-cell office:value-type="float" office:value="0.064654">
            <text:p>0.0646540</text:p>
          </table:table-cell>
          <table:table-cell office:value-type="float" office:value="-0.374978">
            <text:p>-0.3749780</text:p>
          </table:table-cell>
          <table:table-cell office:value-type="float" office:value="0.749956">
            <text:p>0.7499560</text:p>
          </table:table-cell>
          <table:table-cell office:value-type="float" office:value="-0.374978">
            <text:p>-0.3749780</text:p>
          </table:table-cell>
          <table:table-cell office:value-type="float" office:value="-0.064654">
            <text:p>-0.06465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71]-[.$A$167]/(167-40)" office:value-type="float" office:value="0.0708661417322828">
            <text:p>0.0708661</text:p>
          </table:table-cell>
          <table:table-cell office:value-type="float" office:value="0.066229">
            <text:p>0.0662290</text:p>
          </table:table-cell>
          <table:table-cell office:value-type="float" office:value="-0.374716">
            <text:p>-0.3747160</text:p>
          </table:table-cell>
          <table:table-cell office:value-type="float" office:value="0.749431">
            <text:p>0.7494310</text:p>
          </table:table-cell>
          <table:table-cell office:value-type="float" office:value="-0.374716">
            <text:p>-0.3747160</text:p>
          </table:table-cell>
          <table:table-cell office:value-type="float" office:value="-0.066229">
            <text:p>-0.0662290</text:p>
          </table:table-cell>
          <table:table-cell office:value-type="float" office:value="0">
            <text:p>0.0000000</text:p>
          </table:table-cell>
          <table:table-cell office:value-type="float" office:value="0.066229">
            <text:p>0.0662290</text:p>
          </table:table-cell>
          <table:table-cell office:value-type="float" office:value="-0.374716">
            <text:p>-0.3747160</text:p>
          </table:table-cell>
          <table:table-cell office:value-type="float" office:value="0.749431">
            <text:p>0.7494310</text:p>
          </table:table-cell>
          <table:table-cell office:value-type="float" office:value="-0.374716">
            <text:p>-0.3747160</text:p>
          </table:table-cell>
          <table:table-cell office:value-type="float" office:value="-0.066229">
            <text:p>-0.06622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72]-[.$A$167]/(167-40)" office:value-type="float" office:value="0.0732283464566923">
            <text:p>0.0732283</text:p>
          </table:table-cell>
          <table:table-cell office:value-type="float" office:value="0.06781">
            <text:p>0.0678100</text:p>
          </table:table-cell>
          <table:table-cell office:value-type="float" office:value="-0.374446">
            <text:p>-0.3744460</text:p>
          </table:table-cell>
          <table:table-cell office:value-type="float" office:value="0.748892">
            <text:p>0.7488920</text:p>
          </table:table-cell>
          <table:table-cell office:value-type="float" office:value="-0.374446">
            <text:p>-0.3744460</text:p>
          </table:table-cell>
          <table:table-cell office:value-type="float" office:value="-0.06781">
            <text:p>-0.0678100</text:p>
          </table:table-cell>
          <table:table-cell office:value-type="float" office:value="0">
            <text:p>0.0000000</text:p>
          </table:table-cell>
          <table:table-cell office:value-type="float" office:value="0.06781">
            <text:p>0.0678100</text:p>
          </table:table-cell>
          <table:table-cell office:value-type="float" office:value="-0.374446">
            <text:p>-0.3744460</text:p>
          </table:table-cell>
          <table:table-cell office:value-type="float" office:value="0.748892">
            <text:p>0.7488920</text:p>
          </table:table-cell>
          <table:table-cell office:value-type="float" office:value="-0.374446">
            <text:p>-0.3744460</text:p>
          </table:table-cell>
          <table:table-cell office:value-type="float" office:value="-0.06781">
            <text:p>-0.06781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73]-[.$A$167]/(167-40)" office:value-type="float" office:value="0.0755905511811018">
            <text:p>0.0755906</text:p>
          </table:table-cell>
          <table:table-cell office:value-type="float" office:value="0.069394">
            <text:p>0.0693940</text:p>
          </table:table-cell>
          <table:table-cell office:value-type="float" office:value="-0.374169">
            <text:p>-0.3741690</text:p>
          </table:table-cell>
          <table:table-cell office:value-type="float" office:value="0.748338">
            <text:p>0.7483380</text:p>
          </table:table-cell>
          <table:table-cell office:value-type="float" office:value="-0.374169">
            <text:p>-0.3741690</text:p>
          </table:table-cell>
          <table:table-cell office:value-type="float" office:value="-0.069394">
            <text:p>-0.0693940</text:p>
          </table:table-cell>
          <table:table-cell office:value-type="float" office:value="0">
            <text:p>0.0000000</text:p>
          </table:table-cell>
          <table:table-cell office:value-type="float" office:value="0.069394">
            <text:p>0.0693940</text:p>
          </table:table-cell>
          <table:table-cell office:value-type="float" office:value="-0.374169">
            <text:p>-0.3741690</text:p>
          </table:table-cell>
          <table:table-cell office:value-type="float" office:value="0.748338">
            <text:p>0.7483380</text:p>
          </table:table-cell>
          <table:table-cell office:value-type="float" office:value="-0.374169">
            <text:p>-0.3741690</text:p>
          </table:table-cell>
          <table:table-cell office:value-type="float" office:value="-0.069394">
            <text:p>-0.06939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74]-[.$A$167]/(167-40)" office:value-type="float" office:value="0.0779527559055112">
            <text:p>0.0779528</text:p>
          </table:table-cell>
          <table:table-cell office:value-type="float" office:value="0.070981">
            <text:p>0.0709810</text:p>
          </table:table-cell>
          <table:table-cell office:value-type="float" office:value="-0.373885">
            <text:p>-0.3738850</text:p>
          </table:table-cell>
          <table:table-cell office:value-type="float" office:value="0.747769">
            <text:p>0.7477690</text:p>
          </table:table-cell>
          <table:table-cell office:value-type="float" office:value="-0.373884">
            <text:p>-0.3738840</text:p>
          </table:table-cell>
          <table:table-cell office:value-type="float" office:value="-0.070981">
            <text:p>-0.0709810</text:p>
          </table:table-cell>
          <table:table-cell office:value-type="float" office:value="0">
            <text:p>0.0000000</text:p>
          </table:table-cell>
          <table:table-cell office:value-type="float" office:value="0.070981">
            <text:p>0.0709810</text:p>
          </table:table-cell>
          <table:table-cell office:value-type="float" office:value="-0.373885">
            <text:p>-0.3738850</text:p>
          </table:table-cell>
          <table:table-cell office:value-type="float" office:value="0.747769">
            <text:p>0.7477690</text:p>
          </table:table-cell>
          <table:table-cell office:value-type="float" office:value="-0.373884">
            <text:p>-0.3738840</text:p>
          </table:table-cell>
          <table:table-cell office:value-type="float" office:value="-0.070981">
            <text:p>-0.0709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75]-[.$A$167]/(167-40)" office:value-type="float" office:value="0.0803149606299207">
            <text:p>0.0803150</text:p>
          </table:table-cell>
          <table:table-cell office:value-type="float" office:value="0.07257">
            <text:p>0.0725700</text:p>
          </table:table-cell>
          <table:table-cell office:value-type="float" office:value="-0.373593">
            <text:p>-0.3735930</text:p>
          </table:table-cell>
          <table:table-cell office:value-type="float" office:value="0.747186">
            <text:p>0.7471860</text:p>
          </table:table-cell>
          <table:table-cell office:value-type="float" office:value="-0.373593">
            <text:p>-0.3735930</text:p>
          </table:table-cell>
          <table:table-cell office:value-type="float" office:value="-0.07257">
            <text:p>-0.0725700</text:p>
          </table:table-cell>
          <table:table-cell office:value-type="float" office:value="0">
            <text:p>0.0000000</text:p>
          </table:table-cell>
          <table:table-cell office:value-type="float" office:value="0.072573">
            <text:p>0.0725730</text:p>
          </table:table-cell>
          <table:table-cell office:value-type="float" office:value="-0.373684">
            <text:p>-0.3736840</text:p>
          </table:table-cell>
          <table:table-cell office:value-type="float" office:value="0.747368">
            <text:p>0.7473680</text:p>
          </table:table-cell>
          <table:table-cell office:value-type="float" office:value="-0.373684">
            <text:p>-0.3736840</text:p>
          </table:table-cell>
          <table:table-cell office:value-type="float" office:value="-0.072573">
            <text:p>-0.07257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76]-[.$A$167]/(167-40)" office:value-type="float" office:value="0.0826771653543301">
            <text:p>0.0826772</text:p>
          </table:table-cell>
          <table:table-cell office:value-type="float" office:value="0.074161">
            <text:p>0.0741610</text:p>
          </table:table-cell>
          <table:table-cell office:value-type="float" office:value="-0.373295">
            <text:p>-0.3732950</text:p>
          </table:table-cell>
          <table:table-cell office:value-type="float" office:value="0.746589">
            <text:p>0.7465890</text:p>
          </table:table-cell>
          <table:table-cell office:value-type="float" office:value="-0.373295">
            <text:p>-0.3732950</text:p>
          </table:table-cell>
          <table:table-cell office:value-type="float" office:value="-0.074161">
            <text:p>-0.0741610</text:p>
          </table:table-cell>
          <table:table-cell office:value-type="float" office:value="0">
            <text:p>0.0000000</text:p>
          </table:table-cell>
          <table:table-cell office:value-type="float" office:value="0.074172">
            <text:p>0.0741720</text:p>
          </table:table-cell>
          <table:table-cell office:value-type="float" office:value="-0.373659">
            <text:p>-0.3736590</text:p>
          </table:table-cell>
          <table:table-cell office:value-type="float" office:value="0.747318">
            <text:p>0.7473180</text:p>
          </table:table-cell>
          <table:table-cell office:value-type="float" office:value="-0.373659">
            <text:p>-0.3736590</text:p>
          </table:table-cell>
          <table:table-cell office:value-type="float" office:value="-0.074172">
            <text:p>-0.07417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77]-[.$A$167]/(167-40)" office:value-type="float" office:value="0.0850393700787396">
            <text:p>0.0850394</text:p>
          </table:table-cell>
          <table:table-cell office:value-type="float" office:value="0.075753">
            <text:p>0.0757530</text:p>
          </table:table-cell>
          <table:table-cell office:value-type="float" office:value="-0.372989">
            <text:p>-0.3729890</text:p>
          </table:table-cell>
          <table:table-cell office:value-type="float" office:value="0.745979">
            <text:p>0.7459790</text:p>
          </table:table-cell>
          <table:table-cell office:value-type="float" office:value="-0.372989">
            <text:p>-0.3729890</text:p>
          </table:table-cell>
          <table:table-cell office:value-type="float" office:value="-0.075753">
            <text:p>-0.0757530</text:p>
          </table:table-cell>
          <table:table-cell office:value-type="float" office:value="0">
            <text:p>0.0000000</text:p>
          </table:table-cell>
          <table:table-cell office:value-type="float" office:value="0.075777">
            <text:p>0.0757770</text:p>
          </table:table-cell>
          <table:table-cell office:value-type="float" office:value="-0.373809">
            <text:p>-0.3738090</text:p>
          </table:table-cell>
          <table:table-cell office:value-type="float" office:value="0.747617">
            <text:p>0.7476170</text:p>
          </table:table-cell>
          <table:table-cell office:value-type="float" office:value="-0.373809">
            <text:p>-0.3738090</text:p>
          </table:table-cell>
          <table:table-cell office:value-type="float" office:value="-0.075777">
            <text:p>-0.07577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78]-[.$A$167]/(167-40)" office:value-type="float" office:value="0.087401574803149">
            <text:p>0.0874016</text:p>
          </table:table-cell>
          <table:table-cell office:value-type="float" office:value="0.077345">
            <text:p>0.0773450</text:p>
          </table:table-cell>
          <table:table-cell office:value-type="float" office:value="-0.372677">
            <text:p>-0.3726770</text:p>
          </table:table-cell>
          <table:table-cell office:value-type="float" office:value="0.745354">
            <text:p>0.7453540</text:p>
          </table:table-cell>
          <table:table-cell office:value-type="float" office:value="-0.372677">
            <text:p>-0.3726770</text:p>
          </table:table-cell>
          <table:table-cell office:value-type="float" office:value="-0.077345">
            <text:p>-0.0773450</text:p>
          </table:table-cell>
          <table:table-cell office:value-type="float" office:value="0">
            <text:p>0.0000000</text:p>
          </table:table-cell>
          <table:table-cell office:value-type="float" office:value="0.07739">
            <text:p>0.0773900</text:p>
          </table:table-cell>
          <table:table-cell office:value-type="float" office:value="-0.374131">
            <text:p>-0.3741310</text:p>
          </table:table-cell>
          <table:table-cell office:value-type="float" office:value="0.748263">
            <text:p>0.7482630</text:p>
          </table:table-cell>
          <table:table-cell office:value-type="float" office:value="-0.374131">
            <text:p>-0.3741310</text:p>
          </table:table-cell>
          <table:table-cell office:value-type="float" office:value="-0.07739">
            <text:p>-0.07739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79]-[.$A$167]/(167-40)" office:value-type="float" office:value="0.0897637795275585">
            <text:p>0.0897638</text:p>
          </table:table-cell>
          <table:table-cell office:value-type="float" office:value="0.078937">
            <text:p>0.0789370</text:p>
          </table:table-cell>
          <table:table-cell office:value-type="float" office:value="-0.372358">
            <text:p>-0.3723580</text:p>
          </table:table-cell>
          <table:table-cell office:value-type="float" office:value="0.744716">
            <text:p>0.7447160</text:p>
          </table:table-cell>
          <table:table-cell office:value-type="float" office:value="-0.372358">
            <text:p>-0.3723580</text:p>
          </table:table-cell>
          <table:table-cell office:value-type="float" office:value="-0.078937">
            <text:p>-0.0789370</text:p>
          </table:table-cell>
          <table:table-cell office:value-type="float" office:value="0">
            <text:p>0.0000000</text:p>
          </table:table-cell>
          <table:table-cell office:value-type="float" office:value="0.079008">
            <text:p>0.0790080</text:p>
          </table:table-cell>
          <table:table-cell office:value-type="float" office:value="-0.374626">
            <text:p>-0.3746260</text:p>
          </table:table-cell>
          <table:table-cell office:value-type="float" office:value="0.749252">
            <text:p>0.7492520</text:p>
          </table:table-cell>
          <table:table-cell office:value-type="float" office:value="-0.374626">
            <text:p>-0.3746260</text:p>
          </table:table-cell>
          <table:table-cell office:value-type="float" office:value="-0.079008">
            <text:p>-0.07900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80]-[.$A$167]/(167-40)" office:value-type="float" office:value="0.0921259842519679">
            <text:p>0.0921260</text:p>
          </table:table-cell>
          <table:table-cell office:value-type="float" office:value="0.080528">
            <text:p>0.0805280</text:p>
          </table:table-cell>
          <table:table-cell office:value-type="float" office:value="-0.372033">
            <text:p>-0.3720330</text:p>
          </table:table-cell>
          <table:table-cell office:value-type="float" office:value="0.744065">
            <text:p>0.7440650</text:p>
          </table:table-cell>
          <table:table-cell office:value-type="float" office:value="-0.372032">
            <text:p>-0.3720320</text:p>
          </table:table-cell>
          <table:table-cell office:value-type="float" office:value="-0.080528">
            <text:p>-0.0805280</text:p>
          </table:table-cell>
          <table:table-cell office:value-type="float" office:value="0">
            <text:p>0.0000000</text:p>
          </table:table-cell>
          <table:table-cell office:value-type="float" office:value="0.080631">
            <text:p>0.0806310</text:p>
          </table:table-cell>
          <table:table-cell office:value-type="float" office:value="-0.37529">
            <text:p>-0.3752900</text:p>
          </table:table-cell>
          <table:table-cell office:value-type="float" office:value="0.75058">
            <text:p>0.7505800</text:p>
          </table:table-cell>
          <table:table-cell office:value-type="float" office:value="-0.37529">
            <text:p>-0.3752900</text:p>
          </table:table-cell>
          <table:table-cell office:value-type="float" office:value="-0.080631">
            <text:p>-0.08063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81]-[.$A$167]/(167-40)" office:value-type="float" office:value="0.0944881889763774">
            <text:p>0.0944882</text:p>
          </table:table-cell>
          <table:table-cell office:value-type="float" office:value="0.082117">
            <text:p>0.0821170</text:p>
          </table:table-cell>
          <table:table-cell office:value-type="float" office:value="-0.3717">
            <text:p>-0.3717000</text:p>
          </table:table-cell>
          <table:table-cell office:value-type="float" office:value="0.743401">
            <text:p>0.7434010</text:p>
          </table:table-cell>
          <table:table-cell office:value-type="float" office:value="-0.3717">
            <text:p>-0.3717000</text:p>
          </table:table-cell>
          <table:table-cell office:value-type="float" office:value="-0.082117">
            <text:p>-0.0821170</text:p>
          </table:table-cell>
          <table:table-cell office:value-type="float" office:value="0">
            <text:p>0.0000000</text:p>
          </table:table-cell>
          <table:table-cell office:value-type="float" office:value="0.08226">
            <text:p>0.0822600</text:p>
          </table:table-cell>
          <table:table-cell office:value-type="float" office:value="-0.376121">
            <text:p>-0.3761210</text:p>
          </table:table-cell>
          <table:table-cell office:value-type="float" office:value="0.752241">
            <text:p>0.7522410</text:p>
          </table:table-cell>
          <table:table-cell office:value-type="float" office:value="-0.37612">
            <text:p>-0.3761200</text:p>
          </table:table-cell>
          <table:table-cell office:value-type="float" office:value="-0.08226">
            <text:p>-0.08226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82]-[.$A$167]/(167-40)" office:value-type="float" office:value="0.0968503937007869">
            <text:p>0.0968504</text:p>
          </table:table-cell>
          <table:table-cell office:value-type="float" office:value="0.083704">
            <text:p>0.0837040</text:p>
          </table:table-cell>
          <table:table-cell office:value-type="float" office:value="-0.371362">
            <text:p>-0.3713620</text:p>
          </table:table-cell>
          <table:table-cell office:value-type="float" office:value="0.742724">
            <text:p>0.7427240</text:p>
          </table:table-cell>
          <table:table-cell office:value-type="float" office:value="-0.371362">
            <text:p>-0.3713620</text:p>
          </table:table-cell>
          <table:table-cell office:value-type="float" office:value="-0.083704">
            <text:p>-0.0837040</text:p>
          </table:table-cell>
          <table:table-cell office:value-type="float" office:value="0">
            <text:p>0.0000000</text:p>
          </table:table-cell>
          <table:table-cell office:value-type="float" office:value="0.083894">
            <text:p>0.0838940</text:p>
          </table:table-cell>
          <table:table-cell office:value-type="float" office:value="-0.377114">
            <text:p>-0.3771140</text:p>
          </table:table-cell>
          <table:table-cell office:value-type="float" office:value="0.754229">
            <text:p>0.7542290</text:p>
          </table:table-cell>
          <table:table-cell office:value-type="float" office:value="-0.377114">
            <text:p>-0.3771140</text:p>
          </table:table-cell>
          <table:table-cell office:value-type="float" office:value="-0.083894">
            <text:p>-0.08389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83]-[.$A$167]/(167-40)" office:value-type="float" office:value="0.0992125984251963">
            <text:p>0.0992126</text:p>
          </table:table-cell>
          <table:table-cell office:value-type="float" office:value="0.085287">
            <text:p>0.0852870</text:p>
          </table:table-cell>
          <table:table-cell office:value-type="float" office:value="-0.371017">
            <text:p>-0.3710170</text:p>
          </table:table-cell>
          <table:table-cell office:value-type="float" office:value="0.742035">
            <text:p>0.7420350</text:p>
          </table:table-cell>
          <table:table-cell office:value-type="float" office:value="-0.371017">
            <text:p>-0.3710170</text:p>
          </table:table-cell>
          <table:table-cell office:value-type="float" office:value="-0.085287">
            <text:p>-0.0852870</text:p>
          </table:table-cell>
          <table:table-cell office:value-type="float" office:value="0">
            <text:p>0.0000000</text:p>
          </table:table-cell>
          <table:table-cell office:value-type="float" office:value="0.085531">
            <text:p>0.0855310</text:p>
          </table:table-cell>
          <table:table-cell office:value-type="float" office:value="-0.378267">
            <text:p>-0.3782670</text:p>
          </table:table-cell>
          <table:table-cell office:value-type="float" office:value="0.756535">
            <text:p>0.7565350</text:p>
          </table:table-cell>
          <table:table-cell office:value-type="float" office:value="-0.378267">
            <text:p>-0.3782670</text:p>
          </table:table-cell>
          <table:table-cell office:value-type="float" office:value="-0.085531">
            <text:p>-0.08553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84]-[.$A$167]/(167-40)" office:value-type="float" office:value="0.101574803149606">
            <text:p>0.1015748</text:p>
          </table:table-cell>
          <table:table-cell office:value-type="float" office:value="0.086867">
            <text:p>0.0868670</text:p>
          </table:table-cell>
          <table:table-cell office:value-type="float" office:value="-0.370667">
            <text:p>-0.3706670</text:p>
          </table:table-cell>
          <table:table-cell office:value-type="float" office:value="0.741334">
            <text:p>0.7413340</text:p>
          </table:table-cell>
          <table:table-cell office:value-type="float" office:value="-0.370667">
            <text:p>-0.3706670</text:p>
          </table:table-cell>
          <table:table-cell office:value-type="float" office:value="-0.086867">
            <text:p>-0.0868670</text:p>
          </table:table-cell>
          <table:table-cell office:value-type="float" office:value="0">
            <text:p>0.0000000</text:p>
          </table:table-cell>
          <table:table-cell office:value-type="float" office:value="0.087173">
            <text:p>0.0871730</text:p>
          </table:table-cell>
          <table:table-cell office:value-type="float" office:value="-0.379575">
            <text:p>-0.3795750</text:p>
          </table:table-cell>
          <table:table-cell office:value-type="float" office:value="0.75915">
            <text:p>0.7591500</text:p>
          </table:table-cell>
          <table:table-cell office:value-type="float" office:value="-0.379575">
            <text:p>-0.3795750</text:p>
          </table:table-cell>
          <table:table-cell office:value-type="float" office:value="-0.087173">
            <text:p>-0.08717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85]-[.$A$167]/(167-40)" office:value-type="float" office:value="0.103937007874015">
            <text:p>0.1039370</text:p>
          </table:table-cell>
          <table:table-cell office:value-type="float" office:value="0.088442">
            <text:p>0.0884420</text:p>
          </table:table-cell>
          <table:table-cell office:value-type="float" office:value="-0.37031">
            <text:p>-0.3703100</text:p>
          </table:table-cell>
          <table:table-cell office:value-type="float" office:value="0.740621">
            <text:p>0.7406210</text:p>
          </table:table-cell>
          <table:table-cell office:value-type="float" office:value="-0.37031">
            <text:p>-0.3703100</text:p>
          </table:table-cell>
          <table:table-cell office:value-type="float" office:value="-0.088442">
            <text:p>-0.0884420</text:p>
          </table:table-cell>
          <table:table-cell office:value-type="float" office:value="0">
            <text:p>0.0000000</text:p>
          </table:table-cell>
          <table:table-cell office:value-type="float" office:value="0.088818">
            <text:p>0.0888180</text:p>
          </table:table-cell>
          <table:table-cell office:value-type="float" office:value="-0.381032">
            <text:p>-0.3810320</text:p>
          </table:table-cell>
          <table:table-cell office:value-type="float" office:value="0.762065">
            <text:p>0.7620650</text:p>
          </table:table-cell>
          <table:table-cell office:value-type="float" office:value="-0.381032">
            <text:p>-0.3810320</text:p>
          </table:table-cell>
          <table:table-cell office:value-type="float" office:value="-0.088818">
            <text:p>-0.08881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86]-[.$A$167]/(167-40)" office:value-type="float" office:value="0.106299212598425">
            <text:p>0.1062992</text:p>
          </table:table-cell>
          <table:table-cell office:value-type="float" office:value="0.090012">
            <text:p>0.0900120</text:p>
          </table:table-cell>
          <table:table-cell office:value-type="float" office:value="-0.369949">
            <text:p>-0.3699490</text:p>
          </table:table-cell>
          <table:table-cell office:value-type="float" office:value="0.739897">
            <text:p>0.7398970</text:p>
          </table:table-cell>
          <table:table-cell office:value-type="float" office:value="-0.369948">
            <text:p>-0.3699480</text:p>
          </table:table-cell>
          <table:table-cell office:value-type="float" office:value="-0.090012">
            <text:p>-0.0900120</text:p>
          </table:table-cell>
          <table:table-cell office:value-type="float" office:value="0">
            <text:p>0.0000000</text:p>
          </table:table-cell>
          <table:table-cell office:value-type="float" office:value="0.090466">
            <text:p>0.0904660</text:p>
          </table:table-cell>
          <table:table-cell office:value-type="float" office:value="-0.382634">
            <text:p>-0.3826340</text:p>
          </table:table-cell>
          <table:table-cell office:value-type="float" office:value="0.765268">
            <text:p>0.7652680</text:p>
          </table:table-cell>
          <table:table-cell office:value-type="float" office:value="-0.382634">
            <text:p>-0.3826340</text:p>
          </table:table-cell>
          <table:table-cell office:value-type="float" office:value="-0.090466">
            <text:p>-0.09046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87]-[.$A$167]/(167-40)" office:value-type="float" office:value="0.108661417322834">
            <text:p>0.1086614</text:p>
          </table:table-cell>
          <table:table-cell office:value-type="float" office:value="0.091576">
            <text:p>0.0915760</text:p>
          </table:table-cell>
          <table:table-cell office:value-type="float" office:value="-0.369581">
            <text:p>-0.3695810</text:p>
          </table:table-cell>
          <table:table-cell office:value-type="float" office:value="0.739162">
            <text:p>0.7391620</text:p>
          </table:table-cell>
          <table:table-cell office:value-type="float" office:value="-0.369581">
            <text:p>-0.3695810</text:p>
          </table:table-cell>
          <table:table-cell office:value-type="float" office:value="-0.091576">
            <text:p>-0.0915760</text:p>
          </table:table-cell>
          <table:table-cell office:value-type="float" office:value="0">
            <text:p>0.0000000</text:p>
          </table:table-cell>
          <table:table-cell office:value-type="float" office:value="0.092116">
            <text:p>0.0921160</text:p>
          </table:table-cell>
          <table:table-cell office:value-type="float" office:value="-0.384375">
            <text:p>-0.3843750</text:p>
          </table:table-cell>
          <table:table-cell office:value-type="float" office:value="0.76875">
            <text:p>0.7687500</text:p>
          </table:table-cell>
          <table:table-cell office:value-type="float" office:value="-0.384375">
            <text:p>-0.3843750</text:p>
          </table:table-cell>
          <table:table-cell office:value-type="float" office:value="-0.092116">
            <text:p>-0.09211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88]-[.$A$167]/(167-40)" office:value-type="float" office:value="0.111023622047244">
            <text:p>0.1110236</text:p>
          </table:table-cell>
          <table:table-cell office:value-type="float" office:value="0.093134">
            <text:p>0.0931340</text:p>
          </table:table-cell>
          <table:table-cell office:value-type="float" office:value="-0.369208">
            <text:p>-0.3692080</text:p>
          </table:table-cell>
          <table:table-cell office:value-type="float" office:value="0.738417">
            <text:p>0.7384170</text:p>
          </table:table-cell>
          <table:table-cell office:value-type="float" office:value="-0.369208">
            <text:p>-0.3692080</text:p>
          </table:table-cell>
          <table:table-cell office:value-type="float" office:value="-0.093134">
            <text:p>-0.0931340</text:p>
          </table:table-cell>
          <table:table-cell office:value-type="float" office:value="0">
            <text:p>0.0000000</text:p>
          </table:table-cell>
          <table:table-cell office:value-type="float" office:value="0.093768">
            <text:p>0.0937680</text:p>
          </table:table-cell>
          <table:table-cell office:value-type="float" office:value="-0.386248">
            <text:p>-0.3862480</text:p>
          </table:table-cell>
          <table:table-cell office:value-type="float" office:value="0.772496">
            <text:p>0.7724960</text:p>
          </table:table-cell>
          <table:table-cell office:value-type="float" office:value="-0.386248">
            <text:p>-0.3862480</text:p>
          </table:table-cell>
          <table:table-cell office:value-type="float" office:value="-0.093768">
            <text:p>-0.09376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89]-[.$A$167]/(167-40)" office:value-type="float" office:value="0.113385826771653">
            <text:p>0.1133858</text:p>
          </table:table-cell>
          <table:table-cell office:value-type="float" office:value="0.094684">
            <text:p>0.0946840</text:p>
          </table:table-cell>
          <table:table-cell office:value-type="float" office:value="-0.368831">
            <text:p>-0.3688310</text:p>
          </table:table-cell>
          <table:table-cell office:value-type="float" office:value="0.737662">
            <text:p>0.7376620</text:p>
          </table:table-cell>
          <table:table-cell office:value-type="float" office:value="-0.368831">
            <text:p>-0.3688310</text:p>
          </table:table-cell>
          <table:table-cell office:value-type="float" office:value="-0.094684">
            <text:p>-0.0946840</text:p>
          </table:table-cell>
          <table:table-cell office:value-type="float" office:value="0">
            <text:p>0.0000000</text:p>
          </table:table-cell>
          <table:table-cell office:value-type="float" office:value="0.095421">
            <text:p>0.0954210</text:p>
          </table:table-cell>
          <table:table-cell office:value-type="float" office:value="-0.388248">
            <text:p>-0.3882480</text:p>
          </table:table-cell>
          <table:table-cell office:value-type="float" office:value="0.776496">
            <text:p>0.7764960</text:p>
          </table:table-cell>
          <table:table-cell office:value-type="float" office:value="-0.388248">
            <text:p>-0.3882480</text:p>
          </table:table-cell>
          <table:table-cell office:value-type="float" office:value="-0.095421">
            <text:p>-0.09542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90]-[.$A$167]/(167-40)" office:value-type="float" office:value="0.115748031496063">
            <text:p>0.1157480</text:p>
          </table:table-cell>
          <table:table-cell office:value-type="float" office:value="0.096227">
            <text:p>0.0962270</text:p>
          </table:table-cell>
          <table:table-cell office:value-type="float" office:value="-0.368449">
            <text:p>-0.3684490</text:p>
          </table:table-cell>
          <table:table-cell office:value-type="float" office:value="0.736897">
            <text:p>0.7368970</text:p>
          </table:table-cell>
          <table:table-cell office:value-type="float" office:value="-0.368448">
            <text:p>-0.3684480</text:p>
          </table:table-cell>
          <table:table-cell office:value-type="float" office:value="-0.096227">
            <text:p>-0.0962270</text:p>
          </table:table-cell>
          <table:table-cell office:value-type="float" office:value="0">
            <text:p>0.0000000</text:p>
          </table:table-cell>
          <table:table-cell office:value-type="float" office:value="0.097074">
            <text:p>0.0970740</text:p>
          </table:table-cell>
          <table:table-cell office:value-type="float" office:value="-0.390367">
            <text:p>-0.3903670</text:p>
          </table:table-cell>
          <table:table-cell office:value-type="float" office:value="0.780734">
            <text:p>0.7807340</text:p>
          </table:table-cell>
          <table:table-cell office:value-type="float" office:value="-0.390367">
            <text:p>-0.3903670</text:p>
          </table:table-cell>
          <table:table-cell office:value-type="float" office:value="-0.097074">
            <text:p>-0.09707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91]-[.$A$167]/(167-40)" office:value-type="float" office:value="0.118110236220472">
            <text:p>0.1181102</text:p>
          </table:table-cell>
          <table:table-cell office:value-type="float" office:value="0.097761">
            <text:p>0.0977610</text:p>
          </table:table-cell>
          <table:table-cell office:value-type="float" office:value="-0.368062">
            <text:p>-0.3680620</text:p>
          </table:table-cell>
          <table:table-cell office:value-type="float" office:value="0.736123">
            <text:p>0.7361230</text:p>
          </table:table-cell>
          <table:table-cell office:value-type="float" office:value="-0.368062">
            <text:p>-0.3680620</text:p>
          </table:table-cell>
          <table:table-cell office:value-type="float" office:value="-0.097761">
            <text:p>-0.0977610</text:p>
          </table:table-cell>
          <table:table-cell office:value-type="float" office:value="0">
            <text:p>0.0000000</text:p>
          </table:table-cell>
          <table:table-cell office:value-type="float" office:value="0.098728">
            <text:p>0.0987280</text:p>
          </table:table-cell>
          <table:table-cell office:value-type="float" office:value="-0.392599">
            <text:p>-0.3925990</text:p>
          </table:table-cell>
          <table:table-cell office:value-type="float" office:value="0.785198">
            <text:p>0.7851980</text:p>
          </table:table-cell>
          <table:table-cell office:value-type="float" office:value="-0.392599">
            <text:p>-0.3925990</text:p>
          </table:table-cell>
          <table:table-cell office:value-type="float" office:value="-0.098728">
            <text:p>-0.09872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92]-[.$A$167]/(167-40)" office:value-type="float" office:value="0.120472440944881">
            <text:p>0.1204724</text:p>
          </table:table-cell>
          <table:table-cell office:value-type="float" office:value="0.099286">
            <text:p>0.0992860</text:p>
          </table:table-cell>
          <table:table-cell office:value-type="float" office:value="-0.367671">
            <text:p>-0.3676710</text:p>
          </table:table-cell>
          <table:table-cell office:value-type="float" office:value="0.735341">
            <text:p>0.7353410</text:p>
          </table:table-cell>
          <table:table-cell office:value-type="float" office:value="-0.367671">
            <text:p>-0.3676710</text:p>
          </table:table-cell>
          <table:table-cell office:value-type="float" office:value="-0.099286">
            <text:p>-0.0992860</text:p>
          </table:table-cell>
          <table:table-cell office:value-type="float" office:value="0">
            <text:p>0.0000000</text:p>
          </table:table-cell>
          <table:table-cell office:value-type="float" office:value="0.100381">
            <text:p>0.1003810</text:p>
          </table:table-cell>
          <table:table-cell office:value-type="float" office:value="-0.394937">
            <text:p>-0.3949370</text:p>
          </table:table-cell>
          <table:table-cell office:value-type="float" office:value="0.789873">
            <text:p>0.7898730</text:p>
          </table:table-cell>
          <table:table-cell office:value-type="float" office:value="-0.394936">
            <text:p>-0.3949360</text:p>
          </table:table-cell>
          <table:table-cell office:value-type="float" office:value="-0.100381">
            <text:p>-0.1003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93]-[.$A$167]/(167-40)" office:value-type="float" office:value="0.122834645669291">
            <text:p>0.1228346</text:p>
          </table:table-cell>
          <table:table-cell office:value-type="float" office:value="0.100801">
            <text:p>0.1008010</text:p>
          </table:table-cell>
          <table:table-cell office:value-type="float" office:value="-0.367276">
            <text:p>-0.3672760</text:p>
          </table:table-cell>
          <table:table-cell office:value-type="float" office:value="0.734551">
            <text:p>0.7345510</text:p>
          </table:table-cell>
          <table:table-cell office:value-type="float" office:value="-0.367275">
            <text:p>-0.3672750</text:p>
          </table:table-cell>
          <table:table-cell office:value-type="float" office:value="-0.100801">
            <text:p>-0.1008010</text:p>
          </table:table-cell>
          <table:table-cell office:value-type="float" office:value="0">
            <text:p>0.0000000</text:p>
          </table:table-cell>
          <table:table-cell office:value-type="float" office:value="0.102033">
            <text:p>0.1020330</text:p>
          </table:table-cell>
          <table:table-cell office:value-type="float" office:value="-0.397372">
            <text:p>-0.3973720</text:p>
          </table:table-cell>
          <table:table-cell office:value-type="float" office:value="0.794745">
            <text:p>0.7947450</text:p>
          </table:table-cell>
          <table:table-cell office:value-type="float" office:value="-0.397372">
            <text:p>-0.3973720</text:p>
          </table:table-cell>
          <table:table-cell office:value-type="float" office:value="-0.102033">
            <text:p>-0.10203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94]-[.$A$167]/(167-40)" office:value-type="float" office:value="0.1251968503937">
            <text:p>0.1251969</text:p>
          </table:table-cell>
          <table:table-cell office:value-type="float" office:value="0.102306">
            <text:p>0.1023060</text:p>
          </table:table-cell>
          <table:table-cell office:value-type="float" office:value="-0.366877">
            <text:p>-0.3668770</text:p>
          </table:table-cell>
          <table:table-cell office:value-type="float" office:value="0.733753">
            <text:p>0.7337530</text:p>
          </table:table-cell>
          <table:table-cell office:value-type="float" office:value="-0.366877">
            <text:p>-0.3668770</text:p>
          </table:table-cell>
          <table:table-cell office:value-type="float" office:value="-0.102306">
            <text:p>-0.1023060</text:p>
          </table:table-cell>
          <table:table-cell office:value-type="float" office:value="0">
            <text:p>0.0000000</text:p>
          </table:table-cell>
          <table:table-cell office:value-type="float" office:value="0.103683">
            <text:p>0.1036830</text:p>
          </table:table-cell>
          <table:table-cell office:value-type="float" office:value="-0.399899">
            <text:p>-0.3998990</text:p>
          </table:table-cell>
          <table:table-cell office:value-type="float" office:value="0.799798">
            <text:p>0.7997980</text:p>
          </table:table-cell>
          <table:table-cell office:value-type="float" office:value="-0.399899">
            <text:p>-0.3998990</text:p>
          </table:table-cell>
          <table:table-cell office:value-type="float" office:value="-0.103683">
            <text:p>-0.10368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95]-[.$A$167]/(167-40)" office:value-type="float" office:value="0.12755905511811">
            <text:p>0.1275591</text:p>
          </table:table-cell>
          <table:table-cell office:value-type="float" office:value="0.103799">
            <text:p>0.1037990</text:p>
          </table:table-cell>
          <table:table-cell office:value-type="float" office:value="-0.366475">
            <text:p>-0.3664750</text:p>
          </table:table-cell>
          <table:table-cell office:value-type="float" office:value="0.732949">
            <text:p>0.7329490</text:p>
          </table:table-cell>
          <table:table-cell office:value-type="float" office:value="-0.366474">
            <text:p>-0.3664740</text:p>
          </table:table-cell>
          <table:table-cell office:value-type="float" office:value="-0.103799">
            <text:p>-0.1037990</text:p>
          </table:table-cell>
          <table:table-cell office:value-type="float" office:value="0">
            <text:p>0.0000000</text:p>
          </table:table-cell>
          <table:table-cell office:value-type="float" office:value="0.10533">
            <text:p>0.1053300</text:p>
          </table:table-cell>
          <table:table-cell office:value-type="float" office:value="-0.402509">
            <text:p>-0.4025090</text:p>
          </table:table-cell>
          <table:table-cell office:value-type="float" office:value="0.805017">
            <text:p>0.8050170</text:p>
          </table:table-cell>
          <table:table-cell office:value-type="float" office:value="-0.402509">
            <text:p>-0.4025090</text:p>
          </table:table-cell>
          <table:table-cell office:value-type="float" office:value="-0.10533">
            <text:p>-0.10533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96]-[.$A$167]/(167-40)" office:value-type="float" office:value="0.129921259842519">
            <text:p>0.1299213</text:p>
          </table:table-cell>
          <table:table-cell office:value-type="float" office:value="0.105281">
            <text:p>0.1052810</text:p>
          </table:table-cell>
          <table:table-cell office:value-type="float" office:value="-0.366069">
            <text:p>-0.3660690</text:p>
          </table:table-cell>
          <table:table-cell office:value-type="float" office:value="0.732138">
            <text:p>0.7321380</text:p>
          </table:table-cell>
          <table:table-cell office:value-type="float" office:value="-0.366069">
            <text:p>-0.3660690</text:p>
          </table:table-cell>
          <table:table-cell office:value-type="float" office:value="-0.105281">
            <text:p>-0.1052810</text:p>
          </table:table-cell>
          <table:table-cell office:value-type="float" office:value="0">
            <text:p>0.0000000</text:p>
          </table:table-cell>
          <table:table-cell office:value-type="float" office:value="0.106973">
            <text:p>0.1069730</text:p>
          </table:table-cell>
          <table:table-cell office:value-type="float" office:value="-0.405194">
            <text:p>-0.4051940</text:p>
          </table:table-cell>
          <table:table-cell office:value-type="float" office:value="0.810388">
            <text:p>0.8103880</text:p>
          </table:table-cell>
          <table:table-cell office:value-type="float" office:value="-0.405194">
            <text:p>-0.4051940</text:p>
          </table:table-cell>
          <table:table-cell office:value-type="float" office:value="-0.106973">
            <text:p>-0.10697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97]-[.$A$167]/(167-40)" office:value-type="float" office:value="0.132283464566929">
            <text:p>0.1322835</text:p>
          </table:table-cell>
          <table:table-cell office:value-type="float" office:value="0.106751">
            <text:p>0.1067510</text:p>
          </table:table-cell>
          <table:table-cell office:value-type="float" office:value="-0.365661">
            <text:p>-0.3656610</text:p>
          </table:table-cell>
          <table:table-cell office:value-type="float" office:value="0.731322">
            <text:p>0.7313220</text:p>
          </table:table-cell>
          <table:table-cell office:value-type="float" office:value="-0.365661">
            <text:p>-0.3656610</text:p>
          </table:table-cell>
          <table:table-cell office:value-type="float" office:value="-0.106751">
            <text:p>-0.1067510</text:p>
          </table:table-cell>
          <table:table-cell office:value-type="float" office:value="0">
            <text:p>0.0000000</text:p>
          </table:table-cell>
          <table:table-cell office:value-type="float" office:value="0.108613">
            <text:p>0.1086130</text:p>
          </table:table-cell>
          <table:table-cell office:value-type="float" office:value="-0.407948">
            <text:p>-0.4079480</text:p>
          </table:table-cell>
          <table:table-cell office:value-type="float" office:value="0.815896">
            <text:p>0.8158960</text:p>
          </table:table-cell>
          <table:table-cell office:value-type="float" office:value="-0.407948">
            <text:p>-0.4079480</text:p>
          </table:table-cell>
          <table:table-cell office:value-type="float" office:value="-0.108613">
            <text:p>-0.10861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98]-[.$A$167]/(167-40)" office:value-type="float" office:value="0.134645669291338">
            <text:p>0.1346457</text:p>
          </table:table-cell>
          <table:table-cell office:value-type="float" office:value="0.108207">
            <text:p>0.1082070</text:p>
          </table:table-cell>
          <table:table-cell office:value-type="float" office:value="-0.36525">
            <text:p>-0.3652500</text:p>
          </table:table-cell>
          <table:table-cell office:value-type="float" office:value="0.730501">
            <text:p>0.7305010</text:p>
          </table:table-cell>
          <table:table-cell office:value-type="float" office:value="-0.36525">
            <text:p>-0.3652500</text:p>
          </table:table-cell>
          <table:table-cell office:value-type="float" office:value="-0.108207">
            <text:p>-0.1082070</text:p>
          </table:table-cell>
          <table:table-cell office:value-type="float" office:value="0">
            <text:p>0.0000000</text:p>
          </table:table-cell>
          <table:table-cell office:value-type="float" office:value="0.110247">
            <text:p>0.1102470</text:p>
          </table:table-cell>
          <table:table-cell office:value-type="float" office:value="-0.410762">
            <text:p>-0.4107620</text:p>
          </table:table-cell>
          <table:table-cell office:value-type="float" office:value="0.821524">
            <text:p>0.8215240</text:p>
          </table:table-cell>
          <table:table-cell office:value-type="float" office:value="-0.410762">
            <text:p>-0.4107620</text:p>
          </table:table-cell>
          <table:table-cell office:value-type="float" office:value="-0.110247">
            <text:p>-0.11024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99]-[.$A$167]/(167-40)" office:value-type="float" office:value="0.137007874015748">
            <text:p>0.1370079</text:p>
          </table:table-cell>
          <table:table-cell office:value-type="float" office:value="0.10965">
            <text:p>0.1096500</text:p>
          </table:table-cell>
          <table:table-cell office:value-type="float" office:value="-0.364838">
            <text:p>-0.3648380</text:p>
          </table:table-cell>
          <table:table-cell office:value-type="float" office:value="0.729675">
            <text:p>0.7296750</text:p>
          </table:table-cell>
          <table:table-cell office:value-type="float" office:value="-0.364837">
            <text:p>-0.3648370</text:p>
          </table:table-cell>
          <table:table-cell office:value-type="float" office:value="-0.10965">
            <text:p>-0.1096500</text:p>
          </table:table-cell>
          <table:table-cell office:value-type="float" office:value="0">
            <text:p>0.0000000</text:p>
          </table:table-cell>
          <table:table-cell office:value-type="float" office:value="0.111876">
            <text:p>0.1118760</text:p>
          </table:table-cell>
          <table:table-cell office:value-type="float" office:value="-0.413628">
            <text:p>-0.4136280</text:p>
          </table:table-cell>
          <table:table-cell office:value-type="float" office:value="0.827257">
            <text:p>0.8272570</text:p>
          </table:table-cell>
          <table:table-cell office:value-type="float" office:value="-0.413628">
            <text:p>-0.4136280</text:p>
          </table:table-cell>
          <table:table-cell office:value-type="float" office:value="-0.111876">
            <text:p>-0.11187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00]-[.$A$167]/(167-40)" office:value-type="float" office:value="0.139370078740157">
            <text:p>0.1393701</text:p>
          </table:table-cell>
          <table:table-cell office:value-type="float" office:value="0.111079">
            <text:p>0.1110790</text:p>
          </table:table-cell>
          <table:table-cell office:value-type="float" office:value="-0.364423">
            <text:p>-0.3644230</text:p>
          </table:table-cell>
          <table:table-cell office:value-type="float" office:value="0.728845">
            <text:p>0.7288450</text:p>
          </table:table-cell>
          <table:table-cell office:value-type="float" office:value="-0.364423">
            <text:p>-0.3644230</text:p>
          </table:table-cell>
          <table:table-cell office:value-type="float" office:value="-0.111079">
            <text:p>-0.1110790</text:p>
          </table:table-cell>
          <table:table-cell office:value-type="float" office:value="0">
            <text:p>0.0000000</text:p>
          </table:table-cell>
          <table:table-cell office:value-type="float" office:value="0.113498">
            <text:p>0.1134980</text:p>
          </table:table-cell>
          <table:table-cell office:value-type="float" office:value="-0.41654">
            <text:p>-0.4165400</text:p>
          </table:table-cell>
          <table:table-cell office:value-type="float" office:value="0.833081">
            <text:p>0.8330810</text:p>
          </table:table-cell>
          <table:table-cell office:value-type="float" office:value="-0.41654">
            <text:p>-0.4165400</text:p>
          </table:table-cell>
          <table:table-cell office:value-type="float" office:value="-0.113498">
            <text:p>-0.11349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01]-[.$A$167]/(167-40)" office:value-type="float" office:value="0.141732283464567">
            <text:p>0.1417323</text:p>
          </table:table-cell>
          <table:table-cell office:value-type="float" office:value="0.112492">
            <text:p>0.1124920</text:p>
          </table:table-cell>
          <table:table-cell office:value-type="float" office:value="-0.364006">
            <text:p>-0.3640060</text:p>
          </table:table-cell>
          <table:table-cell office:value-type="float" office:value="0.728013">
            <text:p>0.7280130</text:p>
          </table:table-cell>
          <table:table-cell office:value-type="float" office:value="-0.364006">
            <text:p>-0.3640060</text:p>
          </table:table-cell>
          <table:table-cell office:value-type="float" office:value="-0.112492">
            <text:p>-0.1124920</text:p>
          </table:table-cell>
          <table:table-cell office:value-type="float" office:value="0">
            <text:p>0.0000000</text:p>
          </table:table-cell>
          <table:table-cell office:value-type="float" office:value="0.115113">
            <text:p>0.1151130</text:p>
          </table:table-cell>
          <table:table-cell office:value-type="float" office:value="-0.41949">
            <text:p>-0.4194900</text:p>
          </table:table-cell>
          <table:table-cell office:value-type="float" office:value="0.838979">
            <text:p>0.8389790</text:p>
          </table:table-cell>
          <table:table-cell office:value-type="float" office:value="-0.41949">
            <text:p>-0.4194900</text:p>
          </table:table-cell>
          <table:table-cell office:value-type="float" office:value="-0.115113">
            <text:p>-0.11511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02]-[.$A$167]/(167-40)" office:value-type="float" office:value="0.144094488188976">
            <text:p>0.1440945</text:p>
          </table:table-cell>
          <table:table-cell office:value-type="float" office:value="0.113891">
            <text:p>0.1138910</text:p>
          </table:table-cell>
          <table:table-cell office:value-type="float" office:value="-0.363589">
            <text:p>-0.3635890</text:p>
          </table:table-cell>
          <table:table-cell office:value-type="float" office:value="0.727178">
            <text:p>0.7271780</text:p>
          </table:table-cell>
          <table:table-cell office:value-type="float" office:value="-0.363589">
            <text:p>-0.3635890</text:p>
          </table:table-cell>
          <table:table-cell office:value-type="float" office:value="-0.113891">
            <text:p>-0.1138910</text:p>
          </table:table-cell>
          <table:table-cell office:value-type="float" office:value="0">
            <text:p>0.0000000</text:p>
          </table:table-cell>
          <table:table-cell office:value-type="float" office:value="0.116719">
            <text:p>0.1167190</text:p>
          </table:table-cell>
          <table:table-cell office:value-type="float" office:value="-0.422469">
            <text:p>-0.4224690</text:p>
          </table:table-cell>
          <table:table-cell office:value-type="float" office:value="0.844939">
            <text:p>0.8449390</text:p>
          </table:table-cell>
          <table:table-cell office:value-type="float" office:value="-0.422469">
            <text:p>-0.4224690</text:p>
          </table:table-cell>
          <table:table-cell office:value-type="float" office:value="-0.116719">
            <text:p>-0.11671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03]-[.$A$167]/(167-40)" office:value-type="float" office:value="0.146456692913385">
            <text:p>0.1464567</text:p>
          </table:table-cell>
          <table:table-cell office:value-type="float" office:value="0.115273">
            <text:p>0.1152730</text:p>
          </table:table-cell>
          <table:table-cell office:value-type="float" office:value="-0.36317">
            <text:p>-0.3631700</text:p>
          </table:table-cell>
          <table:table-cell office:value-type="float" office:value="0.726341">
            <text:p>0.7263410</text:p>
          </table:table-cell>
          <table:table-cell office:value-type="float" office:value="-0.36317">
            <text:p>-0.3631700</text:p>
          </table:table-cell>
          <table:table-cell office:value-type="float" office:value="-0.115273">
            <text:p>-0.1152730</text:p>
          </table:table-cell>
          <table:table-cell office:value-type="float" office:value="0">
            <text:p>0.0000000</text:p>
          </table:table-cell>
          <table:table-cell office:value-type="float" office:value="0.118316">
            <text:p>0.1183160</text:p>
          </table:table-cell>
          <table:table-cell office:value-type="float" office:value="-0.425472">
            <text:p>-0.4254720</text:p>
          </table:table-cell>
          <table:table-cell office:value-type="float" office:value="0.850944">
            <text:p>0.8509440</text:p>
          </table:table-cell>
          <table:table-cell office:value-type="float" office:value="-0.425472">
            <text:p>-0.4254720</text:p>
          </table:table-cell>
          <table:table-cell office:value-type="float" office:value="-0.118316">
            <text:p>-0.11831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04]-[.$A$167]/(167-40)" office:value-type="float" office:value="0.148818897637795">
            <text:p>0.1488189</text:p>
          </table:table-cell>
          <table:table-cell office:value-type="float" office:value="0.116639">
            <text:p>0.1166390</text:p>
          </table:table-cell>
          <table:table-cell office:value-type="float" office:value="-0.362752">
            <text:p>-0.3627520</text:p>
          </table:table-cell>
          <table:table-cell office:value-type="float" office:value="0.725503">
            <text:p>0.7255030</text:p>
          </table:table-cell>
          <table:table-cell office:value-type="float" office:value="-0.362752">
            <text:p>-0.3627520</text:p>
          </table:table-cell>
          <table:table-cell office:value-type="float" office:value="-0.116639">
            <text:p>-0.1166390</text:p>
          </table:table-cell>
          <table:table-cell office:value-type="float" office:value="0">
            <text:p>0.0000000</text:p>
          </table:table-cell>
          <table:table-cell office:value-type="float" office:value="0.119903">
            <text:p>0.1199030</text:p>
          </table:table-cell>
          <table:table-cell office:value-type="float" office:value="-0.42849">
            <text:p>-0.4284900</text:p>
          </table:table-cell>
          <table:table-cell office:value-type="float" office:value="0.856979">
            <text:p>0.8569790</text:p>
          </table:table-cell>
          <table:table-cell office:value-type="float" office:value="-0.42849">
            <text:p>-0.4284900</text:p>
          </table:table-cell>
          <table:table-cell office:value-type="float" office:value="-0.119903">
            <text:p>-0.11990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05]-[.$A$167]/(167-40)" office:value-type="float" office:value="0.151181102362204">
            <text:p>0.1511811</text:p>
          </table:table-cell>
          <table:table-cell office:value-type="float" office:value="0.117988">
            <text:p>0.1179880</text:p>
          </table:table-cell>
          <table:table-cell office:value-type="float" office:value="-0.362333">
            <text:p>-0.3623330</text:p>
          </table:table-cell>
          <table:table-cell office:value-type="float" office:value="0.724665">
            <text:p>0.7246650</text:p>
          </table:table-cell>
          <table:table-cell office:value-type="float" office:value="-0.362332">
            <text:p>-0.3623320</text:p>
          </table:table-cell>
          <table:table-cell office:value-type="float" office:value="-0.117988">
            <text:p>-0.1179880</text:p>
          </table:table-cell>
          <table:table-cell office:value-type="float" office:value="0">
            <text:p>0.0000000</text:p>
          </table:table-cell>
          <table:table-cell office:value-type="float" office:value="0.121478">
            <text:p>0.1214780</text:p>
          </table:table-cell>
          <table:table-cell office:value-type="float" office:value="-0.431516">
            <text:p>-0.4315160</text:p>
          </table:table-cell>
          <table:table-cell office:value-type="float" office:value="0.863032">
            <text:p>0.8630320</text:p>
          </table:table-cell>
          <table:table-cell office:value-type="float" office:value="-0.431516">
            <text:p>-0.4315160</text:p>
          </table:table-cell>
          <table:table-cell office:value-type="float" office:value="-0.121478">
            <text:p>-0.12147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06]-[.$A$167]/(167-40)" office:value-type="float" office:value="0.153543307086614">
            <text:p>0.1535433</text:p>
          </table:table-cell>
          <table:table-cell office:value-type="float" office:value="0.119319">
            <text:p>0.1193190</text:p>
          </table:table-cell>
          <table:table-cell office:value-type="float" office:value="-0.361914">
            <text:p>-0.3619140</text:p>
          </table:table-cell>
          <table:table-cell office:value-type="float" office:value="0.723827">
            <text:p>0.7238270</text:p>
          </table:table-cell>
          <table:table-cell office:value-type="float" office:value="-0.361914">
            <text:p>-0.3619140</text:p>
          </table:table-cell>
          <table:table-cell office:value-type="float" office:value="-0.119319">
            <text:p>-0.1193190</text:p>
          </table:table-cell>
          <table:table-cell office:value-type="float" office:value="0">
            <text:p>0.0000000</text:p>
          </table:table-cell>
          <table:table-cell office:value-type="float" office:value="0.123042">
            <text:p>0.1230420</text:p>
          </table:table-cell>
          <table:table-cell office:value-type="float" office:value="-0.434543">
            <text:p>-0.4345430</text:p>
          </table:table-cell>
          <table:table-cell office:value-type="float" office:value="0.869087">
            <text:p>0.8690870</text:p>
          </table:table-cell>
          <table:table-cell office:value-type="float" office:value="-0.434543">
            <text:p>-0.4345430</text:p>
          </table:table-cell>
          <table:table-cell office:value-type="float" office:value="-0.123042">
            <text:p>-0.12304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07]-[.$A$167]/(167-40)" office:value-type="float" office:value="0.155905511811023">
            <text:p>0.1559055</text:p>
          </table:table-cell>
          <table:table-cell office:value-type="float" office:value="0.120632">
            <text:p>0.1206320</text:p>
          </table:table-cell>
          <table:table-cell office:value-type="float" office:value="-0.361495">
            <text:p>-0.3614950</text:p>
          </table:table-cell>
          <table:table-cell office:value-type="float" office:value="0.722991">
            <text:p>0.7229910</text:p>
          </table:table-cell>
          <table:table-cell office:value-type="float" office:value="-0.361495">
            <text:p>-0.3614950</text:p>
          </table:table-cell>
          <table:table-cell office:value-type="float" office:value="-0.120632">
            <text:p>-0.1206320</text:p>
          </table:table-cell>
          <table:table-cell office:value-type="float" office:value="0">
            <text:p>0.0000000</text:p>
          </table:table-cell>
          <table:table-cell office:value-type="float" office:value="0.124592">
            <text:p>0.1245920</text:p>
          </table:table-cell>
          <table:table-cell office:value-type="float" office:value="-0.437566">
            <text:p>-0.4375660</text:p>
          </table:table-cell>
          <table:table-cell office:value-type="float" office:value="0.875131">
            <text:p>0.8751310</text:p>
          </table:table-cell>
          <table:table-cell office:value-type="float" office:value="-0.437565">
            <text:p>-0.4375650</text:p>
          </table:table-cell>
          <table:table-cell office:value-type="float" office:value="-0.124592">
            <text:p>-0.12459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08]-[.$A$167]/(167-40)" office:value-type="float" office:value="0.158267716535433">
            <text:p>0.1582677</text:p>
          </table:table-cell>
          <table:table-cell office:value-type="float" office:value="0.121926">
            <text:p>0.1219260</text:p>
          </table:table-cell>
          <table:table-cell office:value-type="float" office:value="-0.361078">
            <text:p>-0.3610780</text:p>
          </table:table-cell>
          <table:table-cell office:value-type="float" office:value="0.722156">
            <text:p>0.7221560</text:p>
          </table:table-cell>
          <table:table-cell office:value-type="float" office:value="-0.361078">
            <text:p>-0.3610780</text:p>
          </table:table-cell>
          <table:table-cell office:value-type="float" office:value="-0.121926">
            <text:p>-0.1219260</text:p>
          </table:table-cell>
          <table:table-cell office:value-type="float" office:value="0">
            <text:p>0.0000000</text:p>
          </table:table-cell>
          <table:table-cell office:value-type="float" office:value="0.126128">
            <text:p>0.1261280</text:p>
          </table:table-cell>
          <table:table-cell office:value-type="float" office:value="-0.440575">
            <text:p>-0.4405750</text:p>
          </table:table-cell>
          <table:table-cell office:value-type="float" office:value="0.88115">
            <text:p>0.8811500</text:p>
          </table:table-cell>
          <table:table-cell office:value-type="float" office:value="-0.440575">
            <text:p>-0.4405750</text:p>
          </table:table-cell>
          <table:table-cell office:value-type="float" office:value="-0.126128">
            <text:p>-0.12612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09]-[.$A$167]/(167-40)" office:value-type="float" office:value="0.160629921259842">
            <text:p>0.1606299</text:p>
          </table:table-cell>
          <table:table-cell office:value-type="float" office:value="0.1232">
            <text:p>0.1232000</text:p>
          </table:table-cell>
          <table:table-cell office:value-type="float" office:value="-0.360662">
            <text:p>-0.3606620</text:p>
          </table:table-cell>
          <table:table-cell office:value-type="float" office:value="0.721324">
            <text:p>0.7213240</text:p>
          </table:table-cell>
          <table:table-cell office:value-type="float" office:value="-0.360662">
            <text:p>-0.3606620</text:p>
          </table:table-cell>
          <table:table-cell office:value-type="float" office:value="-0.1232">
            <text:p>-0.1232000</text:p>
          </table:table-cell>
          <table:table-cell office:value-type="float" office:value="0">
            <text:p>0.0000000</text:p>
          </table:table-cell>
          <table:table-cell office:value-type="float" office:value="0.127648">
            <text:p>0.1276480</text:p>
          </table:table-cell>
          <table:table-cell office:value-type="float" office:value="-0.443566">
            <text:p>-0.4435660</text:p>
          </table:table-cell>
          <table:table-cell office:value-type="float" office:value="0.887132">
            <text:p>0.8871320</text:p>
          </table:table-cell>
          <table:table-cell office:value-type="float" office:value="-0.443566">
            <text:p>-0.4435660</text:p>
          </table:table-cell>
          <table:table-cell office:value-type="float" office:value="-0.127648">
            <text:p>-0.12764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10]-[.$A$167]/(167-40)" office:value-type="float" office:value="0.162992125984252">
            <text:p>0.1629921</text:p>
          </table:table-cell>
          <table:table-cell office:value-type="float" office:value="0.124455">
            <text:p>0.1244550</text:p>
          </table:table-cell>
          <table:table-cell office:value-type="float" office:value="-0.360248">
            <text:p>-0.3602480</text:p>
          </table:table-cell>
          <table:table-cell office:value-type="float" office:value="0.720495">
            <text:p>0.7204950</text:p>
          </table:table-cell>
          <table:table-cell office:value-type="float" office:value="-0.360248">
            <text:p>-0.3602480</text:p>
          </table:table-cell>
          <table:table-cell office:value-type="float" office:value="-0.124455">
            <text:p>-0.1244550</text:p>
          </table:table-cell>
          <table:table-cell office:value-type="float" office:value="0">
            <text:p>0.0000000</text:p>
          </table:table-cell>
          <table:table-cell office:value-type="float" office:value="0.129153">
            <text:p>0.1291530</text:p>
          </table:table-cell>
          <table:table-cell office:value-type="float" office:value="-0.446532">
            <text:p>-0.4465320</text:p>
          </table:table-cell>
          <table:table-cell office:value-type="float" office:value="0.893064">
            <text:p>0.8930640</text:p>
          </table:table-cell>
          <table:table-cell office:value-type="float" office:value="-0.446532">
            <text:p>-0.4465320</text:p>
          </table:table-cell>
          <table:table-cell office:value-type="float" office:value="-0.129153">
            <text:p>-0.12915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11]-[.$A$167]/(167-40)" office:value-type="float" office:value="0.165354330708661">
            <text:p>0.1653543</text:p>
          </table:table-cell>
          <table:table-cell office:value-type="float" office:value="0.125689">
            <text:p>0.1256890</text:p>
          </table:table-cell>
          <table:table-cell office:value-type="float" office:value="-0.359836">
            <text:p>-0.3598360</text:p>
          </table:table-cell>
          <table:table-cell office:value-type="float" office:value="0.719671">
            <text:p>0.7196710</text:p>
          </table:table-cell>
          <table:table-cell office:value-type="float" office:value="-0.359835">
            <text:p>-0.3598350</text:p>
          </table:table-cell>
          <table:table-cell office:value-type="float" office:value="-0.125689">
            <text:p>-0.1256890</text:p>
          </table:table-cell>
          <table:table-cell office:value-type="float" office:value="0">
            <text:p>0.0000000</text:p>
          </table:table-cell>
          <table:table-cell office:value-type="float" office:value="0.13064">
            <text:p>0.1306400</text:p>
          </table:table-cell>
          <table:table-cell office:value-type="float" office:value="-0.449467">
            <text:p>-0.4494670</text:p>
          </table:table-cell>
          <table:table-cell office:value-type="float" office:value="0.898933">
            <text:p>0.8989330</text:p>
          </table:table-cell>
          <table:table-cell office:value-type="float" office:value="-0.449466">
            <text:p>-0.4494660</text:p>
          </table:table-cell>
          <table:table-cell office:value-type="float" office:value="-0.13064">
            <text:p>-0.13064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12]-[.$A$167]/(167-40)" office:value-type="float" office:value="0.167716535433071">
            <text:p>0.1677165</text:p>
          </table:table-cell>
          <table:table-cell office:value-type="float" office:value="0.126903">
            <text:p>0.1269030</text:p>
          </table:table-cell>
          <table:table-cell office:value-type="float" office:value="-0.359426">
            <text:p>-0.3594260</text:p>
          </table:table-cell>
          <table:table-cell office:value-type="float" office:value="0.718851">
            <text:p>0.7188510</text:p>
          </table:table-cell>
          <table:table-cell office:value-type="float" office:value="-0.359426">
            <text:p>-0.3594260</text:p>
          </table:table-cell>
          <table:table-cell office:value-type="float" office:value="-0.126903">
            <text:p>-0.1269030</text:p>
          </table:table-cell>
          <table:table-cell office:value-type="float" office:value="0">
            <text:p>0.0000000</text:p>
          </table:table-cell>
          <table:table-cell office:value-type="float" office:value="0.132108">
            <text:p>0.1321080</text:p>
          </table:table-cell>
          <table:table-cell office:value-type="float" office:value="-0.452364">
            <text:p>-0.4523640</text:p>
          </table:table-cell>
          <table:table-cell office:value-type="float" office:value="0.904727">
            <text:p>0.9047270</text:p>
          </table:table-cell>
          <table:table-cell office:value-type="float" office:value="-0.452363">
            <text:p>-0.4523630</text:p>
          </table:table-cell>
          <table:table-cell office:value-type="float" office:value="-0.132108">
            <text:p>-0.13210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13]-[.$A$167]/(167-40)" office:value-type="float" office:value="0.17007874015748">
            <text:p>0.1700787</text:p>
          </table:table-cell>
          <table:table-cell office:value-type="float" office:value="0.128094">
            <text:p>0.1280940</text:p>
          </table:table-cell>
          <table:table-cell office:value-type="float" office:value="-0.359019">
            <text:p>-0.3590190</text:p>
          </table:table-cell>
          <table:table-cell office:value-type="float" office:value="0.718038">
            <text:p>0.7180380</text:p>
          </table:table-cell>
          <table:table-cell office:value-type="float" office:value="-0.359019">
            <text:p>-0.3590190</text:p>
          </table:table-cell>
          <table:table-cell office:value-type="float" office:value="-0.128094">
            <text:p>-0.1280940</text:p>
          </table:table-cell>
          <table:table-cell office:value-type="float" office:value="0">
            <text:p>0.0000000</text:p>
          </table:table-cell>
          <table:table-cell office:value-type="float" office:value="0.133557">
            <text:p>0.1335570</text:p>
          </table:table-cell>
          <table:table-cell office:value-type="float" office:value="-0.455218">
            <text:p>-0.4552180</text:p>
          </table:table-cell>
          <table:table-cell office:value-type="float" office:value="0.910435">
            <text:p>0.9104350</text:p>
          </table:table-cell>
          <table:table-cell office:value-type="float" office:value="-0.455218">
            <text:p>-0.4552180</text:p>
          </table:table-cell>
          <table:table-cell office:value-type="float" office:value="-0.133557">
            <text:p>-0.13355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14]-[.$A$167]/(167-40)" office:value-type="float" office:value="0.172440944881889">
            <text:p>0.1724409</text:p>
          </table:table-cell>
          <table:table-cell office:value-type="float" office:value="0.129264">
            <text:p>0.1292640</text:p>
          </table:table-cell>
          <table:table-cell office:value-type="float" office:value="-0.358615">
            <text:p>-0.3586150</text:p>
          </table:table-cell>
          <table:table-cell office:value-type="float" office:value="0.71723">
            <text:p>0.7172300</text:p>
          </table:table-cell>
          <table:table-cell office:value-type="float" office:value="-0.358615">
            <text:p>-0.3586150</text:p>
          </table:table-cell>
          <table:table-cell office:value-type="float" office:value="-0.129264">
            <text:p>-0.1292640</text:p>
          </table:table-cell>
          <table:table-cell office:value-type="float" office:value="0">
            <text:p>0.0000000</text:p>
          </table:table-cell>
          <table:table-cell office:value-type="float" office:value="0.134985">
            <text:p>0.1349850</text:p>
          </table:table-cell>
          <table:table-cell office:value-type="float" office:value="-0.458023">
            <text:p>-0.4580230</text:p>
          </table:table-cell>
          <table:table-cell office:value-type="float" office:value="0.916045">
            <text:p>0.9160450</text:p>
          </table:table-cell>
          <table:table-cell office:value-type="float" office:value="-0.458023">
            <text:p>-0.4580230</text:p>
          </table:table-cell>
          <table:table-cell office:value-type="float" office:value="-0.134985">
            <text:p>-0.13498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15]-[.$A$167]/(167-40)" office:value-type="float" office:value="0.174803149606299">
            <text:p>0.1748031</text:p>
          </table:table-cell>
          <table:table-cell office:value-type="float" office:value="0.130412">
            <text:p>0.1304120</text:p>
          </table:table-cell>
          <table:table-cell office:value-type="float" office:value="-0.358215">
            <text:p>-0.3582150</text:p>
          </table:table-cell>
          <table:table-cell office:value-type="float" office:value="0.71643">
            <text:p>0.7164300</text:p>
          </table:table-cell>
          <table:table-cell office:value-type="float" office:value="-0.358215">
            <text:p>-0.3582150</text:p>
          </table:table-cell>
          <table:table-cell office:value-type="float" office:value="-0.130412">
            <text:p>-0.1304120</text:p>
          </table:table-cell>
          <table:table-cell office:value-type="float" office:value="0">
            <text:p>0.0000000</text:p>
          </table:table-cell>
          <table:table-cell office:value-type="float" office:value="0.136391">
            <text:p>0.1363910</text:p>
          </table:table-cell>
          <table:table-cell office:value-type="float" office:value="-0.460773">
            <text:p>-0.4607730</text:p>
          </table:table-cell>
          <table:table-cell office:value-type="float" office:value="0.921547">
            <text:p>0.9215470</text:p>
          </table:table-cell>
          <table:table-cell office:value-type="float" office:value="-0.460773">
            <text:p>-0.4607730</text:p>
          </table:table-cell>
          <table:table-cell office:value-type="float" office:value="-0.136391">
            <text:p>-0.13639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16]-[.$A$167]/(167-40)" office:value-type="float" office:value="0.177165354330708">
            <text:p>0.1771654</text:p>
          </table:table-cell>
          <table:table-cell office:value-type="float" office:value="0.131537">
            <text:p>0.1315370</text:p>
          </table:table-cell>
          <table:table-cell office:value-type="float" office:value="-0.357819">
            <text:p>-0.3578190</text:p>
          </table:table-cell>
          <table:table-cell office:value-type="float" office:value="0.715638">
            <text:p>0.7156380</text:p>
          </table:table-cell>
          <table:table-cell office:value-type="float" office:value="-0.357819">
            <text:p>-0.3578190</text:p>
          </table:table-cell>
          <table:table-cell office:value-type="float" office:value="-0.131537">
            <text:p>-0.1315370</text:p>
          </table:table-cell>
          <table:table-cell office:value-type="float" office:value="0">
            <text:p>0.0000000</text:p>
          </table:table-cell>
          <table:table-cell office:value-type="float" office:value="0.137774">
            <text:p>0.1377740</text:p>
          </table:table-cell>
          <table:table-cell office:value-type="float" office:value="-0.463465">
            <text:p>-0.4634650</text:p>
          </table:table-cell>
          <table:table-cell office:value-type="float" office:value="0.926929">
            <text:p>0.9269290</text:p>
          </table:table-cell>
          <table:table-cell office:value-type="float" office:value="-0.463465">
            <text:p>-0.4634650</text:p>
          </table:table-cell>
          <table:table-cell office:value-type="float" office:value="-0.137774">
            <text:p>-0.13777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17]-[.$A$167]/(167-40)" office:value-type="float" office:value="0.179527559055118">
            <text:p>0.1795276</text:p>
          </table:table-cell>
          <table:table-cell office:value-type="float" office:value="0.132638">
            <text:p>0.1326380</text:p>
          </table:table-cell>
          <table:table-cell office:value-type="float" office:value="-0.357428">
            <text:p>-0.3574280</text:p>
          </table:table-cell>
          <table:table-cell office:value-type="float" office:value="0.714855">
            <text:p>0.7148550</text:p>
          </table:table-cell>
          <table:table-cell office:value-type="float" office:value="-0.357427">
            <text:p>-0.3574270</text:p>
          </table:table-cell>
          <table:table-cell office:value-type="float" office:value="-0.132638">
            <text:p>-0.1326380</text:p>
          </table:table-cell>
          <table:table-cell office:value-type="float" office:value="0">
            <text:p>0.0000000</text:p>
          </table:table-cell>
          <table:table-cell office:value-type="float" office:value="0.139133">
            <text:p>0.1391330</text:p>
          </table:table-cell>
          <table:table-cell office:value-type="float" office:value="-0.466091">
            <text:p>-0.4660910</text:p>
          </table:table-cell>
          <table:table-cell office:value-type="float" office:value="0.932183">
            <text:p>0.9321830</text:p>
          </table:table-cell>
          <table:table-cell office:value-type="float" office:value="-0.466091">
            <text:p>-0.4660910</text:p>
          </table:table-cell>
          <table:table-cell office:value-type="float" office:value="-0.139133">
            <text:p>-0.13913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18]-[.$A$167]/(167-40)" office:value-type="float" office:value="0.181889763779527">
            <text:p>0.1818898</text:p>
          </table:table-cell>
          <table:table-cell office:value-type="float" office:value="0.133716">
            <text:p>0.1337160</text:p>
          </table:table-cell>
          <table:table-cell office:value-type="float" office:value="-0.357041">
            <text:p>-0.3570410</text:p>
          </table:table-cell>
          <table:table-cell office:value-type="float" office:value="0.714081">
            <text:p>0.7140810</text:p>
          </table:table-cell>
          <table:table-cell office:value-type="float" office:value="-0.357041">
            <text:p>-0.3570410</text:p>
          </table:table-cell>
          <table:table-cell office:value-type="float" office:value="-0.133716">
            <text:p>-0.1337160</text:p>
          </table:table-cell>
          <table:table-cell office:value-type="float" office:value="0">
            <text:p>0.0000000</text:p>
          </table:table-cell>
          <table:table-cell office:value-type="float" office:value="0.140467">
            <text:p>0.1404670</text:p>
          </table:table-cell>
          <table:table-cell office:value-type="float" office:value="-0.468649">
            <text:p>-0.4686490</text:p>
          </table:table-cell>
          <table:table-cell office:value-type="float" office:value="0.937297">
            <text:p>0.9372970</text:p>
          </table:table-cell>
          <table:table-cell office:value-type="float" office:value="-0.468648">
            <text:p>-0.4686480</text:p>
          </table:table-cell>
          <table:table-cell office:value-type="float" office:value="-0.140467">
            <text:p>-0.14046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19]-[.$A$167]/(167-40)" office:value-type="float" office:value="0.184251968503937">
            <text:p>0.1842520</text:p>
          </table:table-cell>
          <table:table-cell office:value-type="float" office:value="0.134769">
            <text:p>0.1347690</text:p>
          </table:table-cell>
          <table:table-cell office:value-type="float" office:value="-0.356659">
            <text:p>-0.3566590</text:p>
          </table:table-cell>
          <table:table-cell office:value-type="float" office:value="0.713318">
            <text:p>0.7133180</text:p>
          </table:table-cell>
          <table:table-cell office:value-type="float" office:value="-0.356659">
            <text:p>-0.3566590</text:p>
          </table:table-cell>
          <table:table-cell office:value-type="float" office:value="-0.134769">
            <text:p>-0.1347690</text:p>
          </table:table-cell>
          <table:table-cell office:value-type="float" office:value="0">
            <text:p>0.0000000</text:p>
          </table:table-cell>
          <table:table-cell office:value-type="float" office:value="0.141774">
            <text:p>0.1417740</text:p>
          </table:table-cell>
          <table:table-cell office:value-type="float" office:value="-0.471132">
            <text:p>-0.4711320</text:p>
          </table:table-cell>
          <table:table-cell office:value-type="float" office:value="0.942263">
            <text:p>0.9422630</text:p>
          </table:table-cell>
          <table:table-cell office:value-type="float" office:value="-0.471131">
            <text:p>-0.4711310</text:p>
          </table:table-cell>
          <table:table-cell office:value-type="float" office:value="-0.141774">
            <text:p>-0.14177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20]-[.$A$167]/(167-40)" office:value-type="float" office:value="0.186614173228346">
            <text:p>0.1866142</text:p>
          </table:table-cell>
          <table:table-cell office:value-type="float" office:value="0.135798">
            <text:p>0.1357980</text:p>
          </table:table-cell>
          <table:table-cell office:value-type="float" office:value="-0.356283">
            <text:p>-0.3562830</text:p>
          </table:table-cell>
          <table:table-cell office:value-type="float" office:value="0.712566">
            <text:p>0.7125660</text:p>
          </table:table-cell>
          <table:table-cell office:value-type="float" office:value="-0.356283">
            <text:p>-0.3562830</text:p>
          </table:table-cell>
          <table:table-cell office:value-type="float" office:value="-0.135798">
            <text:p>-0.1357980</text:p>
          </table:table-cell>
          <table:table-cell office:value-type="float" office:value="0">
            <text:p>0.0000000</text:p>
          </table:table-cell>
          <table:table-cell office:value-type="float" office:value="0.143054">
            <text:p>0.1430540</text:p>
          </table:table-cell>
          <table:table-cell office:value-type="float" office:value="-0.473536">
            <text:p>-0.4735360</text:p>
          </table:table-cell>
          <table:table-cell office:value-type="float" office:value="0.947072">
            <text:p>0.9470720</text:p>
          </table:table-cell>
          <table:table-cell office:value-type="float" office:value="-0.473536">
            <text:p>-0.4735360</text:p>
          </table:table-cell>
          <table:table-cell office:value-type="float" office:value="-0.143054">
            <text:p>-0.14305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21]-[.$A$167]/(167-40)" office:value-type="float" office:value="0.188976377952756">
            <text:p>0.1889764</text:p>
          </table:table-cell>
          <table:table-cell office:value-type="float" office:value="0.136802">
            <text:p>0.1368020</text:p>
          </table:table-cell>
          <table:table-cell office:value-type="float" office:value="-0.355913">
            <text:p>-0.3559130</text:p>
          </table:table-cell>
          <table:table-cell office:value-type="float" office:value="0.711826">
            <text:p>0.7118260</text:p>
          </table:table-cell>
          <table:table-cell office:value-type="float" office:value="-0.355913">
            <text:p>-0.3559130</text:p>
          </table:table-cell>
          <table:table-cell office:value-type="float" office:value="-0.136802">
            <text:p>-0.1368020</text:p>
          </table:table-cell>
          <table:table-cell office:value-type="float" office:value="0">
            <text:p>0.0000000</text:p>
          </table:table-cell>
          <table:table-cell office:value-type="float" office:value="0.144306">
            <text:p>0.1443060</text:p>
          </table:table-cell>
          <table:table-cell office:value-type="float" office:value="-0.475857">
            <text:p>-0.4758570</text:p>
          </table:table-cell>
          <table:table-cell office:value-type="float" office:value="0.951715">
            <text:p>0.9517150</text:p>
          </table:table-cell>
          <table:table-cell office:value-type="float" office:value="-0.475857">
            <text:p>-0.4758570</text:p>
          </table:table-cell>
          <table:table-cell office:value-type="float" office:value="-0.144306">
            <text:p>-0.14430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22]-[.$A$167]/(167-40)" office:value-type="float" office:value="0.191338582677165">
            <text:p>0.1913386</text:p>
          </table:table-cell>
          <table:table-cell office:value-type="float" office:value="0.13778">
            <text:p>0.1377800</text:p>
          </table:table-cell>
          <table:table-cell office:value-type="float" office:value="-0.355549">
            <text:p>-0.3555490</text:p>
          </table:table-cell>
          <table:table-cell office:value-type="float" office:value="0.711099">
            <text:p>0.7110990</text:p>
          </table:table-cell>
          <table:table-cell office:value-type="float" office:value="-0.355549">
            <text:p>-0.3555490</text:p>
          </table:table-cell>
          <table:table-cell office:value-type="float" office:value="-0.13778">
            <text:p>-0.1377800</text:p>
          </table:table-cell>
          <table:table-cell office:value-type="float" office:value="0">
            <text:p>0.0000000</text:p>
          </table:table-cell>
          <table:table-cell office:value-type="float" office:value="0.145527">
            <text:p>0.1455270</text:p>
          </table:table-cell>
          <table:table-cell office:value-type="float" office:value="-0.478092">
            <text:p>-0.4780920</text:p>
          </table:table-cell>
          <table:table-cell office:value-type="float" office:value="0.956184">
            <text:p>0.9561840</text:p>
          </table:table-cell>
          <table:table-cell office:value-type="float" office:value="-0.478092">
            <text:p>-0.4780920</text:p>
          </table:table-cell>
          <table:table-cell office:value-type="float" office:value="-0.145527">
            <text:p>-0.14552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23]-[.$A$167]/(167-40)" office:value-type="float" office:value="0.193700787401575">
            <text:p>0.1937008</text:p>
          </table:table-cell>
          <table:table-cell office:value-type="float" office:value="0.138732">
            <text:p>0.1387320</text:p>
          </table:table-cell>
          <table:table-cell office:value-type="float" office:value="-0.355192">
            <text:p>-0.3551920</text:p>
          </table:table-cell>
          <table:table-cell office:value-type="float" office:value="0.710384">
            <text:p>0.7103840</text:p>
          </table:table-cell>
          <table:table-cell office:value-type="float" office:value="-0.355192">
            <text:p>-0.3551920</text:p>
          </table:table-cell>
          <table:table-cell office:value-type="float" office:value="-0.138732">
            <text:p>-0.1387320</text:p>
          </table:table-cell>
          <table:table-cell office:value-type="float" office:value="0">
            <text:p>0.0000000</text:p>
          </table:table-cell>
          <table:table-cell office:value-type="float" office:value="0.146718">
            <text:p>0.1467180</text:p>
          </table:table-cell>
          <table:table-cell office:value-type="float" office:value="-0.480236">
            <text:p>-0.4802360</text:p>
          </table:table-cell>
          <table:table-cell office:value-type="float" office:value="0.960471">
            <text:p>0.9604710</text:p>
          </table:table-cell>
          <table:table-cell office:value-type="float" office:value="-0.480236">
            <text:p>-0.4802360</text:p>
          </table:table-cell>
          <table:table-cell office:value-type="float" office:value="-0.146718">
            <text:p>-0.14671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24]-[.$A$167]/(167-40)" office:value-type="float" office:value="0.196062992125984">
            <text:p>0.1960630</text:p>
          </table:table-cell>
          <table:table-cell office:value-type="float" office:value="0.139658">
            <text:p>0.1396580</text:p>
          </table:table-cell>
          <table:table-cell office:value-type="float" office:value="-0.354842">
            <text:p>-0.3548420</text:p>
          </table:table-cell>
          <table:table-cell office:value-type="float" office:value="0.709685">
            <text:p>0.7096850</text:p>
          </table:table-cell>
          <table:table-cell office:value-type="float" office:value="-0.354842">
            <text:p>-0.3548420</text:p>
          </table:table-cell>
          <table:table-cell office:value-type="float" office:value="-0.139658">
            <text:p>-0.1396580</text:p>
          </table:table-cell>
          <table:table-cell office:value-type="float" office:value="0">
            <text:p>0.0000000</text:p>
          </table:table-cell>
          <table:table-cell office:value-type="float" office:value="0.147876">
            <text:p>0.1478760</text:p>
          </table:table-cell>
          <table:table-cell office:value-type="float" office:value="-0.482285">
            <text:p>-0.4822850</text:p>
          </table:table-cell>
          <table:table-cell office:value-type="float" office:value="0.96457">
            <text:p>0.9645700</text:p>
          </table:table-cell>
          <table:table-cell office:value-type="float" office:value="-0.482285">
            <text:p>-0.4822850</text:p>
          </table:table-cell>
          <table:table-cell office:value-type="float" office:value="-0.147876">
            <text:p>-0.14787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25]-[.$A$167]/(167-40)" office:value-type="float" office:value="0.198425196850393">
            <text:p>0.1984252</text:p>
          </table:table-cell>
          <table:table-cell office:value-type="float" office:value="0.140557">
            <text:p>0.1405570</text:p>
          </table:table-cell>
          <table:table-cell office:value-type="float" office:value="-0.3545">
            <text:p>-0.3545000</text:p>
          </table:table-cell>
          <table:table-cell office:value-type="float" office:value="0.709">
            <text:p>0.7090000</text:p>
          </table:table-cell>
          <table:table-cell office:value-type="float" office:value="-0.3545">
            <text:p>-0.3545000</text:p>
          </table:table-cell>
          <table:table-cell office:value-type="float" office:value="-0.140557">
            <text:p>-0.1405570</text:p>
          </table:table-cell>
          <table:table-cell office:value-type="float" office:value="0">
            <text:p>0.0000000</text:p>
          </table:table-cell>
          <table:table-cell office:value-type="float" office:value="0.149002">
            <text:p>0.1490020</text:p>
          </table:table-cell>
          <table:table-cell office:value-type="float" office:value="-0.484236">
            <text:p>-0.4842360</text:p>
          </table:table-cell>
          <table:table-cell office:value-type="float" office:value="0.968472">
            <text:p>0.9684720</text:p>
          </table:table-cell>
          <table:table-cell office:value-type="float" office:value="-0.484236">
            <text:p>-0.4842360</text:p>
          </table:table-cell>
          <table:table-cell office:value-type="float" office:value="-0.149002">
            <text:p>-0.14900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26]-[.$A$167]/(167-40)" office:value-type="float" office:value="0.200787401574803">
            <text:p>0.2007874</text:p>
          </table:table-cell>
          <table:table-cell office:value-type="float" office:value="0.14143">
            <text:p>0.1414300</text:p>
          </table:table-cell>
          <table:table-cell office:value-type="float" office:value="-0.354165">
            <text:p>-0.3541650</text:p>
          </table:table-cell>
          <table:table-cell office:value-type="float" office:value="0.70833">
            <text:p>0.7083300</text:p>
          </table:table-cell>
          <table:table-cell office:value-type="float" office:value="-0.354165">
            <text:p>-0.3541650</text:p>
          </table:table-cell>
          <table:table-cell office:value-type="float" office:value="-0.14143">
            <text:p>-0.1414300</text:p>
          </table:table-cell>
          <table:table-cell office:value-type="float" office:value="0">
            <text:p>0.0000000</text:p>
          </table:table-cell>
          <table:table-cell office:value-type="float" office:value="0.150094">
            <text:p>0.1500940</text:p>
          </table:table-cell>
          <table:table-cell office:value-type="float" office:value="-0.486086">
            <text:p>-0.4860860</text:p>
          </table:table-cell>
          <table:table-cell office:value-type="float" office:value="0.972172">
            <text:p>0.9721720</text:p>
          </table:table-cell>
          <table:table-cell office:value-type="float" office:value="-0.486086">
            <text:p>-0.4860860</text:p>
          </table:table-cell>
          <table:table-cell office:value-type="float" office:value="-0.150094">
            <text:p>-0.15009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27]-[.$A$167]/(167-40)" office:value-type="float" office:value="0.203149606299212">
            <text:p>0.2031496</text:p>
          </table:table-cell>
          <table:table-cell office:value-type="float" office:value="0.142275">
            <text:p>0.1422750</text:p>
          </table:table-cell>
          <table:table-cell office:value-type="float" office:value="-0.353839">
            <text:p>-0.3538390</text:p>
          </table:table-cell>
          <table:table-cell office:value-type="float" office:value="0.707677">
            <text:p>0.7076770</text:p>
          </table:table-cell>
          <table:table-cell office:value-type="float" office:value="-0.353839">
            <text:p>-0.3538390</text:p>
          </table:table-cell>
          <table:table-cell office:value-type="float" office:value="-0.142275">
            <text:p>-0.1422750</text:p>
          </table:table-cell>
          <table:table-cell office:value-type="float" office:value="0">
            <text:p>0.0000000</text:p>
          </table:table-cell>
          <table:table-cell office:value-type="float" office:value="0.15115">
            <text:p>0.1511500</text:p>
          </table:table-cell>
          <table:table-cell office:value-type="float" office:value="-0.487831">
            <text:p>-0.4878310</text:p>
          </table:table-cell>
          <table:table-cell office:value-type="float" office:value="0.975663">
            <text:p>0.9756630</text:p>
          </table:table-cell>
          <table:table-cell office:value-type="float" office:value="-0.487831">
            <text:p>-0.4878310</text:p>
          </table:table-cell>
          <table:table-cell office:value-type="float" office:value="-0.15115">
            <text:p>-0.15115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28]-[.$A$167]/(167-40)" office:value-type="float" office:value="0.205511811023622">
            <text:p>0.2055118</text:p>
          </table:table-cell>
          <table:table-cell office:value-type="float" office:value="0.143092">
            <text:p>0.1430920</text:p>
          </table:table-cell>
          <table:table-cell office:value-type="float" office:value="-0.353521">
            <text:p>-0.3535210</text:p>
          </table:table-cell>
          <table:table-cell office:value-type="float" office:value="0.707041">
            <text:p>0.7070410</text:p>
          </table:table-cell>
          <table:table-cell office:value-type="float" office:value="-0.353521">
            <text:p>-0.3535210</text:p>
          </table:table-cell>
          <table:table-cell office:value-type="float" office:value="-0.143092">
            <text:p>-0.1430920</text:p>
          </table:table-cell>
          <table:table-cell office:value-type="float" office:value="0">
            <text:p>0.0000000</text:p>
          </table:table-cell>
          <table:table-cell office:value-type="float" office:value="0.152171">
            <text:p>0.1521710</text:p>
          </table:table-cell>
          <table:table-cell office:value-type="float" office:value="-0.48947">
            <text:p>-0.4894700</text:p>
          </table:table-cell>
          <table:table-cell office:value-type="float" office:value="0.978939">
            <text:p>0.9789390</text:p>
          </table:table-cell>
          <table:table-cell office:value-type="float" office:value="-0.48947">
            <text:p>-0.4894700</text:p>
          </table:table-cell>
          <table:table-cell office:value-type="float" office:value="-0.152171">
            <text:p>-0.1521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29]-[.$A$167]/(167-40)" office:value-type="float" office:value="0.207874015748031">
            <text:p>0.2078740</text:p>
          </table:table-cell>
          <table:table-cell office:value-type="float" office:value="0.143881">
            <text:p>0.1438810</text:p>
          </table:table-cell>
          <table:table-cell office:value-type="float" office:value="-0.353212">
            <text:p>-0.3532120</text:p>
          </table:table-cell>
          <table:table-cell office:value-type="float" office:value="0.706423">
            <text:p>0.7064230</text:p>
          </table:table-cell>
          <table:table-cell office:value-type="float" office:value="-0.353211">
            <text:p>-0.3532110</text:p>
          </table:table-cell>
          <table:table-cell office:value-type="float" office:value="-0.143881">
            <text:p>-0.1438810</text:p>
          </table:table-cell>
          <table:table-cell office:value-type="float" office:value="0">
            <text:p>0.0000000</text:p>
          </table:table-cell>
          <table:table-cell office:value-type="float" office:value="0.153154">
            <text:p>0.1531540</text:p>
          </table:table-cell>
          <table:table-cell office:value-type="float" office:value="-0.490998">
            <text:p>-0.4909980</text:p>
          </table:table-cell>
          <table:table-cell office:value-type="float" office:value="0.981996">
            <text:p>0.9819960</text:p>
          </table:table-cell>
          <table:table-cell office:value-type="float" office:value="-0.490998">
            <text:p>-0.4909980</text:p>
          </table:table-cell>
          <table:table-cell office:value-type="float" office:value="-0.153154">
            <text:p>-0.15315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30]-[.$A$167]/(167-40)" office:value-type="float" office:value="0.210236220472441">
            <text:p>0.2102362</text:p>
          </table:table-cell>
          <table:table-cell office:value-type="float" office:value="0.144642">
            <text:p>0.1446420</text:p>
          </table:table-cell>
          <table:table-cell office:value-type="float" office:value="-0.352912">
            <text:p>-0.3529120</text:p>
          </table:table-cell>
          <table:table-cell office:value-type="float" office:value="0.705823">
            <text:p>0.7058230</text:p>
          </table:table-cell>
          <table:table-cell office:value-type="float" office:value="-0.352912">
            <text:p>-0.3529120</text:p>
          </table:table-cell>
          <table:table-cell office:value-type="float" office:value="-0.144642">
            <text:p>-0.1446420</text:p>
          </table:table-cell>
          <table:table-cell office:value-type="float" office:value="0">
            <text:p>0.0000000</text:p>
          </table:table-cell>
          <table:table-cell office:value-type="float" office:value="0.1541">
            <text:p>0.1541000</text:p>
          </table:table-cell>
          <table:table-cell office:value-type="float" office:value="-0.492414">
            <text:p>-0.4924140</text:p>
          </table:table-cell>
          <table:table-cell office:value-type="float" office:value="0.984828">
            <text:p>0.9848280</text:p>
          </table:table-cell>
          <table:table-cell office:value-type="float" office:value="-0.492414">
            <text:p>-0.4924140</text:p>
          </table:table-cell>
          <table:table-cell office:value-type="float" office:value="-0.1541">
            <text:p>-0.15410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31]-[.$A$167]/(167-40)" office:value-type="float" office:value="0.21259842519685">
            <text:p>0.2125984</text:p>
          </table:table-cell>
          <table:table-cell office:value-type="float" office:value="0.145374">
            <text:p>0.1453740</text:p>
          </table:table-cell>
          <table:table-cell office:value-type="float" office:value="-0.352621">
            <text:p>-0.3526210</text:p>
          </table:table-cell>
          <table:table-cell office:value-type="float" office:value="0.705242">
            <text:p>0.7052420</text:p>
          </table:table-cell>
          <table:table-cell office:value-type="float" office:value="-0.352621">
            <text:p>-0.3526210</text:p>
          </table:table-cell>
          <table:table-cell office:value-type="float" office:value="-0.145374">
            <text:p>-0.1453740</text:p>
          </table:table-cell>
          <table:table-cell office:value-type="float" office:value="0">
            <text:p>0.0000000</text:p>
          </table:table-cell>
          <table:table-cell office:value-type="float" office:value="0.155006">
            <text:p>0.1550060</text:p>
          </table:table-cell>
          <table:table-cell office:value-type="float" office:value="-0.493715">
            <text:p>-0.4937150</text:p>
          </table:table-cell>
          <table:table-cell office:value-type="float" office:value="0.98743">
            <text:p>0.9874300</text:p>
          </table:table-cell>
          <table:table-cell office:value-type="float" office:value="-0.493715">
            <text:p>-0.4937150</text:p>
          </table:table-cell>
          <table:table-cell office:value-type="float" office:value="-0.155006">
            <text:p>-0.15500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32]-[.$A$167]/(167-40)" office:value-type="float" office:value="0.21496062992126">
            <text:p>0.2149606</text:p>
          </table:table-cell>
          <table:table-cell office:value-type="float" office:value="0.146077">
            <text:p>0.1460770</text:p>
          </table:table-cell>
          <table:table-cell office:value-type="float" office:value="-0.352341">
            <text:p>-0.3523410</text:p>
          </table:table-cell>
          <table:table-cell office:value-type="float" office:value="0.704681">
            <text:p>0.7046810</text:p>
          </table:table-cell>
          <table:table-cell office:value-type="float" office:value="-0.352341">
            <text:p>-0.3523410</text:p>
          </table:table-cell>
          <table:table-cell office:value-type="float" office:value="-0.146077">
            <text:p>-0.1460770</text:p>
          </table:table-cell>
          <table:table-cell office:value-type="float" office:value="0">
            <text:p>0.0000000</text:p>
          </table:table-cell>
          <table:table-cell office:value-type="float" office:value="0.155873">
            <text:p>0.1558730</text:p>
          </table:table-cell>
          <table:table-cell office:value-type="float" office:value="-0.494899">
            <text:p>-0.4948990</text:p>
          </table:table-cell>
          <table:table-cell office:value-type="float" office:value="0.989798">
            <text:p>0.9897980</text:p>
          </table:table-cell>
          <table:table-cell office:value-type="float" office:value="-0.494899">
            <text:p>-0.4948990</text:p>
          </table:table-cell>
          <table:table-cell office:value-type="float" office:value="-0.155873">
            <text:p>-0.15587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33]-[.$A$167]/(167-40)" office:value-type="float" office:value="0.217322834645669">
            <text:p>0.2173228</text:p>
          </table:table-cell>
          <table:table-cell office:value-type="float" office:value="0.146751">
            <text:p>0.1467510</text:p>
          </table:table-cell>
          <table:table-cell office:value-type="float" office:value="-0.35207">
            <text:p>-0.3520700</text:p>
          </table:table-cell>
          <table:table-cell office:value-type="float" office:value="0.70414">
            <text:p>0.7041400</text:p>
          </table:table-cell>
          <table:table-cell office:value-type="float" office:value="-0.35207">
            <text:p>-0.3520700</text:p>
          </table:table-cell>
          <table:table-cell office:value-type="float" office:value="-0.146751">
            <text:p>-0.1467510</text:p>
          </table:table-cell>
          <table:table-cell office:value-type="float" office:value="0">
            <text:p>0.0000000</text:p>
          </table:table-cell>
          <table:table-cell office:value-type="float" office:value="0.1567">
            <text:p>0.1567000</text:p>
          </table:table-cell>
          <table:table-cell office:value-type="float" office:value="-0.495964">
            <text:p>-0.4959640</text:p>
          </table:table-cell>
          <table:table-cell office:value-type="float" office:value="0.991928">
            <text:p>0.9919280</text:p>
          </table:table-cell>
          <table:table-cell office:value-type="float" office:value="-0.495964">
            <text:p>-0.4959640</text:p>
          </table:table-cell>
          <table:table-cell office:value-type="float" office:value="-0.1567">
            <text:p>-0.15670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34]-[.$A$167]/(167-40)" office:value-type="float" office:value="0.219685039370079">
            <text:p>0.2196850</text:p>
          </table:table-cell>
          <table:table-cell office:value-type="float" office:value="0.147396">
            <text:p>0.1473960</text:p>
          </table:table-cell>
          <table:table-cell office:value-type="float" office:value="-0.35181">
            <text:p>-0.3518100</text:p>
          </table:table-cell>
          <table:table-cell office:value-type="float" office:value="0.70362">
            <text:p>0.7036200</text:p>
          </table:table-cell>
          <table:table-cell office:value-type="float" office:value="-0.35181">
            <text:p>-0.3518100</text:p>
          </table:table-cell>
          <table:table-cell office:value-type="float" office:value="-0.147396">
            <text:p>-0.1473960</text:p>
          </table:table-cell>
          <table:table-cell office:value-type="float" office:value="0">
            <text:p>0.0000000</text:p>
          </table:table-cell>
          <table:table-cell office:value-type="float" office:value="0.157485">
            <text:p>0.1574850</text:p>
          </table:table-cell>
          <table:table-cell office:value-type="float" office:value="-0.496909">
            <text:p>-0.4969090</text:p>
          </table:table-cell>
          <table:table-cell office:value-type="float" office:value="0.993818">
            <text:p>0.9938180</text:p>
          </table:table-cell>
          <table:table-cell office:value-type="float" office:value="-0.496909">
            <text:p>-0.4969090</text:p>
          </table:table-cell>
          <table:table-cell office:value-type="float" office:value="-0.157485">
            <text:p>-0.15748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35]-[.$A$167]/(167-40)" office:value-type="float" office:value="0.222047244094488">
            <text:p>0.2220472</text:p>
          </table:table-cell>
          <table:table-cell office:value-type="float" office:value="0.14801">
            <text:p>0.1480100</text:p>
          </table:table-cell>
          <table:table-cell office:value-type="float" office:value="-0.351561">
            <text:p>-0.3515610</text:p>
          </table:table-cell>
          <table:table-cell office:value-type="float" office:value="0.703122">
            <text:p>0.7031220</text:p>
          </table:table-cell>
          <table:table-cell office:value-type="float" office:value="-0.351561">
            <text:p>-0.3515610</text:p>
          </table:table-cell>
          <table:table-cell office:value-type="float" office:value="-0.14801">
            <text:p>-0.1480100</text:p>
          </table:table-cell>
          <table:table-cell office:value-type="float" office:value="0">
            <text:p>0.0000000</text:p>
          </table:table-cell>
          <table:table-cell office:value-type="float" office:value="0.158228">
            <text:p>0.1582280</text:p>
          </table:table-cell>
          <table:table-cell office:value-type="float" office:value="-0.497732">
            <text:p>-0.4977320</text:p>
          </table:table-cell>
          <table:table-cell office:value-type="float" office:value="0.995463">
            <text:p>0.9954630</text:p>
          </table:table-cell>
          <table:table-cell office:value-type="float" office:value="-0.497732">
            <text:p>-0.4977320</text:p>
          </table:table-cell>
          <table:table-cell office:value-type="float" office:value="-0.158228">
            <text:p>-0.15822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36]-[.$A$167]/(167-40)" office:value-type="float" office:value="0.224409448818897">
            <text:p>0.2244094</text:p>
          </table:table-cell>
          <table:table-cell office:value-type="float" office:value="0.148595">
            <text:p>0.1485950</text:p>
          </table:table-cell>
          <table:table-cell office:value-type="float" office:value="-0.351323">
            <text:p>-0.3513230</text:p>
          </table:table-cell>
          <table:table-cell office:value-type="float" office:value="0.702646">
            <text:p>0.7026460</text:p>
          </table:table-cell>
          <table:table-cell office:value-type="float" office:value="-0.351323">
            <text:p>-0.3513230</text:p>
          </table:table-cell>
          <table:table-cell office:value-type="float" office:value="-0.148595">
            <text:p>-0.1485950</text:p>
          </table:table-cell>
          <table:table-cell office:value-type="float" office:value="0">
            <text:p>0.0000000</text:p>
          </table:table-cell>
          <table:table-cell office:value-type="float" office:value="0.158929">
            <text:p>0.1589290</text:p>
          </table:table-cell>
          <table:table-cell office:value-type="float" office:value="-0.498431">
            <text:p>-0.4984310</text:p>
          </table:table-cell>
          <table:table-cell office:value-type="float" office:value="0.996862">
            <text:p>0.9968620</text:p>
          </table:table-cell>
          <table:table-cell office:value-type="float" office:value="-0.498431">
            <text:p>-0.4984310</text:p>
          </table:table-cell>
          <table:table-cell office:value-type="float" office:value="-0.158929">
            <text:p>-0.15892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37]-[.$A$167]/(167-40)" office:value-type="float" office:value="0.226771653543307">
            <text:p>0.2267717</text:p>
          </table:table-cell>
          <table:table-cell office:value-type="float" office:value="0.149149">
            <text:p>0.1491490</text:p>
          </table:table-cell>
          <table:table-cell office:value-type="float" office:value="-0.351096">
            <text:p>-0.3510960</text:p>
          </table:table-cell>
          <table:table-cell office:value-type="float" office:value="0.702192">
            <text:p>0.7021920</text:p>
          </table:table-cell>
          <table:table-cell office:value-type="float" office:value="-0.351096">
            <text:p>-0.3510960</text:p>
          </table:table-cell>
          <table:table-cell office:value-type="float" office:value="-0.149149">
            <text:p>-0.1491490</text:p>
          </table:table-cell>
          <table:table-cell office:value-type="float" office:value="0">
            <text:p>0.0000000</text:p>
          </table:table-cell>
          <table:table-cell office:value-type="float" office:value="0.159586">
            <text:p>0.1595860</text:p>
          </table:table-cell>
          <table:table-cell office:value-type="float" office:value="-0.499006">
            <text:p>-0.4990060</text:p>
          </table:table-cell>
          <table:table-cell office:value-type="float" office:value="0.998011">
            <text:p>0.9980110</text:p>
          </table:table-cell>
          <table:table-cell office:value-type="float" office:value="-0.499005">
            <text:p>-0.4990050</text:p>
          </table:table-cell>
          <table:table-cell office:value-type="float" office:value="-0.159586">
            <text:p>-0.15958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38]-[.$A$167]/(167-40)" office:value-type="float" office:value="0.229133858267716">
            <text:p>0.2291339</text:p>
          </table:table-cell>
          <table:table-cell office:value-type="float" office:value="0.149673">
            <text:p>0.1496730</text:p>
          </table:table-cell>
          <table:table-cell office:value-type="float" office:value="-0.350881">
            <text:p>-0.3508810</text:p>
          </table:table-cell>
          <table:table-cell office:value-type="float" office:value="0.701761">
            <text:p>0.7017610</text:p>
          </table:table-cell>
          <table:table-cell office:value-type="float" office:value="-0.35088">
            <text:p>-0.3508800</text:p>
          </table:table-cell>
          <table:table-cell office:value-type="float" office:value="-0.149673">
            <text:p>-0.1496730</text:p>
          </table:table-cell>
          <table:table-cell office:value-type="float" office:value="0">
            <text:p>0.0000000</text:p>
          </table:table-cell>
          <table:table-cell office:value-type="float" office:value="0.160199">
            <text:p>0.1601990</text:p>
          </table:table-cell>
          <table:table-cell office:value-type="float" office:value="-0.499455">
            <text:p>-0.4994550</text:p>
          </table:table-cell>
          <table:table-cell office:value-type="float" office:value="0.998909">
            <text:p>0.9989090</text:p>
          </table:table-cell>
          <table:table-cell office:value-type="float" office:value="-0.499454">
            <text:p>-0.4994540</text:p>
          </table:table-cell>
          <table:table-cell office:value-type="float" office:value="-0.160199">
            <text:p>-0.16019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39]-[.$A$167]/(167-40)" office:value-type="float" office:value="0.231496062992126">
            <text:p>0.2314961</text:p>
          </table:table-cell>
          <table:table-cell office:value-type="float" office:value="0.150166">
            <text:p>0.1501660</text:p>
          </table:table-cell>
          <table:table-cell office:value-type="float" office:value="-0.350677">
            <text:p>-0.3506770</text:p>
          </table:table-cell>
          <table:table-cell office:value-type="float" office:value="0.701354">
            <text:p>0.7013540</text:p>
          </table:table-cell>
          <table:table-cell office:value-type="float" office:value="-0.350677">
            <text:p>-0.3506770</text:p>
          </table:table-cell>
          <table:table-cell office:value-type="float" office:value="-0.150166">
            <text:p>-0.1501660</text:p>
          </table:table-cell>
          <table:table-cell office:value-type="float" office:value="0">
            <text:p>0.0000000</text:p>
          </table:table-cell>
          <table:table-cell office:value-type="float" office:value="0.160768">
            <text:p>0.1607680</text:p>
          </table:table-cell>
          <table:table-cell office:value-type="float" office:value="-0.499777">
            <text:p>-0.4997770</text:p>
          </table:table-cell>
          <table:table-cell office:value-type="float" office:value="0.999554">
            <text:p>0.9995540</text:p>
          </table:table-cell>
          <table:table-cell office:value-type="float" office:value="-0.499777">
            <text:p>-0.4997770</text:p>
          </table:table-cell>
          <table:table-cell office:value-type="float" office:value="-0.160768">
            <text:p>-0.16076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40]-[.$A$167]/(167-40)" office:value-type="float" office:value="0.233858267716535">
            <text:p>0.2338583</text:p>
          </table:table-cell>
          <table:table-cell office:value-type="float" office:value="0.150628">
            <text:p>0.1506280</text:p>
          </table:table-cell>
          <table:table-cell office:value-type="float" office:value="-0.350485">
            <text:p>-0.3504850</text:p>
          </table:table-cell>
          <table:table-cell office:value-type="float" office:value="0.700971">
            <text:p>0.7009710</text:p>
          </table:table-cell>
          <table:table-cell office:value-type="float" office:value="-0.350485">
            <text:p>-0.3504850</text:p>
          </table:table-cell>
          <table:table-cell office:value-type="float" office:value="-0.150628">
            <text:p>-0.1506280</text:p>
          </table:table-cell>
          <table:table-cell office:value-type="float" office:value="0">
            <text:p>0.0000000</text:p>
          </table:table-cell>
          <table:table-cell office:value-type="float" office:value="0.161293">
            <text:p>0.1612930</text:p>
          </table:table-cell>
          <table:table-cell office:value-type="float" office:value="-0.499973">
            <text:p>-0.4999730</text:p>
          </table:table-cell>
          <table:table-cell office:value-type="float" office:value="0.999946">
            <text:p>0.9999460</text:p>
          </table:table-cell>
          <table:table-cell office:value-type="float" office:value="-0.499973">
            <text:p>-0.4999730</text:p>
          </table:table-cell>
          <table:table-cell office:value-type="float" office:value="-0.161293">
            <text:p>-0.16129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41]-[.$A$167]/(167-40)" office:value-type="float" office:value="0.236220472440945">
            <text:p>0.2362205</text:p>
          </table:table-cell>
          <table:table-cell office:value-type="float" office:value="0.15106">
            <text:p>0.1510600</text:p>
          </table:table-cell>
          <table:table-cell office:value-type="float" office:value="-0.350306">
            <text:p>-0.3503060</text:p>
          </table:table-cell>
          <table:table-cell office:value-type="float" office:value="0.700612">
            <text:p>0.7006120</text:p>
          </table:table-cell>
          <table:table-cell office:value-type="float" office:value="-0.350306">
            <text:p>-0.3503060</text:p>
          </table:table-cell>
          <table:table-cell office:value-type="float" office:value="-0.15106">
            <text:p>-0.1510600</text:p>
          </table:table-cell>
          <table:table-cell office:value-type="float" office:value="0">
            <text:p>0.0000000</text:p>
          </table:table-cell>
          <table:table-cell office:value-type="float" office:value="0.161772">
            <text:p>0.1617720</text:p>
          </table:table-cell>
          <table:table-cell office:value-type="float" office:value="-0.500041">
            <text:p>-0.5000410</text:p>
          </table:table-cell>
          <table:table-cell office:value-type="float" office:value="1.000082">
            <text:p>1.0000820</text:p>
          </table:table-cell>
          <table:table-cell office:value-type="float" office:value="-0.500041">
            <text:p>-0.5000410</text:p>
          </table:table-cell>
          <table:table-cell office:value-type="float" office:value="-0.161772">
            <text:p>-0.16177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42]-[.$A$167]/(167-40)" office:value-type="float" office:value="0.238582677165354">
            <text:p>0.2385827</text:p>
          </table:table-cell>
          <table:table-cell office:value-type="float" office:value="0.15146">
            <text:p>0.1514600</text:p>
          </table:table-cell>
          <table:table-cell office:value-type="float" office:value="-0.350139">
            <text:p>-0.3501390</text:p>
          </table:table-cell>
          <table:table-cell office:value-type="float" office:value="0.700278">
            <text:p>0.7002780</text:p>
          </table:table-cell>
          <table:table-cell office:value-type="float" office:value="-0.350139">
            <text:p>-0.3501390</text:p>
          </table:table-cell>
          <table:table-cell office:value-type="float" office:value="-0.15146">
            <text:p>-0.1514600</text:p>
          </table:table-cell>
          <table:table-cell office:value-type="float" office:value="0">
            <text:p>0.0000000</text:p>
          </table:table-cell>
          <table:table-cell office:value-type="float" office:value="0.162205">
            <text:p>0.1622050</text:p>
          </table:table-cell>
          <table:table-cell office:value-type="float" office:value="-0.499982">
            <text:p>-0.4999820</text:p>
          </table:table-cell>
          <table:table-cell office:value-type="float" office:value="0.999964">
            <text:p>0.9999640</text:p>
          </table:table-cell>
          <table:table-cell office:value-type="float" office:value="-0.499982">
            <text:p>-0.4999820</text:p>
          </table:table-cell>
          <table:table-cell office:value-type="float" office:value="-0.162205">
            <text:p>-0.16220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43]-[.$A$167]/(167-40)" office:value-type="float" office:value="0.240944881889764">
            <text:p>0.2409449</text:p>
          </table:table-cell>
          <table:table-cell office:value-type="float" office:value="0.151828">
            <text:p>0.1518280</text:p>
          </table:table-cell>
          <table:table-cell office:value-type="float" office:value="-0.349985">
            <text:p>-0.3499850</text:p>
          </table:table-cell>
          <table:table-cell office:value-type="float" office:value="0.69997">
            <text:p>0.6999700</text:p>
          </table:table-cell>
          <table:table-cell office:value-type="float" office:value="-0.349985">
            <text:p>-0.3499850</text:p>
          </table:table-cell>
          <table:table-cell office:value-type="float" office:value="-0.151828">
            <text:p>-0.1518280</text:p>
          </table:table-cell>
          <table:table-cell office:value-type="float" office:value="0">
            <text:p>0.0000000</text:p>
          </table:table-cell>
          <table:table-cell office:value-type="float" office:value="0.162599">
            <text:p>0.1625990</text:p>
          </table:table-cell>
          <table:table-cell office:value-type="float" office:value="-0.499864">
            <text:p>-0.4998640</text:p>
          </table:table-cell>
          <table:table-cell office:value-type="float" office:value="0.999728">
            <text:p>0.9997280</text:p>
          </table:table-cell>
          <table:table-cell office:value-type="float" office:value="-0.499864">
            <text:p>-0.4998640</text:p>
          </table:table-cell>
          <table:table-cell office:value-type="float" office:value="-0.162599">
            <text:p>-0.16259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44]-[.$A$167]/(167-40)" office:value-type="float" office:value="0.243307086614173">
            <text:p>0.2433071</text:p>
          </table:table-cell>
          <table:table-cell office:value-type="float" office:value="0.152165">
            <text:p>0.1521650</text:p>
          </table:table-cell>
          <table:table-cell office:value-type="float" office:value="-0.349844">
            <text:p>-0.3498440</text:p>
          </table:table-cell>
          <table:table-cell office:value-type="float" office:value="0.699687">
            <text:p>0.6996870</text:p>
          </table:table-cell>
          <table:table-cell office:value-type="float" office:value="-0.349843">
            <text:p>-0.3498430</text:p>
          </table:table-cell>
          <table:table-cell office:value-type="float" office:value="-0.152165">
            <text:p>-0.1521650</text:p>
          </table:table-cell>
          <table:table-cell office:value-type="float" office:value="0">
            <text:p>0.0000000</text:p>
          </table:table-cell>
          <table:table-cell office:value-type="float" office:value="0.162959">
            <text:p>0.1629590</text:p>
          </table:table-cell>
          <table:table-cell office:value-type="float" office:value="-0.499756">
            <text:p>-0.4997560</text:p>
          </table:table-cell>
          <table:table-cell office:value-type="float" office:value="0.999511">
            <text:p>0.9995110</text:p>
          </table:table-cell>
          <table:table-cell office:value-type="float" office:value="-0.499755">
            <text:p>-0.4997550</text:p>
          </table:table-cell>
          <table:table-cell office:value-type="float" office:value="-0.162959">
            <text:p>-0.16295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45]-[.$A$167]/(167-40)" office:value-type="float" office:value="0.245669291338583">
            <text:p>0.2456693</text:p>
          </table:table-cell>
          <table:table-cell office:value-type="float" office:value="0.15247">
            <text:p>0.1524700</text:p>
          </table:table-cell>
          <table:table-cell office:value-type="float" office:value="-0.349715">
            <text:p>-0.3497150</text:p>
          </table:table-cell>
          <table:table-cell office:value-type="float" office:value="0.69943">
            <text:p>0.6994300</text:p>
          </table:table-cell>
          <table:table-cell office:value-type="float" office:value="-0.349715">
            <text:p>-0.3497150</text:p>
          </table:table-cell>
          <table:table-cell office:value-type="float" office:value="-0.15247">
            <text:p>-0.1524700</text:p>
          </table:table-cell>
          <table:table-cell office:value-type="float" office:value="0">
            <text:p>0.0000000</text:p>
          </table:table-cell>
          <table:table-cell office:value-type="float" office:value="0.163285">
            <text:p>0.1632850</text:p>
          </table:table-cell>
          <table:table-cell office:value-type="float" office:value="-0.499657">
            <text:p>-0.4996570</text:p>
          </table:table-cell>
          <table:table-cell office:value-type="float" office:value="0.999314">
            <text:p>0.9993140</text:p>
          </table:table-cell>
          <table:table-cell office:value-type="float" office:value="-0.499657">
            <text:p>-0.4996570</text:p>
          </table:table-cell>
          <table:table-cell office:value-type="float" office:value="-0.163285">
            <text:p>-0.16328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46]-[.$A$167]/(167-40)" office:value-type="float" office:value="0.248031496062992">
            <text:p>0.2480315</text:p>
          </table:table-cell>
          <table:table-cell office:value-type="float" office:value="0.152744">
            <text:p>0.1527440</text:p>
          </table:table-cell>
          <table:table-cell office:value-type="float" office:value="-0.3496">
            <text:p>-0.3496000</text:p>
          </table:table-cell>
          <table:table-cell office:value-type="float" office:value="0.699199">
            <text:p>0.6991990</text:p>
          </table:table-cell>
          <table:table-cell office:value-type="float" office:value="-0.3496">
            <text:p>-0.3496000</text:p>
          </table:table-cell>
          <table:table-cell office:value-type="float" office:value="-0.152744">
            <text:p>-0.1527440</text:p>
          </table:table-cell>
          <table:table-cell office:value-type="float" office:value="0">
            <text:p>0.0000000</text:p>
          </table:table-cell>
          <table:table-cell office:value-type="float" office:value="0.163578">
            <text:p>0.1635780</text:p>
          </table:table-cell>
          <table:table-cell office:value-type="float" office:value="-0.499569">
            <text:p>-0.4995690</text:p>
          </table:table-cell>
          <table:table-cell office:value-type="float" office:value="0.999138">
            <text:p>0.9991380</text:p>
          </table:table-cell>
          <table:table-cell office:value-type="float" office:value="-0.499569">
            <text:p>-0.4995690</text:p>
          </table:table-cell>
          <table:table-cell office:value-type="float" office:value="-0.163578">
            <text:p>-0.16357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47]-[.$A$167]/(167-40)" office:value-type="float" office:value="0.250393700787401">
            <text:p>0.2503937</text:p>
          </table:table-cell>
          <table:table-cell office:value-type="float" office:value="0.152985">
            <text:p>0.1529850</text:p>
          </table:table-cell>
          <table:table-cell office:value-type="float" office:value="-0.349498">
            <text:p>-0.3494980</text:p>
          </table:table-cell>
          <table:table-cell office:value-type="float" office:value="0.698995">
            <text:p>0.6989950</text:p>
          </table:table-cell>
          <table:table-cell office:value-type="float" office:value="-0.349497">
            <text:p>-0.3494970</text:p>
          </table:table-cell>
          <table:table-cell office:value-type="float" office:value="-0.152985">
            <text:p>-0.1529850</text:p>
          </table:table-cell>
          <table:table-cell office:value-type="float" office:value="0">
            <text:p>0.0000000</text:p>
          </table:table-cell>
          <table:table-cell office:value-type="float" office:value="0.163836">
            <text:p>0.1638360</text:p>
          </table:table-cell>
          <table:table-cell office:value-type="float" office:value="-0.499491">
            <text:p>-0.4994910</text:p>
          </table:table-cell>
          <table:table-cell office:value-type="float" office:value="0.998982">
            <text:p>0.9989820</text:p>
          </table:table-cell>
          <table:table-cell office:value-type="float" office:value="-0.499491">
            <text:p>-0.4994910</text:p>
          </table:table-cell>
          <table:table-cell office:value-type="float" office:value="-0.163836">
            <text:p>-0.16383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48]-[.$A$167]/(167-40)" office:value-type="float" office:value="0.252755905511811">
            <text:p>0.2527559</text:p>
          </table:table-cell>
          <table:table-cell office:value-type="float" office:value="0.153195">
            <text:p>0.1531950</text:p>
          </table:table-cell>
          <table:table-cell office:value-type="float" office:value="-0.349409">
            <text:p>-0.3494090</text:p>
          </table:table-cell>
          <table:table-cell office:value-type="float" office:value="0.698818">
            <text:p>0.6988180</text:p>
          </table:table-cell>
          <table:table-cell office:value-type="float" office:value="-0.349409">
            <text:p>-0.3494090</text:p>
          </table:table-cell>
          <table:table-cell office:value-type="float" office:value="-0.153195">
            <text:p>-0.1531950</text:p>
          </table:table-cell>
          <table:table-cell office:value-type="float" office:value="0">
            <text:p>0.0000000</text:p>
          </table:table-cell>
          <table:table-cell office:value-type="float" office:value="0.16406">
            <text:p>0.1640600</text:p>
          </table:table-cell>
          <table:table-cell office:value-type="float" office:value="-0.499423">
            <text:p>-0.4994230</text:p>
          </table:table-cell>
          <table:table-cell office:value-type="float" office:value="0.998846">
            <text:p>0.9988460</text:p>
          </table:table-cell>
          <table:table-cell office:value-type="float" office:value="-0.499423">
            <text:p>-0.4994230</text:p>
          </table:table-cell>
          <table:table-cell office:value-type="float" office:value="-0.16406">
            <text:p>-0.16406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49]-[.$A$167]/(167-40)" office:value-type="float" office:value="0.25511811023622">
            <text:p>0.2551181</text:p>
          </table:table-cell>
          <table:table-cell office:value-type="float" office:value="0.153373">
            <text:p>0.1533730</text:p>
          </table:table-cell>
          <table:table-cell office:value-type="float" office:value="-0.349334">
            <text:p>-0.3493340</text:p>
          </table:table-cell>
          <table:table-cell office:value-type="float" office:value="0.698667">
            <text:p>0.6986670</text:p>
          </table:table-cell>
          <table:table-cell office:value-type="float" office:value="-0.349334">
            <text:p>-0.3493340</text:p>
          </table:table-cell>
          <table:table-cell office:value-type="float" office:value="-0.153373">
            <text:p>-0.1533730</text:p>
          </table:table-cell>
          <table:table-cell office:value-type="float" office:value="0">
            <text:p>0.0000000</text:p>
          </table:table-cell>
          <table:table-cell office:value-type="float" office:value="0.164249">
            <text:p>0.1642490</text:p>
          </table:table-cell>
          <table:table-cell office:value-type="float" office:value="-0.499365">
            <text:p>-0.4993650</text:p>
          </table:table-cell>
          <table:table-cell office:value-type="float" office:value="0.998731">
            <text:p>0.9987310</text:p>
          </table:table-cell>
          <table:table-cell office:value-type="float" office:value="-0.499365">
            <text:p>-0.4993650</text:p>
          </table:table-cell>
          <table:table-cell office:value-type="float" office:value="-0.164249">
            <text:p>-0.16424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50]-[.$A$167]/(167-40)" office:value-type="float" office:value="0.25748031496063">
            <text:p>0.2574803</text:p>
          </table:table-cell>
          <table:table-cell office:value-type="float" office:value="0.153518">
            <text:p>0.1535180</text:p>
          </table:table-cell>
          <table:table-cell office:value-type="float" office:value="-0.349272">
            <text:p>-0.3492720</text:p>
          </table:table-cell>
          <table:table-cell office:value-type="float" office:value="0.698544">
            <text:p>0.6985440</text:p>
          </table:table-cell>
          <table:table-cell office:value-type="float" office:value="-0.349272">
            <text:p>-0.3492720</text:p>
          </table:table-cell>
          <table:table-cell office:value-type="float" office:value="-0.153518">
            <text:p>-0.1535180</text:p>
          </table:table-cell>
          <table:table-cell office:value-type="float" office:value="0">
            <text:p>0.0000000</text:p>
          </table:table-cell>
          <table:table-cell office:value-type="float" office:value="0.164404">
            <text:p>0.1644040</text:p>
          </table:table-cell>
          <table:table-cell office:value-type="float" office:value="-0.499318">
            <text:p>-0.4993180</text:p>
          </table:table-cell>
          <table:table-cell office:value-type="float" office:value="0.998636">
            <text:p>0.9986360</text:p>
          </table:table-cell>
          <table:table-cell office:value-type="float" office:value="-0.499318">
            <text:p>-0.4993180</text:p>
          </table:table-cell>
          <table:table-cell office:value-type="float" office:value="-0.164404">
            <text:p>-0.16440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51]-[.$A$167]/(167-40)" office:value-type="float" office:value="0.259842519685039">
            <text:p>0.2598425</text:p>
          </table:table-cell>
          <table:table-cell office:value-type="float" office:value="0.153631">
            <text:p>0.1536310</text:p>
          </table:table-cell>
          <table:table-cell office:value-type="float" office:value="-0.349224">
            <text:p>-0.3492240</text:p>
          </table:table-cell>
          <table:table-cell office:value-type="float" office:value="0.698448">
            <text:p>0.6984480</text:p>
          </table:table-cell>
          <table:table-cell office:value-type="float" office:value="-0.349224">
            <text:p>-0.3492240</text:p>
          </table:table-cell>
          <table:table-cell office:value-type="float" office:value="-0.153631">
            <text:p>-0.1536310</text:p>
          </table:table-cell>
          <table:table-cell office:value-type="float" office:value="0">
            <text:p>0.0000000</text:p>
          </table:table-cell>
          <table:table-cell office:value-type="float" office:value="0.164525">
            <text:p>0.1645250</text:p>
          </table:table-cell>
          <table:table-cell office:value-type="float" office:value="-0.499281">
            <text:p>-0.4992810</text:p>
          </table:table-cell>
          <table:table-cell office:value-type="float" office:value="0.998563">
            <text:p>0.9985630</text:p>
          </table:table-cell>
          <table:table-cell office:value-type="float" office:value="-0.499281">
            <text:p>-0.4992810</text:p>
          </table:table-cell>
          <table:table-cell office:value-type="float" office:value="-0.164525">
            <text:p>-0.16452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52]-[.$A$167]/(167-40)" office:value-type="float" office:value="0.262204724409449">
            <text:p>0.2622047</text:p>
          </table:table-cell>
          <table:table-cell office:value-type="float" office:value="0.153712">
            <text:p>0.1537120</text:p>
          </table:table-cell>
          <table:table-cell office:value-type="float" office:value="-0.349189">
            <text:p>-0.3491890</text:p>
          </table:table-cell>
          <table:table-cell office:value-type="float" office:value="0.698379">
            <text:p>0.6983790</text:p>
          </table:table-cell>
          <table:table-cell office:value-type="float" office:value="-0.349189">
            <text:p>-0.3491890</text:p>
          </table:table-cell>
          <table:table-cell office:value-type="float" office:value="-0.153712">
            <text:p>-0.1537120</text:p>
          </table:table-cell>
          <table:table-cell office:value-type="float" office:value="0">
            <text:p>0.0000000</text:p>
          </table:table-cell>
          <table:table-cell office:value-type="float" office:value="0.164611">
            <text:p>0.1646110</text:p>
          </table:table-cell>
          <table:table-cell office:value-type="float" office:value="-0.499255">
            <text:p>-0.4992550</text:p>
          </table:table-cell>
          <table:table-cell office:value-type="float" office:value="0.99851">
            <text:p>0.9985100</text:p>
          </table:table-cell>
          <table:table-cell office:value-type="float" office:value="-0.499255">
            <text:p>-0.4992550</text:p>
          </table:table-cell>
          <table:table-cell office:value-type="float" office:value="-0.164611">
            <text:p>-0.16461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53]-[.$A$167]/(167-40)" office:value-type="float" office:value="0.264566929133858">
            <text:p>0.2645669</text:p>
          </table:table-cell>
          <table:table-cell office:value-type="float" office:value="0.15376">
            <text:p>0.1537600</text:p>
          </table:table-cell>
          <table:table-cell office:value-type="float" office:value="-0.349169">
            <text:p>-0.3491690</text:p>
          </table:table-cell>
          <table:table-cell office:value-type="float" office:value="0.698338">
            <text:p>0.6983380</text:p>
          </table:table-cell>
          <table:table-cell office:value-type="float" office:value="-0.349169">
            <text:p>-0.3491690</text:p>
          </table:table-cell>
          <table:table-cell office:value-type="float" office:value="-0.15376">
            <text:p>-0.1537600</text:p>
          </table:table-cell>
          <table:table-cell office:value-type="float" office:value="0">
            <text:p>0.0000000</text:p>
          </table:table-cell>
          <table:table-cell office:value-type="float" office:value="0.164663">
            <text:p>0.1646630</text:p>
          </table:table-cell>
          <table:table-cell office:value-type="float" office:value="-0.499239">
            <text:p>-0.4992390</text:p>
          </table:table-cell>
          <table:table-cell office:value-type="float" office:value="0.998479">
            <text:p>0.9984790</text:p>
          </table:table-cell>
          <table:table-cell office:value-type="float" office:value="-0.499239">
            <text:p>-0.4992390</text:p>
          </table:table-cell>
          <table:table-cell office:value-type="float" office:value="-0.164663">
            <text:p>-0.16466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54]-[.$A$167]/(167-40)" office:value-type="float" office:value="0.266929133858268">
            <text:p>0.2669291</text:p>
          </table:table-cell>
          <table:table-cell office:value-type="float" office:value="0.153776">
            <text:p>0.1537760</text:p>
          </table:table-cell>
          <table:table-cell office:value-type="float" office:value="-0.349162">
            <text:p>-0.3491620</text:p>
          </table:table-cell>
          <table:table-cell office:value-type="float" office:value="0.698324">
            <text:p>0.6983240</text:p>
          </table:table-cell>
          <table:table-cell office:value-type="float" office:value="-0.349162">
            <text:p>-0.3491620</text:p>
          </table:table-cell>
          <table:table-cell office:value-type="float" office:value="-0.153776">
            <text:p>-0.1537760</text:p>
          </table:table-cell>
          <table:table-cell office:value-type="float" office:value="0">
            <text:p>0.0000000</text:p>
          </table:table-cell>
          <table:table-cell office:value-type="float" office:value="0.164681">
            <text:p>0.1646810</text:p>
          </table:table-cell>
          <table:table-cell office:value-type="float" office:value="-0.499234">
            <text:p>-0.4992340</text:p>
          </table:table-cell>
          <table:table-cell office:value-type="float" office:value="0.998468">
            <text:p>0.9984680</text:p>
          </table:table-cell>
          <table:table-cell office:value-type="float" office:value="-0.499234">
            <text:p>-0.4992340</text:p>
          </table:table-cell>
          <table:table-cell office:value-type="float" office:value="-0.164681">
            <text:p>-0.1646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55]-[.$A$167]/(167-40)" office:value-type="float" office:value="0.269291338582677">
            <text:p>0.2692913</text:p>
          </table:table-cell>
          <table:table-cell office:value-type="float" office:value="0.153776">
            <text:p>0.1537760</text:p>
          </table:table-cell>
          <table:table-cell office:value-type="float" office:value="-0.349162">
            <text:p>-0.3491620</text:p>
          </table:table-cell>
          <table:table-cell office:value-type="float" office:value="0.698324">
            <text:p>0.6983240</text:p>
          </table:table-cell>
          <table:table-cell office:value-type="float" office:value="-0.349162">
            <text:p>-0.3491620</text:p>
          </table:table-cell>
          <table:table-cell office:value-type="float" office:value="-0.153776">
            <text:p>-0.1537760</text:p>
          </table:table-cell>
          <table:table-cell office:value-type="float" office:value="0">
            <text:p>0.0000000</text:p>
          </table:table-cell>
          <table:table-cell office:value-type="float" office:value="0.164681">
            <text:p>0.1646810</text:p>
          </table:table-cell>
          <table:table-cell office:value-type="float" office:value="-0.499234">
            <text:p>-0.4992340</text:p>
          </table:table-cell>
          <table:table-cell office:value-type="float" office:value="0.998468">
            <text:p>0.9984680</text:p>
          </table:table-cell>
          <table:table-cell office:value-type="float" office:value="-0.499234">
            <text:p>-0.4992340</text:p>
          </table:table-cell>
          <table:table-cell office:value-type="float" office:value="-0.164681">
            <text:p>-0.1646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56]-[.$A$167]/(167-40)" office:value-type="float" office:value="0.271653543307087">
            <text:p>0.2716535</text:p>
          </table:table-cell>
          <table:table-cell office:value-type="float" office:value="0.153776">
            <text:p>0.1537760</text:p>
          </table:table-cell>
          <table:table-cell office:value-type="float" office:value="-0.349162">
            <text:p>-0.3491620</text:p>
          </table:table-cell>
          <table:table-cell office:value-type="float" office:value="0.698324">
            <text:p>0.6983240</text:p>
          </table:table-cell>
          <table:table-cell office:value-type="float" office:value="-0.349162">
            <text:p>-0.3491620</text:p>
          </table:table-cell>
          <table:table-cell office:value-type="float" office:value="-0.153776">
            <text:p>-0.1537760</text:p>
          </table:table-cell>
          <table:table-cell office:value-type="float" office:value="0">
            <text:p>0.0000000</text:p>
          </table:table-cell>
          <table:table-cell office:value-type="float" office:value="0.164681">
            <text:p>0.1646810</text:p>
          </table:table-cell>
          <table:table-cell office:value-type="float" office:value="-0.499234">
            <text:p>-0.4992340</text:p>
          </table:table-cell>
          <table:table-cell office:value-type="float" office:value="0.998468">
            <text:p>0.9984680</text:p>
          </table:table-cell>
          <table:table-cell office:value-type="float" office:value="-0.499234">
            <text:p>-0.4992340</text:p>
          </table:table-cell>
          <table:table-cell office:value-type="float" office:value="-0.164681">
            <text:p>-0.1646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57]-[.$A$167]/(167-40)" office:value-type="float" office:value="0.274015748031496">
            <text:p>0.2740157</text:p>
          </table:table-cell>
          <table:table-cell office:value-type="float" office:value="0.153776">
            <text:p>0.1537760</text:p>
          </table:table-cell>
          <table:table-cell office:value-type="float" office:value="-0.349162">
            <text:p>-0.3491620</text:p>
          </table:table-cell>
          <table:table-cell office:value-type="float" office:value="0.698324">
            <text:p>0.6983240</text:p>
          </table:table-cell>
          <table:table-cell office:value-type="float" office:value="-0.349162">
            <text:p>-0.3491620</text:p>
          </table:table-cell>
          <table:table-cell office:value-type="float" office:value="-0.153776">
            <text:p>-0.1537760</text:p>
          </table:table-cell>
          <table:table-cell office:value-type="float" office:value="0">
            <text:p>0.0000000</text:p>
          </table:table-cell>
          <table:table-cell office:value-type="float" office:value="0.164681">
            <text:p>0.1646810</text:p>
          </table:table-cell>
          <table:table-cell office:value-type="float" office:value="-0.499234">
            <text:p>-0.4992340</text:p>
          </table:table-cell>
          <table:table-cell office:value-type="float" office:value="0.998468">
            <text:p>0.9984680</text:p>
          </table:table-cell>
          <table:table-cell office:value-type="float" office:value="-0.499234">
            <text:p>-0.4992340</text:p>
          </table:table-cell>
          <table:table-cell office:value-type="float" office:value="-0.164681">
            <text:p>-0.1646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58]-[.$A$167]/(167-40)" office:value-type="float" office:value="0.276377952755905">
            <text:p>0.2763780</text:p>
          </table:table-cell>
          <table:table-cell office:value-type="float" office:value="0.153776">
            <text:p>0.1537760</text:p>
          </table:table-cell>
          <table:table-cell office:value-type="float" office:value="-0.349162">
            <text:p>-0.3491620</text:p>
          </table:table-cell>
          <table:table-cell office:value-type="float" office:value="0.698324">
            <text:p>0.6983240</text:p>
          </table:table-cell>
          <table:table-cell office:value-type="float" office:value="-0.349162">
            <text:p>-0.3491620</text:p>
          </table:table-cell>
          <table:table-cell office:value-type="float" office:value="-0.153776">
            <text:p>-0.1537760</text:p>
          </table:table-cell>
          <table:table-cell office:value-type="float" office:value="0">
            <text:p>0.0000000</text:p>
          </table:table-cell>
          <table:table-cell office:value-type="float" office:value="0.164681">
            <text:p>0.1646810</text:p>
          </table:table-cell>
          <table:table-cell office:value-type="float" office:value="-0.499234">
            <text:p>-0.4992340</text:p>
          </table:table-cell>
          <table:table-cell office:value-type="float" office:value="0.998468">
            <text:p>0.9984680</text:p>
          </table:table-cell>
          <table:table-cell office:value-type="float" office:value="-0.499234">
            <text:p>-0.4992340</text:p>
          </table:table-cell>
          <table:table-cell office:value-type="float" office:value="-0.164681">
            <text:p>-0.1646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59]-[.$A$167]/(167-40)" office:value-type="float" office:value="0.278740157480315">
            <text:p>0.2787402</text:p>
          </table:table-cell>
          <table:table-cell office:value-type="float" office:value="0.153776">
            <text:p>0.1537760</text:p>
          </table:table-cell>
          <table:table-cell office:value-type="float" office:value="-0.349162">
            <text:p>-0.3491620</text:p>
          </table:table-cell>
          <table:table-cell office:value-type="float" office:value="0.698324">
            <text:p>0.6983240</text:p>
          </table:table-cell>
          <table:table-cell office:value-type="float" office:value="-0.349162">
            <text:p>-0.3491620</text:p>
          </table:table-cell>
          <table:table-cell office:value-type="float" office:value="-0.153776">
            <text:p>-0.1537760</text:p>
          </table:table-cell>
          <table:table-cell office:value-type="float" office:value="0">
            <text:p>0.0000000</text:p>
          </table:table-cell>
          <table:table-cell office:value-type="float" office:value="0.164681">
            <text:p>0.1646810</text:p>
          </table:table-cell>
          <table:table-cell office:value-type="float" office:value="-0.499234">
            <text:p>-0.4992340</text:p>
          </table:table-cell>
          <table:table-cell office:value-type="float" office:value="0.998468">
            <text:p>0.9984680</text:p>
          </table:table-cell>
          <table:table-cell office:value-type="float" office:value="-0.499234">
            <text:p>-0.4992340</text:p>
          </table:table-cell>
          <table:table-cell office:value-type="float" office:value="-0.164681">
            <text:p>-0.1646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60]-[.$A$167]/(167-40)" office:value-type="float" office:value="0.281102362204724">
            <text:p>0.2811024</text:p>
          </table:table-cell>
          <table:table-cell office:value-type="float" office:value="0.153776">
            <text:p>0.1537760</text:p>
          </table:table-cell>
          <table:table-cell office:value-type="float" office:value="-0.349162">
            <text:p>-0.3491620</text:p>
          </table:table-cell>
          <table:table-cell office:value-type="float" office:value="0.698324">
            <text:p>0.6983240</text:p>
          </table:table-cell>
          <table:table-cell office:value-type="float" office:value="-0.349162">
            <text:p>-0.3491620</text:p>
          </table:table-cell>
          <table:table-cell office:value-type="float" office:value="-0.153776">
            <text:p>-0.1537760</text:p>
          </table:table-cell>
          <table:table-cell office:value-type="float" office:value="0">
            <text:p>0.0000000</text:p>
          </table:table-cell>
          <table:table-cell office:value-type="float" office:value="0.164681">
            <text:p>0.1646810</text:p>
          </table:table-cell>
          <table:table-cell office:value-type="float" office:value="-0.499234">
            <text:p>-0.4992340</text:p>
          </table:table-cell>
          <table:table-cell office:value-type="float" office:value="0.998468">
            <text:p>0.9984680</text:p>
          </table:table-cell>
          <table:table-cell office:value-type="float" office:value="-0.499234">
            <text:p>-0.4992340</text:p>
          </table:table-cell>
          <table:table-cell office:value-type="float" office:value="-0.164681">
            <text:p>-0.1646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61]-[.$A$167]/(167-40)" office:value-type="float" office:value="0.283464566929134">
            <text:p>0.2834646</text:p>
          </table:table-cell>
          <table:table-cell office:value-type="float" office:value="0.153776">
            <text:p>0.1537760</text:p>
          </table:table-cell>
          <table:table-cell office:value-type="float" office:value="-0.349162">
            <text:p>-0.3491620</text:p>
          </table:table-cell>
          <table:table-cell office:value-type="float" office:value="0.698324">
            <text:p>0.6983240</text:p>
          </table:table-cell>
          <table:table-cell office:value-type="float" office:value="-0.349162">
            <text:p>-0.3491620</text:p>
          </table:table-cell>
          <table:table-cell office:value-type="float" office:value="-0.153776">
            <text:p>-0.1537760</text:p>
          </table:table-cell>
          <table:table-cell office:value-type="float" office:value="0">
            <text:p>0.0000000</text:p>
          </table:table-cell>
          <table:table-cell office:value-type="float" office:value="0.164681">
            <text:p>0.1646810</text:p>
          </table:table-cell>
          <table:table-cell office:value-type="float" office:value="-0.499234">
            <text:p>-0.4992340</text:p>
          </table:table-cell>
          <table:table-cell office:value-type="float" office:value="0.998468">
            <text:p>0.9984680</text:p>
          </table:table-cell>
          <table:table-cell office:value-type="float" office:value="-0.499234">
            <text:p>-0.4992340</text:p>
          </table:table-cell>
          <table:table-cell office:value-type="float" office:value="-0.164681">
            <text:p>-0.1646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62]-[.$A$167]/(167-40)" office:value-type="float" office:value="0.285826771653543">
            <text:p>0.2858268</text:p>
          </table:table-cell>
          <table:table-cell office:value-type="float" office:value="0.153776">
            <text:p>0.1537760</text:p>
          </table:table-cell>
          <table:table-cell office:value-type="float" office:value="-0.349162">
            <text:p>-0.3491620</text:p>
          </table:table-cell>
          <table:table-cell office:value-type="float" office:value="0.698324">
            <text:p>0.6983240</text:p>
          </table:table-cell>
          <table:table-cell office:value-type="float" office:value="-0.349162">
            <text:p>-0.3491620</text:p>
          </table:table-cell>
          <table:table-cell office:value-type="float" office:value="-0.153776">
            <text:p>-0.1537760</text:p>
          </table:table-cell>
          <table:table-cell office:value-type="float" office:value="0">
            <text:p>0.0000000</text:p>
          </table:table-cell>
          <table:table-cell office:value-type="float" office:value="0.164681">
            <text:p>0.1646810</text:p>
          </table:table-cell>
          <table:table-cell office:value-type="float" office:value="-0.499234">
            <text:p>-0.4992340</text:p>
          </table:table-cell>
          <table:table-cell office:value-type="float" office:value="0.998468">
            <text:p>0.9984680</text:p>
          </table:table-cell>
          <table:table-cell office:value-type="float" office:value="-0.499234">
            <text:p>-0.4992340</text:p>
          </table:table-cell>
          <table:table-cell office:value-type="float" office:value="-0.164681">
            <text:p>-0.1646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63]-[.$A$167]/(167-40)" office:value-type="float" office:value="0.288188976377953">
            <text:p>0.2881890</text:p>
          </table:table-cell>
          <table:table-cell office:value-type="float" office:value="0.153776">
            <text:p>0.1537760</text:p>
          </table:table-cell>
          <table:table-cell office:value-type="float" office:value="-0.349162">
            <text:p>-0.3491620</text:p>
          </table:table-cell>
          <table:table-cell office:value-type="float" office:value="0.698324">
            <text:p>0.6983240</text:p>
          </table:table-cell>
          <table:table-cell office:value-type="float" office:value="-0.349162">
            <text:p>-0.3491620</text:p>
          </table:table-cell>
          <table:table-cell office:value-type="float" office:value="-0.153776">
            <text:p>-0.1537760</text:p>
          </table:table-cell>
          <table:table-cell office:value-type="float" office:value="0">
            <text:p>0.0000000</text:p>
          </table:table-cell>
          <table:table-cell office:value-type="float" office:value="0.164681">
            <text:p>0.1646810</text:p>
          </table:table-cell>
          <table:table-cell office:value-type="float" office:value="-0.499234">
            <text:p>-0.4992340</text:p>
          </table:table-cell>
          <table:table-cell office:value-type="float" office:value="0.998468">
            <text:p>0.9984680</text:p>
          </table:table-cell>
          <table:table-cell office:value-type="float" office:value="-0.499234">
            <text:p>-0.4992340</text:p>
          </table:table-cell>
          <table:table-cell office:value-type="float" office:value="-0.164681">
            <text:p>-0.1646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64]-[.$A$167]/(167-40)" office:value-type="float" office:value="0.290551181102362">
            <text:p>0.2905512</text:p>
          </table:table-cell>
          <table:table-cell office:value-type="float" office:value="0.153776">
            <text:p>0.1537760</text:p>
          </table:table-cell>
          <table:table-cell office:value-type="float" office:value="-0.349162">
            <text:p>-0.3491620</text:p>
          </table:table-cell>
          <table:table-cell office:value-type="float" office:value="0.698324">
            <text:p>0.6983240</text:p>
          </table:table-cell>
          <table:table-cell office:value-type="float" office:value="-0.349162">
            <text:p>-0.3491620</text:p>
          </table:table-cell>
          <table:table-cell office:value-type="float" office:value="-0.153776">
            <text:p>-0.1537760</text:p>
          </table:table-cell>
          <table:table-cell office:value-type="float" office:value="0">
            <text:p>0.0000000</text:p>
          </table:table-cell>
          <table:table-cell office:value-type="float" office:value="0.164681">
            <text:p>0.1646810</text:p>
          </table:table-cell>
          <table:table-cell office:value-type="float" office:value="-0.499234">
            <text:p>-0.4992340</text:p>
          </table:table-cell>
          <table:table-cell office:value-type="float" office:value="0.998468">
            <text:p>0.9984680</text:p>
          </table:table-cell>
          <table:table-cell office:value-type="float" office:value="-0.499234">
            <text:p>-0.4992340</text:p>
          </table:table-cell>
          <table:table-cell office:value-type="float" office:value="-0.164681">
            <text:p>-0.1646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65]-[.$A$167]/(167-40)" office:value-type="float" office:value="0.292913385826772">
            <text:p>0.2929134</text:p>
          </table:table-cell>
          <table:table-cell office:value-type="float" office:value="0.153776">
            <text:p>0.1537760</text:p>
          </table:table-cell>
          <table:table-cell office:value-type="float" office:value="-0.349162">
            <text:p>-0.3491620</text:p>
          </table:table-cell>
          <table:table-cell office:value-type="float" office:value="0.698324">
            <text:p>0.6983240</text:p>
          </table:table-cell>
          <table:table-cell office:value-type="float" office:value="-0.349162">
            <text:p>-0.3491620</text:p>
          </table:table-cell>
          <table:table-cell office:value-type="float" office:value="-0.153776">
            <text:p>-0.1537760</text:p>
          </table:table-cell>
          <table:table-cell office:value-type="float" office:value="0">
            <text:p>0.0000000</text:p>
          </table:table-cell>
          <table:table-cell office:value-type="float" office:value="0.164681">
            <text:p>0.1646810</text:p>
          </table:table-cell>
          <table:table-cell office:value-type="float" office:value="-0.499234">
            <text:p>-0.4992340</text:p>
          </table:table-cell>
          <table:table-cell office:value-type="float" office:value="0.998468">
            <text:p>0.9984680</text:p>
          </table:table-cell>
          <table:table-cell office:value-type="float" office:value="-0.499234">
            <text:p>-0.4992340</text:p>
          </table:table-cell>
          <table:table-cell office:value-type="float" office:value="-0.164681">
            <text:p>-0.1646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66]-[.$A$167]/(167-40)" office:value-type="float" office:value="0.295275590551181">
            <text:p>0.2952756</text:p>
          </table:table-cell>
          <table:table-cell office:value-type="float" office:value="0.153776">
            <text:p>0.1537760</text:p>
          </table:table-cell>
          <table:table-cell office:value-type="float" office:value="-0.349162">
            <text:p>-0.3491620</text:p>
          </table:table-cell>
          <table:table-cell office:value-type="float" office:value="0.698324">
            <text:p>0.6983240</text:p>
          </table:table-cell>
          <table:table-cell office:value-type="float" office:value="-0.349162">
            <text:p>-0.3491620</text:p>
          </table:table-cell>
          <table:table-cell office:value-type="float" office:value="-0.153776">
            <text:p>-0.1537760</text:p>
          </table:table-cell>
          <table:table-cell office:value-type="float" office:value="0">
            <text:p>0.0000000</text:p>
          </table:table-cell>
          <table:table-cell office:value-type="float" office:value="0.164681">
            <text:p>0.1646810</text:p>
          </table:table-cell>
          <table:table-cell office:value-type="float" office:value="-0.499234">
            <text:p>-0.4992340</text:p>
          </table:table-cell>
          <table:table-cell office:value-type="float" office:value="0.998468">
            <text:p>0.9984680</text:p>
          </table:table-cell>
          <table:table-cell office:value-type="float" office:value="-0.499234">
            <text:p>-0.4992340</text:p>
          </table:table-cell>
          <table:table-cell office:value-type="float" office:value="-0.164681">
            <text:p>-0.1646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167]-[.$A$167]/(167-40)" office:value-type="float" office:value="0.297637795275591">
            <text:p>0.2976378</text:p>
          </table:table-cell>
          <table:table-cell office:value-type="float" office:value="0.153741">
            <text:p>0.1537410</text:p>
          </table:table-cell>
          <table:table-cell office:value-type="float" office:value="-0.349177">
            <text:p>-0.3491770</text:p>
          </table:table-cell>
          <table:table-cell office:value-type="float" office:value="0.698354">
            <text:p>0.6983540</text:p>
          </table:table-cell>
          <table:table-cell office:value-type="float" office:value="-0.349177">
            <text:p>-0.3491770</text:p>
          </table:table-cell>
          <table:table-cell office:value-type="float" office:value="-0.153741">
            <text:p>-0.1537410</text:p>
          </table:table-cell>
          <table:table-cell office:value-type="float" office:value="0">
            <text:p>0.0000000</text:p>
          </table:table-cell>
          <table:table-cell office:value-type="float" office:value="0.164635">
            <text:p>0.1646350</text:p>
          </table:table-cell>
          <table:table-cell office:value-type="float" office:value="-0.499168">
            <text:p>-0.4991680</text:p>
          </table:table-cell>
          <table:table-cell office:value-type="float" office:value="0.998336">
            <text:p>0.9983360</text:p>
          </table:table-cell>
          <table:table-cell office:value-type="float" office:value="-0.499168">
            <text:p>-0.4991680</text:p>
          </table:table-cell>
          <table:table-cell office:value-type="float" office:value="-0.164635">
            <text:p>-0.16463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style-name="ce2" office:value-type="float" office:value="0.3">
            <text:p>0.3000000</text:p>
          </table:table-cell>
          <table:table-cell table:style-name="ce2" office:value-type="float" office:value="0.153633">
            <text:p>0.1536330</text:p>
          </table:table-cell>
          <table:table-cell table:style-name="ce2" office:value-type="float" office:value="-0.349223">
            <text:p>-0.3492230</text:p>
          </table:table-cell>
          <table:table-cell table:style-name="ce2" office:value-type="float" office:value="0.698445">
            <text:p>0.6984450</text:p>
          </table:table-cell>
          <table:table-cell table:style-name="ce2" office:value-type="float" office:value="-0.349223">
            <text:p>-0.3492230</text:p>
          </table:table-cell>
          <table:table-cell table:style-name="ce2" office:value-type="float" office:value="-0.153633">
            <text:p>-0.1536330</text:p>
          </table:table-cell>
          <table:table-cell table:style-name="ce2" office:value-type="float" office:value="0">
            <text:p>0.0000000</text:p>
          </table:table-cell>
          <table:table-cell table:style-name="ce2" office:value-type="float" office:value="0.1645">
            <text:p>0.1645000</text:p>
          </table:table-cell>
          <table:table-cell table:style-name="ce2" office:value-type="float" office:value="-0.49897">
            <text:p>-0.4989700</text:p>
          </table:table-cell>
          <table:table-cell table:style-name="ce2" office:value-type="float" office:value="0.997941">
            <text:p>0.9979410</text:p>
          </table:table-cell>
          <table:table-cell table:style-name="ce2" office:value-type="float" office:value="-0.49897">
            <text:p>-0.4989700</text:p>
          </table:table-cell>
          <table:table-cell table:style-name="ce2" office:value-type="float" office:value="-0.1645">
            <text:p>-0.1645000</text:p>
          </table:table-cell>
          <table:table-cell table:style-name="ce2" office:value-type="float" office:value="0.174533">
            <text:p>0.1745330</text:p>
          </table:table-cell>
          <table:table-cell table:style-name="ce2" office:value-type="float" office:value="-0.174533">
            <text:p>-0.1745330</text:p>
          </table:table-cell>
          <table:table-cell table:style-name="ce2" office:value-type="float" office:value="0">
            <text:p>0.0000000</text:p>
          </table:table-cell>
          <table:table-cell table:style-name="ce2" office:value-type="float" office:value="-0.523599">
            <text:p>-0.5235990</text:p>
          </table:table-cell>
          <table:table-cell table:number-columns-repeated="3" table:style-name="ce2" office:value-type="float" office:value="0">
            <text:p>0.0000000</text:p>
          </table:table-cell>
          <table:table-cell table:number-columns-repeated="2" table:style-name="ce2" office:value-type="float" office:value="0.174533">
            <text:p>0.1745330</text:p>
          </table:table-cell>
          <table:table-cell table:style-name="ce2" office:value-type="float" office:value="0">
            <text:p>0.0000000</text:p>
          </table:table-cell>
          <table:table-cell table:style-name="ce2" office:value-type="float" office:value="-0.523599">
            <text:p>-0.5235990</text:p>
          </table:table-cell>
          <table:table-cell table:number-columns-repeated="7" table:style-name="ce2" office:value-type="float" office:value="0">
            <text:p>0.0000000</text:p>
          </table:table-cell>
          <table:table-cell table:style-name="ce2"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53455">
            <text:p>0.1534550</text:p>
          </table:table-cell>
          <table:table-cell office:value-type="float" office:value="-0.349299">
            <text:p>-0.3492990</text:p>
          </table:table-cell>
          <table:table-cell office:value-type="float" office:value="0.698597">
            <text:p>0.6985970</text:p>
          </table:table-cell>
          <table:table-cell office:value-type="float" office:value="-0.349299">
            <text:p>-0.3492990</text:p>
          </table:table-cell>
          <table:table-cell office:value-type="float" office:value="-0.153455">
            <text:p>-0.1534550</text:p>
          </table:table-cell>
          <table:table-cell office:value-type="float" office:value="0">
            <text:p>0.0000000</text:p>
          </table:table-cell>
          <table:table-cell office:value-type="float" office:value="0.164274">
            <text:p>0.1642740</text:p>
          </table:table-cell>
          <table:table-cell office:value-type="float" office:value="-0.498641">
            <text:p>-0.4986410</text:p>
          </table:table-cell>
          <table:table-cell office:value-type="float" office:value="0.997283">
            <text:p>0.9972830</text:p>
          </table:table-cell>
          <table:table-cell office:value-type="float" office:value="-0.498641">
            <text:p>-0.4986410</text:p>
          </table:table-cell>
          <table:table-cell office:value-type="float" office:value="-0.164274">
            <text:p>-0.16427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53205">
            <text:p>0.1532050</text:p>
          </table:table-cell>
          <table:table-cell office:value-type="float" office:value="-0.349405">
            <text:p>-0.3494050</text:p>
          </table:table-cell>
          <table:table-cell office:value-type="float" office:value="0.698809">
            <text:p>0.6988090</text:p>
          </table:table-cell>
          <table:table-cell office:value-type="float" office:value="-0.349405">
            <text:p>-0.3494050</text:p>
          </table:table-cell>
          <table:table-cell office:value-type="float" office:value="-0.153205">
            <text:p>-0.1532050</text:p>
          </table:table-cell>
          <table:table-cell office:value-type="float" office:value="0">
            <text:p>0.0000000</text:p>
          </table:table-cell>
          <table:table-cell office:value-type="float" office:value="0.163959">
            <text:p>0.1639590</text:p>
          </table:table-cell>
          <table:table-cell office:value-type="float" office:value="-0.498181">
            <text:p>-0.4981810</text:p>
          </table:table-cell>
          <table:table-cell office:value-type="float" office:value="0.996363">
            <text:p>0.9963630</text:p>
          </table:table-cell>
          <table:table-cell office:value-type="float" office:value="-0.498181">
            <text:p>-0.4981810</text:p>
          </table:table-cell>
          <table:table-cell office:value-type="float" office:value="-0.163959">
            <text:p>-0.16395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52884">
            <text:p>0.1528840</text:p>
          </table:table-cell>
          <table:table-cell office:value-type="float" office:value="-0.349541">
            <text:p>-0.3495410</text:p>
          </table:table-cell>
          <table:table-cell office:value-type="float" office:value="0.699081">
            <text:p>0.6990810</text:p>
          </table:table-cell>
          <table:table-cell office:value-type="float" office:value="-0.34954">
            <text:p>-0.3495400</text:p>
          </table:table-cell>
          <table:table-cell office:value-type="float" office:value="-0.152884">
            <text:p>-0.1528840</text:p>
          </table:table-cell>
          <table:table-cell office:value-type="float" office:value="0">
            <text:p>0.0000000</text:p>
          </table:table-cell>
          <table:table-cell office:value-type="float" office:value="0.163554">
            <text:p>0.1635540</text:p>
          </table:table-cell>
          <table:table-cell office:value-type="float" office:value="-0.497591">
            <text:p>-0.4975910</text:p>
          </table:table-cell>
          <table:table-cell office:value-type="float" office:value="0.995182">
            <text:p>0.9951820</text:p>
          </table:table-cell>
          <table:table-cell office:value-type="float" office:value="-0.497591">
            <text:p>-0.4975910</text:p>
          </table:table-cell>
          <table:table-cell office:value-type="float" office:value="-0.163554">
            <text:p>-0.16355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52492">
            <text:p>0.1524920</text:p>
          </table:table-cell>
          <table:table-cell office:value-type="float" office:value="-0.349706">
            <text:p>-0.3497060</text:p>
          </table:table-cell>
          <table:table-cell office:value-type="float" office:value="0.699412">
            <text:p>0.6994120</text:p>
          </table:table-cell>
          <table:table-cell office:value-type="float" office:value="-0.349706">
            <text:p>-0.3497060</text:p>
          </table:table-cell>
          <table:table-cell office:value-type="float" office:value="-0.152492">
            <text:p>-0.1524920</text:p>
          </table:table-cell>
          <table:table-cell office:value-type="float" office:value="0">
            <text:p>0.0000000</text:p>
          </table:table-cell>
          <table:table-cell office:value-type="float" office:value="0.163059">
            <text:p>0.1630590</text:p>
          </table:table-cell>
          <table:table-cell office:value-type="float" office:value="-0.496872">
            <text:p>-0.4968720</text:p>
          </table:table-cell>
          <table:table-cell office:value-type="float" office:value="0.993744">
            <text:p>0.9937440</text:p>
          </table:table-cell>
          <table:table-cell office:value-type="float" office:value="-0.496872">
            <text:p>-0.4968720</text:p>
          </table:table-cell>
          <table:table-cell office:value-type="float" office:value="-0.163059">
            <text:p>-0.16305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52029">
            <text:p>0.1520290</text:p>
          </table:table-cell>
          <table:table-cell office:value-type="float" office:value="-0.349901">
            <text:p>-0.3499010</text:p>
          </table:table-cell>
          <table:table-cell office:value-type="float" office:value="0.699801">
            <text:p>0.6998010</text:p>
          </table:table-cell>
          <table:table-cell office:value-type="float" office:value="-0.349901">
            <text:p>-0.3499010</text:p>
          </table:table-cell>
          <table:table-cell office:value-type="float" office:value="-0.152029">
            <text:p>-0.1520290</text:p>
          </table:table-cell>
          <table:table-cell office:value-type="float" office:value="0">
            <text:p>0.0000000</text:p>
          </table:table-cell>
          <table:table-cell office:value-type="float" office:value="0.162477">
            <text:p>0.1624770</text:p>
          </table:table-cell>
          <table:table-cell office:value-type="float" office:value="-0.496025">
            <text:p>-0.4960250</text:p>
          </table:table-cell>
          <table:table-cell office:value-type="float" office:value="0.99205">
            <text:p>0.9920500</text:p>
          </table:table-cell>
          <table:table-cell office:value-type="float" office:value="-0.496025">
            <text:p>-0.4960250</text:p>
          </table:table-cell>
          <table:table-cell office:value-type="float" office:value="-0.162477">
            <text:p>-0.16247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51496">
            <text:p>0.1514960</text:p>
          </table:table-cell>
          <table:table-cell office:value-type="float" office:value="-0.350124">
            <text:p>-0.3501240</text:p>
          </table:table-cell>
          <table:table-cell office:value-type="float" office:value="0.700248">
            <text:p>0.7002480</text:p>
          </table:table-cell>
          <table:table-cell office:value-type="float" office:value="-0.350124">
            <text:p>-0.3501240</text:p>
          </table:table-cell>
          <table:table-cell office:value-type="float" office:value="-0.151496">
            <text:p>-0.1514960</text:p>
          </table:table-cell>
          <table:table-cell office:value-type="float" office:value="0">
            <text:p>0.0000000</text:p>
          </table:table-cell>
          <table:table-cell office:value-type="float" office:value="0.161807">
            <text:p>0.1618070</text:p>
          </table:table-cell>
          <table:table-cell office:value-type="float" office:value="-0.495051">
            <text:p>-0.4950510</text:p>
          </table:table-cell>
          <table:table-cell office:value-type="float" office:value="0.990103">
            <text:p>0.9901030</text:p>
          </table:table-cell>
          <table:table-cell office:value-type="float" office:value="-0.495051">
            <text:p>-0.4950510</text:p>
          </table:table-cell>
          <table:table-cell office:value-type="float" office:value="-0.161807">
            <text:p>-0.16180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50892">
            <text:p>0.1508920</text:p>
          </table:table-cell>
          <table:table-cell office:value-type="float" office:value="-0.350376">
            <text:p>-0.3503760</text:p>
          </table:table-cell>
          <table:table-cell office:value-type="float" office:value="0.700752">
            <text:p>0.7007520</text:p>
          </table:table-cell>
          <table:table-cell office:value-type="float" office:value="-0.350376">
            <text:p>-0.3503760</text:p>
          </table:table-cell>
          <table:table-cell office:value-type="float" office:value="-0.150892">
            <text:p>-0.1508920</text:p>
          </table:table-cell>
          <table:table-cell office:value-type="float" office:value="0">
            <text:p>0.0000000</text:p>
          </table:table-cell>
          <table:table-cell office:value-type="float" office:value="0.16105">
            <text:p>0.1610500</text:p>
          </table:table-cell>
          <table:table-cell office:value-type="float" office:value="-0.493953">
            <text:p>-0.4939530</text:p>
          </table:table-cell>
          <table:table-cell office:value-type="float" office:value="0.987906">
            <text:p>0.9879060</text:p>
          </table:table-cell>
          <table:table-cell office:value-type="float" office:value="-0.493953">
            <text:p>-0.4939530</text:p>
          </table:table-cell>
          <table:table-cell office:value-type="float" office:value="-0.16105">
            <text:p>-0.16105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50218">
            <text:p>0.1502180</text:p>
          </table:table-cell>
          <table:table-cell office:value-type="float" office:value="-0.350656">
            <text:p>-0.3506560</text:p>
          </table:table-cell>
          <table:table-cell office:value-type="float" office:value="0.701311">
            <text:p>0.7013110</text:p>
          </table:table-cell>
          <table:table-cell office:value-type="float" office:value="-0.350656">
            <text:p>-0.3506560</text:p>
          </table:table-cell>
          <table:table-cell office:value-type="float" office:value="-0.150218">
            <text:p>-0.1502180</text:p>
          </table:table-cell>
          <table:table-cell office:value-type="float" office:value="0">
            <text:p>0.0000000</text:p>
          </table:table-cell>
          <table:table-cell office:value-type="float" office:value="0.160207">
            <text:p>0.1602070</text:p>
          </table:table-cell>
          <table:table-cell office:value-type="float" office:value="-0.492732">
            <text:p>-0.4927320</text:p>
          </table:table-cell>
          <table:table-cell office:value-type="float" office:value="0.985463">
            <text:p>0.9854630</text:p>
          </table:table-cell>
          <table:table-cell office:value-type="float" office:value="-0.492732">
            <text:p>-0.4927320</text:p>
          </table:table-cell>
          <table:table-cell office:value-type="float" office:value="-0.160207">
            <text:p>-0.16020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49474">
            <text:p>0.1494740</text:p>
          </table:table-cell>
          <table:table-cell office:value-type="float" office:value="-0.350963">
            <text:p>-0.3509630</text:p>
          </table:table-cell>
          <table:table-cell office:value-type="float" office:value="0.701925">
            <text:p>0.7019250</text:p>
          </table:table-cell>
          <table:table-cell office:value-type="float" office:value="-0.350962">
            <text:p>-0.3509620</text:p>
          </table:table-cell>
          <table:table-cell office:value-type="float" office:value="-0.149474">
            <text:p>-0.1494740</text:p>
          </table:table-cell>
          <table:table-cell office:value-type="float" office:value="0">
            <text:p>0.0000000</text:p>
          </table:table-cell>
          <table:table-cell office:value-type="float" office:value="0.15928">
            <text:p>0.1592800</text:p>
          </table:table-cell>
          <table:table-cell office:value-type="float" office:value="-0.49139">
            <text:p>-0.4913900</text:p>
          </table:table-cell>
          <table:table-cell office:value-type="float" office:value="0.982779">
            <text:p>0.9827790</text:p>
          </table:table-cell>
          <table:table-cell office:value-type="float" office:value="-0.49139">
            <text:p>-0.4913900</text:p>
          </table:table-cell>
          <table:table-cell office:value-type="float" office:value="-0.15928">
            <text:p>-0.15928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48661">
            <text:p>0.1486610</text:p>
          </table:table-cell>
          <table:table-cell office:value-type="float" office:value="-0.351296">
            <text:p>-0.3512960</text:p>
          </table:table-cell>
          <table:table-cell office:value-type="float" office:value="0.702592">
            <text:p>0.7025920</text:p>
          </table:table-cell>
          <table:table-cell office:value-type="float" office:value="-0.351296">
            <text:p>-0.3512960</text:p>
          </table:table-cell>
          <table:table-cell office:value-type="float" office:value="-0.148661">
            <text:p>-0.1486610</text:p>
          </table:table-cell>
          <table:table-cell office:value-type="float" office:value="0">
            <text:p>0.0000000</text:p>
          </table:table-cell>
          <table:table-cell office:value-type="float" office:value="0.158268">
            <text:p>0.1582680</text:p>
          </table:table-cell>
          <table:table-cell office:value-type="float" office:value="-0.489929">
            <text:p>-0.4899290</text:p>
          </table:table-cell>
          <table:table-cell office:value-type="float" office:value="0.979859">
            <text:p>0.9798590</text:p>
          </table:table-cell>
          <table:table-cell office:value-type="float" office:value="-0.489929">
            <text:p>-0.4899290</text:p>
          </table:table-cell>
          <table:table-cell office:value-type="float" office:value="-0.158268">
            <text:p>-0.15826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47779">
            <text:p>0.1477790</text:p>
          </table:table-cell>
          <table:table-cell office:value-type="float" office:value="-0.351655">
            <text:p>-0.3516550</text:p>
          </table:table-cell>
          <table:table-cell office:value-type="float" office:value="0.70331">
            <text:p>0.7033100</text:p>
          </table:table-cell>
          <table:table-cell office:value-type="float" office:value="-0.351655">
            <text:p>-0.3516550</text:p>
          </table:table-cell>
          <table:table-cell office:value-type="float" office:value="-0.147779">
            <text:p>-0.1477790</text:p>
          </table:table-cell>
          <table:table-cell office:value-type="float" office:value="0">
            <text:p>0.0000000</text:p>
          </table:table-cell>
          <table:table-cell office:value-type="float" office:value="0.157174">
            <text:p>0.1571740</text:p>
          </table:table-cell>
          <table:table-cell office:value-type="float" office:value="-0.488353">
            <text:p>-0.4883530</text:p>
          </table:table-cell>
          <table:table-cell office:value-type="float" office:value="0.976706">
            <text:p>0.9767060</text:p>
          </table:table-cell>
          <table:table-cell office:value-type="float" office:value="-0.488353">
            <text:p>-0.4883530</text:p>
          </table:table-cell>
          <table:table-cell office:value-type="float" office:value="-0.157174">
            <text:p>-0.15717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46828">
            <text:p>0.1468280</text:p>
          </table:table-cell>
          <table:table-cell office:value-type="float" office:value="-0.352039">
            <text:p>-0.3520390</text:p>
          </table:table-cell>
          <table:table-cell office:value-type="float" office:value="0.704079">
            <text:p>0.7040790</text:p>
          </table:table-cell>
          <table:table-cell office:value-type="float" office:value="-0.352039">
            <text:p>-0.3520390</text:p>
          </table:table-cell>
          <table:table-cell office:value-type="float" office:value="-0.146828">
            <text:p>-0.1468280</text:p>
          </table:table-cell>
          <table:table-cell office:value-type="float" office:value="0">
            <text:p>0.0000000</text:p>
          </table:table-cell>
          <table:table-cell office:value-type="float" office:value="0.155999">
            <text:p>0.1559990</text:p>
          </table:table-cell>
          <table:table-cell office:value-type="float" office:value="-0.486663">
            <text:p>-0.4866630</text:p>
          </table:table-cell>
          <table:table-cell office:value-type="float" office:value="0.973327">
            <text:p>0.9733270</text:p>
          </table:table-cell>
          <table:table-cell office:value-type="float" office:value="-0.486663">
            <text:p>-0.4866630</text:p>
          </table:table-cell>
          <table:table-cell office:value-type="float" office:value="-0.155999">
            <text:p>-0.15599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45809">
            <text:p>0.1458090</text:p>
          </table:table-cell>
          <table:table-cell office:value-type="float" office:value="-0.352448">
            <text:p>-0.3524480</text:p>
          </table:table-cell>
          <table:table-cell office:value-type="float" office:value="0.704896">
            <text:p>0.7048960</text:p>
          </table:table-cell>
          <table:table-cell office:value-type="float" office:value="-0.352448">
            <text:p>-0.3524480</text:p>
          </table:table-cell>
          <table:table-cell office:value-type="float" office:value="-0.145809">
            <text:p>-0.1458090</text:p>
          </table:table-cell>
          <table:table-cell office:value-type="float" office:value="0">
            <text:p>0.0000000</text:p>
          </table:table-cell>
          <table:table-cell office:value-type="float" office:value="0.154743">
            <text:p>0.1547430</text:p>
          </table:table-cell>
          <table:table-cell office:value-type="float" office:value="-0.484864">
            <text:p>-0.4848640</text:p>
          </table:table-cell>
          <table:table-cell office:value-type="float" office:value="0.969728">
            <text:p>0.9697280</text:p>
          </table:table-cell>
          <table:table-cell office:value-type="float" office:value="-0.484864">
            <text:p>-0.4848640</text:p>
          </table:table-cell>
          <table:table-cell office:value-type="float" office:value="-0.154743">
            <text:p>-0.15474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44722">
            <text:p>0.1447220</text:p>
          </table:table-cell>
          <table:table-cell office:value-type="float" office:value="-0.35288">
            <text:p>-0.3528800</text:p>
          </table:table-cell>
          <table:table-cell office:value-type="float" office:value="0.70576">
            <text:p>0.7057600</text:p>
          </table:table-cell>
          <table:table-cell office:value-type="float" office:value="-0.35288">
            <text:p>-0.3528800</text:p>
          </table:table-cell>
          <table:table-cell office:value-type="float" office:value="-0.144722">
            <text:p>-0.1447220</text:p>
          </table:table-cell>
          <table:table-cell office:value-type="float" office:value="0">
            <text:p>0.0000000</text:p>
          </table:table-cell>
          <table:table-cell office:value-type="float" office:value="0.153409">
            <text:p>0.1534090</text:p>
          </table:table-cell>
          <table:table-cell office:value-type="float" office:value="-0.482957">
            <text:p>-0.4829570</text:p>
          </table:table-cell>
          <table:table-cell office:value-type="float" office:value="0.965915">
            <text:p>0.9659150</text:p>
          </table:table-cell>
          <table:table-cell office:value-type="float" office:value="-0.482957">
            <text:p>-0.4829570</text:p>
          </table:table-cell>
          <table:table-cell office:value-type="float" office:value="-0.153409">
            <text:p>-0.15340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43568">
            <text:p>0.1435680</text:p>
          </table:table-cell>
          <table:table-cell office:value-type="float" office:value="-0.353334">
            <text:p>-0.3533340</text:p>
          </table:table-cell>
          <table:table-cell office:value-type="float" office:value="0.706669">
            <text:p>0.7066690</text:p>
          </table:table-cell>
          <table:table-cell office:value-type="float" office:value="-0.353334">
            <text:p>-0.3533340</text:p>
          </table:table-cell>
          <table:table-cell office:value-type="float" office:value="-0.143568">
            <text:p>-0.1435680</text:p>
          </table:table-cell>
          <table:table-cell office:value-type="float" office:value="0">
            <text:p>0.0000000</text:p>
          </table:table-cell>
          <table:table-cell office:value-type="float" office:value="0.151998">
            <text:p>0.1519980</text:p>
          </table:table-cell>
          <table:table-cell office:value-type="float" office:value="-0.480948">
            <text:p>-0.4809480</text:p>
          </table:table-cell>
          <table:table-cell office:value-type="float" office:value="0.961896">
            <text:p>0.9618960</text:p>
          </table:table-cell>
          <table:table-cell office:value-type="float" office:value="-0.480948">
            <text:p>-0.4809480</text:p>
          </table:table-cell>
          <table:table-cell office:value-type="float" office:value="-0.151998">
            <text:p>-0.15199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42348">
            <text:p>0.1423480</text:p>
          </table:table-cell>
          <table:table-cell office:value-type="float" office:value="-0.35381">
            <text:p>-0.3538100</text:p>
          </table:table-cell>
          <table:table-cell office:value-type="float" office:value="0.707621">
            <text:p>0.7076210</text:p>
          </table:table-cell>
          <table:table-cell office:value-type="float" office:value="-0.35381">
            <text:p>-0.3538100</text:p>
          </table:table-cell>
          <table:table-cell office:value-type="float" office:value="-0.142348">
            <text:p>-0.1423480</text:p>
          </table:table-cell>
          <table:table-cell office:value-type="float" office:value="0">
            <text:p>0.0000000</text:p>
          </table:table-cell>
          <table:table-cell office:value-type="float" office:value="0.150512">
            <text:p>0.1505120</text:p>
          </table:table-cell>
          <table:table-cell office:value-type="float" office:value="-0.478838">
            <text:p>-0.4788380</text:p>
          </table:table-cell>
          <table:table-cell office:value-type="float" office:value="0.957677">
            <text:p>0.9576770</text:p>
          </table:table-cell>
          <table:table-cell office:value-type="float" office:value="-0.478838">
            <text:p>-0.4788380</text:p>
          </table:table-cell>
          <table:table-cell office:value-type="float" office:value="-0.150512">
            <text:p>-0.15051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41061">
            <text:p>0.1410610</text:p>
          </table:table-cell>
          <table:table-cell office:value-type="float" office:value="-0.354307">
            <text:p>-0.3543070</text:p>
          </table:table-cell>
          <table:table-cell office:value-type="float" office:value="0.708614">
            <text:p>0.7086140</text:p>
          </table:table-cell>
          <table:table-cell office:value-type="float" office:value="-0.354307">
            <text:p>-0.3543070</text:p>
          </table:table-cell>
          <table:table-cell office:value-type="float" office:value="-0.141061">
            <text:p>-0.1410610</text:p>
          </table:table-cell>
          <table:table-cell office:value-type="float" office:value="0">
            <text:p>0.0000000</text:p>
          </table:table-cell>
          <table:table-cell office:value-type="float" office:value="0.148951">
            <text:p>0.1489510</text:p>
          </table:table-cell>
          <table:table-cell office:value-type="float" office:value="-0.476633">
            <text:p>-0.4766330</text:p>
          </table:table-cell>
          <table:table-cell office:value-type="float" office:value="0.953267">
            <text:p>0.9532670</text:p>
          </table:table-cell>
          <table:table-cell office:value-type="float" office:value="-0.476633">
            <text:p>-0.4766330</text:p>
          </table:table-cell>
          <table:table-cell office:value-type="float" office:value="-0.148951">
            <text:p>-0.14895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39709">
            <text:p>0.1397090</text:p>
          </table:table-cell>
          <table:table-cell office:value-type="float" office:value="-0.354823">
            <text:p>-0.3548230</text:p>
          </table:table-cell>
          <table:table-cell office:value-type="float" office:value="0.709646">
            <text:p>0.7096460</text:p>
          </table:table-cell>
          <table:table-cell office:value-type="float" office:value="-0.354823">
            <text:p>-0.3548230</text:p>
          </table:table-cell>
          <table:table-cell office:value-type="float" office:value="-0.139709">
            <text:p>-0.1397090</text:p>
          </table:table-cell>
          <table:table-cell office:value-type="float" office:value="0">
            <text:p>0.0000000</text:p>
          </table:table-cell>
          <table:table-cell office:value-type="float" office:value="0.147319">
            <text:p>0.1473190</text:p>
          </table:table-cell>
          <table:table-cell office:value-type="float" office:value="-0.474337">
            <text:p>-0.4743370</text:p>
          </table:table-cell>
          <table:table-cell office:value-type="float" office:value="0.948673">
            <text:p>0.9486730</text:p>
          </table:table-cell>
          <table:table-cell office:value-type="float" office:value="-0.474337">
            <text:p>-0.4743370</text:p>
          </table:table-cell>
          <table:table-cell office:value-type="float" office:value="-0.147319">
            <text:p>-0.14731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38292">
            <text:p>0.1382920</text:p>
          </table:table-cell>
          <table:table-cell office:value-type="float" office:value="-0.355357">
            <text:p>-0.3553570</text:p>
          </table:table-cell>
          <table:table-cell office:value-type="float" office:value="0.710715">
            <text:p>0.7107150</text:p>
          </table:table-cell>
          <table:table-cell office:value-type="float" office:value="-0.355357">
            <text:p>-0.3553570</text:p>
          </table:table-cell>
          <table:table-cell office:value-type="float" office:value="-0.138292">
            <text:p>-0.1382920</text:p>
          </table:table-cell>
          <table:table-cell office:value-type="float" office:value="0">
            <text:p>0.0000000</text:p>
          </table:table-cell>
          <table:table-cell office:value-type="float" office:value="0.145616">
            <text:p>0.1456160</text:p>
          </table:table-cell>
          <table:table-cell office:value-type="float" office:value="-0.471953">
            <text:p>-0.4719530</text:p>
          </table:table-cell>
          <table:table-cell office:value-type="float" office:value="0.943906">
            <text:p>0.9439060</text:p>
          </table:table-cell>
          <table:table-cell office:value-type="float" office:value="-0.471953">
            <text:p>-0.4719530</text:p>
          </table:table-cell>
          <table:table-cell office:value-type="float" office:value="-0.145616">
            <text:p>-0.14561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36812">
            <text:p>0.1368120</text:p>
          </table:table-cell>
          <table:table-cell office:value-type="float" office:value="-0.355909">
            <text:p>-0.3559090</text:p>
          </table:table-cell>
          <table:table-cell office:value-type="float" office:value="0.711819">
            <text:p>0.7118190</text:p>
          </table:table-cell>
          <table:table-cell office:value-type="float" office:value="-0.355909">
            <text:p>-0.3559090</text:p>
          </table:table-cell>
          <table:table-cell office:value-type="float" office:value="-0.136812">
            <text:p>-0.1368120</text:p>
          </table:table-cell>
          <table:table-cell office:value-type="float" office:value="0">
            <text:p>0.0000000</text:p>
          </table:table-cell>
          <table:table-cell office:value-type="float" office:value="0.143844">
            <text:p>0.1438440</text:p>
          </table:table-cell>
          <table:table-cell office:value-type="float" office:value="-0.469487">
            <text:p>-0.4694870</text:p>
          </table:table-cell>
          <table:table-cell office:value-type="float" office:value="0.938973">
            <text:p>0.9389730</text:p>
          </table:table-cell>
          <table:table-cell office:value-type="float" office:value="-0.469487">
            <text:p>-0.4694870</text:p>
          </table:table-cell>
          <table:table-cell office:value-type="float" office:value="-0.143844">
            <text:p>-0.14384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35268">
            <text:p>0.1352680</text:p>
          </table:table-cell>
          <table:table-cell office:value-type="float" office:value="-0.356477">
            <text:p>-0.3564770</text:p>
          </table:table-cell>
          <table:table-cell office:value-type="float" office:value="0.712955">
            <text:p>0.7129550</text:p>
          </table:table-cell>
          <table:table-cell office:value-type="float" office:value="-0.356477">
            <text:p>-0.3564770</text:p>
          </table:table-cell>
          <table:table-cell office:value-type="float" office:value="-0.135268">
            <text:p>-0.1352680</text:p>
          </table:table-cell>
          <table:table-cell office:value-type="float" office:value="0">
            <text:p>0.0000000</text:p>
          </table:table-cell>
          <table:table-cell office:value-type="float" office:value="0.142005">
            <text:p>0.1420050</text:p>
          </table:table-cell>
          <table:table-cell office:value-type="float" office:value="-0.466943">
            <text:p>-0.4669430</text:p>
          </table:table-cell>
          <table:table-cell office:value-type="float" office:value="0.933886">
            <text:p>0.9338860</text:p>
          </table:table-cell>
          <table:table-cell office:value-type="float" office:value="-0.466943">
            <text:p>-0.4669430</text:p>
          </table:table-cell>
          <table:table-cell office:value-type="float" office:value="-0.142005">
            <text:p>-0.14200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33661">
            <text:p>0.1336610</text:p>
          </table:table-cell>
          <table:table-cell office:value-type="float" office:value="-0.357061">
            <text:p>-0.3570610</text:p>
          </table:table-cell>
          <table:table-cell office:value-type="float" office:value="0.714121">
            <text:p>0.7141210</text:p>
          </table:table-cell>
          <table:table-cell office:value-type="float" office:value="-0.357061">
            <text:p>-0.3570610</text:p>
          </table:table-cell>
          <table:table-cell office:value-type="float" office:value="-0.133661">
            <text:p>-0.1336610</text:p>
          </table:table-cell>
          <table:table-cell office:value-type="float" office:value="0">
            <text:p>0.0000000</text:p>
          </table:table-cell>
          <table:table-cell office:value-type="float" office:value="0.140101">
            <text:p>0.1401010</text:p>
          </table:table-cell>
          <table:table-cell office:value-type="float" office:value="-0.464327">
            <text:p>-0.4643270</text:p>
          </table:table-cell>
          <table:table-cell office:value-type="float" office:value="0.928653">
            <text:p>0.9286530</text:p>
          </table:table-cell>
          <table:table-cell office:value-type="float" office:value="-0.464326">
            <text:p>-0.4643260</text:p>
          </table:table-cell>
          <table:table-cell office:value-type="float" office:value="-0.140101">
            <text:p>-0.14010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31992">
            <text:p>0.1319920</text:p>
          </table:table-cell>
          <table:table-cell office:value-type="float" office:value="-0.357658">
            <text:p>-0.3576580</text:p>
          </table:table-cell>
          <table:table-cell office:value-type="float" office:value="0.715315">
            <text:p>0.7153150</text:p>
          </table:table-cell>
          <table:table-cell office:value-type="float" office:value="-0.357658">
            <text:p>-0.3576580</text:p>
          </table:table-cell>
          <table:table-cell office:value-type="float" office:value="-0.131992">
            <text:p>-0.1319920</text:p>
          </table:table-cell>
          <table:table-cell office:value-type="float" office:value="0">
            <text:p>0.0000000</text:p>
          </table:table-cell>
          <table:table-cell office:value-type="float" office:value="0.138133">
            <text:p>0.1381330</text:p>
          </table:table-cell>
          <table:table-cell office:value-type="float" office:value="-0.461643">
            <text:p>-0.4616430</text:p>
          </table:table-cell>
          <table:table-cell office:value-type="float" office:value="0.923286">
            <text:p>0.9232860</text:p>
          </table:table-cell>
          <table:table-cell office:value-type="float" office:value="-0.461643">
            <text:p>-0.4616430</text:p>
          </table:table-cell>
          <table:table-cell office:value-type="float" office:value="-0.138133">
            <text:p>-0.13813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30263">
            <text:p>0.1302630</text:p>
          </table:table-cell>
          <table:table-cell office:value-type="float" office:value="-0.358267">
            <text:p>-0.3582670</text:p>
          </table:table-cell>
          <table:table-cell office:value-type="float" office:value="0.716535">
            <text:p>0.7165350</text:p>
          </table:table-cell>
          <table:table-cell office:value-type="float" office:value="-0.358267">
            <text:p>-0.3582670</text:p>
          </table:table-cell>
          <table:table-cell office:value-type="float" office:value="-0.130263">
            <text:p>-0.1302630</text:p>
          </table:table-cell>
          <table:table-cell office:value-type="float" office:value="0">
            <text:p>0.0000000</text:p>
          </table:table-cell>
          <table:table-cell office:value-type="float" office:value="0.136105">
            <text:p>0.1361050</text:p>
          </table:table-cell>
          <table:table-cell office:value-type="float" office:value="-0.458898">
            <text:p>-0.4588980</text:p>
          </table:table-cell>
          <table:table-cell office:value-type="float" office:value="0.917796">
            <text:p>0.9177960</text:p>
          </table:table-cell>
          <table:table-cell office:value-type="float" office:value="-0.458898">
            <text:p>-0.4588980</text:p>
          </table:table-cell>
          <table:table-cell office:value-type="float" office:value="-0.136105">
            <text:p>-0.13610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28473">
            <text:p>0.1284730</text:p>
          </table:table-cell>
          <table:table-cell office:value-type="float" office:value="-0.358889">
            <text:p>-0.3588890</text:p>
          </table:table-cell>
          <table:table-cell office:value-type="float" office:value="0.717777">
            <text:p>0.7177770</text:p>
          </table:table-cell>
          <table:table-cell office:value-type="float" office:value="-0.358889">
            <text:p>-0.3588890</text:p>
          </table:table-cell>
          <table:table-cell office:value-type="float" office:value="-0.128473">
            <text:p>-0.1284730</text:p>
          </table:table-cell>
          <table:table-cell office:value-type="float" office:value="0">
            <text:p>0.0000000</text:p>
          </table:table-cell>
          <table:table-cell office:value-type="float" office:value="0.134016">
            <text:p>0.1340160</text:p>
          </table:table-cell>
          <table:table-cell office:value-type="float" office:value="-0.456097">
            <text:p>-0.4560970</text:p>
          </table:table-cell>
          <table:table-cell office:value-type="float" office:value="0.912193">
            <text:p>0.9121930</text:p>
          </table:table-cell>
          <table:table-cell office:value-type="float" office:value="-0.456097">
            <text:p>-0.4560970</text:p>
          </table:table-cell>
          <table:table-cell office:value-type="float" office:value="-0.134016">
            <text:p>-0.13401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26624">
            <text:p>0.1266240</text:p>
          </table:table-cell>
          <table:table-cell office:value-type="float" office:value="-0.35952">
            <text:p>-0.3595200</text:p>
          </table:table-cell>
          <table:table-cell office:value-type="float" office:value="0.71904">
            <text:p>0.7190400</text:p>
          </table:table-cell>
          <table:table-cell office:value-type="float" office:value="-0.35952">
            <text:p>-0.3595200</text:p>
          </table:table-cell>
          <table:table-cell office:value-type="float" office:value="-0.126624">
            <text:p>-0.1266240</text:p>
          </table:table-cell>
          <table:table-cell office:value-type="float" office:value="0">
            <text:p>0.0000000</text:p>
          </table:table-cell>
          <table:table-cell office:value-type="float" office:value="0.13187">
            <text:p>0.1318700</text:p>
          </table:table-cell>
          <table:table-cell office:value-type="float" office:value="-0.453246">
            <text:p>-0.4532460</text:p>
          </table:table-cell>
          <table:table-cell office:value-type="float" office:value="0.906492">
            <text:p>0.9064920</text:p>
          </table:table-cell>
          <table:table-cell office:value-type="float" office:value="-0.453246">
            <text:p>-0.4532460</text:p>
          </table:table-cell>
          <table:table-cell office:value-type="float" office:value="-0.13187">
            <text:p>-0.13187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24717">
            <text:p>0.1247170</text:p>
          </table:table-cell>
          <table:table-cell office:value-type="float" office:value="-0.360161">
            <text:p>-0.3601610</text:p>
          </table:table-cell>
          <table:table-cell office:value-type="float" office:value="0.720321">
            <text:p>0.7203210</text:p>
          </table:table-cell>
          <table:table-cell office:value-type="float" office:value="-0.360161">
            <text:p>-0.3601610</text:p>
          </table:table-cell>
          <table:table-cell office:value-type="float" office:value="-0.124717">
            <text:p>-0.1247170</text:p>
          </table:table-cell>
          <table:table-cell office:value-type="float" office:value="0">
            <text:p>0.0000000</text:p>
          </table:table-cell>
          <table:table-cell office:value-type="float" office:value="0.129668">
            <text:p>0.1296680</text:p>
          </table:table-cell>
          <table:table-cell office:value-type="float" office:value="-0.450351">
            <text:p>-0.4503510</text:p>
          </table:table-cell>
          <table:table-cell office:value-type="float" office:value="0.900702">
            <text:p>0.9007020</text:p>
          </table:table-cell>
          <table:table-cell office:value-type="float" office:value="-0.450351">
            <text:p>-0.4503510</text:p>
          </table:table-cell>
          <table:table-cell office:value-type="float" office:value="-0.129668">
            <text:p>-0.12966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22752">
            <text:p>0.1227520</text:p>
          </table:table-cell>
          <table:table-cell office:value-type="float" office:value="-0.360809">
            <text:p>-0.3608090</text:p>
          </table:table-cell>
          <table:table-cell office:value-type="float" office:value="0.721618">
            <text:p>0.7216180</text:p>
          </table:table-cell>
          <table:table-cell office:value-type="float" office:value="-0.360809">
            <text:p>-0.3608090</text:p>
          </table:table-cell>
          <table:table-cell office:value-type="float" office:value="-0.122752">
            <text:p>-0.1227520</text:p>
          </table:table-cell>
          <table:table-cell office:value-type="float" office:value="0">
            <text:p>0.0000000</text:p>
          </table:table-cell>
          <table:table-cell office:value-type="float" office:value="0.127412">
            <text:p>0.1274120</text:p>
          </table:table-cell>
          <table:table-cell office:value-type="float" office:value="-0.447419">
            <text:p>-0.4474190</text:p>
          </table:table-cell>
          <table:table-cell office:value-type="float" office:value="0.894839">
            <text:p>0.8948390</text:p>
          </table:table-cell>
          <table:table-cell office:value-type="float" office:value="-0.447419">
            <text:p>-0.4474190</text:p>
          </table:table-cell>
          <table:table-cell office:value-type="float" office:value="-0.127412">
            <text:p>-0.12741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20731">
            <text:p>0.1207310</text:p>
          </table:table-cell>
          <table:table-cell office:value-type="float" office:value="-0.361464">
            <text:p>-0.3614640</text:p>
          </table:table-cell>
          <table:table-cell office:value-type="float" office:value="0.722927">
            <text:p>0.7229270</text:p>
          </table:table-cell>
          <table:table-cell office:value-type="float" office:value="-0.361464">
            <text:p>-0.3614640</text:p>
          </table:table-cell>
          <table:table-cell office:value-type="float" office:value="-0.120731">
            <text:p>-0.1207310</text:p>
          </table:table-cell>
          <table:table-cell office:value-type="float" office:value="0">
            <text:p>0.0000000</text:p>
          </table:table-cell>
          <table:table-cell office:value-type="float" office:value="0.125104">
            <text:p>0.1251040</text:p>
          </table:table-cell>
          <table:table-cell office:value-type="float" office:value="-0.444457">
            <text:p>-0.4444570</text:p>
          </table:table-cell>
          <table:table-cell office:value-type="float" office:value="0.888915">
            <text:p>0.8889150</text:p>
          </table:table-cell>
          <table:table-cell office:value-type="float" office:value="-0.444457">
            <text:p>-0.4444570</text:p>
          </table:table-cell>
          <table:table-cell office:value-type="float" office:value="-0.125104">
            <text:p>-0.12510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style-name="ce3" office:value-type="float" office:value="0.3">
            <text:p>0.3000000</text:p>
          </table:table-cell>
          <table:table-cell table:style-name="ce3" office:value-type="float" office:value="0.118654">
            <text:p>0.1186540</text:p>
          </table:table-cell>
          <table:table-cell table:style-name="ce3" office:value-type="float" office:value="-0.362124">
            <text:p>-0.3621240</text:p>
          </table:table-cell>
          <table:table-cell table:style-name="ce3" office:value-type="float" office:value="0.724247">
            <text:p>0.7242470</text:p>
          </table:table-cell>
          <table:table-cell table:style-name="ce3" office:value-type="float" office:value="-0.362123">
            <text:p>-0.3621230</text:p>
          </table:table-cell>
          <table:table-cell table:style-name="ce3" office:value-type="float" office:value="-0.118654">
            <text:p>-0.1186540</text:p>
          </table:table-cell>
          <table:table-cell table:style-name="ce3" office:value-type="float" office:value="0">
            <text:p>0.0000000</text:p>
          </table:table-cell>
          <table:table-cell table:style-name="ce3" office:value-type="float" office:value="0.122746">
            <text:p>0.1227460</text:p>
          </table:table-cell>
          <table:table-cell table:style-name="ce3" office:value-type="float" office:value="-0.441471">
            <text:p>-0.4414710</text:p>
          </table:table-cell>
          <table:table-cell table:style-name="ce3" office:value-type="float" office:value="0.882943">
            <text:p>0.8829430</text:p>
          </table:table-cell>
          <table:table-cell table:style-name="ce3" office:value-type="float" office:value="-0.441471">
            <text:p>-0.4414710</text:p>
          </table:table-cell>
          <table:table-cell table:style-name="ce3" office:value-type="float" office:value="-0.122746">
            <text:p>-0.1227460</text:p>
          </table:table-cell>
          <table:table-cell table:style-name="ce3" office:value-type="float" office:value="0.174533">
            <text:p>0.1745330</text:p>
          </table:table-cell>
          <table:table-cell table:style-name="ce3" office:value-type="float" office:value="-0.174533">
            <text:p>-0.1745330</text:p>
          </table:table-cell>
          <table:table-cell table:style-name="ce3" office:value-type="float" office:value="0">
            <text:p>0.0000000</text:p>
          </table:table-cell>
          <table:table-cell table:style-name="ce3" office:value-type="float" office:value="-0.523599">
            <text:p>-0.5235990</text:p>
          </table:table-cell>
          <table:table-cell table:number-columns-repeated="3" table:style-name="ce3" office:value-type="float" office:value="0">
            <text:p>0.0000000</text:p>
          </table:table-cell>
          <table:table-cell table:number-columns-repeated="2" table:style-name="ce3" office:value-type="float" office:value="0.174533">
            <text:p>0.1745330</text:p>
          </table:table-cell>
          <table:table-cell table:style-name="ce3" office:value-type="float" office:value="0">
            <text:p>0.0000000</text:p>
          </table:table-cell>
          <table:table-cell table:style-name="ce3" office:value-type="float" office:value="-0.523599">
            <text:p>-0.5235990</text:p>
          </table:table-cell>
          <table:table-cell table:number-columns-repeated="7" table:style-name="ce3" office:value-type="float" office:value="0">
            <text:p>0.0000000</text:p>
          </table:table-cell>
          <table:table-cell table:style-name="ce3"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16523">
            <text:p>0.1165230</text:p>
          </table:table-cell>
          <table:table-cell office:value-type="float" office:value="-0.362787">
            <text:p>-0.3627870</text:p>
          </table:table-cell>
          <table:table-cell office:value-type="float" office:value="0.725575">
            <text:p>0.7255750</text:p>
          </table:table-cell>
          <table:table-cell office:value-type="float" office:value="-0.362787">
            <text:p>-0.3627870</text:p>
          </table:table-cell>
          <table:table-cell office:value-type="float" office:value="-0.116523">
            <text:p>-0.1165230</text:p>
          </table:table-cell>
          <table:table-cell office:value-type="float" office:value="0">
            <text:p>0.0000000</text:p>
          </table:table-cell>
          <table:table-cell office:value-type="float" office:value="0.120339">
            <text:p>0.1203390</text:p>
          </table:table-cell>
          <table:table-cell office:value-type="float" office:value="-0.438469">
            <text:p>-0.4384690</text:p>
          </table:table-cell>
          <table:table-cell office:value-type="float" office:value="0.876938">
            <text:p>0.8769380</text:p>
          </table:table-cell>
          <table:table-cell office:value-type="float" office:value="-0.438469">
            <text:p>-0.4384690</text:p>
          </table:table-cell>
          <table:table-cell office:value-type="float" office:value="-0.120339">
            <text:p>-0.12033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14339">
            <text:p>0.1143390</text:p>
          </table:table-cell>
          <table:table-cell office:value-type="float" office:value="-0.363454">
            <text:p>-0.3634540</text:p>
          </table:table-cell>
          <table:table-cell office:value-type="float" office:value="0.726908">
            <text:p>0.7269080</text:p>
          </table:table-cell>
          <table:table-cell office:value-type="float" office:value="-0.363454">
            <text:p>-0.3634540</text:p>
          </table:table-cell>
          <table:table-cell office:value-type="float" office:value="-0.114339">
            <text:p>-0.1143390</text:p>
          </table:table-cell>
          <table:table-cell office:value-type="float" office:value="0">
            <text:p>0.0000000</text:p>
          </table:table-cell>
          <table:table-cell office:value-type="float" office:value="0.117886">
            <text:p>0.1178860</text:p>
          </table:table-cell>
          <table:table-cell office:value-type="float" office:value="-0.435457">
            <text:p>-0.4354570</text:p>
          </table:table-cell>
          <table:table-cell office:value-type="float" office:value="0.870914">
            <text:p>0.8709140</text:p>
          </table:table-cell>
          <table:table-cell office:value-type="float" office:value="-0.435457">
            <text:p>-0.4354570</text:p>
          </table:table-cell>
          <table:table-cell office:value-type="float" office:value="-0.117886">
            <text:p>-0.11788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12103">
            <text:p>0.1121030</text:p>
          </table:table-cell>
          <table:table-cell office:value-type="float" office:value="-0.364122">
            <text:p>-0.3641220</text:p>
          </table:table-cell>
          <table:table-cell office:value-type="float" office:value="0.728244">
            <text:p>0.7282440</text:p>
          </table:table-cell>
          <table:table-cell office:value-type="float" office:value="-0.364122">
            <text:p>-0.3641220</text:p>
          </table:table-cell>
          <table:table-cell office:value-type="float" office:value="-0.112103">
            <text:p>-0.1121030</text:p>
          </table:table-cell>
          <table:table-cell office:value-type="float" office:value="0">
            <text:p>0.0000000</text:p>
          </table:table-cell>
          <table:table-cell office:value-type="float" office:value="0.115388">
            <text:p>0.1153880</text:p>
          </table:table-cell>
          <table:table-cell office:value-type="float" office:value="-0.432443">
            <text:p>-0.4324430</text:p>
          </table:table-cell>
          <table:table-cell office:value-type="float" office:value="0.864887">
            <text:p>0.8648870</text:p>
          </table:table-cell>
          <table:table-cell office:value-type="float" office:value="-0.432443">
            <text:p>-0.4324430</text:p>
          </table:table-cell>
          <table:table-cell office:value-type="float" office:value="-0.115388">
            <text:p>-0.11538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09815">
            <text:p>0.1098150</text:p>
          </table:table-cell>
          <table:table-cell office:value-type="float" office:value="-0.36479">
            <text:p>-0.3647900</text:p>
          </table:table-cell>
          <table:table-cell office:value-type="float" office:value="0.72958">
            <text:p>0.7295800</text:p>
          </table:table-cell>
          <table:table-cell office:value-type="float" office:value="-0.36479">
            <text:p>-0.3647900</text:p>
          </table:table-cell>
          <table:table-cell office:value-type="float" office:value="-0.109815">
            <text:p>-0.1098150</text:p>
          </table:table-cell>
          <table:table-cell office:value-type="float" office:value="0">
            <text:p>0.0000000</text:p>
          </table:table-cell>
          <table:table-cell office:value-type="float" office:value="0.112847">
            <text:p>0.1128470</text:p>
          </table:table-cell>
          <table:table-cell office:value-type="float" office:value="-0.429435">
            <text:p>-0.4294350</text:p>
          </table:table-cell>
          <table:table-cell office:value-type="float" office:value="0.858871">
            <text:p>0.8588710</text:p>
          </table:table-cell>
          <table:table-cell office:value-type="float" office:value="-0.429435">
            <text:p>-0.4294350</text:p>
          </table:table-cell>
          <table:table-cell office:value-type="float" office:value="-0.112847">
            <text:p>-0.11284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07478">
            <text:p>0.1074780</text:p>
          </table:table-cell>
          <table:table-cell office:value-type="float" office:value="-0.365457">
            <text:p>-0.3654570</text:p>
          </table:table-cell>
          <table:table-cell office:value-type="float" office:value="0.730914">
            <text:p>0.7309140</text:p>
          </table:table-cell>
          <table:table-cell office:value-type="float" office:value="-0.365457">
            <text:p>-0.3654570</text:p>
          </table:table-cell>
          <table:table-cell office:value-type="float" office:value="-0.107478">
            <text:p>-0.1074780</text:p>
          </table:table-cell>
          <table:table-cell office:value-type="float" office:value="0">
            <text:p>0.0000000</text:p>
          </table:table-cell>
          <table:table-cell office:value-type="float" office:value="0.110265">
            <text:p>0.1102650</text:p>
          </table:table-cell>
          <table:table-cell office:value-type="float" office:value="-0.426441">
            <text:p>-0.4264410</text:p>
          </table:table-cell>
          <table:table-cell office:value-type="float" office:value="0.852881">
            <text:p>0.8528810</text:p>
          </table:table-cell>
          <table:table-cell office:value-type="float" office:value="-0.426441">
            <text:p>-0.4264410</text:p>
          </table:table-cell>
          <table:table-cell office:value-type="float" office:value="-0.110265">
            <text:p>-0.11026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05092">
            <text:p>0.1050920</text:p>
          </table:table-cell>
          <table:table-cell office:value-type="float" office:value="-0.366121">
            <text:p>-0.3661210</text:p>
          </table:table-cell>
          <table:table-cell office:value-type="float" office:value="0.732243">
            <text:p>0.7322430</text:p>
          </table:table-cell>
          <table:table-cell office:value-type="float" office:value="-0.366121">
            <text:p>-0.3661210</text:p>
          </table:table-cell>
          <table:table-cell office:value-type="float" office:value="-0.105092">
            <text:p>-0.1050920</text:p>
          </table:table-cell>
          <table:table-cell office:value-type="float" office:value="0">
            <text:p>0.0000000</text:p>
          </table:table-cell>
          <table:table-cell office:value-type="float" office:value="0.107644">
            <text:p>0.1076440</text:p>
          </table:table-cell>
          <table:table-cell office:value-type="float" office:value="-0.423467">
            <text:p>-0.4234670</text:p>
          </table:table-cell>
          <table:table-cell office:value-type="float" office:value="0.846934">
            <text:p>0.8469340</text:p>
          </table:table-cell>
          <table:table-cell office:value-type="float" office:value="-0.423467">
            <text:p>-0.4234670</text:p>
          </table:table-cell>
          <table:table-cell office:value-type="float" office:value="-0.107644">
            <text:p>-0.10764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02658">
            <text:p>0.1026580</text:p>
          </table:table-cell>
          <table:table-cell office:value-type="float" office:value="-0.366782">
            <text:p>-0.3667820</text:p>
          </table:table-cell>
          <table:table-cell office:value-type="float" office:value="0.733565">
            <text:p>0.7335650</text:p>
          </table:table-cell>
          <table:table-cell office:value-type="float" office:value="-0.366782">
            <text:p>-0.3667820</text:p>
          </table:table-cell>
          <table:table-cell office:value-type="float" office:value="-0.102658">
            <text:p>-0.1026580</text:p>
          </table:table-cell>
          <table:table-cell office:value-type="float" office:value="0">
            <text:p>0.0000000</text:p>
          </table:table-cell>
          <table:table-cell office:value-type="float" office:value="0.104985">
            <text:p>0.1049850</text:p>
          </table:table-cell>
          <table:table-cell office:value-type="float" office:value="-0.420523">
            <text:p>-0.4205230</text:p>
          </table:table-cell>
          <table:table-cell office:value-type="float" office:value="0.841047">
            <text:p>0.8410470</text:p>
          </table:table-cell>
          <table:table-cell office:value-type="float" office:value="-0.420523">
            <text:p>-0.4205230</text:p>
          </table:table-cell>
          <table:table-cell office:value-type="float" office:value="-0.104985">
            <text:p>-0.10498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100179">
            <text:p>0.1001790</text:p>
          </table:table-cell>
          <table:table-cell office:value-type="float" office:value="-0.367439">
            <text:p>-0.3674390</text:p>
          </table:table-cell>
          <table:table-cell office:value-type="float" office:value="0.734877">
            <text:p>0.7348770</text:p>
          </table:table-cell>
          <table:table-cell office:value-type="float" office:value="-0.367439">
            <text:p>-0.3674390</text:p>
          </table:table-cell>
          <table:table-cell office:value-type="float" office:value="-0.100179">
            <text:p>-0.1001790</text:p>
          </table:table-cell>
          <table:table-cell office:value-type="float" office:value="0">
            <text:p>0.0000000</text:p>
          </table:table-cell>
          <table:table-cell office:value-type="float" office:value="0.102289">
            <text:p>0.1022890</text:p>
          </table:table-cell>
          <table:table-cell office:value-type="float" office:value="-0.417617">
            <text:p>-0.4176170</text:p>
          </table:table-cell>
          <table:table-cell office:value-type="float" office:value="0.835233">
            <text:p>0.8352330</text:p>
          </table:table-cell>
          <table:table-cell office:value-type="float" office:value="-0.417617">
            <text:p>-0.4176170</text:p>
          </table:table-cell>
          <table:table-cell office:value-type="float" office:value="-0.102289">
            <text:p>-0.10228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97654">
            <text:p>0.0976540</text:p>
          </table:table-cell>
          <table:table-cell office:value-type="float" office:value="-0.368089">
            <text:p>-0.3680890</text:p>
          </table:table-cell>
          <table:table-cell office:value-type="float" office:value="0.736178">
            <text:p>0.7361780</text:p>
          </table:table-cell>
          <table:table-cell office:value-type="float" office:value="-0.368089">
            <text:p>-0.3680890</text:p>
          </table:table-cell>
          <table:table-cell office:value-type="float" office:value="-0.097654">
            <text:p>-0.0976540</text:p>
          </table:table-cell>
          <table:table-cell office:value-type="float" office:value="0">
            <text:p>0.0000000</text:p>
          </table:table-cell>
          <table:table-cell office:value-type="float" office:value="0.09956">
            <text:p>0.0995600</text:p>
          </table:table-cell>
          <table:table-cell office:value-type="float" office:value="-0.414756">
            <text:p>-0.4147560</text:p>
          </table:table-cell>
          <table:table-cell office:value-type="float" office:value="0.829512">
            <text:p>0.8295120</text:p>
          </table:table-cell>
          <table:table-cell office:value-type="float" office:value="-0.414756">
            <text:p>-0.4147560</text:p>
          </table:table-cell>
          <table:table-cell office:value-type="float" office:value="-0.09956">
            <text:p>-0.09956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95086">
            <text:p>0.0950860</text:p>
          </table:table-cell>
          <table:table-cell office:value-type="float" office:value="-0.368732">
            <text:p>-0.3687320</text:p>
          </table:table-cell>
          <table:table-cell office:value-type="float" office:value="0.737464">
            <text:p>0.7374640</text:p>
          </table:table-cell>
          <table:table-cell office:value-type="float" office:value="-0.368732">
            <text:p>-0.3687320</text:p>
          </table:table-cell>
          <table:table-cell office:value-type="float" office:value="-0.095086">
            <text:p>-0.0950860</text:p>
          </table:table-cell>
          <table:table-cell office:value-type="float" office:value="0">
            <text:p>0.0000000</text:p>
          </table:table-cell>
          <table:table-cell office:value-type="float" office:value="0.096797">
            <text:p>0.0967970</text:p>
          </table:table-cell>
          <table:table-cell office:value-type="float" office:value="-0.411949">
            <text:p>-0.4119490</text:p>
          </table:table-cell>
          <table:table-cell office:value-type="float" office:value="0.823898">
            <text:p>0.8238980</text:p>
          </table:table-cell>
          <table:table-cell office:value-type="float" office:value="-0.411949">
            <text:p>-0.4119490</text:p>
          </table:table-cell>
          <table:table-cell office:value-type="float" office:value="-0.096797">
            <text:p>-0.09679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92476">
            <text:p>0.0924760</text:p>
          </table:table-cell>
          <table:table-cell office:value-type="float" office:value="-0.369367">
            <text:p>-0.3693670</text:p>
          </table:table-cell>
          <table:table-cell office:value-type="float" office:value="0.738734">
            <text:p>0.7387340</text:p>
          </table:table-cell>
          <table:table-cell office:value-type="float" office:value="-0.369367">
            <text:p>-0.3693670</text:p>
          </table:table-cell>
          <table:table-cell office:value-type="float" office:value="-0.092476">
            <text:p>-0.0924760</text:p>
          </table:table-cell>
          <table:table-cell office:value-type="float" office:value="0">
            <text:p>0.0000000</text:p>
          </table:table-cell>
          <table:table-cell office:value-type="float" office:value="0.094004">
            <text:p>0.0940040</text:p>
          </table:table-cell>
          <table:table-cell office:value-type="float" office:value="-0.409204">
            <text:p>-0.4092040</text:p>
          </table:table-cell>
          <table:table-cell office:value-type="float" office:value="0.818408">
            <text:p>0.8184080</text:p>
          </table:table-cell>
          <table:table-cell office:value-type="float" office:value="-0.409204">
            <text:p>-0.4092040</text:p>
          </table:table-cell>
          <table:table-cell office:value-type="float" office:value="-0.094004">
            <text:p>-0.09400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89824">
            <text:p>0.0898240</text:p>
          </table:table-cell>
          <table:table-cell office:value-type="float" office:value="-0.369992">
            <text:p>-0.3699920</text:p>
          </table:table-cell>
          <table:table-cell office:value-type="float" office:value="0.739984">
            <text:p>0.7399840</text:p>
          </table:table-cell>
          <table:table-cell office:value-type="float" office:value="-0.369992">
            <text:p>-0.3699920</text:p>
          </table:table-cell>
          <table:table-cell office:value-type="float" office:value="-0.089824">
            <text:p>-0.0898240</text:p>
          </table:table-cell>
          <table:table-cell office:value-type="float" office:value="0">
            <text:p>0.0000000</text:p>
          </table:table-cell>
          <table:table-cell office:value-type="float" office:value="0.091181">
            <text:p>0.0911810</text:p>
          </table:table-cell>
          <table:table-cell office:value-type="float" office:value="-0.40653">
            <text:p>-0.4065300</text:p>
          </table:table-cell>
          <table:table-cell office:value-type="float" office:value="0.813059">
            <text:p>0.8130590</text:p>
          </table:table-cell>
          <table:table-cell office:value-type="float" office:value="-0.40653">
            <text:p>-0.4065300</text:p>
          </table:table-cell>
          <table:table-cell office:value-type="float" office:value="-0.091181">
            <text:p>-0.0911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87133">
            <text:p>0.0871330</text:p>
          </table:table-cell>
          <table:table-cell office:value-type="float" office:value="-0.370607">
            <text:p>-0.3706070</text:p>
          </table:table-cell>
          <table:table-cell office:value-type="float" office:value="0.741214">
            <text:p>0.7412140</text:p>
          </table:table-cell>
          <table:table-cell office:value-type="float" office:value="-0.370607">
            <text:p>-0.3706070</text:p>
          </table:table-cell>
          <table:table-cell office:value-type="float" office:value="-0.087133">
            <text:p>-0.0871330</text:p>
          </table:table-cell>
          <table:table-cell office:value-type="float" office:value="0">
            <text:p>0.0000000</text:p>
          </table:table-cell>
          <table:table-cell office:value-type="float" office:value="0.088329">
            <text:p>0.0883290</text:p>
          </table:table-cell>
          <table:table-cell office:value-type="float" office:value="-0.403934">
            <text:p>-0.4039340</text:p>
          </table:table-cell>
          <table:table-cell office:value-type="float" office:value="0.807868">
            <text:p>0.8078680</text:p>
          </table:table-cell>
          <table:table-cell office:value-type="float" office:value="-0.403934">
            <text:p>-0.4039340</text:p>
          </table:table-cell>
          <table:table-cell office:value-type="float" office:value="-0.088329">
            <text:p>-0.08832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84405">
            <text:p>0.0844050</text:p>
          </table:table-cell>
          <table:table-cell office:value-type="float" office:value="-0.37121">
            <text:p>-0.3712100</text:p>
          </table:table-cell>
          <table:table-cell office:value-type="float" office:value="0.742421">
            <text:p>0.7424210</text:p>
          </table:table-cell>
          <table:table-cell office:value-type="float" office:value="-0.37121">
            <text:p>-0.3712100</text:p>
          </table:table-cell>
          <table:table-cell office:value-type="float" office:value="-0.084405">
            <text:p>-0.0844050</text:p>
          </table:table-cell>
          <table:table-cell office:value-type="float" office:value="0">
            <text:p>0.0000000</text:p>
          </table:table-cell>
          <table:table-cell office:value-type="float" office:value="0.085451">
            <text:p>0.0854510</text:p>
          </table:table-cell>
          <table:table-cell office:value-type="float" office:value="-0.401426">
            <text:p>-0.4014260</text:p>
          </table:table-cell>
          <table:table-cell office:value-type="float" office:value="0.802851">
            <text:p>0.8028510</text:p>
          </table:table-cell>
          <table:table-cell office:value-type="float" office:value="-0.401426">
            <text:p>-0.4014260</text:p>
          </table:table-cell>
          <table:table-cell office:value-type="float" office:value="-0.085451">
            <text:p>-0.08545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81639">
            <text:p>0.0816390</text:p>
          </table:table-cell>
          <table:table-cell office:value-type="float" office:value="-0.371801">
            <text:p>-0.3718010</text:p>
          </table:table-cell>
          <table:table-cell office:value-type="float" office:value="0.743602">
            <text:p>0.7436020</text:p>
          </table:table-cell>
          <table:table-cell office:value-type="float" office:value="-0.371801">
            <text:p>-0.3718010</text:p>
          </table:table-cell>
          <table:table-cell office:value-type="float" office:value="-0.081639">
            <text:p>-0.0816390</text:p>
          </table:table-cell>
          <table:table-cell office:value-type="float" office:value="0">
            <text:p>0.0000000</text:p>
          </table:table-cell>
          <table:table-cell office:value-type="float" office:value="0.082547">
            <text:p>0.0825470</text:p>
          </table:table-cell>
          <table:table-cell office:value-type="float" office:value="-0.399012">
            <text:p>-0.3990120</text:p>
          </table:table-cell>
          <table:table-cell office:value-type="float" office:value="0.798024">
            <text:p>0.7980240</text:p>
          </table:table-cell>
          <table:table-cell office:value-type="float" office:value="-0.399012">
            <text:p>-0.3990120</text:p>
          </table:table-cell>
          <table:table-cell office:value-type="float" office:value="-0.082547">
            <text:p>-0.08254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78838">
            <text:p>0.0788380</text:p>
          </table:table-cell>
          <table:table-cell office:value-type="float" office:value="-0.372378">
            <text:p>-0.3723780</text:p>
          </table:table-cell>
          <table:table-cell office:value-type="float" office:value="0.744756">
            <text:p>0.7447560</text:p>
          </table:table-cell>
          <table:table-cell office:value-type="float" office:value="-0.372378">
            <text:p>-0.3723780</text:p>
          </table:table-cell>
          <table:table-cell office:value-type="float" office:value="-0.078838">
            <text:p>-0.0788380</text:p>
          </table:table-cell>
          <table:table-cell office:value-type="float" office:value="0">
            <text:p>0.0000000</text:p>
          </table:table-cell>
          <table:table-cell office:value-type="float" office:value="0.07962">
            <text:p>0.0796200</text:p>
          </table:table-cell>
          <table:table-cell office:value-type="float" office:value="-0.396701">
            <text:p>-0.3967010</text:p>
          </table:table-cell>
          <table:table-cell office:value-type="float" office:value="0.793403">
            <text:p>0.7934030</text:p>
          </table:table-cell>
          <table:table-cell office:value-type="float" office:value="-0.396701">
            <text:p>-0.3967010</text:p>
          </table:table-cell>
          <table:table-cell office:value-type="float" office:value="-0.07962">
            <text:p>-0.07962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76004">
            <text:p>0.0760040</text:p>
          </table:table-cell>
          <table:table-cell office:value-type="float" office:value="-0.372941">
            <text:p>-0.3729410</text:p>
          </table:table-cell>
          <table:table-cell office:value-type="float" office:value="0.745881">
            <text:p>0.7458810</text:p>
          </table:table-cell>
          <table:table-cell office:value-type="float" office:value="-0.37294">
            <text:p>-0.3729400</text:p>
          </table:table-cell>
          <table:table-cell office:value-type="float" office:value="-0.076004">
            <text:p>-0.0760040</text:p>
          </table:table-cell>
          <table:table-cell office:value-type="float" office:value="0">
            <text:p>0.0000000</text:p>
          </table:table-cell>
          <table:table-cell office:value-type="float" office:value="0.07667">
            <text:p>0.0766700</text:p>
          </table:table-cell>
          <table:table-cell office:value-type="float" office:value="-0.394501">
            <text:p>-0.3945010</text:p>
          </table:table-cell>
          <table:table-cell office:value-type="float" office:value="0.789003">
            <text:p>0.7890030</text:p>
          </table:table-cell>
          <table:table-cell office:value-type="float" office:value="-0.394501">
            <text:p>-0.3945010</text:p>
          </table:table-cell>
          <table:table-cell office:value-type="float" office:value="-0.07667">
            <text:p>-0.07667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73138">
            <text:p>0.0731380</text:p>
          </table:table-cell>
          <table:table-cell office:value-type="float" office:value="-0.373487">
            <text:p>-0.3734870</text:p>
          </table:table-cell>
          <table:table-cell office:value-type="float" office:value="0.746975">
            <text:p>0.7469750</text:p>
          </table:table-cell>
          <table:table-cell office:value-type="float" office:value="-0.373487">
            <text:p>-0.3734870</text:p>
          </table:table-cell>
          <table:table-cell office:value-type="float" office:value="-0.073138">
            <text:p>-0.0731380</text:p>
          </table:table-cell>
          <table:table-cell office:value-type="float" office:value="0">
            <text:p>0.0000000</text:p>
          </table:table-cell>
          <table:table-cell office:value-type="float" office:value="0.073699">
            <text:p>0.0736990</text:p>
          </table:table-cell>
          <table:table-cell office:value-type="float" office:value="-0.39242">
            <text:p>-0.3924200</text:p>
          </table:table-cell>
          <table:table-cell office:value-type="float" office:value="0.78484">
            <text:p>0.7848400</text:p>
          </table:table-cell>
          <table:table-cell office:value-type="float" office:value="-0.39242">
            <text:p>-0.3924200</text:p>
          </table:table-cell>
          <table:table-cell office:value-type="float" office:value="-0.073699">
            <text:p>-0.07369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70241">
            <text:p>0.0702410</text:p>
          </table:table-cell>
          <table:table-cell office:value-type="float" office:value="-0.374018">
            <text:p>-0.3740180</text:p>
          </table:table-cell>
          <table:table-cell office:value-type="float" office:value="0.748036">
            <text:p>0.7480360</text:p>
          </table:table-cell>
          <table:table-cell office:value-type="float" office:value="-0.374018">
            <text:p>-0.3740180</text:p>
          </table:table-cell>
          <table:table-cell office:value-type="float" office:value="-0.070241">
            <text:p>-0.0702410</text:p>
          </table:table-cell>
          <table:table-cell office:value-type="float" office:value="0">
            <text:p>0.0000000</text:p>
          </table:table-cell>
          <table:table-cell office:value-type="float" office:value="0.070707">
            <text:p>0.0707070</text:p>
          </table:table-cell>
          <table:table-cell office:value-type="float" office:value="-0.390465">
            <text:p>-0.3904650</text:p>
          </table:table-cell>
          <table:table-cell office:value-type="float" office:value="0.780929">
            <text:p>0.7809290</text:p>
          </table:table-cell>
          <table:table-cell office:value-type="float" office:value="-0.390464">
            <text:p>-0.3904640</text:p>
          </table:table-cell>
          <table:table-cell office:value-type="float" office:value="-0.070707">
            <text:p>-0.07070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67315">
            <text:p>0.0673150</text:p>
          </table:table-cell>
          <table:table-cell office:value-type="float" office:value="-0.374531">
            <text:p>-0.3745310</text:p>
          </table:table-cell>
          <table:table-cell office:value-type="float" office:value="0.749062">
            <text:p>0.7490620</text:p>
          </table:table-cell>
          <table:table-cell office:value-type="float" office:value="-0.374531">
            <text:p>-0.3745310</text:p>
          </table:table-cell>
          <table:table-cell office:value-type="float" office:value="-0.067315">
            <text:p>-0.0673150</text:p>
          </table:table-cell>
          <table:table-cell office:value-type="float" office:value="0">
            <text:p>0.0000000</text:p>
          </table:table-cell>
          <table:table-cell office:value-type="float" office:value="0.067697">
            <text:p>0.0676970</text:p>
          </table:table-cell>
          <table:table-cell office:value-type="float" office:value="-0.388642">
            <text:p>-0.3886420</text:p>
          </table:table-cell>
          <table:table-cell office:value-type="float" office:value="0.777283">
            <text:p>0.7772830</text:p>
          </table:table-cell>
          <table:table-cell office:value-type="float" office:value="-0.388642">
            <text:p>-0.3886420</text:p>
          </table:table-cell>
          <table:table-cell office:value-type="float" office:value="-0.067697">
            <text:p>-0.06769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64361">
            <text:p>0.0643610</text:p>
          </table:table-cell>
          <table:table-cell office:value-type="float" office:value="-0.375026">
            <text:p>-0.3750260</text:p>
          </table:table-cell>
          <table:table-cell office:value-type="float" office:value="0.750052">
            <text:p>0.7500520</text:p>
          </table:table-cell>
          <table:table-cell office:value-type="float" office:value="-0.375026">
            <text:p>-0.3750260</text:p>
          </table:table-cell>
          <table:table-cell office:value-type="float" office:value="-0.064361">
            <text:p>-0.0643610</text:p>
          </table:table-cell>
          <table:table-cell office:value-type="float" office:value="0">
            <text:p>0.0000000</text:p>
          </table:table-cell>
          <table:table-cell office:value-type="float" office:value="0.06467">
            <text:p>0.0646700</text:p>
          </table:table-cell>
          <table:table-cell office:value-type="float" office:value="-0.386958">
            <text:p>-0.3869580</text:p>
          </table:table-cell>
          <table:table-cell office:value-type="float" office:value="0.773916">
            <text:p>0.7739160</text:p>
          </table:table-cell>
          <table:table-cell office:value-type="float" office:value="-0.386958">
            <text:p>-0.3869580</text:p>
          </table:table-cell>
          <table:table-cell office:value-type="float" office:value="-0.06467">
            <text:p>-0.06467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61382">
            <text:p>0.0613820</text:p>
          </table:table-cell>
          <table:table-cell office:value-type="float" office:value="-0.375502">
            <text:p>-0.3755020</text:p>
          </table:table-cell>
          <table:table-cell office:value-type="float" office:value="0.751005">
            <text:p>0.7510050</text:p>
          </table:table-cell>
          <table:table-cell office:value-type="float" office:value="-0.375502">
            <text:p>-0.3755020</text:p>
          </table:table-cell>
          <table:table-cell office:value-type="float" office:value="-0.061382">
            <text:p>-0.0613820</text:p>
          </table:table-cell>
          <table:table-cell office:value-type="float" office:value="0">
            <text:p>0.0000000</text:p>
          </table:table-cell>
          <table:table-cell office:value-type="float" office:value="0.061626">
            <text:p>0.0616260</text:p>
          </table:table-cell>
          <table:table-cell office:value-type="float" office:value="-0.38542">
            <text:p>-0.3854200</text:p>
          </table:table-cell>
          <table:table-cell office:value-type="float" office:value="0.77084">
            <text:p>0.7708400</text:p>
          </table:table-cell>
          <table:table-cell office:value-type="float" office:value="-0.38542">
            <text:p>-0.3854200</text:p>
          </table:table-cell>
          <table:table-cell office:value-type="float" office:value="-0.061626">
            <text:p>-0.06162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58378">
            <text:p>0.0583780</text:p>
          </table:table-cell>
          <table:table-cell office:value-type="float" office:value="-0.375959">
            <text:p>-0.3759590</text:p>
          </table:table-cell>
          <table:table-cell office:value-type="float" office:value="0.751917">
            <text:p>0.7519170</text:p>
          </table:table-cell>
          <table:table-cell office:value-type="float" office:value="-0.375959">
            <text:p>-0.3759590</text:p>
          </table:table-cell>
          <table:table-cell office:value-type="float" office:value="-0.058378">
            <text:p>-0.0583780</text:p>
          </table:table-cell>
          <table:table-cell office:value-type="float" office:value="0">
            <text:p>0.0000000</text:p>
          </table:table-cell>
          <table:table-cell office:value-type="float" office:value="0.058567">
            <text:p>0.0585670</text:p>
          </table:table-cell>
          <table:table-cell office:value-type="float" office:value="-0.384034">
            <text:p>-0.3840340</text:p>
          </table:table-cell>
          <table:table-cell office:value-type="float" office:value="0.768068">
            <text:p>0.7680680</text:p>
          </table:table-cell>
          <table:table-cell office:value-type="float" office:value="-0.384034">
            <text:p>-0.3840340</text:p>
          </table:table-cell>
          <table:table-cell office:value-type="float" office:value="-0.058567">
            <text:p>-0.05856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55351">
            <text:p>0.0553510</text:p>
          </table:table-cell>
          <table:table-cell office:value-type="float" office:value="-0.376395">
            <text:p>-0.3763950</text:p>
          </table:table-cell>
          <table:table-cell office:value-type="float" office:value="0.75279">
            <text:p>0.7527900</text:p>
          </table:table-cell>
          <table:table-cell office:value-type="float" office:value="-0.376395">
            <text:p>-0.3763950</text:p>
          </table:table-cell>
          <table:table-cell office:value-type="float" office:value="-0.055351">
            <text:p>-0.0553510</text:p>
          </table:table-cell>
          <table:table-cell office:value-type="float" office:value="0">
            <text:p>0.0000000</text:p>
          </table:table-cell>
          <table:table-cell office:value-type="float" office:value="0.055493">
            <text:p>0.0554930</text:p>
          </table:table-cell>
          <table:table-cell office:value-type="float" office:value="-0.382805">
            <text:p>-0.3828050</text:p>
          </table:table-cell>
          <table:table-cell office:value-type="float" office:value="0.765609">
            <text:p>0.7656090</text:p>
          </table:table-cell>
          <table:table-cell office:value-type="float" office:value="-0.382805">
            <text:p>-0.3828050</text:p>
          </table:table-cell>
          <table:table-cell office:value-type="float" office:value="-0.055493">
            <text:p>-0.05549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52304">
            <text:p>0.0523040</text:p>
          </table:table-cell>
          <table:table-cell office:value-type="float" office:value="-0.37681">
            <text:p>-0.3768100</text:p>
          </table:table-cell>
          <table:table-cell office:value-type="float" office:value="0.75362">
            <text:p>0.7536200</text:p>
          </table:table-cell>
          <table:table-cell office:value-type="float" office:value="-0.37681">
            <text:p>-0.3768100</text:p>
          </table:table-cell>
          <table:table-cell office:value-type="float" office:value="-0.052304">
            <text:p>-0.0523040</text:p>
          </table:table-cell>
          <table:table-cell office:value-type="float" office:value="0">
            <text:p>0.0000000</text:p>
          </table:table-cell>
          <table:table-cell office:value-type="float" office:value="0.052407">
            <text:p>0.0524070</text:p>
          </table:table-cell>
          <table:table-cell office:value-type="float" office:value="-0.381737">
            <text:p>-0.3817370</text:p>
          </table:table-cell>
          <table:table-cell office:value-type="float" office:value="0.763475">
            <text:p>0.7634750</text:p>
          </table:table-cell>
          <table:table-cell office:value-type="float" office:value="-0.381737">
            <text:p>-0.3817370</text:p>
          </table:table-cell>
          <table:table-cell office:value-type="float" office:value="-0.052407">
            <text:p>-0.05240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49237">
            <text:p>0.0492370</text:p>
          </table:table-cell>
          <table:table-cell office:value-type="float" office:value="-0.377204">
            <text:p>-0.3772040</text:p>
          </table:table-cell>
          <table:table-cell office:value-type="float" office:value="0.754407">
            <text:p>0.7544070</text:p>
          </table:table-cell>
          <table:table-cell office:value-type="float" office:value="-0.377204">
            <text:p>-0.3772040</text:p>
          </table:table-cell>
          <table:table-cell office:value-type="float" office:value="-0.049237">
            <text:p>-0.0492370</text:p>
          </table:table-cell>
          <table:table-cell office:value-type="float" office:value="0">
            <text:p>0.0000000</text:p>
          </table:table-cell>
          <table:table-cell office:value-type="float" office:value="0.049309">
            <text:p>0.0493090</text:p>
          </table:table-cell>
          <table:table-cell office:value-type="float" office:value="-0.380836">
            <text:p>-0.3808360</text:p>
          </table:table-cell>
          <table:table-cell office:value-type="float" office:value="0.761672">
            <text:p>0.7616720</text:p>
          </table:table-cell>
          <table:table-cell office:value-type="float" office:value="-0.380836">
            <text:p>-0.3808360</text:p>
          </table:table-cell>
          <table:table-cell office:value-type="float" office:value="-0.049309">
            <text:p>-0.04930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46153">
            <text:p>0.0461530</text:p>
          </table:table-cell>
          <table:table-cell office:value-type="float" office:value="-0.377575">
            <text:p>-0.3775750</text:p>
          </table:table-cell>
          <table:table-cell office:value-type="float" office:value="0.75515">
            <text:p>0.7551500</text:p>
          </table:table-cell>
          <table:table-cell office:value-type="float" office:value="-0.377575">
            <text:p>-0.3775750</text:p>
          </table:table-cell>
          <table:table-cell office:value-type="float" office:value="-0.046153">
            <text:p>-0.0461530</text:p>
          </table:table-cell>
          <table:table-cell office:value-type="float" office:value="0">
            <text:p>0.0000000</text:p>
          </table:table-cell>
          <table:table-cell office:value-type="float" office:value="0.0462">
            <text:p>0.0462000</text:p>
          </table:table-cell>
          <table:table-cell office:value-type="float" office:value="-0.380105">
            <text:p>-0.3801050</text:p>
          </table:table-cell>
          <table:table-cell office:value-type="float" office:value="0.760209">
            <text:p>0.7602090</text:p>
          </table:table-cell>
          <table:table-cell office:value-type="float" office:value="-0.380105">
            <text:p>-0.3801050</text:p>
          </table:table-cell>
          <table:table-cell office:value-type="float" office:value="-0.0462">
            <text:p>-0.04620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43053">
            <text:p>0.0430530</text:p>
          </table:table-cell>
          <table:table-cell office:value-type="float" office:value="-0.377924">
            <text:p>-0.3779240</text:p>
          </table:table-cell>
          <table:table-cell office:value-type="float" office:value="0.755848">
            <text:p>0.7558480</text:p>
          </table:table-cell>
          <table:table-cell office:value-type="float" office:value="-0.377924">
            <text:p>-0.3779240</text:p>
          </table:table-cell>
          <table:table-cell office:value-type="float" office:value="-0.043053">
            <text:p>-0.0430530</text:p>
          </table:table-cell>
          <table:table-cell office:value-type="float" office:value="0">
            <text:p>0.0000000</text:p>
          </table:table-cell>
          <table:table-cell office:value-type="float" office:value="0.043081">
            <text:p>0.0430810</text:p>
          </table:table-cell>
          <table:table-cell office:value-type="float" office:value="-0.379546">
            <text:p>-0.3795460</text:p>
          </table:table-cell>
          <table:table-cell office:value-type="float" office:value="0.759092">
            <text:p>0.7590920</text:p>
          </table:table-cell>
          <table:table-cell office:value-type="float" office:value="-0.379546">
            <text:p>-0.3795460</text:p>
          </table:table-cell>
          <table:table-cell office:value-type="float" office:value="-0.043081">
            <text:p>-0.0430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.3">
            <text:p>0.3000000</text:p>
          </table:table-cell>
          <table:table-cell office:value-type="float" office:value="0.039938">
            <text:p>0.0399380</text:p>
          </table:table-cell>
          <table:table-cell office:value-type="float" office:value="-0.378249">
            <text:p>-0.3782490</text:p>
          </table:table-cell>
          <table:table-cell office:value-type="float" office:value="0.756499">
            <text:p>0.7564990</text:p>
          </table:table-cell>
          <table:table-cell office:value-type="float" office:value="-0.378249">
            <text:p>-0.3782490</text:p>
          </table:table-cell>
          <table:table-cell office:value-type="float" office:value="-0.039938">
            <text:p>-0.0399380</text:p>
          </table:table-cell>
          <table:table-cell office:value-type="float" office:value="0">
            <text:p>0.0000000</text:p>
          </table:table-cell>
          <table:table-cell office:value-type="float" office:value="0.039953">
            <text:p>0.0399530</text:p>
          </table:table-cell>
          <table:table-cell office:value-type="float" office:value="-0.379164">
            <text:p>-0.3791640</text:p>
          </table:table-cell>
          <table:table-cell office:value-type="float" office:value="0.758327">
            <text:p>0.7583270</text:p>
          </table:table-cell>
          <table:table-cell office:value-type="float" office:value="-0.379163">
            <text:p>-0.3791630</text:p>
          </table:table-cell>
          <table:table-cell office:value-type="float" office:value="-0.039953">
            <text:p>-0.03995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style-name="ce2" office:value-type="float" office:value="0.3">
            <text:p>0.3000000</text:p>
          </table:table-cell>
          <table:table-cell table:style-name="ce2" office:value-type="float" office:value="0.036811">
            <text:p>0.0368110</text:p>
          </table:table-cell>
          <table:table-cell table:style-name="ce2" office:value-type="float" office:value="-0.378551">
            <text:p>-0.3785510</text:p>
          </table:table-cell>
          <table:table-cell table:style-name="ce2" office:value-type="float" office:value="0.757103">
            <text:p>0.7571030</text:p>
          </table:table-cell>
          <table:table-cell table:style-name="ce2" office:value-type="float" office:value="-0.378551">
            <text:p>-0.3785510</text:p>
          </table:table-cell>
          <table:table-cell table:style-name="ce2" office:value-type="float" office:value="-0.036811">
            <text:p>-0.0368110</text:p>
          </table:table-cell>
          <table:table-cell table:style-name="ce2" office:value-type="float" office:value="0">
            <text:p>0.0000000</text:p>
          </table:table-cell>
          <table:table-cell table:style-name="ce2" office:value-type="float" office:value="0.036817">
            <text:p>0.0368170</text:p>
          </table:table-cell>
          <table:table-cell table:style-name="ce2" office:value-type="float" office:value="-0.378958">
            <text:p>-0.3789580</text:p>
          </table:table-cell>
          <table:table-cell table:style-name="ce2" office:value-type="float" office:value="0.757916">
            <text:p>0.7579160</text:p>
          </table:table-cell>
          <table:table-cell table:style-name="ce2" office:value-type="float" office:value="-0.378958">
            <text:p>-0.3789580</text:p>
          </table:table-cell>
          <table:table-cell table:style-name="ce2" office:value-type="float" office:value="-0.036817">
            <text:p>-0.0368170</text:p>
          </table:table-cell>
          <table:table-cell table:style-name="ce2" office:value-type="float" office:value="0.174533">
            <text:p>0.1745330</text:p>
          </table:table-cell>
          <table:table-cell table:style-name="ce2" office:value-type="float" office:value="-0.174533">
            <text:p>-0.1745330</text:p>
          </table:table-cell>
          <table:table-cell table:style-name="ce2" office:value-type="float" office:value="0">
            <text:p>0.0000000</text:p>
          </table:table-cell>
          <table:table-cell table:style-name="ce2" office:value-type="float" office:value="-0.523599">
            <text:p>-0.5235990</text:p>
          </table:table-cell>
          <table:table-cell table:number-columns-repeated="3" table:style-name="ce2" office:value-type="float" office:value="0">
            <text:p>0.0000000</text:p>
          </table:table-cell>
          <table:table-cell table:number-columns-repeated="2" table:style-name="ce2" office:value-type="float" office:value="0.174533">
            <text:p>0.1745330</text:p>
          </table:table-cell>
          <table:table-cell table:style-name="ce2" office:value-type="float" office:value="0">
            <text:p>0.0000000</text:p>
          </table:table-cell>
          <table:table-cell table:style-name="ce2" office:value-type="float" office:value="-0.523599">
            <text:p>-0.5235990</text:p>
          </table:table-cell>
          <table:table-cell table:number-columns-repeated="7" table:style-name="ce2" office:value-type="float" office:value="0">
            <text:p>0.0000000</text:p>
          </table:table-cell>
          <table:table-cell table:style-name="ce2" table:number-columns-repeated="994"/>
        </table:table-row>
        <table:table-row table:style-name="ro1">
          <table:table-cell table:formula="of:=[.A227]-[.$A$227]/(364-227)" office:value-type="float" office:value="0.297810218978102">
            <text:p>0.2978102</text:p>
          </table:table-cell>
          <table:table-cell office:value-type="float" office:value="0.033674">
            <text:p>0.0336740</text:p>
          </table:table-cell>
          <table:table-cell office:value-type="float" office:value="-0.378829">
            <text:p>-0.3788290</text:p>
          </table:table-cell>
          <table:table-cell office:value-type="float" office:value="0.757659">
            <text:p>0.7576590</text:p>
          </table:table-cell>
          <table:table-cell office:value-type="float" office:value="-0.378829">
            <text:p>-0.3788290</text:p>
          </table:table-cell>
          <table:table-cell office:value-type="float" office:value="-0.033674">
            <text:p>-0.0336740</text:p>
          </table:table-cell>
          <table:table-cell office:value-type="float" office:value="0">
            <text:p>0.0000000</text:p>
          </table:table-cell>
          <table:table-cell office:value-type="float" office:value="0.033675">
            <text:p>0.0336750</text:p>
          </table:table-cell>
          <table:table-cell office:value-type="float" office:value="-0.378931">
            <text:p>-0.3789310</text:p>
          </table:table-cell>
          <table:table-cell office:value-type="float" office:value="0.757862">
            <text:p>0.7578620</text:p>
          </table:table-cell>
          <table:table-cell office:value-type="float" office:value="-0.378931">
            <text:p>-0.3789310</text:p>
          </table:table-cell>
          <table:table-cell office:value-type="float" office:value="-0.033675">
            <text:p>-0.03367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28]-[.$A$227]/(364-227)" office:value-type="float" office:value="0.295620437956204">
            <text:p>0.2956204</text:p>
          </table:table-cell>
          <table:table-cell office:value-type="float" office:value="0.030527">
            <text:p>0.0305270</text:p>
          </table:table-cell>
          <table:table-cell office:value-type="float" office:value="-0.379083">
            <text:p>-0.3790830</text:p>
          </table:table-cell>
          <table:table-cell office:value-type="float" office:value="0.758166">
            <text:p>0.7581660</text:p>
          </table:table-cell>
          <table:table-cell office:value-type="float" office:value="-0.379083">
            <text:p>-0.3790830</text:p>
          </table:table-cell>
          <table:table-cell office:value-type="float" office:value="-0.030527">
            <text:p>-0.0305270</text:p>
          </table:table-cell>
          <table:table-cell office:value-type="float" office:value="0">
            <text:p>0.0000000</text:p>
          </table:table-cell>
          <table:table-cell office:value-type="float" office:value="0.030527">
            <text:p>0.0305270</text:p>
          </table:table-cell>
          <table:table-cell office:value-type="float" office:value="-0.379083">
            <text:p>-0.3790830</text:p>
          </table:table-cell>
          <table:table-cell office:value-type="float" office:value="0.758166">
            <text:p>0.7581660</text:p>
          </table:table-cell>
          <table:table-cell office:value-type="float" office:value="-0.379083">
            <text:p>-0.3790830</text:p>
          </table:table-cell>
          <table:table-cell office:value-type="float" office:value="-0.030527">
            <text:p>-0.03052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29]-[.$A$227]/(364-227)" office:value-type="float" office:value="0.293430656934307">
            <text:p>0.2934307</text:p>
          </table:table-cell>
          <table:table-cell office:value-type="float" office:value="0.027372">
            <text:p>0.0273720</text:p>
          </table:table-cell>
          <table:table-cell office:value-type="float" office:value="-0.379312">
            <text:p>-0.3793120</text:p>
          </table:table-cell>
          <table:table-cell office:value-type="float" office:value="0.758625">
            <text:p>0.7586250</text:p>
          </table:table-cell>
          <table:table-cell office:value-type="float" office:value="-0.379312">
            <text:p>-0.3793120</text:p>
          </table:table-cell>
          <table:table-cell office:value-type="float" office:value="-0.027372">
            <text:p>-0.0273720</text:p>
          </table:table-cell>
          <table:table-cell office:value-type="float" office:value="0">
            <text:p>0.0000000</text:p>
          </table:table-cell>
          <table:table-cell office:value-type="float" office:value="0.027372">
            <text:p>0.0273720</text:p>
          </table:table-cell>
          <table:table-cell office:value-type="float" office:value="-0.379312">
            <text:p>-0.3793120</text:p>
          </table:table-cell>
          <table:table-cell office:value-type="float" office:value="0.758625">
            <text:p>0.7586250</text:p>
          </table:table-cell>
          <table:table-cell office:value-type="float" office:value="-0.379312">
            <text:p>-0.3793120</text:p>
          </table:table-cell>
          <table:table-cell office:value-type="float" office:value="-0.027372">
            <text:p>-0.02737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30]-[.$A$227]/(364-227)" office:value-type="float" office:value="0.291240875912409">
            <text:p>0.2912409</text:p>
          </table:table-cell>
          <table:table-cell office:value-type="float" office:value="0.024212">
            <text:p>0.0242120</text:p>
          </table:table-cell>
          <table:table-cell office:value-type="float" office:value="-0.379517">
            <text:p>-0.3795170</text:p>
          </table:table-cell>
          <table:table-cell office:value-type="float" office:value="0.759034">
            <text:p>0.7590340</text:p>
          </table:table-cell>
          <table:table-cell office:value-type="float" office:value="-0.379517">
            <text:p>-0.3795170</text:p>
          </table:table-cell>
          <table:table-cell office:value-type="float" office:value="-0.024212">
            <text:p>-0.0242120</text:p>
          </table:table-cell>
          <table:table-cell office:value-type="float" office:value="0">
            <text:p>0.0000000</text:p>
          </table:table-cell>
          <table:table-cell office:value-type="float" office:value="0.024212">
            <text:p>0.0242120</text:p>
          </table:table-cell>
          <table:table-cell office:value-type="float" office:value="-0.379517">
            <text:p>-0.3795170</text:p>
          </table:table-cell>
          <table:table-cell office:value-type="float" office:value="0.759034">
            <text:p>0.7590340</text:p>
          </table:table-cell>
          <table:table-cell office:value-type="float" office:value="-0.379517">
            <text:p>-0.3795170</text:p>
          </table:table-cell>
          <table:table-cell office:value-type="float" office:value="-0.024212">
            <text:p>-0.02421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31]-[.$A$227]/(364-227)" office:value-type="float" office:value="0.289051094890511">
            <text:p>0.2890511</text:p>
          </table:table-cell>
          <table:table-cell office:value-type="float" office:value="0.021049">
            <text:p>0.0210490</text:p>
          </table:table-cell>
          <table:table-cell office:value-type="float" office:value="-0.379696">
            <text:p>-0.3796960</text:p>
          </table:table-cell>
          <table:table-cell office:value-type="float" office:value="0.759393">
            <text:p>0.7593930</text:p>
          </table:table-cell>
          <table:table-cell office:value-type="float" office:value="-0.379696">
            <text:p>-0.3796960</text:p>
          </table:table-cell>
          <table:table-cell office:value-type="float" office:value="-0.021049">
            <text:p>-0.0210490</text:p>
          </table:table-cell>
          <table:table-cell office:value-type="float" office:value="0">
            <text:p>0.0000000</text:p>
          </table:table-cell>
          <table:table-cell office:value-type="float" office:value="0.021049">
            <text:p>0.0210490</text:p>
          </table:table-cell>
          <table:table-cell office:value-type="float" office:value="-0.379696">
            <text:p>-0.3796960</text:p>
          </table:table-cell>
          <table:table-cell office:value-type="float" office:value="0.759393">
            <text:p>0.7593930</text:p>
          </table:table-cell>
          <table:table-cell office:value-type="float" office:value="-0.379696">
            <text:p>-0.3796960</text:p>
          </table:table-cell>
          <table:table-cell office:value-type="float" office:value="-0.021049">
            <text:p>-0.02104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32]-[.$A$227]/(364-227)" office:value-type="float" office:value="0.286861313868613">
            <text:p>0.2868613</text:p>
          </table:table-cell>
          <table:table-cell office:value-type="float" office:value="0.017883">
            <text:p>0.0178830</text:p>
          </table:table-cell>
          <table:table-cell office:value-type="float" office:value="-0.379851">
            <text:p>-0.3798510</text:p>
          </table:table-cell>
          <table:table-cell office:value-type="float" office:value="0.759701">
            <text:p>0.7597010</text:p>
          </table:table-cell>
          <table:table-cell office:value-type="float" office:value="-0.379851">
            <text:p>-0.3798510</text:p>
          </table:table-cell>
          <table:table-cell office:value-type="float" office:value="-0.017883">
            <text:p>-0.0178830</text:p>
          </table:table-cell>
          <table:table-cell office:value-type="float" office:value="0">
            <text:p>0.0000000</text:p>
          </table:table-cell>
          <table:table-cell office:value-type="float" office:value="0.017883">
            <text:p>0.0178830</text:p>
          </table:table-cell>
          <table:table-cell office:value-type="float" office:value="-0.379851">
            <text:p>-0.3798510</text:p>
          </table:table-cell>
          <table:table-cell office:value-type="float" office:value="0.759701">
            <text:p>0.7597010</text:p>
          </table:table-cell>
          <table:table-cell office:value-type="float" office:value="-0.379851">
            <text:p>-0.3798510</text:p>
          </table:table-cell>
          <table:table-cell office:value-type="float" office:value="-0.017883">
            <text:p>-0.01788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33]-[.$A$227]/(364-227)" office:value-type="float" office:value="0.284671532846715">
            <text:p>0.2846715</text:p>
          </table:table-cell>
          <table:table-cell office:value-type="float" office:value="0.014717">
            <text:p>0.0147170</text:p>
          </table:table-cell>
          <table:table-cell office:value-type="float" office:value="-0.37998">
            <text:p>-0.3799800</text:p>
          </table:table-cell>
          <table:table-cell office:value-type="float" office:value="0.75996">
            <text:p>0.7599600</text:p>
          </table:table-cell>
          <table:table-cell office:value-type="float" office:value="-0.37998">
            <text:p>-0.3799800</text:p>
          </table:table-cell>
          <table:table-cell office:value-type="float" office:value="-0.014717">
            <text:p>-0.0147170</text:p>
          </table:table-cell>
          <table:table-cell office:value-type="float" office:value="0">
            <text:p>0.0000000</text:p>
          </table:table-cell>
          <table:table-cell office:value-type="float" office:value="0.014717">
            <text:p>0.0147170</text:p>
          </table:table-cell>
          <table:table-cell office:value-type="float" office:value="-0.37998">
            <text:p>-0.3799800</text:p>
          </table:table-cell>
          <table:table-cell office:value-type="float" office:value="0.75996">
            <text:p>0.7599600</text:p>
          </table:table-cell>
          <table:table-cell office:value-type="float" office:value="-0.37998">
            <text:p>-0.3799800</text:p>
          </table:table-cell>
          <table:table-cell office:value-type="float" office:value="-0.014717">
            <text:p>-0.01471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34]-[.$A$227]/(364-227)" office:value-type="float" office:value="0.282481751824817">
            <text:p>0.2824818</text:p>
          </table:table-cell>
          <table:table-cell office:value-type="float" office:value="0.011552">
            <text:p>0.0115520</text:p>
          </table:table-cell>
          <table:table-cell office:value-type="float" office:value="-0.380084">
            <text:p>-0.3800840</text:p>
          </table:table-cell>
          <table:table-cell office:value-type="float" office:value="0.760168">
            <text:p>0.7601680</text:p>
          </table:table-cell>
          <table:table-cell office:value-type="float" office:value="-0.380084">
            <text:p>-0.3800840</text:p>
          </table:table-cell>
          <table:table-cell office:value-type="float" office:value="-0.011552">
            <text:p>-0.0115520</text:p>
          </table:table-cell>
          <table:table-cell office:value-type="float" office:value="0">
            <text:p>0.0000000</text:p>
          </table:table-cell>
          <table:table-cell office:value-type="float" office:value="0.011552">
            <text:p>0.0115520</text:p>
          </table:table-cell>
          <table:table-cell office:value-type="float" office:value="-0.380084">
            <text:p>-0.3800840</text:p>
          </table:table-cell>
          <table:table-cell office:value-type="float" office:value="0.760168">
            <text:p>0.7601680</text:p>
          </table:table-cell>
          <table:table-cell office:value-type="float" office:value="-0.380084">
            <text:p>-0.3800840</text:p>
          </table:table-cell>
          <table:table-cell office:value-type="float" office:value="-0.011552">
            <text:p>-0.01155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35]-[.$A$227]/(364-227)" office:value-type="float" office:value="0.28029197080292">
            <text:p>0.2802920</text:p>
          </table:table-cell>
          <table:table-cell office:value-type="float" office:value="0.00839">
            <text:p>0.0083900</text:p>
          </table:table-cell>
          <table:table-cell office:value-type="float" office:value="-0.380163">
            <text:p>-0.3801630</text:p>
          </table:table-cell>
          <table:table-cell office:value-type="float" office:value="0.760326">
            <text:p>0.7603260</text:p>
          </table:table-cell>
          <table:table-cell office:value-type="float" office:value="-0.380163">
            <text:p>-0.3801630</text:p>
          </table:table-cell>
          <table:table-cell office:value-type="float" office:value="-0.00839">
            <text:p>-0.0083900</text:p>
          </table:table-cell>
          <table:table-cell office:value-type="float" office:value="0">
            <text:p>0.0000000</text:p>
          </table:table-cell>
          <table:table-cell office:value-type="float" office:value="0.00839">
            <text:p>0.0083900</text:p>
          </table:table-cell>
          <table:table-cell office:value-type="float" office:value="-0.380163">
            <text:p>-0.3801630</text:p>
          </table:table-cell>
          <table:table-cell office:value-type="float" office:value="0.760326">
            <text:p>0.7603260</text:p>
          </table:table-cell>
          <table:table-cell office:value-type="float" office:value="-0.380163">
            <text:p>-0.3801630</text:p>
          </table:table-cell>
          <table:table-cell office:value-type="float" office:value="-0.00839">
            <text:p>-0.00839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36]-[.$A$227]/(364-227)" office:value-type="float" office:value="0.278102189781022">
            <text:p>0.2781022</text:p>
          </table:table-cell>
          <table:table-cell office:value-type="float" office:value="0.005233">
            <text:p>0.0052330</text:p>
          </table:table-cell>
          <table:table-cell office:value-type="float" office:value="-0.380217">
            <text:p>-0.3802170</text:p>
          </table:table-cell>
          <table:table-cell office:value-type="float" office:value="0.760433">
            <text:p>0.7604330</text:p>
          </table:table-cell>
          <table:table-cell office:value-type="float" office:value="-0.380217">
            <text:p>-0.3802170</text:p>
          </table:table-cell>
          <table:table-cell office:value-type="float" office:value="-0.005233">
            <text:p>-0.0052330</text:p>
          </table:table-cell>
          <table:table-cell office:value-type="float" office:value="0">
            <text:p>0.0000000</text:p>
          </table:table-cell>
          <table:table-cell office:value-type="float" office:value="0.005233">
            <text:p>0.0052330</text:p>
          </table:table-cell>
          <table:table-cell office:value-type="float" office:value="-0.380217">
            <text:p>-0.3802170</text:p>
          </table:table-cell>
          <table:table-cell office:value-type="float" office:value="0.760433">
            <text:p>0.7604330</text:p>
          </table:table-cell>
          <table:table-cell office:value-type="float" office:value="-0.380217">
            <text:p>-0.3802170</text:p>
          </table:table-cell>
          <table:table-cell office:value-type="float" office:value="-0.005233">
            <text:p>-0.00523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37]-[.$A$227]/(364-227)" office:value-type="float" office:value="0.275912408759124">
            <text:p>0.2759124</text:p>
          </table:table-cell>
          <table:table-cell office:value-type="float" office:value="0.002083">
            <text:p>0.0020830</text:p>
          </table:table-cell>
          <table:table-cell office:value-type="float" office:value="-0.380347">
            <text:p>-0.3803470</text:p>
          </table:table-cell>
          <table:table-cell office:value-type="float" office:value="0.760694">
            <text:p>0.7606940</text:p>
          </table:table-cell>
          <table:table-cell office:value-type="float" office:value="-0.380347">
            <text:p>-0.3803470</text:p>
          </table:table-cell>
          <table:table-cell office:value-type="float" office:value="-0.002083">
            <text:p>-0.0020830</text:p>
          </table:table-cell>
          <table:table-cell office:value-type="float" office:value="0">
            <text:p>0.0000000</text:p>
          </table:table-cell>
          <table:table-cell office:value-type="float" office:value="0.002083">
            <text:p>0.0020830</text:p>
          </table:table-cell>
          <table:table-cell office:value-type="float" office:value="-0.380246">
            <text:p>-0.3802460</text:p>
          </table:table-cell>
          <table:table-cell office:value-type="float" office:value="0.760491">
            <text:p>0.7604910</text:p>
          </table:table-cell>
          <table:table-cell office:value-type="float" office:value="-0.380246">
            <text:p>-0.3802460</text:p>
          </table:table-cell>
          <table:table-cell office:value-type="float" office:value="-0.002083">
            <text:p>-0.00208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38]-[.$A$227]/(364-227)" office:value-type="float" office:value="0.273722627737226">
            <text:p>0.2737226</text:p>
          </table:table-cell>
          <table:table-cell office:value-type="float" office:value="-0.001059">
            <text:p>-0.0010590</text:p>
          </table:table-cell>
          <table:table-cell office:value-type="float" office:value="-0.380655">
            <text:p>-0.3806550</text:p>
          </table:table-cell>
          <table:table-cell office:value-type="float" office:value="0.76131">
            <text:p>0.7613100</text:p>
          </table:table-cell>
          <table:table-cell office:value-type="float" office:value="-0.380655">
            <text:p>-0.3806550</text:p>
          </table:table-cell>
          <table:table-cell office:value-type="float" office:value="0.001059">
            <text:p>0.0010590</text:p>
          </table:table-cell>
          <table:table-cell office:value-type="float" office:value="0">
            <text:p>0.0000000</text:p>
          </table:table-cell>
          <table:table-cell office:value-type="float" office:value="-0.001059">
            <text:p>-0.0010590</text:p>
          </table:table-cell>
          <table:table-cell office:value-type="float" office:value="-0.38025">
            <text:p>-0.3802500</text:p>
          </table:table-cell>
          <table:table-cell office:value-type="float" office:value="0.760499">
            <text:p>0.7604990</text:p>
          </table:table-cell>
          <table:table-cell office:value-type="float" office:value="-0.38025">
            <text:p>-0.3802500</text:p>
          </table:table-cell>
          <table:table-cell office:value-type="float" office:value="0.001059">
            <text:p>0.00105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39]-[.$A$227]/(364-227)" office:value-type="float" office:value="0.271532846715328">
            <text:p>0.2715328</text:p>
          </table:table-cell>
          <table:table-cell office:value-type="float" office:value="-0.004192">
            <text:p>-0.0041920</text:p>
          </table:table-cell>
          <table:table-cell office:value-type="float" office:value="-0.381139">
            <text:p>-0.3811390</text:p>
          </table:table-cell>
          <table:table-cell office:value-type="float" office:value="0.762279">
            <text:p>0.7622790</text:p>
          </table:table-cell>
          <table:table-cell office:value-type="float" office:value="-0.381139">
            <text:p>-0.3811390</text:p>
          </table:table-cell>
          <table:table-cell office:value-type="float" office:value="0.004192">
            <text:p>0.0041920</text:p>
          </table:table-cell>
          <table:table-cell office:value-type="float" office:value="0">
            <text:p>0.0000000</text:p>
          </table:table-cell>
          <table:table-cell office:value-type="float" office:value="-0.00419">
            <text:p>-0.0041900</text:p>
          </table:table-cell>
          <table:table-cell office:value-type="float" office:value="-0.380229">
            <text:p>-0.3802290</text:p>
          </table:table-cell>
          <table:table-cell office:value-type="float" office:value="0.760458">
            <text:p>0.7604580</text:p>
          </table:table-cell>
          <table:table-cell office:value-type="float" office:value="-0.380229">
            <text:p>-0.3802290</text:p>
          </table:table-cell>
          <table:table-cell office:value-type="float" office:value="0.00419">
            <text:p>0.00419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40]-[.$A$227]/(364-227)" office:value-type="float" office:value="0.269343065693431">
            <text:p>0.2693431</text:p>
          </table:table-cell>
          <table:table-cell office:value-type="float" office:value="-0.007315">
            <text:p>-0.0073150</text:p>
          </table:table-cell>
          <table:table-cell office:value-type="float" office:value="-0.381799">
            <text:p>-0.3817990</text:p>
          </table:table-cell>
          <table:table-cell office:value-type="float" office:value="0.763598">
            <text:p>0.7635980</text:p>
          </table:table-cell>
          <table:table-cell office:value-type="float" office:value="-0.381799">
            <text:p>-0.3817990</text:p>
          </table:table-cell>
          <table:table-cell office:value-type="float" office:value="0.007315">
            <text:p>0.0073150</text:p>
          </table:table-cell>
          <table:table-cell office:value-type="float" office:value="0">
            <text:p>0.0000000</text:p>
          </table:table-cell>
          <table:table-cell office:value-type="float" office:value="-0.00731">
            <text:p>-0.0073100</text:p>
          </table:table-cell>
          <table:table-cell office:value-type="float" office:value="-0.380184">
            <text:p>-0.3801840</text:p>
          </table:table-cell>
          <table:table-cell office:value-type="float" office:value="0.760368">
            <text:p>0.7603680</text:p>
          </table:table-cell>
          <table:table-cell office:value-type="float" office:value="-0.380184">
            <text:p>-0.3801840</text:p>
          </table:table-cell>
          <table:table-cell office:value-type="float" office:value="0.00731">
            <text:p>0.00731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41]-[.$A$227]/(364-227)" office:value-type="float" office:value="0.267153284671533">
            <text:p>0.2671533</text:p>
          </table:table-cell>
          <table:table-cell office:value-type="float" office:value="-0.010427">
            <text:p>-0.0104270</text:p>
          </table:table-cell>
          <table:table-cell office:value-type="float" office:value="-0.382631">
            <text:p>-0.3826310</text:p>
          </table:table-cell>
          <table:table-cell office:value-type="float" office:value="0.765263">
            <text:p>0.7652630</text:p>
          </table:table-cell>
          <table:table-cell office:value-type="float" office:value="-0.382631">
            <text:p>-0.3826310</text:p>
          </table:table-cell>
          <table:table-cell office:value-type="float" office:value="0.010427">
            <text:p>0.0104270</text:p>
          </table:table-cell>
          <table:table-cell office:value-type="float" office:value="0">
            <text:p>0.0000000</text:p>
          </table:table-cell>
          <table:table-cell office:value-type="float" office:value="-0.010416">
            <text:p>-0.0104160</text:p>
          </table:table-cell>
          <table:table-cell office:value-type="float" office:value="-0.380115">
            <text:p>-0.3801150</text:p>
          </table:table-cell>
          <table:table-cell office:value-type="float" office:value="0.76023">
            <text:p>0.7602300</text:p>
          </table:table-cell>
          <table:table-cell office:value-type="float" office:value="-0.380115">
            <text:p>-0.3801150</text:p>
          </table:table-cell>
          <table:table-cell office:value-type="float" office:value="0.010416">
            <text:p>0.01041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42]-[.$A$227]/(364-227)" office:value-type="float" office:value="0.264963503649635">
            <text:p>0.2649635</text:p>
          </table:table-cell>
          <table:table-cell office:value-type="float" office:value="-0.013527">
            <text:p>-0.0135270</text:p>
          </table:table-cell>
          <table:table-cell office:value-type="float" office:value="-0.383634">
            <text:p>-0.3836340</text:p>
          </table:table-cell>
          <table:table-cell office:value-type="float" office:value="0.767267">
            <text:p>0.7672670</text:p>
          </table:table-cell>
          <table:table-cell office:value-type="float" office:value="-0.383633">
            <text:p>-0.3836330</text:p>
          </table:table-cell>
          <table:table-cell office:value-type="float" office:value="0.013527">
            <text:p>0.0135270</text:p>
          </table:table-cell>
          <table:table-cell office:value-type="float" office:value="0">
            <text:p>0.0000000</text:p>
          </table:table-cell>
          <table:table-cell office:value-type="float" office:value="-0.013507">
            <text:p>-0.0135070</text:p>
          </table:table-cell>
          <table:table-cell office:value-type="float" office:value="-0.380023">
            <text:p>-0.3800230</text:p>
          </table:table-cell>
          <table:table-cell office:value-type="float" office:value="0.760045">
            <text:p>0.7600450</text:p>
          </table:table-cell>
          <table:table-cell office:value-type="float" office:value="-0.380023">
            <text:p>-0.3800230</text:p>
          </table:table-cell>
          <table:table-cell office:value-type="float" office:value="0.013507">
            <text:p>0.01350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43]-[.$A$227]/(364-227)" office:value-type="float" office:value="0.262773722627737">
            <text:p>0.2627737</text:p>
          </table:table-cell>
          <table:table-cell office:value-type="float" office:value="-0.016614">
            <text:p>-0.0166140</text:p>
          </table:table-cell>
          <table:table-cell office:value-type="float" office:value="-0.384802">
            <text:p>-0.3848020</text:p>
          </table:table-cell>
          <table:table-cell office:value-type="float" office:value="0.769605">
            <text:p>0.7696050</text:p>
          </table:table-cell>
          <table:table-cell office:value-type="float" office:value="-0.384802">
            <text:p>-0.3848020</text:p>
          </table:table-cell>
          <table:table-cell office:value-type="float" office:value="0.016614">
            <text:p>0.0166140</text:p>
          </table:table-cell>
          <table:table-cell office:value-type="float" office:value="0">
            <text:p>0.0000000</text:p>
          </table:table-cell>
          <table:table-cell office:value-type="float" office:value="-0.016581">
            <text:p>-0.0165810</text:p>
          </table:table-cell>
          <table:table-cell office:value-type="float" office:value="-0.379907">
            <text:p>-0.3799070</text:p>
          </table:table-cell>
          <table:table-cell office:value-type="float" office:value="0.759814">
            <text:p>0.7598140</text:p>
          </table:table-cell>
          <table:table-cell office:value-type="float" office:value="-0.379907">
            <text:p>-0.3799070</text:p>
          </table:table-cell>
          <table:table-cell office:value-type="float" office:value="0.016581">
            <text:p>0.0165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44]-[.$A$227]/(364-227)" office:value-type="float" office:value="0.260583941605839">
            <text:p>0.2605839</text:p>
          </table:table-cell>
          <table:table-cell office:value-type="float" office:value="-0.019687">
            <text:p>-0.0196870</text:p>
          </table:table-cell>
          <table:table-cell office:value-type="float" office:value="-0.386133">
            <text:p>-0.3861330</text:p>
          </table:table-cell>
          <table:table-cell office:value-type="float" office:value="0.772266">
            <text:p>0.7722660</text:p>
          </table:table-cell>
          <table:table-cell office:value-type="float" office:value="-0.386133">
            <text:p>-0.3861330</text:p>
          </table:table-cell>
          <table:table-cell office:value-type="float" office:value="0.019687">
            <text:p>0.0196870</text:p>
          </table:table-cell>
          <table:table-cell office:value-type="float" office:value="0">
            <text:p>0.0000000</text:p>
          </table:table-cell>
          <table:table-cell office:value-type="float" office:value="-0.019636">
            <text:p>-0.0196360</text:p>
          </table:table-cell>
          <table:table-cell office:value-type="float" office:value="-0.379768">
            <text:p>-0.3797680</text:p>
          </table:table-cell>
          <table:table-cell office:value-type="float" office:value="0.759537">
            <text:p>0.7595370</text:p>
          </table:table-cell>
          <table:table-cell office:value-type="float" office:value="-0.379768">
            <text:p>-0.3797680</text:p>
          </table:table-cell>
          <table:table-cell office:value-type="float" office:value="0.019636">
            <text:p>0.01963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45]-[.$A$227]/(364-227)" office:value-type="float" office:value="0.258394160583941">
            <text:p>0.2583942</text:p>
          </table:table-cell>
          <table:table-cell office:value-type="float" office:value="-0.022745">
            <text:p>-0.0227450</text:p>
          </table:table-cell>
          <table:table-cell office:value-type="float" office:value="-0.387622">
            <text:p>-0.3876220</text:p>
          </table:table-cell>
          <table:table-cell office:value-type="float" office:value="0.775244">
            <text:p>0.7752440</text:p>
          </table:table-cell>
          <table:table-cell office:value-type="float" office:value="-0.387622">
            <text:p>-0.3876220</text:p>
          </table:table-cell>
          <table:table-cell office:value-type="float" office:value="0.022745">
            <text:p>0.0227450</text:p>
          </table:table-cell>
          <table:table-cell office:value-type="float" office:value="0">
            <text:p>0.0000000</text:p>
          </table:table-cell>
          <table:table-cell office:value-type="float" office:value="-0.022671">
            <text:p>-0.0226710</text:p>
          </table:table-cell>
          <table:table-cell office:value-type="float" office:value="-0.379607">
            <text:p>-0.3796070</text:p>
          </table:table-cell>
          <table:table-cell office:value-type="float" office:value="0.759215">
            <text:p>0.7592150</text:p>
          </table:table-cell>
          <table:table-cell office:value-type="float" office:value="-0.379607">
            <text:p>-0.3796070</text:p>
          </table:table-cell>
          <table:table-cell office:value-type="float" office:value="0.022671">
            <text:p>0.022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46]-[.$A$227]/(364-227)" office:value-type="float" office:value="0.256204379562044">
            <text:p>0.2562044</text:p>
          </table:table-cell>
          <table:table-cell office:value-type="float" office:value="-0.025786">
            <text:p>-0.0257860</text:p>
          </table:table-cell>
          <table:table-cell office:value-type="float" office:value="-0.389263">
            <text:p>-0.3892630</text:p>
          </table:table-cell>
          <table:table-cell office:value-type="float" office:value="0.778525">
            <text:p>0.7785250</text:p>
          </table:table-cell>
          <table:table-cell office:value-type="float" office:value="-0.389263">
            <text:p>-0.3892630</text:p>
          </table:table-cell>
          <table:table-cell office:value-type="float" office:value="0.025786">
            <text:p>0.0257860</text:p>
          </table:table-cell>
          <table:table-cell office:value-type="float" office:value="0">
            <text:p>0.0000000</text:p>
          </table:table-cell>
          <table:table-cell office:value-type="float" office:value="-0.025684">
            <text:p>-0.0256840</text:p>
          </table:table-cell>
          <table:table-cell office:value-type="float" office:value="-0.379425">
            <text:p>-0.3794250</text:p>
          </table:table-cell>
          <table:table-cell office:value-type="float" office:value="0.758849">
            <text:p>0.7588490</text:p>
          </table:table-cell>
          <table:table-cell office:value-type="float" office:value="-0.379425">
            <text:p>-0.3794250</text:p>
          </table:table-cell>
          <table:table-cell office:value-type="float" office:value="0.025684">
            <text:p>0.02568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47]-[.$A$227]/(364-227)" office:value-type="float" office:value="0.254014598540146">
            <text:p>0.2540146</text:p>
          </table:table-cell>
          <table:table-cell office:value-type="float" office:value="-0.028811">
            <text:p>-0.0288110</text:p>
          </table:table-cell>
          <table:table-cell office:value-type="float" office:value="-0.39105">
            <text:p>-0.3910500</text:p>
          </table:table-cell>
          <table:table-cell office:value-type="float" office:value="0.782101">
            <text:p>0.7821010</text:p>
          </table:table-cell>
          <table:table-cell office:value-type="float" office:value="-0.39105">
            <text:p>-0.3910500</text:p>
          </table:table-cell>
          <table:table-cell office:value-type="float" office:value="0.028811">
            <text:p>0.0288110</text:p>
          </table:table-cell>
          <table:table-cell office:value-type="float" office:value="0">
            <text:p>0.0000000</text:p>
          </table:table-cell>
          <table:table-cell office:value-type="float" office:value="-0.028673">
            <text:p>-0.0286730</text:p>
          </table:table-cell>
          <table:table-cell office:value-type="float" office:value="-0.379221">
            <text:p>-0.3792210</text:p>
          </table:table-cell>
          <table:table-cell office:value-type="float" office:value="0.758442">
            <text:p>0.7584420</text:p>
          </table:table-cell>
          <table:table-cell office:value-type="float" office:value="-0.379221">
            <text:p>-0.3792210</text:p>
          </table:table-cell>
          <table:table-cell office:value-type="float" office:value="0.028673">
            <text:p>0.02867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48]-[.$A$227]/(364-227)" office:value-type="float" office:value="0.251824817518248">
            <text:p>0.2518248</text:p>
          </table:table-cell>
          <table:table-cell office:value-type="float" office:value="-0.031817">
            <text:p>-0.0318170</text:p>
          </table:table-cell>
          <table:table-cell office:value-type="float" office:value="-0.392979">
            <text:p>-0.3929790</text:p>
          </table:table-cell>
          <table:table-cell office:value-type="float" office:value="0.785958">
            <text:p>0.7859580</text:p>
          </table:table-cell>
          <table:table-cell office:value-type="float" office:value="-0.392979">
            <text:p>-0.3929790</text:p>
          </table:table-cell>
          <table:table-cell office:value-type="float" office:value="0.031817">
            <text:p>0.0318170</text:p>
          </table:table-cell>
          <table:table-cell office:value-type="float" office:value="0">
            <text:p>0.0000000</text:p>
          </table:table-cell>
          <table:table-cell office:value-type="float" office:value="-0.031637">
            <text:p>-0.0316370</text:p>
          </table:table-cell>
          <table:table-cell office:value-type="float" office:value="-0.378997">
            <text:p>-0.3789970</text:p>
          </table:table-cell>
          <table:table-cell office:value-type="float" office:value="0.757993">
            <text:p>0.7579930</text:p>
          </table:table-cell>
          <table:table-cell office:value-type="float" office:value="-0.378996">
            <text:p>-0.3789960</text:p>
          </table:table-cell>
          <table:table-cell office:value-type="float" office:value="0.031637">
            <text:p>0.03163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49]-[.$A$227]/(364-227)" office:value-type="float" office:value="0.24963503649635">
            <text:p>0.2496350</text:p>
          </table:table-cell>
          <table:table-cell office:value-type="float" office:value="-0.034804">
            <text:p>-0.0348040</text:p>
          </table:table-cell>
          <table:table-cell office:value-type="float" office:value="-0.395041">
            <text:p>-0.3950410</text:p>
          </table:table-cell>
          <table:table-cell office:value-type="float" office:value="0.790082">
            <text:p>0.7900820</text:p>
          </table:table-cell>
          <table:table-cell office:value-type="float" office:value="-0.395041">
            <text:p>-0.3950410</text:p>
          </table:table-cell>
          <table:table-cell office:value-type="float" office:value="0.034804">
            <text:p>0.0348040</text:p>
          </table:table-cell>
          <table:table-cell office:value-type="float" office:value="0">
            <text:p>0.0000000</text:p>
          </table:table-cell>
          <table:table-cell office:value-type="float" office:value="-0.034573">
            <text:p>-0.0345730</text:p>
          </table:table-cell>
          <table:table-cell office:value-type="float" office:value="-0.378752">
            <text:p>-0.3787520</text:p>
          </table:table-cell>
          <table:table-cell office:value-type="float" office:value="0.757504">
            <text:p>0.7575040</text:p>
          </table:table-cell>
          <table:table-cell office:value-type="float" office:value="-0.378752">
            <text:p>-0.3787520</text:p>
          </table:table-cell>
          <table:table-cell office:value-type="float" office:value="0.034573">
            <text:p>0.03457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50]-[.$A$227]/(364-227)" office:value-type="float" office:value="0.247445255474452">
            <text:p>0.2474453</text:p>
          </table:table-cell>
          <table:table-cell office:value-type="float" office:value="-0.03777">
            <text:p>-0.0377700</text:p>
          </table:table-cell>
          <table:table-cell office:value-type="float" office:value="-0.397231">
            <text:p>-0.3972310</text:p>
          </table:table-cell>
          <table:table-cell office:value-type="float" office:value="0.794462">
            <text:p>0.7944620</text:p>
          </table:table-cell>
          <table:table-cell office:value-type="float" office:value="-0.397231">
            <text:p>-0.3972310</text:p>
          </table:table-cell>
          <table:table-cell office:value-type="float" office:value="0.03777">
            <text:p>0.0377700</text:p>
          </table:table-cell>
          <table:table-cell office:value-type="float" office:value="0">
            <text:p>0.0000000</text:p>
          </table:table-cell>
          <table:table-cell office:value-type="float" office:value="-0.037482">
            <text:p>-0.0374820</text:p>
          </table:table-cell>
          <table:table-cell office:value-type="float" office:value="-0.378489">
            <text:p>-0.3784890</text:p>
          </table:table-cell>
          <table:table-cell office:value-type="float" office:value="0.756977">
            <text:p>0.7569770</text:p>
          </table:table-cell>
          <table:table-cell office:value-type="float" office:value="-0.378489">
            <text:p>-0.3784890</text:p>
          </table:table-cell>
          <table:table-cell office:value-type="float" office:value="0.037482">
            <text:p>0.03748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51]-[.$A$227]/(364-227)" office:value-type="float" office:value="0.245255474452555">
            <text:p>0.2452555</text:p>
          </table:table-cell>
          <table:table-cell office:value-type="float" office:value="-0.040714">
            <text:p>-0.0407140</text:p>
          </table:table-cell>
          <table:table-cell office:value-type="float" office:value="-0.399541">
            <text:p>-0.3995410</text:p>
          </table:table-cell>
          <table:table-cell office:value-type="float" office:value="0.799082">
            <text:p>0.7990820</text:p>
          </table:table-cell>
          <table:table-cell office:value-type="float" office:value="-0.399541">
            <text:p>-0.3995410</text:p>
          </table:table-cell>
          <table:table-cell office:value-type="float" office:value="0.040714">
            <text:p>0.0407140</text:p>
          </table:table-cell>
          <table:table-cell office:value-type="float" office:value="0">
            <text:p>0.0000000</text:p>
          </table:table-cell>
          <table:table-cell office:value-type="float" office:value="-0.04036">
            <text:p>-0.0403600</text:p>
          </table:table-cell>
          <table:table-cell office:value-type="float" office:value="-0.378207">
            <text:p>-0.3782070</text:p>
          </table:table-cell>
          <table:table-cell office:value-type="float" office:value="0.756413">
            <text:p>0.7564130</text:p>
          </table:table-cell>
          <table:table-cell office:value-type="float" office:value="-0.378207">
            <text:p>-0.3782070</text:p>
          </table:table-cell>
          <table:table-cell office:value-type="float" office:value="0.04036">
            <text:p>0.04036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52]-[.$A$227]/(364-227)" office:value-type="float" office:value="0.243065693430657">
            <text:p>0.2430657</text:p>
          </table:table-cell>
          <table:table-cell office:value-type="float" office:value="-0.043636">
            <text:p>-0.0436360</text:p>
          </table:table-cell>
          <table:table-cell office:value-type="float" office:value="-0.401964">
            <text:p>-0.4019640</text:p>
          </table:table-cell>
          <table:table-cell office:value-type="float" office:value="0.803927">
            <text:p>0.8039270</text:p>
          </table:table-cell>
          <table:table-cell office:value-type="float" office:value="-0.401963">
            <text:p>-0.4019630</text:p>
          </table:table-cell>
          <table:table-cell office:value-type="float" office:value="0.043636">
            <text:p>0.0436360</text:p>
          </table:table-cell>
          <table:table-cell office:value-type="float" office:value="0">
            <text:p>0.0000000</text:p>
          </table:table-cell>
          <table:table-cell office:value-type="float" office:value="-0.043206">
            <text:p>-0.0432060</text:p>
          </table:table-cell>
          <table:table-cell office:value-type="float" office:value="-0.377907">
            <text:p>-0.3779070</text:p>
          </table:table-cell>
          <table:table-cell office:value-type="float" office:value="0.755814">
            <text:p>0.7558140</text:p>
          </table:table-cell>
          <table:table-cell office:value-type="float" office:value="-0.377907">
            <text:p>-0.3779070</text:p>
          </table:table-cell>
          <table:table-cell office:value-type="float" office:value="0.043206">
            <text:p>0.04320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53]-[.$A$227]/(364-227)" office:value-type="float" office:value="0.240875912408759">
            <text:p>0.2408759</text:p>
          </table:table-cell>
          <table:table-cell office:value-type="float" office:value="-0.046533">
            <text:p>-0.0465330</text:p>
          </table:table-cell>
          <table:table-cell office:value-type="float" office:value="-0.404491">
            <text:p>-0.4044910</text:p>
          </table:table-cell>
          <table:table-cell office:value-type="float" office:value="0.808982">
            <text:p>0.8089820</text:p>
          </table:table-cell>
          <table:table-cell office:value-type="float" office:value="-0.404491">
            <text:p>-0.4044910</text:p>
          </table:table-cell>
          <table:table-cell office:value-type="float" office:value="0.046533">
            <text:p>0.0465330</text:p>
          </table:table-cell>
          <table:table-cell office:value-type="float" office:value="0">
            <text:p>0.0000000</text:p>
          </table:table-cell>
          <table:table-cell office:value-type="float" office:value="-0.046019">
            <text:p>-0.0460190</text:p>
          </table:table-cell>
          <table:table-cell office:value-type="float" office:value="-0.377591">
            <text:p>-0.3775910</text:p>
          </table:table-cell>
          <table:table-cell office:value-type="float" office:value="0.755181">
            <text:p>0.7551810</text:p>
          </table:table-cell>
          <table:table-cell office:value-type="float" office:value="-0.377591">
            <text:p>-0.3775910</text:p>
          </table:table-cell>
          <table:table-cell office:value-type="float" office:value="0.046019">
            <text:p>0.04601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54]-[.$A$227]/(364-227)" office:value-type="float" office:value="0.238686131386861">
            <text:p>0.2386861</text:p>
          </table:table-cell>
          <table:table-cell office:value-type="float" office:value="-0.049404">
            <text:p>-0.0494040</text:p>
          </table:table-cell>
          <table:table-cell office:value-type="float" office:value="-0.407116">
            <text:p>-0.4071160</text:p>
          </table:table-cell>
          <table:table-cell office:value-type="float" office:value="0.814232">
            <text:p>0.8142320</text:p>
          </table:table-cell>
          <table:table-cell office:value-type="float" office:value="-0.407116">
            <text:p>-0.4071160</text:p>
          </table:table-cell>
          <table:table-cell office:value-type="float" office:value="0.049404">
            <text:p>0.0494040</text:p>
          </table:table-cell>
          <table:table-cell office:value-type="float" office:value="0">
            <text:p>0.0000000</text:p>
          </table:table-cell>
          <table:table-cell office:value-type="float" office:value="-0.048798">
            <text:p>-0.0487980</text:p>
          </table:table-cell>
          <table:table-cell office:value-type="float" office:value="-0.377258">
            <text:p>-0.3772580</text:p>
          </table:table-cell>
          <table:table-cell office:value-type="float" office:value="0.754516">
            <text:p>0.7545160</text:p>
          </table:table-cell>
          <table:table-cell office:value-type="float" office:value="-0.377258">
            <text:p>-0.3772580</text:p>
          </table:table-cell>
          <table:table-cell office:value-type="float" office:value="0.048798">
            <text:p>0.04879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55]-[.$A$227]/(364-227)" office:value-type="float" office:value="0.236496350364963">
            <text:p>0.2364964</text:p>
          </table:table-cell>
          <table:table-cell office:value-type="float" office:value="-0.052249">
            <text:p>-0.0522490</text:p>
          </table:table-cell>
          <table:table-cell office:value-type="float" office:value="-0.40983">
            <text:p>-0.4098300</text:p>
          </table:table-cell>
          <table:table-cell office:value-type="float" office:value="0.819659">
            <text:p>0.8196590</text:p>
          </table:table-cell>
          <table:table-cell office:value-type="float" office:value="-0.409829">
            <text:p>-0.4098290</text:p>
          </table:table-cell>
          <table:table-cell office:value-type="float" office:value="0.052249">
            <text:p>0.0522490</text:p>
          </table:table-cell>
          <table:table-cell office:value-type="float" office:value="0">
            <text:p>0.0000000</text:p>
          </table:table-cell>
          <table:table-cell office:value-type="float" office:value="-0.05154">
            <text:p>-0.0515400</text:p>
          </table:table-cell>
          <table:table-cell office:value-type="float" office:value="-0.376911">
            <text:p>-0.3769110</text:p>
          </table:table-cell>
          <table:table-cell office:value-type="float" office:value="0.753821">
            <text:p>0.7538210</text:p>
          </table:table-cell>
          <table:table-cell office:value-type="float" office:value="-0.37691">
            <text:p>-0.3769100</text:p>
          </table:table-cell>
          <table:table-cell office:value-type="float" office:value="0.05154">
            <text:p>0.05154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56]-[.$A$227]/(364-227)" office:value-type="float" office:value="0.234306569343065">
            <text:p>0.2343066</text:p>
          </table:table-cell>
          <table:table-cell office:value-type="float" office:value="-0.055066">
            <text:p>-0.0550660</text:p>
          </table:table-cell>
          <table:table-cell office:value-type="float" office:value="-0.412624">
            <text:p>-0.4126240</text:p>
          </table:table-cell>
          <table:table-cell office:value-type="float" office:value="0.825248">
            <text:p>0.8252480</text:p>
          </table:table-cell>
          <table:table-cell office:value-type="float" office:value="-0.412624">
            <text:p>-0.4126240</text:p>
          </table:table-cell>
          <table:table-cell office:value-type="float" office:value="0.055066">
            <text:p>0.0550660</text:p>
          </table:table-cell>
          <table:table-cell office:value-type="float" office:value="0">
            <text:p>0.0000000</text:p>
          </table:table-cell>
          <table:table-cell office:value-type="float" office:value="-0.054244">
            <text:p>-0.0542440</text:p>
          </table:table-cell>
          <table:table-cell office:value-type="float" office:value="-0.376549">
            <text:p>-0.3765490</text:p>
          </table:table-cell>
          <table:table-cell office:value-type="float" office:value="0.753097">
            <text:p>0.7530970</text:p>
          </table:table-cell>
          <table:table-cell office:value-type="float" office:value="-0.376549">
            <text:p>-0.3765490</text:p>
          </table:table-cell>
          <table:table-cell office:value-type="float" office:value="0.054244">
            <text:p>0.05424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57]-[.$A$227]/(364-227)" office:value-type="float" office:value="0.232116788321168">
            <text:p>0.2321168</text:p>
          </table:table-cell>
          <table:table-cell office:value-type="float" office:value="-0.057853">
            <text:p>-0.0578530</text:p>
          </table:table-cell>
          <table:table-cell office:value-type="float" office:value="-0.415492">
            <text:p>-0.4154920</text:p>
          </table:table-cell>
          <table:table-cell office:value-type="float" office:value="0.830984">
            <text:p>0.8309840</text:p>
          </table:table-cell>
          <table:table-cell office:value-type="float" office:value="-0.415492">
            <text:p>-0.4154920</text:p>
          </table:table-cell>
          <table:table-cell office:value-type="float" office:value="0.057853">
            <text:p>0.0578530</text:p>
          </table:table-cell>
          <table:table-cell office:value-type="float" office:value="0">
            <text:p>0.0000000</text:p>
          </table:table-cell>
          <table:table-cell office:value-type="float" office:value="-0.056909">
            <text:p>-0.0569090</text:p>
          </table:table-cell>
          <table:table-cell office:value-type="float" office:value="-0.376173">
            <text:p>-0.3761730</text:p>
          </table:table-cell>
          <table:table-cell office:value-type="float" office:value="0.752347">
            <text:p>0.7523470</text:p>
          </table:table-cell>
          <table:table-cell office:value-type="float" office:value="-0.376173">
            <text:p>-0.3761730</text:p>
          </table:table-cell>
          <table:table-cell office:value-type="float" office:value="0.056909">
            <text:p>0.05690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58]-[.$A$227]/(364-227)" office:value-type="float" office:value="0.22992700729927">
            <text:p>0.2299270</text:p>
          </table:table-cell>
          <table:table-cell office:value-type="float" office:value="-0.060609">
            <text:p>-0.0606090</text:p>
          </table:table-cell>
          <table:table-cell office:value-type="float" office:value="-0.418424">
            <text:p>-0.4184240</text:p>
          </table:table-cell>
          <table:table-cell office:value-type="float" office:value="0.836848">
            <text:p>0.8368480</text:p>
          </table:table-cell>
          <table:table-cell office:value-type="float" office:value="-0.418424">
            <text:p>-0.4184240</text:p>
          </table:table-cell>
          <table:table-cell office:value-type="float" office:value="0.060609">
            <text:p>0.0606090</text:p>
          </table:table-cell>
          <table:table-cell office:value-type="float" office:value="0">
            <text:p>0.0000000</text:p>
          </table:table-cell>
          <table:table-cell office:value-type="float" office:value="-0.059534">
            <text:p>-0.0595340</text:p>
          </table:table-cell>
          <table:table-cell office:value-type="float" office:value="-0.375786">
            <text:p>-0.3757860</text:p>
          </table:table-cell>
          <table:table-cell office:value-type="float" office:value="0.751572">
            <text:p>0.7515720</text:p>
          </table:table-cell>
          <table:table-cell office:value-type="float" office:value="-0.375786">
            <text:p>-0.3757860</text:p>
          </table:table-cell>
          <table:table-cell office:value-type="float" office:value="0.059534">
            <text:p>0.05953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59]-[.$A$227]/(364-227)" office:value-type="float" office:value="0.227737226277372">
            <text:p>0.2277372</text:p>
          </table:table-cell>
          <table:table-cell office:value-type="float" office:value="-0.063333">
            <text:p>-0.0633330</text:p>
          </table:table-cell>
          <table:table-cell office:value-type="float" office:value="-0.421412">
            <text:p>-0.4214120</text:p>
          </table:table-cell>
          <table:table-cell office:value-type="float" office:value="0.842825">
            <text:p>0.8428250</text:p>
          </table:table-cell>
          <table:table-cell office:value-type="float" office:value="-0.421412">
            <text:p>-0.4214120</text:p>
          </table:table-cell>
          <table:table-cell office:value-type="float" office:value="0.063333">
            <text:p>0.0633330</text:p>
          </table:table-cell>
          <table:table-cell office:value-type="float" office:value="0">
            <text:p>0.0000000</text:p>
          </table:table-cell>
          <table:table-cell office:value-type="float" office:value="-0.062116">
            <text:p>-0.0621160</text:p>
          </table:table-cell>
          <table:table-cell office:value-type="float" office:value="-0.375387">
            <text:p>-0.3753870</text:p>
          </table:table-cell>
          <table:table-cell office:value-type="float" office:value="0.750774">
            <text:p>0.7507740</text:p>
          </table:table-cell>
          <table:table-cell office:value-type="float" office:value="-0.375387">
            <text:p>-0.3753870</text:p>
          </table:table-cell>
          <table:table-cell office:value-type="float" office:value="0.062116">
            <text:p>0.06211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60]-[.$A$227]/(364-227)" office:value-type="float" office:value="0.225547445255474">
            <text:p>0.2255474</text:p>
          </table:table-cell>
          <table:table-cell office:value-type="float" office:value="-0.066023">
            <text:p>-0.0660230</text:p>
          </table:table-cell>
          <table:table-cell office:value-type="float" office:value="-0.424449">
            <text:p>-0.4244490</text:p>
          </table:table-cell>
          <table:table-cell office:value-type="float" office:value="0.848898">
            <text:p>0.8488980</text:p>
          </table:table-cell>
          <table:table-cell office:value-type="float" office:value="-0.424449">
            <text:p>-0.4244490</text:p>
          </table:table-cell>
          <table:table-cell office:value-type="float" office:value="0.066023">
            <text:p>0.0660230</text:p>
          </table:table-cell>
          <table:table-cell office:value-type="float" office:value="0">
            <text:p>0.0000000</text:p>
          </table:table-cell>
          <table:table-cell office:value-type="float" office:value="-0.064656">
            <text:p>-0.0646560</text:p>
          </table:table-cell>
          <table:table-cell office:value-type="float" office:value="-0.374978">
            <text:p>-0.3749780</text:p>
          </table:table-cell>
          <table:table-cell office:value-type="float" office:value="0.749956">
            <text:p>0.7499560</text:p>
          </table:table-cell>
          <table:table-cell office:value-type="float" office:value="-0.374978">
            <text:p>-0.3749780</text:p>
          </table:table-cell>
          <table:table-cell office:value-type="float" office:value="0.064656">
            <text:p>0.06465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61]-[.$A$227]/(364-227)" office:value-type="float" office:value="0.223357664233576">
            <text:p>0.2233577</text:p>
          </table:table-cell>
          <table:table-cell office:value-type="float" office:value="-0.068678">
            <text:p>-0.0686780</text:p>
          </table:table-cell>
          <table:table-cell office:value-type="float" office:value="-0.427525">
            <text:p>-0.4275250</text:p>
          </table:table-cell>
          <table:table-cell office:value-type="float" office:value="0.855051">
            <text:p>0.8550510</text:p>
          </table:table-cell>
          <table:table-cell office:value-type="float" office:value="-0.427525">
            <text:p>-0.4275250</text:p>
          </table:table-cell>
          <table:table-cell office:value-type="float" office:value="0.068678">
            <text:p>0.0686780</text:p>
          </table:table-cell>
          <table:table-cell office:value-type="float" office:value="0">
            <text:p>0.0000000</text:p>
          </table:table-cell>
          <table:table-cell office:value-type="float" office:value="-0.06715">
            <text:p>-0.0671500</text:p>
          </table:table-cell>
          <table:table-cell office:value-type="float" office:value="-0.374559">
            <text:p>-0.3745590</text:p>
          </table:table-cell>
          <table:table-cell office:value-type="float" office:value="0.749118">
            <text:p>0.7491180</text:p>
          </table:table-cell>
          <table:table-cell office:value-type="float" office:value="-0.374559">
            <text:p>-0.3745590</text:p>
          </table:table-cell>
          <table:table-cell office:value-type="float" office:value="0.06715">
            <text:p>0.06715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62]-[.$A$227]/(364-227)" office:value-type="float" office:value="0.221167883211679">
            <text:p>0.2211679</text:p>
          </table:table-cell>
          <table:table-cell office:value-type="float" office:value="-0.071296">
            <text:p>-0.0712960</text:p>
          </table:table-cell>
          <table:table-cell office:value-type="float" office:value="-0.430634">
            <text:p>-0.4306340</text:p>
          </table:table-cell>
          <table:table-cell office:value-type="float" office:value="0.861267">
            <text:p>0.8612670</text:p>
          </table:table-cell>
          <table:table-cell office:value-type="float" office:value="-0.430633">
            <text:p>-0.4306330</text:p>
          </table:table-cell>
          <table:table-cell office:value-type="float" office:value="0.071296">
            <text:p>0.0712960</text:p>
          </table:table-cell>
          <table:table-cell office:value-type="float" office:value="0">
            <text:p>0.0000000</text:p>
          </table:table-cell>
          <table:table-cell office:value-type="float" office:value="-0.069598">
            <text:p>-0.0695980</text:p>
          </table:table-cell>
          <table:table-cell office:value-type="float" office:value="-0.374132">
            <text:p>-0.3741320</text:p>
          </table:table-cell>
          <table:table-cell office:value-type="float" office:value="0.748265">
            <text:p>0.7482650</text:p>
          </table:table-cell>
          <table:table-cell office:value-type="float" office:value="-0.374132">
            <text:p>-0.3741320</text:p>
          </table:table-cell>
          <table:table-cell office:value-type="float" office:value="0.069598">
            <text:p>0.06959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63]-[.$A$227]/(364-227)" office:value-type="float" office:value="0.218978102189781">
            <text:p>0.2189781</text:p>
          </table:table-cell>
          <table:table-cell office:value-type="float" office:value="-0.073875">
            <text:p>-0.0738750</text:p>
          </table:table-cell>
          <table:table-cell office:value-type="float" office:value="-0.433766">
            <text:p>-0.4337660</text:p>
          </table:table-cell>
          <table:table-cell office:value-type="float" office:value="0.867531">
            <text:p>0.8675310</text:p>
          </table:table-cell>
          <table:table-cell office:value-type="float" office:value="-0.433765">
            <text:p>-0.4337650</text:p>
          </table:table-cell>
          <table:table-cell office:value-type="float" office:value="0.073875">
            <text:p>0.0738750</text:p>
          </table:table-cell>
          <table:table-cell office:value-type="float" office:value="0">
            <text:p>0.0000000</text:p>
          </table:table-cell>
          <table:table-cell office:value-type="float" office:value="-0.072">
            <text:p>-0.0720000</text:p>
          </table:table-cell>
          <table:table-cell office:value-type="float" office:value="-0.373699">
            <text:p>-0.3736990</text:p>
          </table:table-cell>
          <table:table-cell office:value-type="float" office:value="0.747397">
            <text:p>0.7473970</text:p>
          </table:table-cell>
          <table:table-cell office:value-type="float" office:value="-0.373698">
            <text:p>-0.3736980</text:p>
          </table:table-cell>
          <table:table-cell office:value-type="float" office:value="0.072">
            <text:p>0.07200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64]-[.$A$227]/(364-227)" office:value-type="float" office:value="0.216788321167883">
            <text:p>0.2167883</text:p>
          </table:table-cell>
          <table:table-cell office:value-type="float" office:value="-0.076414">
            <text:p>-0.0764140</text:p>
          </table:table-cell>
          <table:table-cell office:value-type="float" office:value="-0.436913">
            <text:p>-0.4369130</text:p>
          </table:table-cell>
          <table:table-cell office:value-type="float" office:value="0.873826">
            <text:p>0.8738260</text:p>
          </table:table-cell>
          <table:table-cell office:value-type="float" office:value="-0.436913">
            <text:p>-0.4369130</text:p>
          </table:table-cell>
          <table:table-cell office:value-type="float" office:value="0.076414">
            <text:p>0.0764140</text:p>
          </table:table-cell>
          <table:table-cell office:value-type="float" office:value="0">
            <text:p>0.0000000</text:p>
          </table:table-cell>
          <table:table-cell office:value-type="float" office:value="-0.074352">
            <text:p>-0.0743520</text:p>
          </table:table-cell>
          <table:table-cell office:value-type="float" office:value="-0.373258">
            <text:p>-0.3732580</text:p>
          </table:table-cell>
          <table:table-cell office:value-type="float" office:value="0.746517">
            <text:p>0.7465170</text:p>
          </table:table-cell>
          <table:table-cell office:value-type="float" office:value="-0.373258">
            <text:p>-0.3732580</text:p>
          </table:table-cell>
          <table:table-cell office:value-type="float" office:value="0.074352">
            <text:p>0.07435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65]-[.$A$227]/(364-227)" office:value-type="float" office:value="0.214598540145985">
            <text:p>0.2145985</text:p>
          </table:table-cell>
          <table:table-cell office:value-type="float" office:value="-0.078912">
            <text:p>-0.0789120</text:p>
          </table:table-cell>
          <table:table-cell office:value-type="float" office:value="-0.440069">
            <text:p>-0.4400690</text:p>
          </table:table-cell>
          <table:table-cell office:value-type="float" office:value="0.880138">
            <text:p>0.8801380</text:p>
          </table:table-cell>
          <table:table-cell office:value-type="float" office:value="-0.440069">
            <text:p>-0.4400690</text:p>
          </table:table-cell>
          <table:table-cell office:value-type="float" office:value="0.078912">
            <text:p>0.0789120</text:p>
          </table:table-cell>
          <table:table-cell office:value-type="float" office:value="0">
            <text:p>0.0000000</text:p>
          </table:table-cell>
          <table:table-cell office:value-type="float" office:value="-0.076655">
            <text:p>-0.0766550</text:p>
          </table:table-cell>
          <table:table-cell office:value-type="float" office:value="-0.372813">
            <text:p>-0.3728130</text:p>
          </table:table-cell>
          <table:table-cell office:value-type="float" office:value="0.745627">
            <text:p>0.7456270</text:p>
          </table:table-cell>
          <table:table-cell office:value-type="float" office:value="-0.372813">
            <text:p>-0.3728130</text:p>
          </table:table-cell>
          <table:table-cell office:value-type="float" office:value="0.076655">
            <text:p>0.07665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66]-[.$A$227]/(364-227)" office:value-type="float" office:value="0.212408759124087">
            <text:p>0.2124088</text:p>
          </table:table-cell>
          <table:table-cell office:value-type="float" office:value="-0.081366">
            <text:p>-0.0813660</text:p>
          </table:table-cell>
          <table:table-cell office:value-type="float" office:value="-0.443225">
            <text:p>-0.4432250</text:p>
          </table:table-cell>
          <table:table-cell office:value-type="float" office:value="0.88645">
            <text:p>0.8864500</text:p>
          </table:table-cell>
          <table:table-cell office:value-type="float" office:value="-0.443225">
            <text:p>-0.4432250</text:p>
          </table:table-cell>
          <table:table-cell office:value-type="float" office:value="0.081366">
            <text:p>0.0813660</text:p>
          </table:table-cell>
          <table:table-cell office:value-type="float" office:value="0">
            <text:p>0.0000000</text:p>
          </table:table-cell>
          <table:table-cell office:value-type="float" office:value="-0.078906">
            <text:p>-0.0789060</text:p>
          </table:table-cell>
          <table:table-cell office:value-type="float" office:value="-0.372364">
            <text:p>-0.3723640</text:p>
          </table:table-cell>
          <table:table-cell office:value-type="float" office:value="0.744729">
            <text:p>0.7447290</text:p>
          </table:table-cell>
          <table:table-cell office:value-type="float" office:value="-0.372364">
            <text:p>-0.3723640</text:p>
          </table:table-cell>
          <table:table-cell office:value-type="float" office:value="0.078906">
            <text:p>0.07890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67]-[.$A$227]/(364-227)" office:value-type="float" office:value="0.210218978102189">
            <text:p>0.2102190</text:p>
          </table:table-cell>
          <table:table-cell office:value-type="float" office:value="-0.083775">
            <text:p>-0.0837750</text:p>
          </table:table-cell>
          <table:table-cell office:value-type="float" office:value="-0.446374">
            <text:p>-0.4463740</text:p>
          </table:table-cell>
          <table:table-cell office:value-type="float" office:value="0.892748">
            <text:p>0.8927480</text:p>
          </table:table-cell>
          <table:table-cell office:value-type="float" office:value="-0.446374">
            <text:p>-0.4463740</text:p>
          </table:table-cell>
          <table:table-cell office:value-type="float" office:value="0.083775">
            <text:p>0.0837750</text:p>
          </table:table-cell>
          <table:table-cell office:value-type="float" office:value="0">
            <text:p>0.0000000</text:p>
          </table:table-cell>
          <table:table-cell office:value-type="float" office:value="-0.081106">
            <text:p>-0.0811060</text:p>
          </table:table-cell>
          <table:table-cell office:value-type="float" office:value="-0.371913">
            <text:p>-0.3719130</text:p>
          </table:table-cell>
          <table:table-cell office:value-type="float" office:value="0.743825">
            <text:p>0.7438250</text:p>
          </table:table-cell>
          <table:table-cell office:value-type="float" office:value="-0.371912">
            <text:p>-0.3719120</text:p>
          </table:table-cell>
          <table:table-cell office:value-type="float" office:value="0.081106">
            <text:p>0.08110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68]-[.$A$227]/(364-227)" office:value-type="float" office:value="0.208029197080292">
            <text:p>0.2080292</text:p>
          </table:table-cell>
          <table:table-cell office:value-type="float" office:value="-0.086137">
            <text:p>-0.0861370</text:p>
          </table:table-cell>
          <table:table-cell office:value-type="float" office:value="-0.449509">
            <text:p>-0.4495090</text:p>
          </table:table-cell>
          <table:table-cell office:value-type="float" office:value="0.899017">
            <text:p>0.8990170</text:p>
          </table:table-cell>
          <table:table-cell office:value-type="float" office:value="-0.449508">
            <text:p>-0.4495080</text:p>
          </table:table-cell>
          <table:table-cell office:value-type="float" office:value="0.086137">
            <text:p>0.0861370</text:p>
          </table:table-cell>
          <table:table-cell office:value-type="float" office:value="0">
            <text:p>0.0000000</text:p>
          </table:table-cell>
          <table:table-cell office:value-type="float" office:value="-0.083252">
            <text:p>-0.0832520</text:p>
          </table:table-cell>
          <table:table-cell office:value-type="float" office:value="-0.371459">
            <text:p>-0.3714590</text:p>
          </table:table-cell>
          <table:table-cell office:value-type="float" office:value="0.742918">
            <text:p>0.7429180</text:p>
          </table:table-cell>
          <table:table-cell office:value-type="float" office:value="-0.371459">
            <text:p>-0.3714590</text:p>
          </table:table-cell>
          <table:table-cell office:value-type="float" office:value="0.083252">
            <text:p>0.08325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69]-[.$A$227]/(364-227)" office:value-type="float" office:value="0.205839416058394">
            <text:p>0.2058394</text:p>
          </table:table-cell>
          <table:table-cell office:value-type="float" office:value="-0.088451">
            <text:p>-0.0884510</text:p>
          </table:table-cell>
          <table:table-cell office:value-type="float" office:value="-0.452621">
            <text:p>-0.4526210</text:p>
          </table:table-cell>
          <table:table-cell office:value-type="float" office:value="0.905243">
            <text:p>0.9052430</text:p>
          </table:table-cell>
          <table:table-cell office:value-type="float" office:value="-0.452621">
            <text:p>-0.4526210</text:p>
          </table:table-cell>
          <table:table-cell office:value-type="float" office:value="0.088451">
            <text:p>0.0884510</text:p>
          </table:table-cell>
          <table:table-cell office:value-type="float" office:value="0">
            <text:p>0.0000000</text:p>
          </table:table-cell>
          <table:table-cell office:value-type="float" office:value="-0.085344">
            <text:p>-0.0853440</text:p>
          </table:table-cell>
          <table:table-cell office:value-type="float" office:value="-0.371005">
            <text:p>-0.3710050</text:p>
          </table:table-cell>
          <table:table-cell office:value-type="float" office:value="0.74201">
            <text:p>0.7420100</text:p>
          </table:table-cell>
          <table:table-cell office:value-type="float" office:value="-0.371005">
            <text:p>-0.3710050</text:p>
          </table:table-cell>
          <table:table-cell office:value-type="float" office:value="0.085344">
            <text:p>0.08534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70]-[.$A$227]/(364-227)" office:value-type="float" office:value="0.203649635036496">
            <text:p>0.2036496</text:p>
          </table:table-cell>
          <table:table-cell office:value-type="float" office:value="-0.090715">
            <text:p>-0.0907150</text:p>
          </table:table-cell>
          <table:table-cell office:value-type="float" office:value="-0.455706">
            <text:p>-0.4557060</text:p>
          </table:table-cell>
          <table:table-cell office:value-type="float" office:value="0.911412">
            <text:p>0.9114120</text:p>
          </table:table-cell>
          <table:table-cell office:value-type="float" office:value="-0.455706">
            <text:p>-0.4557060</text:p>
          </table:table-cell>
          <table:table-cell office:value-type="float" office:value="0.090715">
            <text:p>0.0907150</text:p>
          </table:table-cell>
          <table:table-cell office:value-type="float" office:value="0">
            <text:p>0.0000000</text:p>
          </table:table-cell>
          <table:table-cell office:value-type="float" office:value="-0.08738">
            <text:p>-0.0873800</text:p>
          </table:table-cell>
          <table:table-cell office:value-type="float" office:value="-0.370552">
            <text:p>-0.3705520</text:p>
          </table:table-cell>
          <table:table-cell office:value-type="float" office:value="0.741103">
            <text:p>0.7411030</text:p>
          </table:table-cell>
          <table:table-cell office:value-type="float" office:value="-0.370552">
            <text:p>-0.3705520</text:p>
          </table:table-cell>
          <table:table-cell office:value-type="float" office:value="0.08738">
            <text:p>0.08738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71]-[.$A$227]/(364-227)" office:value-type="float" office:value="0.201459854014598">
            <text:p>0.2014599</text:p>
          </table:table-cell>
          <table:table-cell office:value-type="float" office:value="-0.092926">
            <text:p>-0.0929260</text:p>
          </table:table-cell>
          <table:table-cell office:value-type="float" office:value="-0.458755">
            <text:p>-0.4587550</text:p>
          </table:table-cell>
          <table:table-cell office:value-type="float" office:value="0.917509">
            <text:p>0.9175090</text:p>
          </table:table-cell>
          <table:table-cell office:value-type="float" office:value="-0.458755">
            <text:p>-0.4587550</text:p>
          </table:table-cell>
          <table:table-cell office:value-type="float" office:value="0.092926">
            <text:p>0.0929260</text:p>
          </table:table-cell>
          <table:table-cell office:value-type="float" office:value="0">
            <text:p>0.0000000</text:p>
          </table:table-cell>
          <table:table-cell office:value-type="float" office:value="-0.089359">
            <text:p>-0.0893590</text:p>
          </table:table-cell>
          <table:table-cell office:value-type="float" office:value="-0.3701">
            <text:p>-0.3701000</text:p>
          </table:table-cell>
          <table:table-cell office:value-type="float" office:value="0.7402">
            <text:p>0.7402000</text:p>
          </table:table-cell>
          <table:table-cell office:value-type="float" office:value="-0.3701">
            <text:p>-0.3701000</text:p>
          </table:table-cell>
          <table:table-cell office:value-type="float" office:value="0.089359">
            <text:p>0.08935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72]-[.$A$227]/(364-227)" office:value-type="float" office:value="0.1992700729927">
            <text:p>0.1992701</text:p>
          </table:table-cell>
          <table:table-cell office:value-type="float" office:value="-0.095084">
            <text:p>-0.0950840</text:p>
          </table:table-cell>
          <table:table-cell office:value-type="float" office:value="-0.461762">
            <text:p>-0.4617620</text:p>
          </table:table-cell>
          <table:table-cell office:value-type="float" office:value="0.923524">
            <text:p>0.9235240</text:p>
          </table:table-cell>
          <table:table-cell office:value-type="float" office:value="-0.461762">
            <text:p>-0.4617620</text:p>
          </table:table-cell>
          <table:table-cell office:value-type="float" office:value="0.095084">
            <text:p>0.0950840</text:p>
          </table:table-cell>
          <table:table-cell office:value-type="float" office:value="0">
            <text:p>0.0000000</text:p>
          </table:table-cell>
          <table:table-cell office:value-type="float" office:value="-0.091281">
            <text:p>-0.0912810</text:p>
          </table:table-cell>
          <table:table-cell office:value-type="float" office:value="-0.369651">
            <text:p>-0.3696510</text:p>
          </table:table-cell>
          <table:table-cell office:value-type="float" office:value="0.739302">
            <text:p>0.7393020</text:p>
          </table:table-cell>
          <table:table-cell office:value-type="float" office:value="-0.369651">
            <text:p>-0.3696510</text:p>
          </table:table-cell>
          <table:table-cell office:value-type="float" office:value="0.091281">
            <text:p>0.09128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73]-[.$A$227]/(364-227)" office:value-type="float" office:value="0.197080291970803">
            <text:p>0.1970803</text:p>
          </table:table-cell>
          <table:table-cell office:value-type="float" office:value="-0.097186">
            <text:p>-0.0971860</text:p>
          </table:table-cell>
          <table:table-cell office:value-type="float" office:value="-0.464721">
            <text:p>-0.4647210</text:p>
          </table:table-cell>
          <table:table-cell office:value-type="float" office:value="0.929441">
            <text:p>0.9294410</text:p>
          </table:table-cell>
          <table:table-cell office:value-type="float" office:value="-0.464721">
            <text:p>-0.4647210</text:p>
          </table:table-cell>
          <table:table-cell office:value-type="float" office:value="0.097186">
            <text:p>0.0971860</text:p>
          </table:table-cell>
          <table:table-cell office:value-type="float" office:value="0">
            <text:p>0.0000000</text:p>
          </table:table-cell>
          <table:table-cell office:value-type="float" office:value="-0.093145">
            <text:p>-0.0931450</text:p>
          </table:table-cell>
          <table:table-cell office:value-type="float" office:value="-0.369206">
            <text:p>-0.3692060</text:p>
          </table:table-cell>
          <table:table-cell office:value-type="float" office:value="0.738412">
            <text:p>0.7384120</text:p>
          </table:table-cell>
          <table:table-cell office:value-type="float" office:value="-0.369206">
            <text:p>-0.3692060</text:p>
          </table:table-cell>
          <table:table-cell office:value-type="float" office:value="0.093145">
            <text:p>0.09314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74]-[.$A$227]/(364-227)" office:value-type="float" office:value="0.194890510948905">
            <text:p>0.1948905</text:p>
          </table:table-cell>
          <table:table-cell office:value-type="float" office:value="-0.099231">
            <text:p>-0.0992310</text:p>
          </table:table-cell>
          <table:table-cell office:value-type="float" office:value="-0.467625">
            <text:p>-0.4676250</text:p>
          </table:table-cell>
          <table:table-cell office:value-type="float" office:value="0.93525">
            <text:p>0.9352500</text:p>
          </table:table-cell>
          <table:table-cell office:value-type="float" office:value="-0.467625">
            <text:p>-0.4676250</text:p>
          </table:table-cell>
          <table:table-cell office:value-type="float" office:value="0.099231">
            <text:p>0.0992310</text:p>
          </table:table-cell>
          <table:table-cell office:value-type="float" office:value="0">
            <text:p>0.0000000</text:p>
          </table:table-cell>
          <table:table-cell office:value-type="float" office:value="-0.094949">
            <text:p>-0.0949490</text:p>
          </table:table-cell>
          <table:table-cell office:value-type="float" office:value="-0.368766">
            <text:p>-0.3687660</text:p>
          </table:table-cell>
          <table:table-cell office:value-type="float" office:value="0.737532">
            <text:p>0.7375320</text:p>
          </table:table-cell>
          <table:table-cell office:value-type="float" office:value="-0.368766">
            <text:p>-0.3687660</text:p>
          </table:table-cell>
          <table:table-cell office:value-type="float" office:value="0.094949">
            <text:p>0.09494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75]-[.$A$227]/(364-227)" office:value-type="float" office:value="0.192700729927007">
            <text:p>0.1927007</text:p>
          </table:table-cell>
          <table:table-cell office:value-type="float" office:value="-0.101217">
            <text:p>-0.1012170</text:p>
          </table:table-cell>
          <table:table-cell office:value-type="float" office:value="-0.470469">
            <text:p>-0.4704690</text:p>
          </table:table-cell>
          <table:table-cell office:value-type="float" office:value="0.940938">
            <text:p>0.9409380</text:p>
          </table:table-cell>
          <table:table-cell office:value-type="float" office:value="-0.470469">
            <text:p>-0.4704690</text:p>
          </table:table-cell>
          <table:table-cell office:value-type="float" office:value="0.101217">
            <text:p>0.1012170</text:p>
          </table:table-cell>
          <table:table-cell office:value-type="float" office:value="0">
            <text:p>0.0000000</text:p>
          </table:table-cell>
          <table:table-cell office:value-type="float" office:value="-0.096692">
            <text:p>-0.0966920</text:p>
          </table:table-cell>
          <table:table-cell office:value-type="float" office:value="-0.368332">
            <text:p>-0.3683320</text:p>
          </table:table-cell>
          <table:table-cell office:value-type="float" office:value="0.736664">
            <text:p>0.7366640</text:p>
          </table:table-cell>
          <table:table-cell office:value-type="float" office:value="-0.368332">
            <text:p>-0.3683320</text:p>
          </table:table-cell>
          <table:table-cell office:value-type="float" office:value="0.096692">
            <text:p>0.09669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76]-[.$A$227]/(364-227)" office:value-type="float" office:value="0.190510948905109">
            <text:p>0.1905109</text:p>
          </table:table-cell>
          <table:table-cell office:value-type="float" office:value="-0.103142">
            <text:p>-0.1031420</text:p>
          </table:table-cell>
          <table:table-cell office:value-type="float" office:value="-0.473247">
            <text:p>-0.4732470</text:p>
          </table:table-cell>
          <table:table-cell office:value-type="float" office:value="0.946494">
            <text:p>0.9464940</text:p>
          </table:table-cell>
          <table:table-cell office:value-type="float" office:value="-0.473247">
            <text:p>-0.4732470</text:p>
          </table:table-cell>
          <table:table-cell office:value-type="float" office:value="0.103142">
            <text:p>0.1031420</text:p>
          </table:table-cell>
          <table:table-cell office:value-type="float" office:value="0">
            <text:p>0.0000000</text:p>
          </table:table-cell>
          <table:table-cell office:value-type="float" office:value="-0.098375">
            <text:p>-0.0983750</text:p>
          </table:table-cell>
          <table:table-cell office:value-type="float" office:value="-0.367905">
            <text:p>-0.3679050</text:p>
          </table:table-cell>
          <table:table-cell office:value-type="float" office:value="0.73581">
            <text:p>0.7358100</text:p>
          </table:table-cell>
          <table:table-cell office:value-type="float" office:value="-0.367905">
            <text:p>-0.3679050</text:p>
          </table:table-cell>
          <table:table-cell office:value-type="float" office:value="0.098375">
            <text:p>0.09837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77]-[.$A$227]/(364-227)" office:value-type="float" office:value="0.188321167883211">
            <text:p>0.1883212</text:p>
          </table:table-cell>
          <table:table-cell office:value-type="float" office:value="-0.105005">
            <text:p>-0.1050050</text:p>
          </table:table-cell>
          <table:table-cell office:value-type="float" office:value="-0.475954">
            <text:p>-0.4759540</text:p>
          </table:table-cell>
          <table:table-cell office:value-type="float" office:value="0.951907">
            <text:p>0.9519070</text:p>
          </table:table-cell>
          <table:table-cell office:value-type="float" office:value="-0.475953">
            <text:p>-0.4759530</text:p>
          </table:table-cell>
          <table:table-cell office:value-type="float" office:value="0.105005">
            <text:p>0.1050050</text:p>
          </table:table-cell>
          <table:table-cell office:value-type="float" office:value="0">
            <text:p>0.0000000</text:p>
          </table:table-cell>
          <table:table-cell office:value-type="float" office:value="-0.099995">
            <text:p>-0.0999950</text:p>
          </table:table-cell>
          <table:table-cell office:value-type="float" office:value="-0.367487">
            <text:p>-0.3674870</text:p>
          </table:table-cell>
          <table:table-cell office:value-type="float" office:value="0.734973">
            <text:p>0.7349730</text:p>
          </table:table-cell>
          <table:table-cell office:value-type="float" office:value="-0.367486">
            <text:p>-0.3674860</text:p>
          </table:table-cell>
          <table:table-cell office:value-type="float" office:value="0.099995">
            <text:p>0.09999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78]-[.$A$227]/(364-227)" office:value-type="float" office:value="0.186131386861313">
            <text:p>0.1861314</text:p>
          </table:table-cell>
          <table:table-cell office:value-type="float" office:value="-0.106803">
            <text:p>-0.1068030</text:p>
          </table:table-cell>
          <table:table-cell office:value-type="float" office:value="-0.478583">
            <text:p>-0.4785830</text:p>
          </table:table-cell>
          <table:table-cell office:value-type="float" office:value="0.957167">
            <text:p>0.9571670</text:p>
          </table:table-cell>
          <table:table-cell office:value-type="float" office:value="-0.478583">
            <text:p>-0.4785830</text:p>
          </table:table-cell>
          <table:table-cell office:value-type="float" office:value="0.106803">
            <text:p>0.1068030</text:p>
          </table:table-cell>
          <table:table-cell office:value-type="float" office:value="0">
            <text:p>0.0000000</text:p>
          </table:table-cell>
          <table:table-cell office:value-type="float" office:value="-0.101552">
            <text:p>-0.1015520</text:p>
          </table:table-cell>
          <table:table-cell office:value-type="float" office:value="-0.367077">
            <text:p>-0.3670770</text:p>
          </table:table-cell>
          <table:table-cell office:value-type="float" office:value="0.734155">
            <text:p>0.7341550</text:p>
          </table:table-cell>
          <table:table-cell office:value-type="float" office:value="-0.367077">
            <text:p>-0.3670770</text:p>
          </table:table-cell>
          <table:table-cell office:value-type="float" office:value="0.101552">
            <text:p>0.10155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79]-[.$A$227]/(364-227)" office:value-type="float" office:value="0.183941605839416">
            <text:p>0.1839416</text:p>
          </table:table-cell>
          <table:table-cell office:value-type="float" office:value="-0.108536">
            <text:p>-0.1085360</text:p>
          </table:table-cell>
          <table:table-cell office:value-type="float" office:value="-0.481131">
            <text:p>-0.4811310</text:p>
          </table:table-cell>
          <table:table-cell office:value-type="float" office:value="0.962262">
            <text:p>0.9622620</text:p>
          </table:table-cell>
          <table:table-cell office:value-type="float" office:value="-0.481131">
            <text:p>-0.4811310</text:p>
          </table:table-cell>
          <table:table-cell office:value-type="float" office:value="0.108536">
            <text:p>0.1085360</text:p>
          </table:table-cell>
          <table:table-cell office:value-type="float" office:value="0">
            <text:p>0.0000000</text:p>
          </table:table-cell>
          <table:table-cell office:value-type="float" office:value="-0.103045">
            <text:p>-0.1030450</text:p>
          </table:table-cell>
          <table:table-cell office:value-type="float" office:value="-0.366678">
            <text:p>-0.3666780</text:p>
          </table:table-cell>
          <table:table-cell office:value-type="float" office:value="0.733357">
            <text:p>0.7333570</text:p>
          </table:table-cell>
          <table:table-cell office:value-type="float" office:value="-0.366678">
            <text:p>-0.3666780</text:p>
          </table:table-cell>
          <table:table-cell office:value-type="float" office:value="0.103045">
            <text:p>0.10304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80]-[.$A$227]/(364-227)" office:value-type="float" office:value="0.181751824817518">
            <text:p>0.1817518</text:p>
          </table:table-cell>
          <table:table-cell office:value-type="float" office:value="-0.1102">
            <text:p>-0.1102000</text:p>
          </table:table-cell>
          <table:table-cell office:value-type="float" office:value="-0.483593">
            <text:p>-0.4835930</text:p>
          </table:table-cell>
          <table:table-cell office:value-type="float" office:value="0.967185">
            <text:p>0.9671850</text:p>
          </table:table-cell>
          <table:table-cell office:value-type="float" office:value="-0.483592">
            <text:p>-0.4835920</text:p>
          </table:table-cell>
          <table:table-cell office:value-type="float" office:value="0.1102">
            <text:p>0.1102000</text:p>
          </table:table-cell>
          <table:table-cell office:value-type="float" office:value="0">
            <text:p>0.0000000</text:p>
          </table:table-cell>
          <table:table-cell office:value-type="float" office:value="-0.104474">
            <text:p>-0.1044740</text:p>
          </table:table-cell>
          <table:table-cell office:value-type="float" office:value="-0.366291">
            <text:p>-0.3662910</text:p>
          </table:table-cell>
          <table:table-cell office:value-type="float" office:value="0.732581">
            <text:p>0.7325810</text:p>
          </table:table-cell>
          <table:table-cell office:value-type="float" office:value="-0.366291">
            <text:p>-0.3662910</text:p>
          </table:table-cell>
          <table:table-cell office:value-type="float" office:value="0.104474">
            <text:p>0.10447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81]-[.$A$227]/(364-227)" office:value-type="float" office:value="0.17956204379562">
            <text:p>0.1795620</text:p>
          </table:table-cell>
          <table:table-cell office:value-type="float" office:value="-0.111796">
            <text:p>-0.1117960</text:p>
          </table:table-cell>
          <table:table-cell office:value-type="float" office:value="-0.485963">
            <text:p>-0.4859630</text:p>
          </table:table-cell>
          <table:table-cell office:value-type="float" office:value="0.971925">
            <text:p>0.9719250</text:p>
          </table:table-cell>
          <table:table-cell office:value-type="float" office:value="-0.485962">
            <text:p>-0.4859620</text:p>
          </table:table-cell>
          <table:table-cell office:value-type="float" office:value="0.111796">
            <text:p>0.1117960</text:p>
          </table:table-cell>
          <table:table-cell office:value-type="float" office:value="0">
            <text:p>0.0000000</text:p>
          </table:table-cell>
          <table:table-cell office:value-type="float" office:value="-0.105838">
            <text:p>-0.1058380</text:p>
          </table:table-cell>
          <table:table-cell office:value-type="float" office:value="-0.365915">
            <text:p>-0.3659150</text:p>
          </table:table-cell>
          <table:table-cell office:value-type="float" office:value="0.73183">
            <text:p>0.7318300</text:p>
          </table:table-cell>
          <table:table-cell office:value-type="float" office:value="-0.365915">
            <text:p>-0.3659150</text:p>
          </table:table-cell>
          <table:table-cell office:value-type="float" office:value="0.105838">
            <text:p>0.10583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82]-[.$A$227]/(364-227)" office:value-type="float" office:value="0.177372262773722">
            <text:p>0.1773723</text:p>
          </table:table-cell>
          <table:table-cell office:value-type="float" office:value="-0.11332">
            <text:p>-0.1133200</text:p>
          </table:table-cell>
          <table:table-cell office:value-type="float" office:value="-0.488237">
            <text:p>-0.4882370</text:p>
          </table:table-cell>
          <table:table-cell office:value-type="float" office:value="0.976474">
            <text:p>0.9764740</text:p>
          </table:table-cell>
          <table:table-cell office:value-type="float" office:value="-0.488237">
            <text:p>-0.4882370</text:p>
          </table:table-cell>
          <table:table-cell office:value-type="float" office:value="0.11332">
            <text:p>0.1133200</text:p>
          </table:table-cell>
          <table:table-cell office:value-type="float" office:value="0">
            <text:p>0.0000000</text:p>
          </table:table-cell>
          <table:table-cell office:value-type="float" office:value="-0.107136">
            <text:p>-0.1071360</text:p>
          </table:table-cell>
          <table:table-cell office:value-type="float" office:value="-0.365553">
            <text:p>-0.3655530</text:p>
          </table:table-cell>
          <table:table-cell office:value-type="float" office:value="0.731106">
            <text:p>0.7311060</text:p>
          </table:table-cell>
          <table:table-cell office:value-type="float" office:value="-0.365553">
            <text:p>-0.3655530</text:p>
          </table:table-cell>
          <table:table-cell office:value-type="float" office:value="0.107136">
            <text:p>0.10713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83]-[.$A$227]/(364-227)" office:value-type="float" office:value="0.175182481751824">
            <text:p>0.1751825</text:p>
          </table:table-cell>
          <table:table-cell office:value-type="float" office:value="-0.114772">
            <text:p>-0.1147720</text:p>
          </table:table-cell>
          <table:table-cell office:value-type="float" office:value="-0.490412">
            <text:p>-0.4904120</text:p>
          </table:table-cell>
          <table:table-cell office:value-type="float" office:value="0.980824">
            <text:p>0.9808240</text:p>
          </table:table-cell>
          <table:table-cell office:value-type="float" office:value="-0.490412">
            <text:p>-0.4904120</text:p>
          </table:table-cell>
          <table:table-cell office:value-type="float" office:value="0.114772">
            <text:p>0.1147720</text:p>
          </table:table-cell>
          <table:table-cell office:value-type="float" office:value="0">
            <text:p>0.0000000</text:p>
          </table:table-cell>
          <table:table-cell office:value-type="float" office:value="-0.108367">
            <text:p>-0.1083670</text:p>
          </table:table-cell>
          <table:table-cell office:value-type="float" office:value="-0.365205">
            <text:p>-0.3652050</text:p>
          </table:table-cell>
          <table:table-cell office:value-type="float" office:value="0.73041">
            <text:p>0.7304100</text:p>
          </table:table-cell>
          <table:table-cell office:value-type="float" office:value="-0.365205">
            <text:p>-0.3652050</text:p>
          </table:table-cell>
          <table:table-cell office:value-type="float" office:value="0.108367">
            <text:p>0.10836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84]-[.$A$227]/(364-227)" office:value-type="float" office:value="0.172992700729927">
            <text:p>0.1729927</text:p>
          </table:table-cell>
          <table:table-cell office:value-type="float" office:value="-0.11615">
            <text:p>-0.1161500</text:p>
          </table:table-cell>
          <table:table-cell office:value-type="float" office:value="-0.492483">
            <text:p>-0.4924830</text:p>
          </table:table-cell>
          <table:table-cell office:value-type="float" office:value="0.984966">
            <text:p>0.9849660</text:p>
          </table:table-cell>
          <table:table-cell office:value-type="float" office:value="-0.492483">
            <text:p>-0.4924830</text:p>
          </table:table-cell>
          <table:table-cell office:value-type="float" office:value="0.11615">
            <text:p>0.1161500</text:p>
          </table:table-cell>
          <table:table-cell office:value-type="float" office:value="0">
            <text:p>0.0000000</text:p>
          </table:table-cell>
          <table:table-cell office:value-type="float" office:value="-0.109532">
            <text:p>-0.1095320</text:p>
          </table:table-cell>
          <table:table-cell office:value-type="float" office:value="-0.364872">
            <text:p>-0.3648720</text:p>
          </table:table-cell>
          <table:table-cell office:value-type="float" office:value="0.729743">
            <text:p>0.7297430</text:p>
          </table:table-cell>
          <table:table-cell office:value-type="float" office:value="-0.364872">
            <text:p>-0.3648720</text:p>
          </table:table-cell>
          <table:table-cell office:value-type="float" office:value="0.109532">
            <text:p>0.10953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85]-[.$A$227]/(364-227)" office:value-type="float" office:value="0.170802919708029">
            <text:p>0.1708029</text:p>
          </table:table-cell>
          <table:table-cell office:value-type="float" office:value="-0.117452">
            <text:p>-0.1174520</text:p>
          </table:table-cell>
          <table:table-cell office:value-type="float" office:value="-0.494447">
            <text:p>-0.4944470</text:p>
          </table:table-cell>
          <table:table-cell office:value-type="float" office:value="0.988894">
            <text:p>0.9888940</text:p>
          </table:table-cell>
          <table:table-cell office:value-type="float" office:value="-0.494447">
            <text:p>-0.4944470</text:p>
          </table:table-cell>
          <table:table-cell office:value-type="float" office:value="0.117452">
            <text:p>0.1174520</text:p>
          </table:table-cell>
          <table:table-cell office:value-type="float" office:value="0">
            <text:p>0.0000000</text:p>
          </table:table-cell>
          <table:table-cell office:value-type="float" office:value="-0.110628">
            <text:p>-0.1106280</text:p>
          </table:table-cell>
          <table:table-cell office:value-type="float" office:value="-0.364554">
            <text:p>-0.3645540</text:p>
          </table:table-cell>
          <table:table-cell office:value-type="float" office:value="0.729108">
            <text:p>0.7291080</text:p>
          </table:table-cell>
          <table:table-cell office:value-type="float" office:value="-0.364554">
            <text:p>-0.3645540</text:p>
          </table:table-cell>
          <table:table-cell office:value-type="float" office:value="0.110628">
            <text:p>0.11062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86]-[.$A$227]/(364-227)" office:value-type="float" office:value="0.168613138686131">
            <text:p>0.1686131</text:p>
          </table:table-cell>
          <table:table-cell office:value-type="float" office:value="-0.118677">
            <text:p>-0.1186770</text:p>
          </table:table-cell>
          <table:table-cell office:value-type="float" office:value="-0.496301">
            <text:p>-0.4963010</text:p>
          </table:table-cell>
          <table:table-cell office:value-type="float" office:value="0.992601">
            <text:p>0.9926010</text:p>
          </table:table-cell>
          <table:table-cell office:value-type="float" office:value="-0.4963">
            <text:p>-0.4963000</text:p>
          </table:table-cell>
          <table:table-cell office:value-type="float" office:value="0.118677">
            <text:p>0.1186770</text:p>
          </table:table-cell>
          <table:table-cell office:value-type="float" office:value="0">
            <text:p>0.0000000</text:p>
          </table:table-cell>
          <table:table-cell office:value-type="float" office:value="-0.111656">
            <text:p>-0.1116560</text:p>
          </table:table-cell>
          <table:table-cell office:value-type="float" office:value="-0.364253">
            <text:p>-0.3642530</text:p>
          </table:table-cell>
          <table:table-cell office:value-type="float" office:value="0.728507">
            <text:p>0.7285070</text:p>
          </table:table-cell>
          <table:table-cell office:value-type="float" office:value="-0.364253">
            <text:p>-0.3642530</text:p>
          </table:table-cell>
          <table:table-cell office:value-type="float" office:value="0.111656">
            <text:p>0.11165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87]-[.$A$227]/(364-227)" office:value-type="float" office:value="0.166423357664233">
            <text:p>0.1664234</text:p>
          </table:table-cell>
          <table:table-cell office:value-type="float" office:value="-0.119824">
            <text:p>-0.1198240</text:p>
          </table:table-cell>
          <table:table-cell office:value-type="float" office:value="-0.49804">
            <text:p>-0.4980400</text:p>
          </table:table-cell>
          <table:table-cell office:value-type="float" office:value="0.99608">
            <text:p>0.9960800</text:p>
          </table:table-cell>
          <table:table-cell office:value-type="float" office:value="-0.49804">
            <text:p>-0.4980400</text:p>
          </table:table-cell>
          <table:table-cell office:value-type="float" office:value="0.119824">
            <text:p>0.1198240</text:p>
          </table:table-cell>
          <table:table-cell office:value-type="float" office:value="0">
            <text:p>0.0000000</text:p>
          </table:table-cell>
          <table:table-cell office:value-type="float" office:value="-0.112616">
            <text:p>-0.1126160</text:p>
          </table:table-cell>
          <table:table-cell office:value-type="float" office:value="-0.36397">
            <text:p>-0.3639700</text:p>
          </table:table-cell>
          <table:table-cell office:value-type="float" office:value="0.727939">
            <text:p>0.7279390</text:p>
          </table:table-cell>
          <table:table-cell office:value-type="float" office:value="-0.36397">
            <text:p>-0.3639700</text:p>
          </table:table-cell>
          <table:table-cell office:value-type="float" office:value="0.112616">
            <text:p>0.11261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88]-[.$A$227]/(364-227)" office:value-type="float" office:value="0.164233576642335">
            <text:p>0.1642336</text:p>
          </table:table-cell>
          <table:table-cell office:value-type="float" office:value="-0.120892">
            <text:p>-0.1208920</text:p>
          </table:table-cell>
          <table:table-cell office:value-type="float" office:value="-0.499662">
            <text:p>-0.4996620</text:p>
          </table:table-cell>
          <table:table-cell office:value-type="float" office:value="0.999325">
            <text:p>0.9993250</text:p>
          </table:table-cell>
          <table:table-cell office:value-type="float" office:value="-0.499662">
            <text:p>-0.4996620</text:p>
          </table:table-cell>
          <table:table-cell office:value-type="float" office:value="0.120892">
            <text:p>0.1208920</text:p>
          </table:table-cell>
          <table:table-cell office:value-type="float" office:value="0">
            <text:p>0.0000000</text:p>
          </table:table-cell>
          <table:table-cell office:value-type="float" office:value="-0.113506">
            <text:p>-0.1135060</text:p>
          </table:table-cell>
          <table:table-cell office:value-type="float" office:value="-0.363704">
            <text:p>-0.3637040</text:p>
          </table:table-cell>
          <table:table-cell office:value-type="float" office:value="0.727408">
            <text:p>0.7274080</text:p>
          </table:table-cell>
          <table:table-cell office:value-type="float" office:value="-0.363704">
            <text:p>-0.3637040</text:p>
          </table:table-cell>
          <table:table-cell office:value-type="float" office:value="0.113506">
            <text:p>0.11350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89]-[.$A$227]/(364-227)" office:value-type="float" office:value="0.162043795620437">
            <text:p>0.1620438</text:p>
          </table:table-cell>
          <table:table-cell office:value-type="float" office:value="-0.121879">
            <text:p>-0.1218790</text:p>
          </table:table-cell>
          <table:table-cell office:value-type="float" office:value="-0.501165">
            <text:p>-0.5011650</text:p>
          </table:table-cell>
          <table:table-cell office:value-type="float" office:value="1.002331">
            <text:p>1.0023310</text:p>
          </table:table-cell>
          <table:table-cell office:value-type="float" office:value="-0.501165">
            <text:p>-0.5011650</text:p>
          </table:table-cell>
          <table:table-cell office:value-type="float" office:value="0.121879">
            <text:p>0.1218790</text:p>
          </table:table-cell>
          <table:table-cell office:value-type="float" office:value="0">
            <text:p>0.0000000</text:p>
          </table:table-cell>
          <table:table-cell office:value-type="float" office:value="-0.114327">
            <text:p>-0.1143270</text:p>
          </table:table-cell>
          <table:table-cell office:value-type="float" office:value="-0.363457">
            <text:p>-0.3634570</text:p>
          </table:table-cell>
          <table:table-cell office:value-type="float" office:value="0.726915">
            <text:p>0.7269150</text:p>
          </table:table-cell>
          <table:table-cell office:value-type="float" office:value="-0.363457">
            <text:p>-0.3634570</text:p>
          </table:table-cell>
          <table:table-cell office:value-type="float" office:value="0.114327">
            <text:p>0.11432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90]-[.$A$227]/(364-227)" office:value-type="float" office:value="0.15985401459854">
            <text:p>0.1598540</text:p>
          </table:table-cell>
          <table:table-cell office:value-type="float" office:value="-0.122784">
            <text:p>-0.1227840</text:p>
          </table:table-cell>
          <table:table-cell office:value-type="float" office:value="-0.502546">
            <text:p>-0.5025460</text:p>
          </table:table-cell>
          <table:table-cell office:value-type="float" office:value="1.005092">
            <text:p>1.0050920</text:p>
          </table:table-cell>
          <table:table-cell office:value-type="float" office:value="-0.502546">
            <text:p>-0.5025460</text:p>
          </table:table-cell>
          <table:table-cell office:value-type="float" office:value="0.122784">
            <text:p>0.1227840</text:p>
          </table:table-cell>
          <table:table-cell office:value-type="float" office:value="0">
            <text:p>0.0000000</text:p>
          </table:table-cell>
          <table:table-cell office:value-type="float" office:value="-0.115078">
            <text:p>-0.1150780</text:p>
          </table:table-cell>
          <table:table-cell office:value-type="float" office:value="-0.36323">
            <text:p>-0.3632300</text:p>
          </table:table-cell>
          <table:table-cell office:value-type="float" office:value="0.72646">
            <text:p>0.7264600</text:p>
          </table:table-cell>
          <table:table-cell office:value-type="float" office:value="-0.36323">
            <text:p>-0.3632300</text:p>
          </table:table-cell>
          <table:table-cell office:value-type="float" office:value="0.115078">
            <text:p>0.11507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91]-[.$A$227]/(364-227)" office:value-type="float" office:value="0.157664233576642">
            <text:p>0.1576642</text:p>
          </table:table-cell>
          <table:table-cell office:value-type="float" office:value="-0.123606">
            <text:p>-0.1236060</text:p>
          </table:table-cell>
          <table:table-cell office:value-type="float" office:value="-0.503802">
            <text:p>-0.5038020</text:p>
          </table:table-cell>
          <table:table-cell office:value-type="float" office:value="1.007604">
            <text:p>1.0076040</text:p>
          </table:table-cell>
          <table:table-cell office:value-type="float" office:value="-0.503802">
            <text:p>-0.5038020</text:p>
          </table:table-cell>
          <table:table-cell office:value-type="float" office:value="0.123606">
            <text:p>0.1236060</text:p>
          </table:table-cell>
          <table:table-cell office:value-type="float" office:value="0">
            <text:p>0.0000000</text:p>
          </table:table-cell>
          <table:table-cell office:value-type="float" office:value="-0.115758">
            <text:p>-0.1157580</text:p>
          </table:table-cell>
          <table:table-cell office:value-type="float" office:value="-0.363022">
            <text:p>-0.3630220</text:p>
          </table:table-cell>
          <table:table-cell office:value-type="float" office:value="0.726045">
            <text:p>0.7260450</text:p>
          </table:table-cell>
          <table:table-cell office:value-type="float" office:value="-0.363022">
            <text:p>-0.3630220</text:p>
          </table:table-cell>
          <table:table-cell office:value-type="float" office:value="0.115758">
            <text:p>0.11575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92]-[.$A$227]/(364-227)" office:value-type="float" office:value="0.155474452554744">
            <text:p>0.1554745</text:p>
          </table:table-cell>
          <table:table-cell office:value-type="float" office:value="-0.124344">
            <text:p>-0.1243440</text:p>
          </table:table-cell>
          <table:table-cell office:value-type="float" office:value="-0.504932">
            <text:p>-0.5049320</text:p>
          </table:table-cell>
          <table:table-cell office:value-type="float" office:value="1.009863">
            <text:p>1.0098630</text:p>
          </table:table-cell>
          <table:table-cell office:value-type="float" office:value="-0.504932">
            <text:p>-0.5049320</text:p>
          </table:table-cell>
          <table:table-cell office:value-type="float" office:value="0.124344">
            <text:p>0.1243440</text:p>
          </table:table-cell>
          <table:table-cell office:value-type="float" office:value="0">
            <text:p>0.0000000</text:p>
          </table:table-cell>
          <table:table-cell office:value-type="float" office:value="-0.116368">
            <text:p>-0.1163680</text:p>
          </table:table-cell>
          <table:table-cell office:value-type="float" office:value="-0.362835">
            <text:p>-0.3628350</text:p>
          </table:table-cell>
          <table:table-cell office:value-type="float" office:value="0.72567">
            <text:p>0.7256700</text:p>
          </table:table-cell>
          <table:table-cell office:value-type="float" office:value="-0.362835">
            <text:p>-0.3628350</text:p>
          </table:table-cell>
          <table:table-cell office:value-type="float" office:value="0.116368">
            <text:p>0.11636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93]-[.$A$227]/(364-227)" office:value-type="float" office:value="0.153284671532846">
            <text:p>0.1532847</text:p>
          </table:table-cell>
          <table:table-cell office:value-type="float" office:value="-0.124997">
            <text:p>-0.1249970</text:p>
          </table:table-cell>
          <table:table-cell office:value-type="float" office:value="-0.505933">
            <text:p>-0.5059330</text:p>
          </table:table-cell>
          <table:table-cell office:value-type="float" office:value="1.011865">
            <text:p>1.0118650</text:p>
          </table:table-cell>
          <table:table-cell office:value-type="float" office:value="-0.505932">
            <text:p>-0.5059320</text:p>
          </table:table-cell>
          <table:table-cell office:value-type="float" office:value="0.124997">
            <text:p>0.1249970</text:p>
          </table:table-cell>
          <table:table-cell office:value-type="float" office:value="0">
            <text:p>0.0000000</text:p>
          </table:table-cell>
          <table:table-cell office:value-type="float" office:value="-0.116907">
            <text:p>-0.1169070</text:p>
          </table:table-cell>
          <table:table-cell office:value-type="float" office:value="-0.362669">
            <text:p>-0.3626690</text:p>
          </table:table-cell>
          <table:table-cell office:value-type="float" office:value="0.725338">
            <text:p>0.7253380</text:p>
          </table:table-cell>
          <table:table-cell office:value-type="float" office:value="-0.362669">
            <text:p>-0.3626690</text:p>
          </table:table-cell>
          <table:table-cell office:value-type="float" office:value="0.116907">
            <text:p>0.11690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94]-[.$A$227]/(364-227)" office:value-type="float" office:value="0.151094890510948">
            <text:p>0.1510949</text:p>
          </table:table-cell>
          <table:table-cell office:value-type="float" office:value="-0.125565">
            <text:p>-0.1255650</text:p>
          </table:table-cell>
          <table:table-cell office:value-type="float" office:value="-0.506804">
            <text:p>-0.5068040</text:p>
          </table:table-cell>
          <table:table-cell office:value-type="float" office:value="1.013607">
            <text:p>1.0136070</text:p>
          </table:table-cell>
          <table:table-cell office:value-type="float" office:value="-0.506803">
            <text:p>-0.5068030</text:p>
          </table:table-cell>
          <table:table-cell office:value-type="float" office:value="0.125565">
            <text:p>0.1255650</text:p>
          </table:table-cell>
          <table:table-cell office:value-type="float" office:value="0">
            <text:p>0.0000000</text:p>
          </table:table-cell>
          <table:table-cell office:value-type="float" office:value="-0.117374">
            <text:p>-0.1173740</text:p>
          </table:table-cell>
          <table:table-cell office:value-type="float" office:value="-0.362524">
            <text:p>-0.3625240</text:p>
          </table:table-cell>
          <table:table-cell office:value-type="float" office:value="0.725048">
            <text:p>0.7250480</text:p>
          </table:table-cell>
          <table:table-cell office:value-type="float" office:value="-0.362524">
            <text:p>-0.3625240</text:p>
          </table:table-cell>
          <table:table-cell office:value-type="float" office:value="0.117374">
            <text:p>0.11737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95]-[.$A$227]/(364-227)" office:value-type="float" office:value="0.148905109489051">
            <text:p>0.1489051</text:p>
          </table:table-cell>
          <table:table-cell office:value-type="float" office:value="-0.126047">
            <text:p>-0.1260470</text:p>
          </table:table-cell>
          <table:table-cell office:value-type="float" office:value="-0.507543">
            <text:p>-0.5075430</text:p>
          </table:table-cell>
          <table:table-cell office:value-type="float" office:value="1.015086">
            <text:p>1.0150860</text:p>
          </table:table-cell>
          <table:table-cell office:value-type="float" office:value="-0.507543">
            <text:p>-0.5075430</text:p>
          </table:table-cell>
          <table:table-cell office:value-type="float" office:value="0.126047">
            <text:p>0.1260470</text:p>
          </table:table-cell>
          <table:table-cell office:value-type="float" office:value="0">
            <text:p>0.0000000</text:p>
          </table:table-cell>
          <table:table-cell office:value-type="float" office:value="-0.11777">
            <text:p>-0.1177700</text:p>
          </table:table-cell>
          <table:table-cell office:value-type="float" office:value="-0.362401">
            <text:p>-0.3624010</text:p>
          </table:table-cell>
          <table:table-cell office:value-type="float" office:value="0.724801">
            <text:p>0.7248010</text:p>
          </table:table-cell>
          <table:table-cell office:value-type="float" office:value="-0.362401">
            <text:p>-0.3624010</text:p>
          </table:table-cell>
          <table:table-cell office:value-type="float" office:value="0.11777">
            <text:p>0.11777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96]-[.$A$227]/(364-227)" office:value-type="float" office:value="0.146715328467153">
            <text:p>0.1467153</text:p>
          </table:table-cell>
          <table:table-cell office:value-type="float" office:value="-0.126442">
            <text:p>-0.1264420</text:p>
          </table:table-cell>
          <table:table-cell office:value-type="float" office:value="-0.50815">
            <text:p>-0.5081500</text:p>
          </table:table-cell>
          <table:table-cell office:value-type="float" office:value="1.016299">
            <text:p>1.0162990</text:p>
          </table:table-cell>
          <table:table-cell office:value-type="float" office:value="-0.508149">
            <text:p>-0.5081490</text:p>
          </table:table-cell>
          <table:table-cell office:value-type="float" office:value="0.126442">
            <text:p>0.1264420</text:p>
          </table:table-cell>
          <table:table-cell office:value-type="float" office:value="0">
            <text:p>0.0000000</text:p>
          </table:table-cell>
          <table:table-cell office:value-type="float" office:value="-0.118094">
            <text:p>-0.1180940</text:p>
          </table:table-cell>
          <table:table-cell office:value-type="float" office:value="-0.362299">
            <text:p>-0.3622990</text:p>
          </table:table-cell>
          <table:table-cell office:value-type="float" office:value="0.724599">
            <text:p>0.7245990</text:p>
          </table:table-cell>
          <table:table-cell office:value-type="float" office:value="-0.362299">
            <text:p>-0.3622990</text:p>
          </table:table-cell>
          <table:table-cell office:value-type="float" office:value="0.118094">
            <text:p>0.11809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97]-[.$A$227]/(364-227)" office:value-type="float" office:value="0.144525547445255">
            <text:p>0.1445255</text:p>
          </table:table-cell>
          <table:table-cell office:value-type="float" office:value="-0.126749">
            <text:p>-0.1267490</text:p>
          </table:table-cell>
          <table:table-cell office:value-type="float" office:value="-0.508622">
            <text:p>-0.5086220</text:p>
          </table:table-cell>
          <table:table-cell office:value-type="float" office:value="1.017244">
            <text:p>1.0172440</text:p>
          </table:table-cell>
          <table:table-cell office:value-type="float" office:value="-0.508622">
            <text:p>-0.5086220</text:p>
          </table:table-cell>
          <table:table-cell office:value-type="float" office:value="0.126749">
            <text:p>0.1267490</text:p>
          </table:table-cell>
          <table:table-cell office:value-type="float" office:value="0">
            <text:p>0.0000000</text:p>
          </table:table-cell>
          <table:table-cell office:value-type="float" office:value="-0.118346">
            <text:p>-0.1183460</text:p>
          </table:table-cell>
          <table:table-cell office:value-type="float" office:value="-0.36222">
            <text:p>-0.3622200</text:p>
          </table:table-cell>
          <table:table-cell office:value-type="float" office:value="0.724441">
            <text:p>0.7244410</text:p>
          </table:table-cell>
          <table:table-cell office:value-type="float" office:value="-0.36222">
            <text:p>-0.3622200</text:p>
          </table:table-cell>
          <table:table-cell office:value-type="float" office:value="0.118346">
            <text:p>0.11834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98]-[.$A$227]/(364-227)" office:value-type="float" office:value="0.142335766423357">
            <text:p>0.1423358</text:p>
          </table:table-cell>
          <table:table-cell office:value-type="float" office:value="-0.126969">
            <text:p>-0.1269690</text:p>
          </table:table-cell>
          <table:table-cell office:value-type="float" office:value="-0.508961">
            <text:p>-0.5089610</text:p>
          </table:table-cell>
          <table:table-cell office:value-type="float" office:value="1.017921">
            <text:p>1.0179210</text:p>
          </table:table-cell>
          <table:table-cell office:value-type="float" office:value="-0.50896">
            <text:p>-0.5089600</text:p>
          </table:table-cell>
          <table:table-cell office:value-type="float" office:value="0.126969">
            <text:p>0.1269690</text:p>
          </table:table-cell>
          <table:table-cell office:value-type="float" office:value="0">
            <text:p>0.0000000</text:p>
          </table:table-cell>
          <table:table-cell office:value-type="float" office:value="-0.118526">
            <text:p>-0.1185260</text:p>
          </table:table-cell>
          <table:table-cell office:value-type="float" office:value="-0.362164">
            <text:p>-0.3621640</text:p>
          </table:table-cell>
          <table:table-cell office:value-type="float" office:value="0.724327">
            <text:p>0.7243270</text:p>
          </table:table-cell>
          <table:table-cell office:value-type="float" office:value="-0.362164">
            <text:p>-0.3621640</text:p>
          </table:table-cell>
          <table:table-cell office:value-type="float" office:value="0.118526">
            <text:p>0.11852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299]-[.$A$227]/(364-227)" office:value-type="float" office:value="0.140145985401459">
            <text:p>0.1401460</text:p>
          </table:table-cell>
          <table:table-cell office:value-type="float" office:value="-0.127101">
            <text:p>-0.1271010</text:p>
          </table:table-cell>
          <table:table-cell office:value-type="float" office:value="-0.509164">
            <text:p>-0.5091640</text:p>
          </table:table-cell>
          <table:table-cell office:value-type="float" office:value="1.018327">
            <text:p>1.0183270</text:p>
          </table:table-cell>
          <table:table-cell office:value-type="float" office:value="-0.509164">
            <text:p>-0.5091640</text:p>
          </table:table-cell>
          <table:table-cell office:value-type="float" office:value="0.127101">
            <text:p>0.1271010</text:p>
          </table:table-cell>
          <table:table-cell office:value-type="float" office:value="0">
            <text:p>0.0000000</text:p>
          </table:table-cell>
          <table:table-cell office:value-type="float" office:value="-0.118634">
            <text:p>-0.1186340</text:p>
          </table:table-cell>
          <table:table-cell office:value-type="float" office:value="-0.36213">
            <text:p>-0.3621300</text:p>
          </table:table-cell>
          <table:table-cell office:value-type="float" office:value="0.724259">
            <text:p>0.7242590</text:p>
          </table:table-cell>
          <table:table-cell office:value-type="float" office:value="-0.36213">
            <text:p>-0.3621300</text:p>
          </table:table-cell>
          <table:table-cell office:value-type="float" office:value="0.118634">
            <text:p>0.11863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00]-[.$A$227]/(364-227)" office:value-type="float" office:value="0.137956204379561">
            <text:p>0.1379562</text:p>
          </table:table-cell>
          <table:table-cell office:value-type="float" office:value="-0.127145">
            <text:p>-0.1271450</text:p>
          </table:table-cell>
          <table:table-cell office:value-type="float" office:value="-0.509232">
            <text:p>-0.5092320</text:p>
          </table:table-cell>
          <table:table-cell office:value-type="float" office:value="1.018463">
            <text:p>1.0184630</text:p>
          </table:table-cell>
          <table:table-cell office:value-type="float" office:value="-0.509231">
            <text:p>-0.5092310</text:p>
          </table:table-cell>
          <table:table-cell office:value-type="float" office:value="0.127145">
            <text:p>0.12714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01]-[.$A$227]/(364-227)" office:value-type="float" office:value="0.135766423357664">
            <text:p>0.1357664</text:p>
          </table:table-cell>
          <table:table-cell office:value-type="float" office:value="-0.127145">
            <text:p>-0.1271450</text:p>
          </table:table-cell>
          <table:table-cell office:value-type="float" office:value="-0.509232">
            <text:p>-0.5092320</text:p>
          </table:table-cell>
          <table:table-cell office:value-type="float" office:value="1.018463">
            <text:p>1.0184630</text:p>
          </table:table-cell>
          <table:table-cell office:value-type="float" office:value="-0.509231">
            <text:p>-0.5092310</text:p>
          </table:table-cell>
          <table:table-cell office:value-type="float" office:value="0.127145">
            <text:p>0.12714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02]-[.$A$227]/(364-227)" office:value-type="float" office:value="0.133576642335766">
            <text:p>0.1335766</text:p>
          </table:table-cell>
          <table:table-cell office:value-type="float" office:value="-0.127145">
            <text:p>-0.1271450</text:p>
          </table:table-cell>
          <table:table-cell office:value-type="float" office:value="-0.509232">
            <text:p>-0.5092320</text:p>
          </table:table-cell>
          <table:table-cell office:value-type="float" office:value="1.018463">
            <text:p>1.0184630</text:p>
          </table:table-cell>
          <table:table-cell office:value-type="float" office:value="-0.509231">
            <text:p>-0.5092310</text:p>
          </table:table-cell>
          <table:table-cell office:value-type="float" office:value="0.127145">
            <text:p>0.12714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03]-[.$A$227]/(364-227)" office:value-type="float" office:value="0.131386861313868">
            <text:p>0.1313869</text:p>
          </table:table-cell>
          <table:table-cell office:value-type="float" office:value="-0.127145">
            <text:p>-0.1271450</text:p>
          </table:table-cell>
          <table:table-cell office:value-type="float" office:value="-0.509232">
            <text:p>-0.5092320</text:p>
          </table:table-cell>
          <table:table-cell office:value-type="float" office:value="1.018463">
            <text:p>1.0184630</text:p>
          </table:table-cell>
          <table:table-cell office:value-type="float" office:value="-0.509231">
            <text:p>-0.5092310</text:p>
          </table:table-cell>
          <table:table-cell office:value-type="float" office:value="0.127145">
            <text:p>0.12714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04]-[.$A$227]/(364-227)" office:value-type="float" office:value="0.12919708029197">
            <text:p>0.1291971</text:p>
          </table:table-cell>
          <table:table-cell office:value-type="float" office:value="-0.127145">
            <text:p>-0.1271450</text:p>
          </table:table-cell>
          <table:table-cell office:value-type="float" office:value="-0.509232">
            <text:p>-0.5092320</text:p>
          </table:table-cell>
          <table:table-cell office:value-type="float" office:value="1.018463">
            <text:p>1.0184630</text:p>
          </table:table-cell>
          <table:table-cell office:value-type="float" office:value="-0.509231">
            <text:p>-0.5092310</text:p>
          </table:table-cell>
          <table:table-cell office:value-type="float" office:value="0.127145">
            <text:p>0.12714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05]-[.$A$227]/(364-227)" office:value-type="float" office:value="0.127007299270072">
            <text:p>0.1270073</text:p>
          </table:table-cell>
          <table:table-cell office:value-type="float" office:value="-0.127145">
            <text:p>-0.1271450</text:p>
          </table:table-cell>
          <table:table-cell office:value-type="float" office:value="-0.509232">
            <text:p>-0.5092320</text:p>
          </table:table-cell>
          <table:table-cell office:value-type="float" office:value="1.018463">
            <text:p>1.0184630</text:p>
          </table:table-cell>
          <table:table-cell office:value-type="float" office:value="-0.509231">
            <text:p>-0.5092310</text:p>
          </table:table-cell>
          <table:table-cell office:value-type="float" office:value="0.127145">
            <text:p>0.12714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06]-[.$A$227]/(364-227)" office:value-type="float" office:value="0.124817518248175">
            <text:p>0.1248175</text:p>
          </table:table-cell>
          <table:table-cell office:value-type="float" office:value="-0.127145">
            <text:p>-0.1271450</text:p>
          </table:table-cell>
          <table:table-cell office:value-type="float" office:value="-0.509232">
            <text:p>-0.5092320</text:p>
          </table:table-cell>
          <table:table-cell office:value-type="float" office:value="1.018463">
            <text:p>1.0184630</text:p>
          </table:table-cell>
          <table:table-cell office:value-type="float" office:value="-0.509231">
            <text:p>-0.5092310</text:p>
          </table:table-cell>
          <table:table-cell office:value-type="float" office:value="0.127145">
            <text:p>0.12714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07]-[.$A$227]/(364-227)" office:value-type="float" office:value="0.122627737226277">
            <text:p>0.1226277</text:p>
          </table:table-cell>
          <table:table-cell office:value-type="float" office:value="-0.127145">
            <text:p>-0.1271450</text:p>
          </table:table-cell>
          <table:table-cell office:value-type="float" office:value="-0.509232">
            <text:p>-0.5092320</text:p>
          </table:table-cell>
          <table:table-cell office:value-type="float" office:value="1.018463">
            <text:p>1.0184630</text:p>
          </table:table-cell>
          <table:table-cell office:value-type="float" office:value="-0.509231">
            <text:p>-0.5092310</text:p>
          </table:table-cell>
          <table:table-cell office:value-type="float" office:value="0.127145">
            <text:p>0.12714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08]-[.$A$227]/(364-227)" office:value-type="float" office:value="0.120437956204379">
            <text:p>0.1204380</text:p>
          </table:table-cell>
          <table:table-cell office:value-type="float" office:value="-0.127145">
            <text:p>-0.1271450</text:p>
          </table:table-cell>
          <table:table-cell office:value-type="float" office:value="-0.509232">
            <text:p>-0.5092320</text:p>
          </table:table-cell>
          <table:table-cell office:value-type="float" office:value="1.018463">
            <text:p>1.0184630</text:p>
          </table:table-cell>
          <table:table-cell office:value-type="float" office:value="-0.509231">
            <text:p>-0.5092310</text:p>
          </table:table-cell>
          <table:table-cell office:value-type="float" office:value="0.127145">
            <text:p>0.12714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09]-[.$A$227]/(364-227)" office:value-type="float" office:value="0.118248175182481">
            <text:p>0.1182482</text:p>
          </table:table-cell>
          <table:table-cell office:value-type="float" office:value="-0.127145">
            <text:p>-0.1271450</text:p>
          </table:table-cell>
          <table:table-cell office:value-type="float" office:value="-0.509232">
            <text:p>-0.5092320</text:p>
          </table:table-cell>
          <table:table-cell office:value-type="float" office:value="1.018463">
            <text:p>1.0184630</text:p>
          </table:table-cell>
          <table:table-cell office:value-type="float" office:value="-0.509231">
            <text:p>-0.5092310</text:p>
          </table:table-cell>
          <table:table-cell office:value-type="float" office:value="0.127145">
            <text:p>0.12714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10]-[.$A$227]/(364-227)" office:value-type="float" office:value="0.116058394160583">
            <text:p>0.1160584</text:p>
          </table:table-cell>
          <table:table-cell office:value-type="float" office:value="-0.127145">
            <text:p>-0.1271450</text:p>
          </table:table-cell>
          <table:table-cell office:value-type="float" office:value="-0.509232">
            <text:p>-0.5092320</text:p>
          </table:table-cell>
          <table:table-cell office:value-type="float" office:value="1.018463">
            <text:p>1.0184630</text:p>
          </table:table-cell>
          <table:table-cell office:value-type="float" office:value="-0.509231">
            <text:p>-0.5092310</text:p>
          </table:table-cell>
          <table:table-cell office:value-type="float" office:value="0.127145">
            <text:p>0.12714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11]-[.$A$227]/(364-227)" office:value-type="float" office:value="0.113868613138686">
            <text:p>0.1138686</text:p>
          </table:table-cell>
          <table:table-cell office:value-type="float" office:value="-0.127145">
            <text:p>-0.1271450</text:p>
          </table:table-cell>
          <table:table-cell office:value-type="float" office:value="-0.509232">
            <text:p>-0.5092320</text:p>
          </table:table-cell>
          <table:table-cell office:value-type="float" office:value="1.018463">
            <text:p>1.0184630</text:p>
          </table:table-cell>
          <table:table-cell office:value-type="float" office:value="-0.509231">
            <text:p>-0.5092310</text:p>
          </table:table-cell>
          <table:table-cell office:value-type="float" office:value="0.127145">
            <text:p>0.12714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12]-[.$A$227]/(364-227)" office:value-type="float" office:value="0.111678832116788">
            <text:p>0.1116788</text:p>
          </table:table-cell>
          <table:table-cell office:value-type="float" office:value="-0.127145">
            <text:p>-0.1271450</text:p>
          </table:table-cell>
          <table:table-cell office:value-type="float" office:value="-0.509232">
            <text:p>-0.5092320</text:p>
          </table:table-cell>
          <table:table-cell office:value-type="float" office:value="1.018463">
            <text:p>1.0184630</text:p>
          </table:table-cell>
          <table:table-cell office:value-type="float" office:value="-0.509231">
            <text:p>-0.5092310</text:p>
          </table:table-cell>
          <table:table-cell office:value-type="float" office:value="0.127145">
            <text:p>0.12714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13]-[.$A$227]/(364-227)" office:value-type="float" office:value="0.10948905109489">
            <text:p>0.1094891</text:p>
          </table:table-cell>
          <table:table-cell office:value-type="float" office:value="-0.127141">
            <text:p>-0.1271410</text:p>
          </table:table-cell>
          <table:table-cell office:value-type="float" office:value="-0.509168">
            <text:p>-0.5091680</text:p>
          </table:table-cell>
          <table:table-cell office:value-type="float" office:value="1.018335">
            <text:p>1.0183350</text:p>
          </table:table-cell>
          <table:table-cell office:value-type="float" office:value="-0.509167">
            <text:p>-0.5091670</text:p>
          </table:table-cell>
          <table:table-cell office:value-type="float" office:value="0.127141">
            <text:p>0.127141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14]-[.$A$227]/(364-227)" office:value-type="float" office:value="0.107299270072992">
            <text:p>0.1072993</text:p>
          </table:table-cell>
          <table:table-cell office:value-type="float" office:value="-0.127127">
            <text:p>-0.1271270</text:p>
          </table:table-cell>
          <table:table-cell office:value-type="float" office:value="-0.508976">
            <text:p>-0.5089760</text:p>
          </table:table-cell>
          <table:table-cell office:value-type="float" office:value="1.017951">
            <text:p>1.0179510</text:p>
          </table:table-cell>
          <table:table-cell office:value-type="float" office:value="-0.508975">
            <text:p>-0.5089750</text:p>
          </table:table-cell>
          <table:table-cell office:value-type="float" office:value="0.127127">
            <text:p>0.127127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15]-[.$A$227]/(364-227)" office:value-type="float" office:value="0.105109489051094">
            <text:p>0.1051095</text:p>
          </table:table-cell>
          <table:table-cell office:value-type="float" office:value="-0.127104">
            <text:p>-0.1271040</text:p>
          </table:table-cell>
          <table:table-cell office:value-type="float" office:value="-0.508656">
            <text:p>-0.5086560</text:p>
          </table:table-cell>
          <table:table-cell office:value-type="float" office:value="1.017311">
            <text:p>1.0173110</text:p>
          </table:table-cell>
          <table:table-cell office:value-type="float" office:value="-0.508656">
            <text:p>-0.5086560</text:p>
          </table:table-cell>
          <table:table-cell office:value-type="float" office:value="0.127104">
            <text:p>0.127104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16]-[.$A$227]/(364-227)" office:value-type="float" office:value="0.102919708029197">
            <text:p>0.1029197</text:p>
          </table:table-cell>
          <table:table-cell office:value-type="float" office:value="-0.127073">
            <text:p>-0.1270730</text:p>
          </table:table-cell>
          <table:table-cell office:value-type="float" office:value="-0.508209">
            <text:p>-0.5082090</text:p>
          </table:table-cell>
          <table:table-cell office:value-type="float" office:value="1.016417">
            <text:p>1.0164170</text:p>
          </table:table-cell>
          <table:table-cell office:value-type="float" office:value="-0.508209">
            <text:p>-0.5082090</text:p>
          </table:table-cell>
          <table:table-cell office:value-type="float" office:value="0.127073">
            <text:p>0.127073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17]-[.$A$227]/(364-227)" office:value-type="float" office:value="0.100729927007299">
            <text:p>0.1007299</text:p>
          </table:table-cell>
          <table:table-cell office:value-type="float" office:value="-0.127032">
            <text:p>-0.1270320</text:p>
          </table:table-cell>
          <table:table-cell office:value-type="float" office:value="-0.507635">
            <text:p>-0.5076350</text:p>
          </table:table-cell>
          <table:table-cell office:value-type="float" office:value="1.01527">
            <text:p>1.0152700</text:p>
          </table:table-cell>
          <table:table-cell office:value-type="float" office:value="-0.507635">
            <text:p>-0.5076350</text:p>
          </table:table-cell>
          <table:table-cell office:value-type="float" office:value="0.127032">
            <text:p>0.127032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18]-[.$A$227]/(364-227)" office:value-type="float" office:value="0.0985401459854009">
            <text:p>0.0985401</text:p>
          </table:table-cell>
          <table:table-cell office:value-type="float" office:value="-0.126982">
            <text:p>-0.1269820</text:p>
          </table:table-cell>
          <table:table-cell office:value-type="float" office:value="-0.506935">
            <text:p>-0.5069350</text:p>
          </table:table-cell>
          <table:table-cell office:value-type="float" office:value="1.013871">
            <text:p>1.0138710</text:p>
          </table:table-cell>
          <table:table-cell office:value-type="float" office:value="-0.506935">
            <text:p>-0.5069350</text:p>
          </table:table-cell>
          <table:table-cell office:value-type="float" office:value="0.126982">
            <text:p>0.126982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19]-[.$A$227]/(364-227)" office:value-type="float" office:value="0.0963503649635031">
            <text:p>0.0963504</text:p>
          </table:table-cell>
          <table:table-cell office:value-type="float" office:value="-0.126924">
            <text:p>-0.1269240</text:p>
          </table:table-cell>
          <table:table-cell office:value-type="float" office:value="-0.506111">
            <text:p>-0.5061110</text:p>
          </table:table-cell>
          <table:table-cell office:value-type="float" office:value="1.012221">
            <text:p>1.0122210</text:p>
          </table:table-cell>
          <table:table-cell office:value-type="float" office:value="-0.50611">
            <text:p>-0.5061100</text:p>
          </table:table-cell>
          <table:table-cell office:value-type="float" office:value="0.126924">
            <text:p>0.126924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20]-[.$A$227]/(364-227)" office:value-type="float" office:value="0.0941605839416053">
            <text:p>0.0941606</text:p>
          </table:table-cell>
          <table:table-cell office:value-type="float" office:value="-0.126857">
            <text:p>-0.1268570</text:p>
          </table:table-cell>
          <table:table-cell office:value-type="float" office:value="-0.505162">
            <text:p>-0.5051620</text:p>
          </table:table-cell>
          <table:table-cell office:value-type="float" office:value="1.010324">
            <text:p>1.0103240</text:p>
          </table:table-cell>
          <table:table-cell office:value-type="float" office:value="-0.505162">
            <text:p>-0.5051620</text:p>
          </table:table-cell>
          <table:table-cell office:value-type="float" office:value="0.126857">
            <text:p>0.126857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21]-[.$A$227]/(364-227)" office:value-type="float" office:value="0.0919708029197075">
            <text:p>0.0919708</text:p>
          </table:table-cell>
          <table:table-cell office:value-type="float" office:value="-0.126781">
            <text:p>-0.1267810</text:p>
          </table:table-cell>
          <table:table-cell office:value-type="float" office:value="-0.504091">
            <text:p>-0.5040910</text:p>
          </table:table-cell>
          <table:table-cell office:value-type="float" office:value="1.008182">
            <text:p>1.0081820</text:p>
          </table:table-cell>
          <table:table-cell office:value-type="float" office:value="-0.504091">
            <text:p>-0.5040910</text:p>
          </table:table-cell>
          <table:table-cell office:value-type="float" office:value="0.126781">
            <text:p>0.126781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22]-[.$A$227]/(364-227)" office:value-type="float" office:value="0.0897810218978097">
            <text:p>0.0897810</text:p>
          </table:table-cell>
          <table:table-cell office:value-type="float" office:value="-0.126698">
            <text:p>-0.1266980</text:p>
          </table:table-cell>
          <table:table-cell office:value-type="float" office:value="-0.502899">
            <text:p>-0.5028990</text:p>
          </table:table-cell>
          <table:table-cell office:value-type="float" office:value="1.005797">
            <text:p>1.0057970</text:p>
          </table:table-cell>
          <table:table-cell office:value-type="float" office:value="-0.502898">
            <text:p>-0.5028980</text:p>
          </table:table-cell>
          <table:table-cell office:value-type="float" office:value="0.126698">
            <text:p>0.126698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23]-[.$A$227]/(364-227)" office:value-type="float" office:value="0.0875912408759119">
            <text:p>0.0875912</text:p>
          </table:table-cell>
          <table:table-cell office:value-type="float" office:value="-0.126606">
            <text:p>-0.1266060</text:p>
          </table:table-cell>
          <table:table-cell office:value-type="float" office:value="-0.501587">
            <text:p>-0.5015870</text:p>
          </table:table-cell>
          <table:table-cell office:value-type="float" office:value="1.003173">
            <text:p>1.0031730</text:p>
          </table:table-cell>
          <table:table-cell office:value-type="float" office:value="-0.501586">
            <text:p>-0.5015860</text:p>
          </table:table-cell>
          <table:table-cell office:value-type="float" office:value="0.126606">
            <text:p>0.126606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24]-[.$A$227]/(364-227)" office:value-type="float" office:value="0.0854014598540141">
            <text:p>0.0854015</text:p>
          </table:table-cell>
          <table:table-cell office:value-type="float" office:value="-0.126506">
            <text:p>-0.1265060</text:p>
          </table:table-cell>
          <table:table-cell office:value-type="float" office:value="-0.500157">
            <text:p>-0.5001570</text:p>
          </table:table-cell>
          <table:table-cell office:value-type="float" office:value="1.000314">
            <text:p>1.0003140</text:p>
          </table:table-cell>
          <table:table-cell office:value-type="float" office:value="-0.500157">
            <text:p>-0.5001570</text:p>
          </table:table-cell>
          <table:table-cell office:value-type="float" office:value="0.126506">
            <text:p>0.126506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25]-[.$A$227]/(364-227)" office:value-type="float" office:value="0.0832116788321163">
            <text:p>0.0832117</text:p>
          </table:table-cell>
          <table:table-cell office:value-type="float" office:value="-0.126399">
            <text:p>-0.1263990</text:p>
          </table:table-cell>
          <table:table-cell office:value-type="float" office:value="-0.498611">
            <text:p>-0.4986110</text:p>
          </table:table-cell>
          <table:table-cell office:value-type="float" office:value="0.997222">
            <text:p>0.9972220</text:p>
          </table:table-cell>
          <table:table-cell office:value-type="float" office:value="-0.498611">
            <text:p>-0.4986110</text:p>
          </table:table-cell>
          <table:table-cell office:value-type="float" office:value="0.126399">
            <text:p>0.126399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26]-[.$A$227]/(364-227)" office:value-type="float" office:value="0.0810218978102185">
            <text:p>0.0810219</text:p>
          </table:table-cell>
          <table:table-cell office:value-type="float" office:value="-0.126285">
            <text:p>-0.1262850</text:p>
          </table:table-cell>
          <table:table-cell office:value-type="float" office:value="-0.496952">
            <text:p>-0.4969520</text:p>
          </table:table-cell>
          <table:table-cell office:value-type="float" office:value="0.993904">
            <text:p>0.9939040</text:p>
          </table:table-cell>
          <table:table-cell office:value-type="float" office:value="-0.496952">
            <text:p>-0.4969520</text:p>
          </table:table-cell>
          <table:table-cell office:value-type="float" office:value="0.126285">
            <text:p>0.12628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27]-[.$A$227]/(364-227)" office:value-type="float" office:value="0.0788321167883207">
            <text:p>0.0788321</text:p>
          </table:table-cell>
          <table:table-cell office:value-type="float" office:value="-0.126163">
            <text:p>-0.1261630</text:p>
          </table:table-cell>
          <table:table-cell office:value-type="float" office:value="-0.495181">
            <text:p>-0.4951810</text:p>
          </table:table-cell>
          <table:table-cell office:value-type="float" office:value="0.990362">
            <text:p>0.9903620</text:p>
          </table:table-cell>
          <table:table-cell office:value-type="float" office:value="-0.495181">
            <text:p>-0.4951810</text:p>
          </table:table-cell>
          <table:table-cell office:value-type="float" office:value="0.126163">
            <text:p>0.126163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28]-[.$A$227]/(364-227)" office:value-type="float" office:value="0.0766423357664229">
            <text:p>0.0766423</text:p>
          </table:table-cell>
          <table:table-cell office:value-type="float" office:value="-0.126035">
            <text:p>-0.1260350</text:p>
          </table:table-cell>
          <table:table-cell office:value-type="float" office:value="-0.493302">
            <text:p>-0.4933020</text:p>
          </table:table-cell>
          <table:table-cell office:value-type="float" office:value="0.986603">
            <text:p>0.9866030</text:p>
          </table:table-cell>
          <table:table-cell office:value-type="float" office:value="-0.493302">
            <text:p>-0.4933020</text:p>
          </table:table-cell>
          <table:table-cell office:value-type="float" office:value="0.126035">
            <text:p>0.126035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29]-[.$A$227]/(364-227)" office:value-type="float" office:value="0.0744525547445251">
            <text:p>0.0744526</text:p>
          </table:table-cell>
          <table:table-cell office:value-type="float" office:value="-0.1259">
            <text:p>-0.1259000</text:p>
          </table:table-cell>
          <table:table-cell office:value-type="float" office:value="-0.491316">
            <text:p>-0.4913160</text:p>
          </table:table-cell>
          <table:table-cell office:value-type="float" office:value="0.982632">
            <text:p>0.9826320</text:p>
          </table:table-cell>
          <table:table-cell office:value-type="float" office:value="-0.491316">
            <text:p>-0.4913160</text:p>
          </table:table-cell>
          <table:table-cell office:value-type="float" office:value="0.1259">
            <text:p>0.125900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30]-[.$A$227]/(364-227)" office:value-type="float" office:value="0.0722627737226273">
            <text:p>0.0722628</text:p>
          </table:table-cell>
          <table:table-cell office:value-type="float" office:value="-0.125759">
            <text:p>-0.1257590</text:p>
          </table:table-cell>
          <table:table-cell office:value-type="float" office:value="-0.489226">
            <text:p>-0.4892260</text:p>
          </table:table-cell>
          <table:table-cell office:value-type="float" office:value="0.978453">
            <text:p>0.9784530</text:p>
          </table:table-cell>
          <table:table-cell office:value-type="float" office:value="-0.489226">
            <text:p>-0.4892260</text:p>
          </table:table-cell>
          <table:table-cell office:value-type="float" office:value="0.125759">
            <text:p>0.125759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31]-[.$A$227]/(364-227)" office:value-type="float" office:value="0.0700729927007294">
            <text:p>0.0700730</text:p>
          </table:table-cell>
          <table:table-cell office:value-type="float" office:value="-0.125612">
            <text:p>-0.1256120</text:p>
          </table:table-cell>
          <table:table-cell office:value-type="float" office:value="-0.487037">
            <text:p>-0.4870370</text:p>
          </table:table-cell>
          <table:table-cell office:value-type="float" office:value="0.974073">
            <text:p>0.9740730</text:p>
          </table:table-cell>
          <table:table-cell office:value-type="float" office:value="-0.487037">
            <text:p>-0.4870370</text:p>
          </table:table-cell>
          <table:table-cell office:value-type="float" office:value="0.125612">
            <text:p>0.125612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32]-[.$A$227]/(364-227)" office:value-type="float" office:value="0.0678832116788316">
            <text:p>0.0678832</text:p>
          </table:table-cell>
          <table:table-cell office:value-type="float" office:value="-0.125459">
            <text:p>-0.1254590</text:p>
          </table:table-cell>
          <table:table-cell office:value-type="float" office:value="-0.48475">
            <text:p>-0.4847500</text:p>
          </table:table-cell>
          <table:table-cell office:value-type="float" office:value="0.969499">
            <text:p>0.9694990</text:p>
          </table:table-cell>
          <table:table-cell office:value-type="float" office:value="-0.484749">
            <text:p>-0.4847490</text:p>
          </table:table-cell>
          <table:table-cell office:value-type="float" office:value="0.125459">
            <text:p>0.1254590</text:p>
          </table:table-cell>
          <table:table-cell office:value-type="float" office:value="0">
            <text:p>0.0000000</text:p>
          </table:table-cell>
          <table:table-cell office:value-type="float" office:value="-0.118671">
            <text:p>-0.1186710</text:p>
          </table:table-cell>
          <table:table-cell office:value-type="float" office:value="-0.362118">
            <text:p>-0.3621180</text:p>
          </table:table-cell>
          <table:table-cell office:value-type="float" office:value="0.724237">
            <text:p>0.7242370</text:p>
          </table:table-cell>
          <table:table-cell office:value-type="float" office:value="-0.362118">
            <text:p>-0.3621180</text:p>
          </table:table-cell>
          <table:table-cell office:value-type="float" office:value="0.118671">
            <text:p>0.11867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33]-[.$A$227]/(364-227)" office:value-type="float" office:value="0.0656934306569338">
            <text:p>0.0656934</text:p>
          </table:table-cell>
          <table:table-cell office:value-type="float" office:value="-0.125217">
            <text:p>-0.1252170</text:p>
          </table:table-cell>
          <table:table-cell office:value-type="float" office:value="-0.482389">
            <text:p>-0.4823890</text:p>
          </table:table-cell>
          <table:table-cell office:value-type="float" office:value="0.964778">
            <text:p>0.9647780</text:p>
          </table:table-cell>
          <table:table-cell office:value-type="float" office:value="-0.482389">
            <text:p>-0.4823890</text:p>
          </table:table-cell>
          <table:table-cell office:value-type="float" office:value="0.125217">
            <text:p>0.1252170</text:p>
          </table:table-cell>
          <table:table-cell office:value-type="float" office:value="0">
            <text:p>0.0000000</text:p>
          </table:table-cell>
          <table:table-cell office:value-type="float" office:value="-0.11859">
            <text:p>-0.1185900</text:p>
          </table:table-cell>
          <table:table-cell office:value-type="float" office:value="-0.362144">
            <text:p>-0.3621440</text:p>
          </table:table-cell>
          <table:table-cell office:value-type="float" office:value="0.724287">
            <text:p>0.7242870</text:p>
          </table:table-cell>
          <table:table-cell office:value-type="float" office:value="-0.362144">
            <text:p>-0.3621440</text:p>
          </table:table-cell>
          <table:table-cell office:value-type="float" office:value="0.11859">
            <text:p>0.11859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34]-[.$A$227]/(364-227)" office:value-type="float" office:value="0.063503649635036">
            <text:p>0.0635036</text:p>
          </table:table-cell>
          <table:table-cell office:value-type="float" office:value="-0.1248">
            <text:p>-0.1248000</text:p>
          </table:table-cell>
          <table:table-cell office:value-type="float" office:value="-0.479979">
            <text:p>-0.4799790</text:p>
          </table:table-cell>
          <table:table-cell office:value-type="float" office:value="0.959958">
            <text:p>0.9599580</text:p>
          </table:table-cell>
          <table:table-cell office:value-type="float" office:value="-0.479979">
            <text:p>-0.4799790</text:p>
          </table:table-cell>
          <table:table-cell office:value-type="float" office:value="0.1248">
            <text:p>0.1248000</text:p>
          </table:table-cell>
          <table:table-cell office:value-type="float" office:value="0">
            <text:p>0.0000000</text:p>
          </table:table-cell>
          <table:table-cell office:value-type="float" office:value="-0.118349">
            <text:p>-0.1183490</text:p>
          </table:table-cell>
          <table:table-cell office:value-type="float" office:value="-0.36222">
            <text:p>-0.3622200</text:p>
          </table:table-cell>
          <table:table-cell office:value-type="float" office:value="0.724439">
            <text:p>0.7244390</text:p>
          </table:table-cell>
          <table:table-cell office:value-type="float" office:value="-0.362219">
            <text:p>-0.3622190</text:p>
          </table:table-cell>
          <table:table-cell office:value-type="float" office:value="0.118349">
            <text:p>0.11834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35]-[.$A$227]/(364-227)" office:value-type="float" office:value="0.0613138686131382">
            <text:p>0.0613139</text:p>
          </table:table-cell>
          <table:table-cell office:value-type="float" office:value="-0.124211">
            <text:p>-0.1242110</text:p>
          </table:table-cell>
          <table:table-cell office:value-type="float" office:value="-0.477523">
            <text:p>-0.4775230</text:p>
          </table:table-cell>
          <table:table-cell office:value-type="float" office:value="0.955047">
            <text:p>0.9550470</text:p>
          </table:table-cell>
          <table:table-cell office:value-type="float" office:value="-0.477523">
            <text:p>-0.4775230</text:p>
          </table:table-cell>
          <table:table-cell office:value-type="float" office:value="0.124211">
            <text:p>0.1242110</text:p>
          </table:table-cell>
          <table:table-cell office:value-type="float" office:value="0">
            <text:p>0.0000000</text:p>
          </table:table-cell>
          <table:table-cell office:value-type="float" office:value="-0.117947">
            <text:p>-0.1179470</text:p>
          </table:table-cell>
          <table:table-cell office:value-type="float" office:value="-0.362345">
            <text:p>-0.3623450</text:p>
          </table:table-cell>
          <table:table-cell office:value-type="float" office:value="0.724691">
            <text:p>0.7246910</text:p>
          </table:table-cell>
          <table:table-cell office:value-type="float" office:value="-0.362345">
            <text:p>-0.3623450</text:p>
          </table:table-cell>
          <table:table-cell office:value-type="float" office:value="0.117947">
            <text:p>0.11794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36]-[.$A$227]/(364-227)" office:value-type="float" office:value="0.0591240875912404">
            <text:p>0.0591241</text:p>
          </table:table-cell>
          <table:table-cell office:value-type="float" office:value="-0.123452">
            <text:p>-0.1234520</text:p>
          </table:table-cell>
          <table:table-cell office:value-type="float" office:value="-0.475026">
            <text:p>-0.4750260</text:p>
          </table:table-cell>
          <table:table-cell office:value-type="float" office:value="0.950051">
            <text:p>0.9500510</text:p>
          </table:table-cell>
          <table:table-cell office:value-type="float" office:value="-0.475025">
            <text:p>-0.4750250</text:p>
          </table:table-cell>
          <table:table-cell office:value-type="float" office:value="0.123452">
            <text:p>0.1234520</text:p>
          </table:table-cell>
          <table:table-cell office:value-type="float" office:value="0">
            <text:p>0.0000000</text:p>
          </table:table-cell>
          <table:table-cell office:value-type="float" office:value="-0.117386">
            <text:p>-0.1173860</text:p>
          </table:table-cell>
          <table:table-cell office:value-type="float" office:value="-0.36252">
            <text:p>-0.3625200</text:p>
          </table:table-cell>
          <table:table-cell office:value-type="float" office:value="0.72504">
            <text:p>0.7250400</text:p>
          </table:table-cell>
          <table:table-cell office:value-type="float" office:value="-0.36252">
            <text:p>-0.3625200</text:p>
          </table:table-cell>
          <table:table-cell office:value-type="float" office:value="0.117386">
            <text:p>0.11738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37]-[.$A$227]/(364-227)" office:value-type="float" office:value="0.0569343065693426">
            <text:p>0.0569343</text:p>
          </table:table-cell>
          <table:table-cell office:value-type="float" office:value="-0.122525">
            <text:p>-0.1225250</text:p>
          </table:table-cell>
          <table:table-cell office:value-type="float" office:value="-0.472489">
            <text:p>-0.4724890</text:p>
          </table:table-cell>
          <table:table-cell office:value-type="float" office:value="0.944979">
            <text:p>0.9449790</text:p>
          </table:table-cell>
          <table:table-cell office:value-type="float" office:value="-0.472489">
            <text:p>-0.4724890</text:p>
          </table:table-cell>
          <table:table-cell office:value-type="float" office:value="0.122525">
            <text:p>0.1225250</text:p>
          </table:table-cell>
          <table:table-cell office:value-type="float" office:value="0">
            <text:p>0.0000000</text:p>
          </table:table-cell>
          <table:table-cell office:value-type="float" office:value="-0.116667">
            <text:p>-0.1166670</text:p>
          </table:table-cell>
          <table:table-cell office:value-type="float" office:value="-0.362743">
            <text:p>-0.3627430</text:p>
          </table:table-cell>
          <table:table-cell office:value-type="float" office:value="0.725486">
            <text:p>0.7254860</text:p>
          </table:table-cell>
          <table:table-cell office:value-type="float" office:value="-0.362743">
            <text:p>-0.3627430</text:p>
          </table:table-cell>
          <table:table-cell office:value-type="float" office:value="0.116667">
            <text:p>0.11666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38]-[.$A$227]/(364-227)" office:value-type="float" office:value="0.0547445255474448">
            <text:p>0.0547445</text:p>
          </table:table-cell>
          <table:table-cell office:value-type="float" office:value="-0.121434">
            <text:p>-0.1214340</text:p>
          </table:table-cell>
          <table:table-cell office:value-type="float" office:value="-0.469918">
            <text:p>-0.4699180</text:p>
          </table:table-cell>
          <table:table-cell office:value-type="float" office:value="0.939837">
            <text:p>0.9398370</text:p>
          </table:table-cell>
          <table:table-cell office:value-type="float" office:value="-0.469918">
            <text:p>-0.4699180</text:p>
          </table:table-cell>
          <table:table-cell office:value-type="float" office:value="0.121434">
            <text:p>0.1214340</text:p>
          </table:table-cell>
          <table:table-cell office:value-type="float" office:value="0">
            <text:p>0.0000000</text:p>
          </table:table-cell>
          <table:table-cell office:value-type="float" office:value="-0.115793">
            <text:p>-0.1157930</text:p>
          </table:table-cell>
          <table:table-cell office:value-type="float" office:value="-0.363012">
            <text:p>-0.3630120</text:p>
          </table:table-cell>
          <table:table-cell office:value-type="float" office:value="0.726024">
            <text:p>0.7260240</text:p>
          </table:table-cell>
          <table:table-cell office:value-type="float" office:value="-0.363012">
            <text:p>-0.3630120</text:p>
          </table:table-cell>
          <table:table-cell office:value-type="float" office:value="0.115793">
            <text:p>0.11579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39]-[.$A$227]/(364-227)" office:value-type="float" office:value="0.052554744525547">
            <text:p>0.0525547</text:p>
          </table:table-cell>
          <table:table-cell office:value-type="float" office:value="-0.120181">
            <text:p>-0.1201810</text:p>
          </table:table-cell>
          <table:table-cell office:value-type="float" office:value="-0.467316">
            <text:p>-0.4673160</text:p>
          </table:table-cell>
          <table:table-cell office:value-type="float" office:value="0.934631">
            <text:p>0.9346310</text:p>
          </table:table-cell>
          <table:table-cell office:value-type="float" office:value="-0.467316">
            <text:p>-0.4673160</text:p>
          </table:table-cell>
          <table:table-cell office:value-type="float" office:value="0.120181">
            <text:p>0.1201810</text:p>
          </table:table-cell>
          <table:table-cell office:value-type="float" office:value="0">
            <text:p>0.0000000</text:p>
          </table:table-cell>
          <table:table-cell office:value-type="float" office:value="-0.114765">
            <text:p>-0.1147650</text:p>
          </table:table-cell>
          <table:table-cell office:value-type="float" office:value="-0.363325">
            <text:p>-0.3633250</text:p>
          </table:table-cell>
          <table:table-cell office:value-type="float" office:value="0.72665">
            <text:p>0.7266500</text:p>
          </table:table-cell>
          <table:table-cell office:value-type="float" office:value="-0.363325">
            <text:p>-0.3633250</text:p>
          </table:table-cell>
          <table:table-cell office:value-type="float" office:value="0.114765">
            <text:p>0.11476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40]-[.$A$227]/(364-227)" office:value-type="float" office:value="0.0503649635036492">
            <text:p>0.0503650</text:p>
          </table:table-cell>
          <table:table-cell office:value-type="float" office:value="-0.118772">
            <text:p>-0.1187720</text:p>
          </table:table-cell>
          <table:table-cell office:value-type="float" office:value="-0.464685">
            <text:p>-0.4646850</text:p>
          </table:table-cell>
          <table:table-cell office:value-type="float" office:value="0.92937">
            <text:p>0.9293700</text:p>
          </table:table-cell>
          <table:table-cell office:value-type="float" office:value="-0.464685">
            <text:p>-0.4646850</text:p>
          </table:table-cell>
          <table:table-cell office:value-type="float" office:value="0.118772">
            <text:p>0.1187720</text:p>
          </table:table-cell>
          <table:table-cell office:value-type="float" office:value="0">
            <text:p>0.0000000</text:p>
          </table:table-cell>
          <table:table-cell office:value-type="float" office:value="-0.113586">
            <text:p>-0.1135860</text:p>
          </table:table-cell>
          <table:table-cell office:value-type="float" office:value="-0.363681">
            <text:p>-0.3636810</text:p>
          </table:table-cell>
          <table:table-cell office:value-type="float" office:value="0.727361">
            <text:p>0.7273610</text:p>
          </table:table-cell>
          <table:table-cell office:value-type="float" office:value="-0.36368">
            <text:p>-0.3636800</text:p>
          </table:table-cell>
          <table:table-cell office:value-type="float" office:value="0.113586">
            <text:p>0.11358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41]-[.$A$227]/(364-227)" office:value-type="float" office:value="0.0481751824817514">
            <text:p>0.0481752</text:p>
          </table:table-cell>
          <table:table-cell office:value-type="float" office:value="-0.11721">
            <text:p>-0.1172100</text:p>
          </table:table-cell>
          <table:table-cell office:value-type="float" office:value="-0.462029">
            <text:p>-0.4620290</text:p>
          </table:table-cell>
          <table:table-cell office:value-type="float" office:value="0.924059">
            <text:p>0.9240590</text:p>
          </table:table-cell>
          <table:table-cell office:value-type="float" office:value="-0.462029">
            <text:p>-0.4620290</text:p>
          </table:table-cell>
          <table:table-cell office:value-type="float" office:value="0.11721">
            <text:p>0.1172100</text:p>
          </table:table-cell>
          <table:table-cell office:value-type="float" office:value="0">
            <text:p>0.0000000</text:p>
          </table:table-cell>
          <table:table-cell office:value-type="float" office:value="-0.112259">
            <text:p>-0.1122590</text:p>
          </table:table-cell>
          <table:table-cell office:value-type="float" office:value="-0.364076">
            <text:p>-0.3640760</text:p>
          </table:table-cell>
          <table:table-cell office:value-type="float" office:value="0.728151">
            <text:p>0.7281510</text:p>
          </table:table-cell>
          <table:table-cell office:value-type="float" office:value="-0.364075">
            <text:p>-0.3640750</text:p>
          </table:table-cell>
          <table:table-cell office:value-type="float" office:value="0.112259">
            <text:p>0.11225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42]-[.$A$227]/(364-227)" office:value-type="float" office:value="0.0459854014598535">
            <text:p>0.0459854</text:p>
          </table:table-cell>
          <table:table-cell office:value-type="float" office:value="-0.115501">
            <text:p>-0.1155010</text:p>
          </table:table-cell>
          <table:table-cell office:value-type="float" office:value="-0.459352">
            <text:p>-0.4593520</text:p>
          </table:table-cell>
          <table:table-cell office:value-type="float" office:value="0.918704">
            <text:p>0.9187040</text:p>
          </table:table-cell>
          <table:table-cell office:value-type="float" office:value="-0.459352">
            <text:p>-0.4593520</text:p>
          </table:table-cell>
          <table:table-cell office:value-type="float" office:value="0.115501">
            <text:p>0.1155010</text:p>
          </table:table-cell>
          <table:table-cell office:value-type="float" office:value="0">
            <text:p>0.0000000</text:p>
          </table:table-cell>
          <table:table-cell office:value-type="float" office:value="-0.110788">
            <text:p>-0.1107880</text:p>
          </table:table-cell>
          <table:table-cell office:value-type="float" office:value="-0.364508">
            <text:p>-0.3645080</text:p>
          </table:table-cell>
          <table:table-cell office:value-type="float" office:value="0.729015">
            <text:p>0.7290150</text:p>
          </table:table-cell>
          <table:table-cell office:value-type="float" office:value="-0.364507">
            <text:p>-0.3645070</text:p>
          </table:table-cell>
          <table:table-cell office:value-type="float" office:value="0.110788">
            <text:p>0.11078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43]-[.$A$227]/(364-227)" office:value-type="float" office:value="0.0437956204379557">
            <text:p>0.0437956</text:p>
          </table:table-cell>
          <table:table-cell office:value-type="float" office:value="-0.113648">
            <text:p>-0.1136480</text:p>
          </table:table-cell>
          <table:table-cell office:value-type="float" office:value="-0.456657">
            <text:p>-0.4566570</text:p>
          </table:table-cell>
          <table:table-cell office:value-type="float" office:value="0.913314">
            <text:p>0.9133140</text:p>
          </table:table-cell>
          <table:table-cell office:value-type="float" office:value="-0.456657">
            <text:p>-0.4566570</text:p>
          </table:table-cell>
          <table:table-cell office:value-type="float" office:value="0.113648">
            <text:p>0.1136480</text:p>
          </table:table-cell>
          <table:table-cell office:value-type="float" office:value="0">
            <text:p>0.0000000</text:p>
          </table:table-cell>
          <table:table-cell office:value-type="float" office:value="-0.109177">
            <text:p>-0.1091770</text:p>
          </table:table-cell>
          <table:table-cell office:value-type="float" office:value="-0.364973">
            <text:p>-0.3649730</text:p>
          </table:table-cell>
          <table:table-cell office:value-type="float" office:value="0.729947">
            <text:p>0.7299470</text:p>
          </table:table-cell>
          <table:table-cell office:value-type="float" office:value="-0.364973">
            <text:p>-0.3649730</text:p>
          </table:table-cell>
          <table:table-cell office:value-type="float" office:value="0.109177">
            <text:p>0.10917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44]-[.$A$227]/(364-227)" office:value-type="float" office:value="0.0416058394160579">
            <text:p>0.0416058</text:p>
          </table:table-cell>
          <table:table-cell office:value-type="float" office:value="-0.111659">
            <text:p>-0.1116590</text:p>
          </table:table-cell>
          <table:table-cell office:value-type="float" office:value="-0.453947">
            <text:p>-0.4539470</text:p>
          </table:table-cell>
          <table:table-cell office:value-type="float" office:value="0.907893">
            <text:p>0.9078930</text:p>
          </table:table-cell>
          <table:table-cell office:value-type="float" office:value="-0.453947">
            <text:p>-0.4539470</text:p>
          </table:table-cell>
          <table:table-cell office:value-type="float" office:value="0.111659">
            <text:p>0.1116590</text:p>
          </table:table-cell>
          <table:table-cell office:value-type="float" office:value="0">
            <text:p>0.0000000</text:p>
          </table:table-cell>
          <table:table-cell office:value-type="float" office:value="-0.10743">
            <text:p>-0.1074300</text:p>
          </table:table-cell>
          <table:table-cell office:value-type="float" office:value="-0.36547">
            <text:p>-0.3654700</text:p>
          </table:table-cell>
          <table:table-cell office:value-type="float" office:value="0.73094">
            <text:p>0.7309400</text:p>
          </table:table-cell>
          <table:table-cell office:value-type="float" office:value="-0.36547">
            <text:p>-0.3654700</text:p>
          </table:table-cell>
          <table:table-cell office:value-type="float" office:value="0.10743">
            <text:p>0.10743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45]-[.$A$227]/(364-227)" office:value-type="float" office:value="0.0394160583941601">
            <text:p>0.0394161</text:p>
          </table:table-cell>
          <table:table-cell office:value-type="float" office:value="-0.109538">
            <text:p>-0.1095380</text:p>
          </table:table-cell>
          <table:table-cell office:value-type="float" office:value="-0.451225">
            <text:p>-0.4512250</text:p>
          </table:table-cell>
          <table:table-cell office:value-type="float" office:value="0.90245">
            <text:p>0.9024500</text:p>
          </table:table-cell>
          <table:table-cell office:value-type="float" office:value="-0.451225">
            <text:p>-0.4512250</text:p>
          </table:table-cell>
          <table:table-cell office:value-type="float" office:value="0.109538">
            <text:p>0.1095380</text:p>
          </table:table-cell>
          <table:table-cell office:value-type="float" office:value="0">
            <text:p>0.0000000</text:p>
          </table:table-cell>
          <table:table-cell office:value-type="float" office:value="-0.105552">
            <text:p>-0.1055520</text:p>
          </table:table-cell>
          <table:table-cell office:value-type="float" office:value="-0.365995">
            <text:p>-0.3659950</text:p>
          </table:table-cell>
          <table:table-cell office:value-type="float" office:value="0.731989">
            <text:p>0.7319890</text:p>
          </table:table-cell>
          <table:table-cell office:value-type="float" office:value="-0.365995">
            <text:p>-0.3659950</text:p>
          </table:table-cell>
          <table:table-cell office:value-type="float" office:value="0.105552">
            <text:p>0.10555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46]-[.$A$227]/(364-227)" office:value-type="float" office:value="0.0372262773722623">
            <text:p>0.0372263</text:p>
          </table:table-cell>
          <table:table-cell office:value-type="float" office:value="-0.107292">
            <text:p>-0.1072920</text:p>
          </table:table-cell>
          <table:table-cell office:value-type="float" office:value="-0.448494">
            <text:p>-0.4484940</text:p>
          </table:table-cell>
          <table:table-cell office:value-type="float" office:value="0.896988">
            <text:p>0.8969880</text:p>
          </table:table-cell>
          <table:table-cell office:value-type="float" office:value="-0.448494">
            <text:p>-0.4484940</text:p>
          </table:table-cell>
          <table:table-cell office:value-type="float" office:value="0.107292">
            <text:p>0.1072920</text:p>
          </table:table-cell>
          <table:table-cell office:value-type="float" office:value="0">
            <text:p>0.0000000</text:p>
          </table:table-cell>
          <table:table-cell office:value-type="float" office:value="-0.103547">
            <text:p>-0.1035470</text:p>
          </table:table-cell>
          <table:table-cell office:value-type="float" office:value="-0.366543">
            <text:p>-0.3665430</text:p>
          </table:table-cell>
          <table:table-cell office:value-type="float" office:value="0.733086">
            <text:p>0.7330860</text:p>
          </table:table-cell>
          <table:table-cell office:value-type="float" office:value="-0.366543">
            <text:p>-0.3665430</text:p>
          </table:table-cell>
          <table:table-cell office:value-type="float" office:value="0.103547">
            <text:p>0.10354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47]-[.$A$227]/(364-227)" office:value-type="float" office:value="0.0350364963503645">
            <text:p>0.0350365</text:p>
          </table:table-cell>
          <table:table-cell office:value-type="float" office:value="-0.104927">
            <text:p>-0.1049270</text:p>
          </table:table-cell>
          <table:table-cell office:value-type="float" office:value="-0.445758">
            <text:p>-0.4457580</text:p>
          </table:table-cell>
          <table:table-cell office:value-type="float" office:value="0.891517">
            <text:p>0.8915170</text:p>
          </table:table-cell>
          <table:table-cell office:value-type="float" office:value="-0.445758">
            <text:p>-0.4457580</text:p>
          </table:table-cell>
          <table:table-cell office:value-type="float" office:value="0.104927">
            <text:p>0.1049270</text:p>
          </table:table-cell>
          <table:table-cell office:value-type="float" office:value="0">
            <text:p>0.0000000</text:p>
          </table:table-cell>
          <table:table-cell office:value-type="float" office:value="-0.101421">
            <text:p>-0.1014210</text:p>
          </table:table-cell>
          <table:table-cell office:value-type="float" office:value="-0.367112">
            <text:p>-0.3671120</text:p>
          </table:table-cell>
          <table:table-cell office:value-type="float" office:value="0.734224">
            <text:p>0.7342240</text:p>
          </table:table-cell>
          <table:table-cell office:value-type="float" office:value="-0.367112">
            <text:p>-0.3671120</text:p>
          </table:table-cell>
          <table:table-cell office:value-type="float" office:value="0.101421">
            <text:p>0.10142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48]-[.$A$227]/(364-227)" office:value-type="float" office:value="0.0328467153284667">
            <text:p>0.0328467</text:p>
          </table:table-cell>
          <table:table-cell office:value-type="float" office:value="-0.102451">
            <text:p>-0.1024510</text:p>
          </table:table-cell>
          <table:table-cell office:value-type="float" office:value="-0.443021">
            <text:p>-0.4430210</text:p>
          </table:table-cell>
          <table:table-cell office:value-type="float" office:value="0.886042">
            <text:p>0.8860420</text:p>
          </table:table-cell>
          <table:table-cell office:value-type="float" office:value="-0.443021">
            <text:p>-0.4430210</text:p>
          </table:table-cell>
          <table:table-cell office:value-type="float" office:value="0.102451">
            <text:p>0.1024510</text:p>
          </table:table-cell>
          <table:table-cell office:value-type="float" office:value="0">
            <text:p>0.0000000</text:p>
          </table:table-cell>
          <table:table-cell office:value-type="float" office:value="-0.099179">
            <text:p>-0.0991790</text:p>
          </table:table-cell>
          <table:table-cell office:value-type="float" office:value="-0.367698">
            <text:p>-0.3676980</text:p>
          </table:table-cell>
          <table:table-cell office:value-type="float" office:value="0.735396">
            <text:p>0.7353960</text:p>
          </table:table-cell>
          <table:table-cell office:value-type="float" office:value="-0.367698">
            <text:p>-0.3676980</text:p>
          </table:table-cell>
          <table:table-cell office:value-type="float" office:value="0.099179">
            <text:p>0.09917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49]-[.$A$227]/(364-227)" office:value-type="float" office:value="0.0306569343065689">
            <text:p>0.0306569</text:p>
          </table:table-cell>
          <table:table-cell office:value-type="float" office:value="-0.099869">
            <text:p>-0.0998690</text:p>
          </table:table-cell>
          <table:table-cell office:value-type="float" office:value="-0.440285">
            <text:p>-0.4402850</text:p>
          </table:table-cell>
          <table:table-cell office:value-type="float" office:value="0.88057">
            <text:p>0.8805700</text:p>
          </table:table-cell>
          <table:table-cell office:value-type="float" office:value="-0.440285">
            <text:p>-0.4402850</text:p>
          </table:table-cell>
          <table:table-cell office:value-type="float" office:value="0.099869">
            <text:p>0.0998690</text:p>
          </table:table-cell>
          <table:table-cell office:value-type="float" office:value="0">
            <text:p>0.0000000</text:p>
          </table:table-cell>
          <table:table-cell office:value-type="float" office:value="-0.096829">
            <text:p>-0.0968290</text:p>
          </table:table-cell>
          <table:table-cell office:value-type="float" office:value="-0.368298">
            <text:p>-0.3682980</text:p>
          </table:table-cell>
          <table:table-cell office:value-type="float" office:value="0.736595">
            <text:p>0.7365950</text:p>
          </table:table-cell>
          <table:table-cell office:value-type="float" office:value="-0.368298">
            <text:p>-0.3682980</text:p>
          </table:table-cell>
          <table:table-cell office:value-type="float" office:value="0.096829">
            <text:p>0.09682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50]-[.$A$227]/(364-227)" office:value-type="float" office:value="0.028467153284671">
            <text:p>0.0284672</text:p>
          </table:table-cell>
          <table:table-cell office:value-type="float" office:value="-0.09719">
            <text:p>-0.0971900</text:p>
          </table:table-cell>
          <table:table-cell office:value-type="float" office:value="-0.437554">
            <text:p>-0.4375540</text:p>
          </table:table-cell>
          <table:table-cell office:value-type="float" office:value="0.875107">
            <text:p>0.8751070</text:p>
          </table:table-cell>
          <table:table-cell office:value-type="float" office:value="-0.437553">
            <text:p>-0.4375530</text:p>
          </table:table-cell>
          <table:table-cell office:value-type="float" office:value="0.09719">
            <text:p>0.0971900</text:p>
          </table:table-cell>
          <table:table-cell office:value-type="float" office:value="0">
            <text:p>0.0000000</text:p>
          </table:table-cell>
          <table:table-cell office:value-type="float" office:value="-0.094375">
            <text:p>-0.0943750</text:p>
          </table:table-cell>
          <table:table-cell office:value-type="float" office:value="-0.368907">
            <text:p>-0.3689070</text:p>
          </table:table-cell>
          <table:table-cell office:value-type="float" office:value="0.737813">
            <text:p>0.7378130</text:p>
          </table:table-cell>
          <table:table-cell office:value-type="float" office:value="-0.368907">
            <text:p>-0.3689070</text:p>
          </table:table-cell>
          <table:table-cell office:value-type="float" office:value="0.094375">
            <text:p>0.09437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51]-[.$A$227]/(364-227)" office:value-type="float" office:value="0.0262773722627732">
            <text:p>0.0262774</text:p>
          </table:table-cell>
          <table:table-cell office:value-type="float" office:value="-0.094421">
            <text:p>-0.0944210</text:p>
          </table:table-cell>
          <table:table-cell office:value-type="float" office:value="-0.434831">
            <text:p>-0.4348310</text:p>
          </table:table-cell>
          <table:table-cell office:value-type="float" office:value="0.869662">
            <text:p>0.8696620</text:p>
          </table:table-cell>
          <table:table-cell office:value-type="float" office:value="-0.434831">
            <text:p>-0.4348310</text:p>
          </table:table-cell>
          <table:table-cell office:value-type="float" office:value="0.094421">
            <text:p>0.0944210</text:p>
          </table:table-cell>
          <table:table-cell office:value-type="float" office:value="0">
            <text:p>0.0000000</text:p>
          </table:table-cell>
          <table:table-cell office:value-type="float" office:value="-0.091825">
            <text:p>-0.0918250</text:p>
          </table:table-cell>
          <table:table-cell office:value-type="float" office:value="-0.369522">
            <text:p>-0.3695220</text:p>
          </table:table-cell>
          <table:table-cell office:value-type="float" office:value="0.739044">
            <text:p>0.7390440</text:p>
          </table:table-cell>
          <table:table-cell office:value-type="float" office:value="-0.369522">
            <text:p>-0.3695220</text:p>
          </table:table-cell>
          <table:table-cell office:value-type="float" office:value="0.091825">
            <text:p>0.09182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52]-[.$A$227]/(364-227)" office:value-type="float" office:value="0.0240875912408754">
            <text:p>0.0240876</text:p>
          </table:table-cell>
          <table:table-cell office:value-type="float" office:value="-0.091569">
            <text:p>-0.0915690</text:p>
          </table:table-cell>
          <table:table-cell office:value-type="float" office:value="-0.432121">
            <text:p>-0.4321210</text:p>
          </table:table-cell>
          <table:table-cell office:value-type="float" office:value="0.864241">
            <text:p>0.8642410</text:p>
          </table:table-cell>
          <table:table-cell office:value-type="float" office:value="-0.432121">
            <text:p>-0.4321210</text:p>
          </table:table-cell>
          <table:table-cell office:value-type="float" office:value="0.091569">
            <text:p>0.0915690</text:p>
          </table:table-cell>
          <table:table-cell office:value-type="float" office:value="0">
            <text:p>0.0000000</text:p>
          </table:table-cell>
          <table:table-cell office:value-type="float" office:value="-0.089186">
            <text:p>-0.0891860</text:p>
          </table:table-cell>
          <table:table-cell office:value-type="float" office:value="-0.37014">
            <text:p>-0.3701400</text:p>
          </table:table-cell>
          <table:table-cell office:value-type="float" office:value="0.74028">
            <text:p>0.7402800</text:p>
          </table:table-cell>
          <table:table-cell office:value-type="float" office:value="-0.37014">
            <text:p>-0.3701400</text:p>
          </table:table-cell>
          <table:table-cell office:value-type="float" office:value="0.089186">
            <text:p>0.08918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53]-[.$A$227]/(364-227)" office:value-type="float" office:value="0.0218978102189776">
            <text:p>0.0218978</text:p>
          </table:table-cell>
          <table:table-cell office:value-type="float" office:value="-0.088643">
            <text:p>-0.0886430</text:p>
          </table:table-cell>
          <table:table-cell office:value-type="float" office:value="-0.429426">
            <text:p>-0.4294260</text:p>
          </table:table-cell>
          <table:table-cell office:value-type="float" office:value="0.858852">
            <text:p>0.8588520</text:p>
          </table:table-cell>
          <table:table-cell office:value-type="float" office:value="-0.429426">
            <text:p>-0.4294260</text:p>
          </table:table-cell>
          <table:table-cell office:value-type="float" office:value="0.088643">
            <text:p>0.0886430</text:p>
          </table:table-cell>
          <table:table-cell office:value-type="float" office:value="0">
            <text:p>0.0000000</text:p>
          </table:table-cell>
          <table:table-cell office:value-type="float" office:value="-0.086464">
            <text:p>-0.0864640</text:p>
          </table:table-cell>
          <table:table-cell office:value-type="float" office:value="-0.370757">
            <text:p>-0.3707570</text:p>
          </table:table-cell>
          <table:table-cell office:value-type="float" office:value="0.741514">
            <text:p>0.7415140</text:p>
          </table:table-cell>
          <table:table-cell office:value-type="float" office:value="-0.370757">
            <text:p>-0.3707570</text:p>
          </table:table-cell>
          <table:table-cell office:value-type="float" office:value="0.086464">
            <text:p>0.08646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54]-[.$A$227]/(364-227)" office:value-type="float" office:value="0.0197080291970798">
            <text:p>0.0197080</text:p>
          </table:table-cell>
          <table:table-cell office:value-type="float" office:value="-0.08565">
            <text:p>-0.0856500</text:p>
          </table:table-cell>
          <table:table-cell office:value-type="float" office:value="-0.426751">
            <text:p>-0.4267510</text:p>
          </table:table-cell>
          <table:table-cell office:value-type="float" office:value="0.853503">
            <text:p>0.8535030</text:p>
          </table:table-cell>
          <table:table-cell office:value-type="float" office:value="-0.426751">
            <text:p>-0.4267510</text:p>
          </table:table-cell>
          <table:table-cell office:value-type="float" office:value="0.08565">
            <text:p>0.0856500</text:p>
          </table:table-cell>
          <table:table-cell office:value-type="float" office:value="0">
            <text:p>0.0000000</text:p>
          </table:table-cell>
          <table:table-cell office:value-type="float" office:value="-0.083667">
            <text:p>-0.0836670</text:p>
          </table:table-cell>
          <table:table-cell office:value-type="float" office:value="-0.37137">
            <text:p>-0.3713700</text:p>
          </table:table-cell>
          <table:table-cell office:value-type="float" office:value="0.74274">
            <text:p>0.7427400</text:p>
          </table:table-cell>
          <table:table-cell office:value-type="float" office:value="-0.37137">
            <text:p>-0.3713700</text:p>
          </table:table-cell>
          <table:table-cell office:value-type="float" office:value="0.083667">
            <text:p>0.08366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55]-[.$A$227]/(364-227)" office:value-type="float" office:value="0.017518248175182">
            <text:p>0.0175182</text:p>
          </table:table-cell>
          <table:table-cell office:value-type="float" office:value="-0.082598">
            <text:p>-0.0825980</text:p>
          </table:table-cell>
          <table:table-cell office:value-type="float" office:value="-0.4241">
            <text:p>-0.4241000</text:p>
          </table:table-cell>
          <table:table-cell office:value-type="float" office:value="0.848201">
            <text:p>0.8482010</text:p>
          </table:table-cell>
          <table:table-cell office:value-type="float" office:value="-0.4241">
            <text:p>-0.4241000</text:p>
          </table:table-cell>
          <table:table-cell office:value-type="float" office:value="0.082598">
            <text:p>0.0825980</text:p>
          </table:table-cell>
          <table:table-cell office:value-type="float" office:value="0">
            <text:p>0.0000000</text:p>
          </table:table-cell>
          <table:table-cell office:value-type="float" office:value="-0.080803">
            <text:p>-0.0808030</text:p>
          </table:table-cell>
          <table:table-cell office:value-type="float" office:value="-0.371975">
            <text:p>-0.3719750</text:p>
          </table:table-cell>
          <table:table-cell office:value-type="float" office:value="0.743951">
            <text:p>0.7439510</text:p>
          </table:table-cell>
          <table:table-cell office:value-type="float" office:value="-0.371975">
            <text:p>-0.3719750</text:p>
          </table:table-cell>
          <table:table-cell office:value-type="float" office:value="0.080803">
            <text:p>0.08080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56]-[.$A$227]/(364-227)" office:value-type="float" office:value="0.0153284671532842">
            <text:p>0.0153285</text:p>
          </table:table-cell>
          <table:table-cell office:value-type="float" office:value="-0.079497">
            <text:p>-0.0794970</text:p>
          </table:table-cell>
          <table:table-cell office:value-type="float" office:value="-0.421478">
            <text:p>-0.4214780</text:p>
          </table:table-cell>
          <table:table-cell office:value-type="float" office:value="0.842956">
            <text:p>0.8429560</text:p>
          </table:table-cell>
          <table:table-cell office:value-type="float" office:value="-0.421478">
            <text:p>-0.4214780</text:p>
          </table:table-cell>
          <table:table-cell office:value-type="float" office:value="0.079497">
            <text:p>0.0794970</text:p>
          </table:table-cell>
          <table:table-cell office:value-type="float" office:value="0">
            <text:p>0.0000000</text:p>
          </table:table-cell>
          <table:table-cell office:value-type="float" office:value="-0.07788">
            <text:p>-0.0778800</text:p>
          </table:table-cell>
          <table:table-cell office:value-type="float" office:value="-0.372571">
            <text:p>-0.3725710</text:p>
          </table:table-cell>
          <table:table-cell office:value-type="float" office:value="0.745141">
            <text:p>0.7451410</text:p>
          </table:table-cell>
          <table:table-cell office:value-type="float" office:value="-0.372571">
            <text:p>-0.3725710</text:p>
          </table:table-cell>
          <table:table-cell office:value-type="float" office:value="0.07788">
            <text:p>0.07788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57]-[.$A$227]/(364-227)" office:value-type="float" office:value="0.0131386861313864">
            <text:p>0.0131387</text:p>
          </table:table-cell>
          <table:table-cell office:value-type="float" office:value="-0.076354">
            <text:p>-0.0763540</text:p>
          </table:table-cell>
          <table:table-cell office:value-type="float" office:value="-0.418888">
            <text:p>-0.4188880</text:p>
          </table:table-cell>
          <table:table-cell office:value-type="float" office:value="0.837775">
            <text:p>0.8377750</text:p>
          </table:table-cell>
          <table:table-cell office:value-type="float" office:value="-0.418888">
            <text:p>-0.4188880</text:p>
          </table:table-cell>
          <table:table-cell office:value-type="float" office:value="0.076354">
            <text:p>0.0763540</text:p>
          </table:table-cell>
          <table:table-cell office:value-type="float" office:value="0">
            <text:p>0.0000000</text:p>
          </table:table-cell>
          <table:table-cell office:value-type="float" office:value="-0.074905">
            <text:p>-0.0749050</text:p>
          </table:table-cell>
          <table:table-cell office:value-type="float" office:value="-0.373153">
            <text:p>-0.3731530</text:p>
          </table:table-cell>
          <table:table-cell office:value-type="float" office:value="0.746306">
            <text:p>0.7463060</text:p>
          </table:table-cell>
          <table:table-cell office:value-type="float" office:value="-0.373153">
            <text:p>-0.3731530</text:p>
          </table:table-cell>
          <table:table-cell office:value-type="float" office:value="0.074905">
            <text:p>0.07490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58]-[.$A$227]/(364-227)" office:value-type="float" office:value="0.0109489051094886">
            <text:p>0.0109489</text:p>
          </table:table-cell>
          <table:table-cell office:value-type="float" office:value="-0.073177">
            <text:p>-0.0731770</text:p>
          </table:table-cell>
          <table:table-cell office:value-type="float" office:value="-0.416334">
            <text:p>-0.4163340</text:p>
          </table:table-cell>
          <table:table-cell office:value-type="float" office:value="0.832669">
            <text:p>0.8326690</text:p>
          </table:table-cell>
          <table:table-cell office:value-type="float" office:value="-0.416334">
            <text:p>-0.4163340</text:p>
          </table:table-cell>
          <table:table-cell office:value-type="float" office:value="0.073177">
            <text:p>0.0731770</text:p>
          </table:table-cell>
          <table:table-cell office:value-type="float" office:value="0">
            <text:p>0.0000000</text:p>
          </table:table-cell>
          <table:table-cell office:value-type="float" office:value="-0.071886">
            <text:p>-0.0718860</text:p>
          </table:table-cell>
          <table:table-cell office:value-type="float" office:value="-0.373719">
            <text:p>-0.3737190</text:p>
          </table:table-cell>
          <table:table-cell office:value-type="float" office:value="0.747439">
            <text:p>0.7474390</text:p>
          </table:table-cell>
          <table:table-cell office:value-type="float" office:value="-0.373719">
            <text:p>-0.3737190</text:p>
          </table:table-cell>
          <table:table-cell office:value-type="float" office:value="0.071886">
            <text:p>0.07188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59]-[.$A$227]/(364-227)" office:value-type="float" office:value="0.00875912408759075">
            <text:p>0.0087591</text:p>
          </table:table-cell>
          <table:table-cell office:value-type="float" office:value="-0.069976">
            <text:p>-0.0699760</text:p>
          </table:table-cell>
          <table:table-cell office:value-type="float" office:value="-0.413823">
            <text:p>-0.4138230</text:p>
          </table:table-cell>
          <table:table-cell office:value-type="float" office:value="0.827645">
            <text:p>0.8276450</text:p>
          </table:table-cell>
          <table:table-cell office:value-type="float" office:value="-0.413823">
            <text:p>-0.4138230</text:p>
          </table:table-cell>
          <table:table-cell office:value-type="float" office:value="0.069976">
            <text:p>0.0699760</text:p>
          </table:table-cell>
          <table:table-cell office:value-type="float" office:value="0">
            <text:p>0.0000000</text:p>
          </table:table-cell>
          <table:table-cell office:value-type="float" office:value="-0.068832">
            <text:p>-0.0688320</text:p>
          </table:table-cell>
          <table:table-cell office:value-type="float" office:value="-0.374268">
            <text:p>-0.3742680</text:p>
          </table:table-cell>
          <table:table-cell office:value-type="float" office:value="0.748535">
            <text:p>0.7485350</text:p>
          </table:table-cell>
          <table:table-cell office:value-type="float" office:value="-0.374268">
            <text:p>-0.3742680</text:p>
          </table:table-cell>
          <table:table-cell office:value-type="float" office:value="0.068832">
            <text:p>0.06883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60]-[.$A$227]/(364-227)" office:value-type="float" office:value="0.00656934306569294">
            <text:p>0.0065693</text:p>
          </table:table-cell>
          <table:table-cell office:value-type="float" office:value="-0.066758">
            <text:p>-0.0667580</text:p>
          </table:table-cell>
          <table:table-cell office:value-type="float" office:value="-0.411358">
            <text:p>-0.4113580</text:p>
          </table:table-cell>
          <table:table-cell office:value-type="float" office:value="0.822716">
            <text:p>0.8227160</text:p>
          </table:table-cell>
          <table:table-cell office:value-type="float" office:value="-0.411358">
            <text:p>-0.4113580</text:p>
          </table:table-cell>
          <table:table-cell office:value-type="float" office:value="0.066758">
            <text:p>0.0667580</text:p>
          </table:table-cell>
          <table:table-cell office:value-type="float" office:value="0">
            <text:p>0.0000000</text:p>
          </table:table-cell>
          <table:table-cell office:value-type="float" office:value="-0.065752">
            <text:p>-0.0657520</text:p>
          </table:table-cell>
          <table:table-cell office:value-type="float" office:value="-0.374796">
            <text:p>-0.3747960</text:p>
          </table:table-cell>
          <table:table-cell office:value-type="float" office:value="0.749592">
            <text:p>0.7495920</text:p>
          </table:table-cell>
          <table:table-cell office:value-type="float" office:value="-0.374796">
            <text:p>-0.3747960</text:p>
          </table:table-cell>
          <table:table-cell office:value-type="float" office:value="0.065752">
            <text:p>0.06575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61]-[.$A$227]/(364-227)" office:value-type="float" office:value="0.00437956204379513">
            <text:p>0.0043796</text:p>
          </table:table-cell>
          <table:table-cell office:value-type="float" office:value="-0.063532">
            <text:p>-0.0635320</text:p>
          </table:table-cell>
          <table:table-cell office:value-type="float" office:value="-0.408945">
            <text:p>-0.4089450</text:p>
          </table:table-cell>
          <table:table-cell office:value-type="float" office:value="0.81789">
            <text:p>0.8178900</text:p>
          </table:table-cell>
          <table:table-cell office:value-type="float" office:value="-0.408945">
            <text:p>-0.4089450</text:p>
          </table:table-cell>
          <table:table-cell office:value-type="float" office:value="0.063532">
            <text:p>0.0635320</text:p>
          </table:table-cell>
          <table:table-cell office:value-type="float" office:value="0">
            <text:p>0.0000000</text:p>
          </table:table-cell>
          <table:table-cell office:value-type="float" office:value="-0.062653">
            <text:p>-0.0626530</text:p>
          </table:table-cell>
          <table:table-cell office:value-type="float" office:value="-0.375302">
            <text:p>-0.3753020</text:p>
          </table:table-cell>
          <table:table-cell office:value-type="float" office:value="0.750604">
            <text:p>0.7506040</text:p>
          </table:table-cell>
          <table:table-cell office:value-type="float" office:value="-0.375302">
            <text:p>-0.3753020</text:p>
          </table:table-cell>
          <table:table-cell office:value-type="float" office:value="0.062653">
            <text:p>0.06265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formula="of:=[.A362]-[.$A$227]/(364-227)" office:value-type="float" office:value="0.00218978102189732">
            <text:p>0.0021898</text:p>
          </table:table-cell>
          <table:table-cell office:value-type="float" office:value="-0.060307">
            <text:p>-0.0603070</text:p>
          </table:table-cell>
          <table:table-cell office:value-type="float" office:value="-0.406589">
            <text:p>-0.4065890</text:p>
          </table:table-cell>
          <table:table-cell office:value-type="float" office:value="0.813177">
            <text:p>0.8131770</text:p>
          </table:table-cell>
          <table:table-cell office:value-type="float" office:value="-0.406589">
            <text:p>-0.4065890</text:p>
          </table:table-cell>
          <table:table-cell office:value-type="float" office:value="0.060307">
            <text:p>0.0603070</text:p>
          </table:table-cell>
          <table:table-cell office:value-type="float" office:value="0">
            <text:p>0.0000000</text:p>
          </table:table-cell>
          <table:table-cell office:value-type="float" office:value="-0.059545">
            <text:p>-0.0595450</text:p>
          </table:table-cell>
          <table:table-cell office:value-type="float" office:value="-0.375784">
            <text:p>-0.3757840</text:p>
          </table:table-cell>
          <table:table-cell office:value-type="float" office:value="0.751568">
            <text:p>0.7515680</text:p>
          </table:table-cell>
          <table:table-cell office:value-type="float" office:value="-0.375784">
            <text:p>-0.3757840</text:p>
          </table:table-cell>
          <table:table-cell office:value-type="float" office:value="0.059545">
            <text:p>0.05954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style-name="ce4" office:value-type="float" office:value="0">
            <text:p>0.0000000</text:p>
          </table:table-cell>
          <table:table-cell table:style-name="ce4" office:value-type="float" office:value="-0.057091">
            <text:p>-0.0570910</text:p>
          </table:table-cell>
          <table:table-cell table:style-name="ce4" office:value-type="float" office:value="-0.404295">
            <text:p>-0.4042950</text:p>
          </table:table-cell>
          <table:table-cell table:style-name="ce4" office:value-type="float" office:value="0.80859">
            <text:p>0.8085900</text:p>
          </table:table-cell>
          <table:table-cell table:style-name="ce4" office:value-type="float" office:value="-0.404295">
            <text:p>-0.4042950</text:p>
          </table:table-cell>
          <table:table-cell table:style-name="ce4" office:value-type="float" office:value="0.057091">
            <text:p>0.0570910</text:p>
          </table:table-cell>
          <table:table-cell table:style-name="ce4" office:value-type="float" office:value="0">
            <text:p>0.0000000</text:p>
          </table:table-cell>
          <table:table-cell table:style-name="ce4" office:value-type="float" office:value="-0.056435">
            <text:p>-0.0564350</text:p>
          </table:table-cell>
          <table:table-cell table:style-name="ce4" office:value-type="float" office:value="-0.376241">
            <text:p>-0.3762410</text:p>
          </table:table-cell>
          <table:table-cell table:style-name="ce4" office:value-type="float" office:value="0.752483">
            <text:p>0.7524830</text:p>
          </table:table-cell>
          <table:table-cell table:style-name="ce4" office:value-type="float" office:value="-0.376241">
            <text:p>-0.3762410</text:p>
          </table:table-cell>
          <table:table-cell table:style-name="ce4" office:value-type="float" office:value="0.056435">
            <text:p>0.0564350</text:p>
          </table:table-cell>
          <table:table-cell table:style-name="ce4" office:value-type="float" office:value="0.174533">
            <text:p>0.1745330</text:p>
          </table:table-cell>
          <table:table-cell table:style-name="ce4" office:value-type="float" office:value="-0.174533">
            <text:p>-0.1745330</text:p>
          </table:table-cell>
          <table:table-cell table:style-name="ce4" office:value-type="float" office:value="0">
            <text:p>0.0000000</text:p>
          </table:table-cell>
          <table:table-cell table:style-name="ce4" office:value-type="float" office:value="-0.523599">
            <text:p>-0.5235990</text:p>
          </table:table-cell>
          <table:table-cell table:number-columns-repeated="3" table:style-name="ce4" office:value-type="float" office:value="0">
            <text:p>0.0000000</text:p>
          </table:table-cell>
          <table:table-cell table:number-columns-repeated="2" table:style-name="ce4" office:value-type="float" office:value="0.174533">
            <text:p>0.1745330</text:p>
          </table:table-cell>
          <table:table-cell table:style-name="ce4" office:value-type="float" office:value="0">
            <text:p>0.0000000</text:p>
          </table:table-cell>
          <table:table-cell table:style-name="ce4" office:value-type="float" office:value="-0.523599">
            <text:p>-0.5235990</text:p>
          </table:table-cell>
          <table:table-cell table:number-columns-repeated="7" table:style-name="ce4" office:value-type="float" office:value="0">
            <text:p>0.0000000</text:p>
          </table:table-cell>
          <table:table-cell table:style-name="ce4"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53893">
            <text:p>-0.0538930</text:p>
          </table:table-cell>
          <table:table-cell office:value-type="float" office:value="-0.402069">
            <text:p>-0.4020690</text:p>
          </table:table-cell>
          <table:table-cell office:value-type="float" office:value="0.804138">
            <text:p>0.8041380</text:p>
          </table:table-cell>
          <table:table-cell office:value-type="float" office:value="-0.402069">
            <text:p>-0.4020690</text:p>
          </table:table-cell>
          <table:table-cell office:value-type="float" office:value="0.053893">
            <text:p>0.0538930</text:p>
          </table:table-cell>
          <table:table-cell office:value-type="float" office:value="0">
            <text:p>0.0000000</text:p>
          </table:table-cell>
          <table:table-cell office:value-type="float" office:value="-0.053333">
            <text:p>-0.0533330</text:p>
          </table:table-cell>
          <table:table-cell office:value-type="float" office:value="-0.376673">
            <text:p>-0.3766730</text:p>
          </table:table-cell>
          <table:table-cell office:value-type="float" office:value="0.753345">
            <text:p>0.7533450</text:p>
          </table:table-cell>
          <table:table-cell office:value-type="float" office:value="-0.376673">
            <text:p>-0.3766730</text:p>
          </table:table-cell>
          <table:table-cell office:value-type="float" office:value="0.053333">
            <text:p>0.05333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5072">
            <text:p>-0.0507200</text:p>
          </table:table-cell>
          <table:table-cell office:value-type="float" office:value="-0.399917">
            <text:p>-0.3999170</text:p>
          </table:table-cell>
          <table:table-cell office:value-type="float" office:value="0.799834">
            <text:p>0.7998340</text:p>
          </table:table-cell>
          <table:table-cell office:value-type="float" office:value="-0.399917">
            <text:p>-0.3999170</text:p>
          </table:table-cell>
          <table:table-cell office:value-type="float" office:value="0.05072">
            <text:p>0.0507200</text:p>
          </table:table-cell>
          <table:table-cell office:value-type="float" office:value="0">
            <text:p>0.0000000</text:p>
          </table:table-cell>
          <table:table-cell office:value-type="float" office:value="-0.050247">
            <text:p>-0.0502470</text:p>
          </table:table-cell>
          <table:table-cell office:value-type="float" office:value="-0.377077">
            <text:p>-0.3770770</text:p>
          </table:table-cell>
          <table:table-cell office:value-type="float" office:value="0.754153">
            <text:p>0.7541530</text:p>
          </table:table-cell>
          <table:table-cell office:value-type="float" office:value="-0.377077">
            <text:p>-0.3770770</text:p>
          </table:table-cell>
          <table:table-cell office:value-type="float" office:value="0.050247">
            <text:p>0.05024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4758">
            <text:p>-0.0475800</text:p>
          </table:table-cell>
          <table:table-cell office:value-type="float" office:value="-0.397844">
            <text:p>-0.3978440</text:p>
          </table:table-cell>
          <table:table-cell office:value-type="float" office:value="0.795689">
            <text:p>0.7956890</text:p>
          </table:table-cell>
          <table:table-cell office:value-type="float" office:value="-0.397844">
            <text:p>-0.3978440</text:p>
          </table:table-cell>
          <table:table-cell office:value-type="float" office:value="0.04758">
            <text:p>0.0475800</text:p>
          </table:table-cell>
          <table:table-cell office:value-type="float" office:value="0">
            <text:p>0.0000000</text:p>
          </table:table-cell>
          <table:table-cell office:value-type="float" office:value="-0.047186">
            <text:p>-0.0471860</text:p>
          </table:table-cell>
          <table:table-cell office:value-type="float" office:value="-0.377454">
            <text:p>-0.3774540</text:p>
          </table:table-cell>
          <table:table-cell office:value-type="float" office:value="0.754907">
            <text:p>0.7549070</text:p>
          </table:table-cell>
          <table:table-cell office:value-type="float" office:value="-0.377453">
            <text:p>-0.3774530</text:p>
          </table:table-cell>
          <table:table-cell office:value-type="float" office:value="0.047186">
            <text:p>0.047186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44483">
            <text:p>-0.0444830</text:p>
          </table:table-cell>
          <table:table-cell office:value-type="float" office:value="-0.395857">
            <text:p>-0.3958570</text:p>
          </table:table-cell>
          <table:table-cell office:value-type="float" office:value="0.791714">
            <text:p>0.7917140</text:p>
          </table:table-cell>
          <table:table-cell office:value-type="float" office:value="-0.395857">
            <text:p>-0.3958570</text:p>
          </table:table-cell>
          <table:table-cell office:value-type="float" office:value="0.044483">
            <text:p>0.0444830</text:p>
          </table:table-cell>
          <table:table-cell office:value-type="float" office:value="0">
            <text:p>0.0000000</text:p>
          </table:table-cell>
          <table:table-cell office:value-type="float" office:value="-0.044157">
            <text:p>-0.0441570</text:p>
          </table:table-cell>
          <table:table-cell office:value-type="float" office:value="-0.377802">
            <text:p>-0.3778020</text:p>
          </table:table-cell>
          <table:table-cell office:value-type="float" office:value="0.755605">
            <text:p>0.7556050</text:p>
          </table:table-cell>
          <table:table-cell office:value-type="float" office:value="-0.377802">
            <text:p>-0.3778020</text:p>
          </table:table-cell>
          <table:table-cell office:value-type="float" office:value="0.044157">
            <text:p>0.04415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41436">
            <text:p>-0.0414360</text:p>
          </table:table-cell>
          <table:table-cell office:value-type="float" office:value="-0.393961">
            <text:p>-0.3939610</text:p>
          </table:table-cell>
          <table:table-cell office:value-type="float" office:value="0.787922">
            <text:p>0.7879220</text:p>
          </table:table-cell>
          <table:table-cell office:value-type="float" office:value="-0.393961">
            <text:p>-0.3939610</text:p>
          </table:table-cell>
          <table:table-cell office:value-type="float" office:value="0.041436">
            <text:p>0.0414360</text:p>
          </table:table-cell>
          <table:table-cell office:value-type="float" office:value="0">
            <text:p>0.0000000</text:p>
          </table:table-cell>
          <table:table-cell office:value-type="float" office:value="-0.04117">
            <text:p>-0.0411700</text:p>
          </table:table-cell>
          <table:table-cell office:value-type="float" office:value="-0.378124">
            <text:p>-0.3781240</text:p>
          </table:table-cell>
          <table:table-cell office:value-type="float" office:value="0.756247">
            <text:p>0.7562470</text:p>
          </table:table-cell>
          <table:table-cell office:value-type="float" office:value="-0.378123">
            <text:p>-0.3781230</text:p>
          </table:table-cell>
          <table:table-cell office:value-type="float" office:value="0.04117">
            <text:p>0.04117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38446">
            <text:p>-0.0384460</text:p>
          </table:table-cell>
          <table:table-cell office:value-type="float" office:value="-0.392163">
            <text:p>-0.3921630</text:p>
          </table:table-cell>
          <table:table-cell office:value-type="float" office:value="0.784325">
            <text:p>0.7843250</text:p>
          </table:table-cell>
          <table:table-cell office:value-type="float" office:value="-0.392162">
            <text:p>-0.3921620</text:p>
          </table:table-cell>
          <table:table-cell office:value-type="float" office:value="0.038446">
            <text:p>0.0384460</text:p>
          </table:table-cell>
          <table:table-cell office:value-type="float" office:value="0">
            <text:p>0.0000000</text:p>
          </table:table-cell>
          <table:table-cell office:value-type="float" office:value="-0.038233">
            <text:p>-0.0382330</text:p>
          </table:table-cell>
          <table:table-cell office:value-type="float" office:value="-0.378417">
            <text:p>-0.3784170</text:p>
          </table:table-cell>
          <table:table-cell office:value-type="float" office:value="0.756834">
            <text:p>0.7568340</text:p>
          </table:table-cell>
          <table:table-cell office:value-type="float" office:value="-0.378417">
            <text:p>-0.3784170</text:p>
          </table:table-cell>
          <table:table-cell office:value-type="float" office:value="0.038233">
            <text:p>0.03823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35522">
            <text:p>-0.0355220</text:p>
          </table:table-cell>
          <table:table-cell office:value-type="float" office:value="-0.390467">
            <text:p>-0.3904670</text:p>
          </table:table-cell>
          <table:table-cell office:value-type="float" office:value="0.780934">
            <text:p>0.7809340</text:p>
          </table:table-cell>
          <table:table-cell office:value-type="float" office:value="-0.390467">
            <text:p>-0.3904670</text:p>
          </table:table-cell>
          <table:table-cell office:value-type="float" office:value="0.035522">
            <text:p>0.0355220</text:p>
          </table:table-cell>
          <table:table-cell office:value-type="float" office:value="0">
            <text:p>0.0000000</text:p>
          </table:table-cell>
          <table:table-cell office:value-type="float" office:value="-0.035353">
            <text:p>-0.0353530</text:p>
          </table:table-cell>
          <table:table-cell office:value-type="float" office:value="-0.378684">
            <text:p>-0.3786840</text:p>
          </table:table-cell>
          <table:table-cell office:value-type="float" office:value="0.757367">
            <text:p>0.7573670</text:p>
          </table:table-cell>
          <table:table-cell office:value-type="float" office:value="-0.378684">
            <text:p>-0.3786840</text:p>
          </table:table-cell>
          <table:table-cell office:value-type="float" office:value="0.035353">
            <text:p>0.03535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3267">
            <text:p>-0.0326700</text:p>
          </table:table-cell>
          <table:table-cell office:value-type="float" office:value="-0.388881">
            <text:p>-0.3888810</text:p>
          </table:table-cell>
          <table:table-cell office:value-type="float" office:value="0.777762">
            <text:p>0.7777620</text:p>
          </table:table-cell>
          <table:table-cell office:value-type="float" office:value="-0.388881">
            <text:p>-0.3888810</text:p>
          </table:table-cell>
          <table:table-cell office:value-type="float" office:value="0.03267">
            <text:p>0.0326700</text:p>
          </table:table-cell>
          <table:table-cell office:value-type="float" office:value="0">
            <text:p>0.0000000</text:p>
          </table:table-cell>
          <table:table-cell office:value-type="float" office:value="-0.032539">
            <text:p>-0.0325390</text:p>
          </table:table-cell>
          <table:table-cell office:value-type="float" office:value="-0.378924">
            <text:p>-0.3789240</text:p>
          </table:table-cell>
          <table:table-cell office:value-type="float" office:value="0.757847">
            <text:p>0.7578470</text:p>
          </table:table-cell>
          <table:table-cell office:value-type="float" office:value="-0.378924">
            <text:p>-0.3789240</text:p>
          </table:table-cell>
          <table:table-cell office:value-type="float" office:value="0.032539">
            <text:p>0.03253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29898">
            <text:p>-0.0298980</text:p>
          </table:table-cell>
          <table:table-cell office:value-type="float" office:value="-0.38741">
            <text:p>-0.3874100</text:p>
          </table:table-cell>
          <table:table-cell office:value-type="float" office:value="0.77482">
            <text:p>0.7748200</text:p>
          </table:table-cell>
          <table:table-cell office:value-type="float" office:value="-0.38741">
            <text:p>-0.3874100</text:p>
          </table:table-cell>
          <table:table-cell office:value-type="float" office:value="0.029898">
            <text:p>0.0298980</text:p>
          </table:table-cell>
          <table:table-cell office:value-type="float" office:value="0">
            <text:p>0.0000000</text:p>
          </table:table-cell>
          <table:table-cell office:value-type="float" office:value="-0.029799">
            <text:p>-0.0297990</text:p>
          </table:table-cell>
          <table:table-cell office:value-type="float" office:value="-0.379138">
            <text:p>-0.3791380</text:p>
          </table:table-cell>
          <table:table-cell office:value-type="float" office:value="0.758276">
            <text:p>0.7582760</text:p>
          </table:table-cell>
          <table:table-cell office:value-type="float" office:value="-0.379138">
            <text:p>-0.3791380</text:p>
          </table:table-cell>
          <table:table-cell office:value-type="float" office:value="0.029799">
            <text:p>0.02979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27214">
            <text:p>-0.0272140</text:p>
          </table:table-cell>
          <table:table-cell office:value-type="float" office:value="-0.38606">
            <text:p>-0.3860600</text:p>
          </table:table-cell>
          <table:table-cell office:value-type="float" office:value="0.77212">
            <text:p>0.7721200</text:p>
          </table:table-cell>
          <table:table-cell office:value-type="float" office:value="-0.38606">
            <text:p>-0.3860600</text:p>
          </table:table-cell>
          <table:table-cell office:value-type="float" office:value="0.027214">
            <text:p>0.0272140</text:p>
          </table:table-cell>
          <table:table-cell office:value-type="float" office:value="0">
            <text:p>0.0000000</text:p>
          </table:table-cell>
          <table:table-cell office:value-type="float" office:value="-0.02714">
            <text:p>-0.0271400</text:p>
          </table:table-cell>
          <table:table-cell office:value-type="float" office:value="-0.379328">
            <text:p>-0.3793280</text:p>
          </table:table-cell>
          <table:table-cell office:value-type="float" office:value="0.758656">
            <text:p>0.7586560</text:p>
          </table:table-cell>
          <table:table-cell office:value-type="float" office:value="-0.379328">
            <text:p>-0.3793280</text:p>
          </table:table-cell>
          <table:table-cell office:value-type="float" office:value="0.02714">
            <text:p>0.02714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24622">
            <text:p>-0.0246220</text:p>
          </table:table-cell>
          <table:table-cell office:value-type="float" office:value="-0.384837">
            <text:p>-0.3848370</text:p>
          </table:table-cell>
          <table:table-cell office:value-type="float" office:value="0.769674">
            <text:p>0.7696740</text:p>
          </table:table-cell>
          <table:table-cell office:value-type="float" office:value="-0.384837">
            <text:p>-0.3848370</text:p>
          </table:table-cell>
          <table:table-cell office:value-type="float" office:value="0.024622">
            <text:p>0.0246220</text:p>
          </table:table-cell>
          <table:table-cell office:value-type="float" office:value="0">
            <text:p>0.0000000</text:p>
          </table:table-cell>
          <table:table-cell office:value-type="float" office:value="-0.024569">
            <text:p>-0.0245690</text:p>
          </table:table-cell>
          <table:table-cell office:value-type="float" office:value="-0.379495">
            <text:p>-0.3794950</text:p>
          </table:table-cell>
          <table:table-cell office:value-type="float" office:value="0.75899">
            <text:p>0.7589900</text:p>
          </table:table-cell>
          <table:table-cell office:value-type="float" office:value="-0.379495">
            <text:p>-0.3794950</text:p>
          </table:table-cell>
          <table:table-cell office:value-type="float" office:value="0.024569">
            <text:p>0.02456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22131">
            <text:p>-0.0221310</text:p>
          </table:table-cell>
          <table:table-cell office:value-type="float" office:value="-0.383745">
            <text:p>-0.3837450</text:p>
          </table:table-cell>
          <table:table-cell office:value-type="float" office:value="0.76749">
            <text:p>0.7674900</text:p>
          </table:table-cell>
          <table:table-cell office:value-type="float" office:value="-0.383745">
            <text:p>-0.3837450</text:p>
          </table:table-cell>
          <table:table-cell office:value-type="float" office:value="0.022131">
            <text:p>0.0221310</text:p>
          </table:table-cell>
          <table:table-cell office:value-type="float" office:value="0">
            <text:p>0.0000000</text:p>
          </table:table-cell>
          <table:table-cell office:value-type="float" office:value="-0.022095">
            <text:p>-0.0220950</text:p>
          </table:table-cell>
          <table:table-cell office:value-type="float" office:value="-0.37964">
            <text:p>-0.3796400</text:p>
          </table:table-cell>
          <table:table-cell office:value-type="float" office:value="0.759279">
            <text:p>0.7592790</text:p>
          </table:table-cell>
          <table:table-cell office:value-type="float" office:value="-0.37964">
            <text:p>-0.3796400</text:p>
          </table:table-cell>
          <table:table-cell office:value-type="float" office:value="0.022095">
            <text:p>0.02209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19746">
            <text:p>-0.0197460</text:p>
          </table:table-cell>
          <table:table-cell office:value-type="float" office:value="-0.38279">
            <text:p>-0.3827900</text:p>
          </table:table-cell>
          <table:table-cell office:value-type="float" office:value="0.76558">
            <text:p>0.7655800</text:p>
          </table:table-cell>
          <table:table-cell office:value-type="float" office:value="-0.38279">
            <text:p>-0.3827900</text:p>
          </table:table-cell>
          <table:table-cell office:value-type="float" office:value="0.019746">
            <text:p>0.0197460</text:p>
          </table:table-cell>
          <table:table-cell office:value-type="float" office:value="0">
            <text:p>0.0000000</text:p>
          </table:table-cell>
          <table:table-cell office:value-type="float" office:value="-0.019722">
            <text:p>-0.0197220</text:p>
          </table:table-cell>
          <table:table-cell office:value-type="float" office:value="-0.379764">
            <text:p>-0.3797640</text:p>
          </table:table-cell>
          <table:table-cell office:value-type="float" office:value="0.759528">
            <text:p>0.7595280</text:p>
          </table:table-cell>
          <table:table-cell office:value-type="float" office:value="-0.379764">
            <text:p>-0.3797640</text:p>
          </table:table-cell>
          <table:table-cell office:value-type="float" office:value="0.019722">
            <text:p>0.01972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17474">
            <text:p>-0.0174740</text:p>
          </table:table-cell>
          <table:table-cell office:value-type="float" office:value="-0.381977">
            <text:p>-0.3819770</text:p>
          </table:table-cell>
          <table:table-cell office:value-type="float" office:value="0.763953">
            <text:p>0.7639530</text:p>
          </table:table-cell>
          <table:table-cell office:value-type="float" office:value="-0.381976">
            <text:p>-0.3819760</text:p>
          </table:table-cell>
          <table:table-cell office:value-type="float" office:value="0.017474">
            <text:p>0.0174740</text:p>
          </table:table-cell>
          <table:table-cell office:value-type="float" office:value="0">
            <text:p>0.0000000</text:p>
          </table:table-cell>
          <table:table-cell office:value-type="float" office:value="-0.017459">
            <text:p>-0.0174590</text:p>
          </table:table-cell>
          <table:table-cell office:value-type="float" office:value="-0.37987">
            <text:p>-0.3798700</text:p>
          </table:table-cell>
          <table:table-cell office:value-type="float" office:value="0.759739">
            <text:p>0.7597390</text:p>
          </table:table-cell>
          <table:table-cell office:value-type="float" office:value="-0.379869">
            <text:p>-0.3798690</text:p>
          </table:table-cell>
          <table:table-cell office:value-type="float" office:value="0.017459">
            <text:p>0.017459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1532">
            <text:p>-0.0153200</text:p>
          </table:table-cell>
          <table:table-cell office:value-type="float" office:value="-0.381309">
            <text:p>-0.3813090</text:p>
          </table:table-cell>
          <table:table-cell office:value-type="float" office:value="0.762618">
            <text:p>0.7626180</text:p>
          </table:table-cell>
          <table:table-cell office:value-type="float" office:value="-0.381309">
            <text:p>-0.3813090</text:p>
          </table:table-cell>
          <table:table-cell office:value-type="float" office:value="0.01532">
            <text:p>0.0153200</text:p>
          </table:table-cell>
          <table:table-cell office:value-type="float" office:value="0">
            <text:p>0.0000000</text:p>
          </table:table-cell>
          <table:table-cell office:value-type="float" office:value="-0.015311">
            <text:p>-0.0153110</text:p>
          </table:table-cell>
          <table:table-cell office:value-type="float" office:value="-0.379958">
            <text:p>-0.3799580</text:p>
          </table:table-cell>
          <table:table-cell office:value-type="float" office:value="0.759915">
            <text:p>0.7599150</text:p>
          </table:table-cell>
          <table:table-cell office:value-type="float" office:value="-0.379958">
            <text:p>-0.3799580</text:p>
          </table:table-cell>
          <table:table-cell office:value-type="float" office:value="0.015311">
            <text:p>0.01531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13289">
            <text:p>-0.0132890</text:p>
          </table:table-cell>
          <table:table-cell office:value-type="float" office:value="-0.380792">
            <text:p>-0.3807920</text:p>
          </table:table-cell>
          <table:table-cell office:value-type="float" office:value="0.761583">
            <text:p>0.7615830</text:p>
          </table:table-cell>
          <table:table-cell office:value-type="float" office:value="-0.380792">
            <text:p>-0.3807920</text:p>
          </table:table-cell>
          <table:table-cell office:value-type="float" office:value="0.013289">
            <text:p>0.0132890</text:p>
          </table:table-cell>
          <table:table-cell office:value-type="float" office:value="0">
            <text:p>0.0000000</text:p>
          </table:table-cell>
          <table:table-cell office:value-type="float" office:value="-0.013285">
            <text:p>-0.0132850</text:p>
          </table:table-cell>
          <table:table-cell office:value-type="float" office:value="-0.38003">
            <text:p>-0.3800300</text:p>
          </table:table-cell>
          <table:table-cell office:value-type="float" office:value="0.76006">
            <text:p>0.7600600</text:p>
          </table:table-cell>
          <table:table-cell office:value-type="float" office:value="-0.38003">
            <text:p>-0.3800300</text:p>
          </table:table-cell>
          <table:table-cell office:value-type="float" office:value="0.013285">
            <text:p>0.01328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11387">
            <text:p>-0.0113870</text:p>
          </table:table-cell>
          <table:table-cell office:value-type="float" office:value="-0.380428">
            <text:p>-0.3804280</text:p>
          </table:table-cell>
          <table:table-cell office:value-type="float" office:value="0.760856">
            <text:p>0.7608560</text:p>
          </table:table-cell>
          <table:table-cell office:value-type="float" office:value="-0.380428">
            <text:p>-0.3804280</text:p>
          </table:table-cell>
          <table:table-cell office:value-type="float" office:value="0.011387">
            <text:p>0.0113870</text:p>
          </table:table-cell>
          <table:table-cell office:value-type="float" office:value="0">
            <text:p>0.0000000</text:p>
          </table:table-cell>
          <table:table-cell office:value-type="float" office:value="-0.011385">
            <text:p>-0.0113850</text:p>
          </table:table-cell>
          <table:table-cell office:value-type="float" office:value="-0.380089">
            <text:p>-0.3800890</text:p>
          </table:table-cell>
          <table:table-cell office:value-type="float" office:value="0.760178">
            <text:p>0.7601780</text:p>
          </table:table-cell>
          <table:table-cell office:value-type="float" office:value="-0.380089">
            <text:p>-0.3800890</text:p>
          </table:table-cell>
          <table:table-cell office:value-type="float" office:value="0.011385">
            <text:p>0.011385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09618">
            <text:p>-0.0096180</text:p>
          </table:table-cell>
          <table:table-cell office:value-type="float" office:value="-0.38022">
            <text:p>-0.3802200</text:p>
          </table:table-cell>
          <table:table-cell office:value-type="float" office:value="0.76044">
            <text:p>0.7604400</text:p>
          </table:table-cell>
          <table:table-cell office:value-type="float" office:value="-0.38022">
            <text:p>-0.3802200</text:p>
          </table:table-cell>
          <table:table-cell office:value-type="float" office:value="0.009618">
            <text:p>0.0096180</text:p>
          </table:table-cell>
          <table:table-cell office:value-type="float" office:value="0">
            <text:p>0.0000000</text:p>
          </table:table-cell>
          <table:table-cell office:value-type="float" office:value="-0.009617">
            <text:p>-0.0096170</text:p>
          </table:table-cell>
          <table:table-cell office:value-type="float" office:value="-0.380135">
            <text:p>-0.3801350</text:p>
          </table:table-cell>
          <table:table-cell office:value-type="float" office:value="0.760271">
            <text:p>0.7602710</text:p>
          </table:table-cell>
          <table:table-cell office:value-type="float" office:value="-0.380135">
            <text:p>-0.3801350</text:p>
          </table:table-cell>
          <table:table-cell office:value-type="float" office:value="0.009617">
            <text:p>0.00961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07987">
            <text:p>-0.0079870</text:p>
          </table:table-cell>
          <table:table-cell office:value-type="float" office:value="-0.380171">
            <text:p>-0.3801710</text:p>
          </table:table-cell>
          <table:table-cell office:value-type="float" office:value="0.760342">
            <text:p>0.7603420</text:p>
          </table:table-cell>
          <table:table-cell office:value-type="float" office:value="-0.380171">
            <text:p>-0.3801710</text:p>
          </table:table-cell>
          <table:table-cell office:value-type="float" office:value="0.007987">
            <text:p>0.0079870</text:p>
          </table:table-cell>
          <table:table-cell office:value-type="float" office:value="0">
            <text:p>0.0000000</text:p>
          </table:table-cell>
          <table:table-cell office:value-type="float" office:value="-0.007987">
            <text:p>-0.0079870</text:p>
          </table:table-cell>
          <table:table-cell office:value-type="float" office:value="-0.380171">
            <text:p>-0.3801710</text:p>
          </table:table-cell>
          <table:table-cell office:value-type="float" office:value="0.760342">
            <text:p>0.7603420</text:p>
          </table:table-cell>
          <table:table-cell office:value-type="float" office:value="-0.380171">
            <text:p>-0.3801710</text:p>
          </table:table-cell>
          <table:table-cell office:value-type="float" office:value="0.007987">
            <text:p>0.00798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06498">
            <text:p>-0.0064980</text:p>
          </table:table-cell>
          <table:table-cell office:value-type="float" office:value="-0.380198">
            <text:p>-0.3801980</text:p>
          </table:table-cell>
          <table:table-cell office:value-type="float" office:value="0.760396">
            <text:p>0.7603960</text:p>
          </table:table-cell>
          <table:table-cell office:value-type="float" office:value="-0.380198">
            <text:p>-0.3801980</text:p>
          </table:table-cell>
          <table:table-cell office:value-type="float" office:value="0.006498">
            <text:p>0.0064980</text:p>
          </table:table-cell>
          <table:table-cell office:value-type="float" office:value="0">
            <text:p>0.0000000</text:p>
          </table:table-cell>
          <table:table-cell office:value-type="float" office:value="-0.006498">
            <text:p>-0.0064980</text:p>
          </table:table-cell>
          <table:table-cell office:value-type="float" office:value="-0.380198">
            <text:p>-0.3801980</text:p>
          </table:table-cell>
          <table:table-cell office:value-type="float" office:value="0.760396">
            <text:p>0.7603960</text:p>
          </table:table-cell>
          <table:table-cell office:value-type="float" office:value="-0.380198">
            <text:p>-0.3801980</text:p>
          </table:table-cell>
          <table:table-cell office:value-type="float" office:value="0.006498">
            <text:p>0.00649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05154">
            <text:p>-0.0051540</text:p>
          </table:table-cell>
          <table:table-cell office:value-type="float" office:value="-0.380218">
            <text:p>-0.3802180</text:p>
          </table:table-cell>
          <table:table-cell office:value-type="float" office:value="0.760436">
            <text:p>0.7604360</text:p>
          </table:table-cell>
          <table:table-cell office:value-type="float" office:value="-0.380218">
            <text:p>-0.3802180</text:p>
          </table:table-cell>
          <table:table-cell office:value-type="float" office:value="0.005154">
            <text:p>0.0051540</text:p>
          </table:table-cell>
          <table:table-cell office:value-type="float" office:value="0">
            <text:p>0.0000000</text:p>
          </table:table-cell>
          <table:table-cell office:value-type="float" office:value="-0.005154">
            <text:p>-0.0051540</text:p>
          </table:table-cell>
          <table:table-cell office:value-type="float" office:value="-0.380218">
            <text:p>-0.3802180</text:p>
          </table:table-cell>
          <table:table-cell office:value-type="float" office:value="0.760436">
            <text:p>0.7604360</text:p>
          </table:table-cell>
          <table:table-cell office:value-type="float" office:value="-0.380218">
            <text:p>-0.3802180</text:p>
          </table:table-cell>
          <table:table-cell office:value-type="float" office:value="0.005154">
            <text:p>0.00515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0396">
            <text:p>-0.0039600</text:p>
          </table:table-cell>
          <table:table-cell office:value-type="float" office:value="-0.380231">
            <text:p>-0.3802310</text:p>
          </table:table-cell>
          <table:table-cell office:value-type="float" office:value="0.760463">
            <text:p>0.7604630</text:p>
          </table:table-cell>
          <table:table-cell office:value-type="float" office:value="-0.380231">
            <text:p>-0.3802310</text:p>
          </table:table-cell>
          <table:table-cell office:value-type="float" office:value="0.00396">
            <text:p>0.0039600</text:p>
          </table:table-cell>
          <table:table-cell office:value-type="float" office:value="0">
            <text:p>0.0000000</text:p>
          </table:table-cell>
          <table:table-cell office:value-type="float" office:value="-0.00396">
            <text:p>-0.0039600</text:p>
          </table:table-cell>
          <table:table-cell office:value-type="float" office:value="-0.380231">
            <text:p>-0.3802310</text:p>
          </table:table-cell>
          <table:table-cell office:value-type="float" office:value="0.760463">
            <text:p>0.7604630</text:p>
          </table:table-cell>
          <table:table-cell office:value-type="float" office:value="-0.380231">
            <text:p>-0.3802310</text:p>
          </table:table-cell>
          <table:table-cell office:value-type="float" office:value="0.00396">
            <text:p>0.00396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02918">
            <text:p>-0.0029180</text:p>
          </table:table-cell>
          <table:table-cell office:value-type="float" office:value="-0.38024">
            <text:p>-0.3802400</text:p>
          </table:table-cell>
          <table:table-cell office:value-type="float" office:value="0.760481">
            <text:p>0.7604810</text:p>
          </table:table-cell>
          <table:table-cell office:value-type="float" office:value="-0.38024">
            <text:p>-0.3802400</text:p>
          </table:table-cell>
          <table:table-cell office:value-type="float" office:value="0.002918">
            <text:p>0.0029180</text:p>
          </table:table-cell>
          <table:table-cell office:value-type="float" office:value="0">
            <text:p>0.0000000</text:p>
          </table:table-cell>
          <table:table-cell office:value-type="float" office:value="-0.002918">
            <text:p>-0.0029180</text:p>
          </table:table-cell>
          <table:table-cell office:value-type="float" office:value="-0.38024">
            <text:p>-0.3802400</text:p>
          </table:table-cell>
          <table:table-cell office:value-type="float" office:value="0.760481">
            <text:p>0.7604810</text:p>
          </table:table-cell>
          <table:table-cell office:value-type="float" office:value="-0.38024">
            <text:p>-0.3802400</text:p>
          </table:table-cell>
          <table:table-cell office:value-type="float" office:value="0.002918">
            <text:p>0.002918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02031">
            <text:p>-0.0020310</text:p>
          </table:table-cell>
          <table:table-cell office:value-type="float" office:value="-0.380246">
            <text:p>-0.3802460</text:p>
          </table:table-cell>
          <table:table-cell office:value-type="float" office:value="0.760492">
            <text:p>0.7604920</text:p>
          </table:table-cell>
          <table:table-cell office:value-type="float" office:value="-0.380246">
            <text:p>-0.3802460</text:p>
          </table:table-cell>
          <table:table-cell office:value-type="float" office:value="0.002031">
            <text:p>0.0020310</text:p>
          </table:table-cell>
          <table:table-cell office:value-type="float" office:value="0">
            <text:p>0.0000000</text:p>
          </table:table-cell>
          <table:table-cell office:value-type="float" office:value="-0.002031">
            <text:p>-0.0020310</text:p>
          </table:table-cell>
          <table:table-cell office:value-type="float" office:value="-0.380246">
            <text:p>-0.3802460</text:p>
          </table:table-cell>
          <table:table-cell office:value-type="float" office:value="0.760492">
            <text:p>0.7604920</text:p>
          </table:table-cell>
          <table:table-cell office:value-type="float" office:value="-0.380246">
            <text:p>-0.3802460</text:p>
          </table:table-cell>
          <table:table-cell office:value-type="float" office:value="0.002031">
            <text:p>0.002031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01303">
            <text:p>-0.0013030</text:p>
          </table:table-cell>
          <table:table-cell office:value-type="float" office:value="-0.380249">
            <text:p>-0.3802490</text:p>
          </table:table-cell>
          <table:table-cell office:value-type="float" office:value="0.760498">
            <text:p>0.7604980</text:p>
          </table:table-cell>
          <table:table-cell office:value-type="float" office:value="-0.380249">
            <text:p>-0.3802490</text:p>
          </table:table-cell>
          <table:table-cell office:value-type="float" office:value="0.001303">
            <text:p>0.0013030</text:p>
          </table:table-cell>
          <table:table-cell office:value-type="float" office:value="0">
            <text:p>0.0000000</text:p>
          </table:table-cell>
          <table:table-cell office:value-type="float" office:value="-0.001303">
            <text:p>-0.0013030</text:p>
          </table:table-cell>
          <table:table-cell office:value-type="float" office:value="-0.380249">
            <text:p>-0.3802490</text:p>
          </table:table-cell>
          <table:table-cell office:value-type="float" office:value="0.760498">
            <text:p>0.7604980</text:p>
          </table:table-cell>
          <table:table-cell office:value-type="float" office:value="-0.380249">
            <text:p>-0.3802490</text:p>
          </table:table-cell>
          <table:table-cell office:value-type="float" office:value="0.001303">
            <text:p>0.001303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00734">
            <text:p>-0.0007340</text:p>
          </table:table-cell>
          <table:table-cell office:value-type="float" office:value="-0.38025">
            <text:p>-0.3802500</text:p>
          </table:table-cell>
          <table:table-cell office:value-type="float" office:value="0.760501">
            <text:p>0.7605010</text:p>
          </table:table-cell>
          <table:table-cell office:value-type="float" office:value="-0.38025">
            <text:p>-0.3802500</text:p>
          </table:table-cell>
          <table:table-cell office:value-type="float" office:value="0.000734">
            <text:p>0.0007340</text:p>
          </table:table-cell>
          <table:table-cell office:value-type="float" office:value="0">
            <text:p>0.0000000</text:p>
          </table:table-cell>
          <table:table-cell office:value-type="float" office:value="-0.000734">
            <text:p>-0.0007340</text:p>
          </table:table-cell>
          <table:table-cell office:value-type="float" office:value="-0.38025">
            <text:p>-0.3802500</text:p>
          </table:table-cell>
          <table:table-cell office:value-type="float" office:value="0.760501">
            <text:p>0.7605010</text:p>
          </table:table-cell>
          <table:table-cell office:value-type="float" office:value="-0.38025">
            <text:p>-0.3802500</text:p>
          </table:table-cell>
          <table:table-cell office:value-type="float" office:value="0.000734">
            <text:p>0.000734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00327">
            <text:p>-0.000327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0.000327">
            <text:p>0.0003270</text:p>
          </table:table-cell>
          <table:table-cell office:value-type="float" office:value="0">
            <text:p>0.0000000</text:p>
          </table:table-cell>
          <table:table-cell office:value-type="float" office:value="-0.000327">
            <text:p>-0.000327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0.000327">
            <text:p>0.000327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office:value-type="float" office:value="0">
            <text:p>0.0000000</text:p>
          </table:table-cell>
          <table:table-cell office:value-type="float" office:value="-0.000082">
            <text:p>-0.000082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0.000082">
            <text:p>0.0000820</text:p>
          </table:table-cell>
          <table:table-cell office:value-type="float" office:value="0">
            <text:p>0.0000000</text:p>
          </table:table-cell>
          <table:table-cell office:value-type="float" office:value="-0.000082">
            <text:p>-0.000082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0.000082">
            <text:p>0.000082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>
          <table:table-cell table:number-columns-repeated="2" office:value-type="float" office:value="0">
            <text:p>0.000000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table:number-columns-repeated="3" office:value-type="float" office:value="0">
            <text:p>0.0000000</text:p>
          </table:table-cell>
          <table:table-cell office:value-type="float" office:value="-0.380251">
            <text:p>-0.3802510</text:p>
          </table:table-cell>
          <table:table-cell office:value-type="float" office:value="0.760502">
            <text:p>0.7605020</text:p>
          </table:table-cell>
          <table:table-cell office:value-type="float" office:value="-0.380251">
            <text:p>-0.3802510</text:p>
          </table:table-cell>
          <table:table-cell office:value-type="float" office:value="0">
            <text:p>0.0000000</text:p>
          </table:table-cell>
          <table:table-cell office:value-type="float" office:value="0.174533">
            <text:p>0.1745330</text:p>
          </table:table-cell>
          <table:table-cell office:value-type="float" office:value="-0.174533">
            <text:p>-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3" office:value-type="float" office:value="0">
            <text:p>0.0000000</text:p>
          </table:table-cell>
          <table:table-cell table:number-columns-repeated="2" office:value-type="float" office:value="0.174533">
            <text:p>0.1745330</text:p>
          </table:table-cell>
          <table:table-cell office:value-type="float" office:value="0">
            <text:p>0.0000000</text:p>
          </table:table-cell>
          <table:table-cell office:value-type="float" office:value="-0.523599">
            <text:p>-0.5235990</text:p>
          </table:table-cell>
          <table:table-cell table:number-columns-repeated="7" office:value-type="float" office:value="0">
            <text:p>0.0000000</text:p>
          </table:table-cell>
          <table:table-cell table:number-columns-repeated="994"/>
        </table:table-row>
        <table:table-row table:style-name="ro1" table:number-rows-repeated="10481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7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4-27T17:12:46</dc:date>
    <dc:creator>Daniel Lofaro</dc:creator>
    <meta:editing-duration>PT1M</meta:editing-duration>
    <meta:editing-cycles>2</meta:editing-cycles>
    <meta:document-statistic meta:table-count="1" meta:cell-count="11790" meta:object-count="0"/>
  </office:meta>
</office:document-meta>
</file>